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752in"/>
    </style:style>
    <style:style style:name="co3" style:family="table-column">
      <style:table-column-properties fo:break-before="auto" style:column-width="1.472in"/>
    </style:style>
    <style:style style:name="co4" style:family="table-column">
      <style:table-column-properties fo:break-before="auto" style:column-width="0.9898in"/>
    </style:style>
    <style:style style:name="co5" style:family="table-column">
      <style:table-column-properties fo:break-before="auto" style:column-width="1.3756in"/>
    </style:style>
    <style:style style:name="co6" style:family="table-column">
      <style:table-column-properties fo:break-before="auto" style:column-width="1.3429in"/>
    </style:style>
    <style:style style:name="co7" style:family="table-column">
      <style:table-column-properties fo:break-before="auto" style:column-width="1.3972in"/>
    </style:style>
    <style:style style:name="co8" style:family="table-column">
      <style:table-column-properties fo:break-before="auto" style:column-width="1.2575in"/>
    </style:style>
    <style:style style:name="co9" style:family="table-column">
      <style:table-column-properties fo:break-before="auto" style:column-width="1.0646in"/>
    </style:style>
    <style:style style:name="co10" style:family="table-column">
      <style:table-column-properties fo:break-before="auto" style:column-width="1.2465in"/>
    </style:style>
    <style:style style:name="co11" style:family="table-column">
      <style:table-column-properties fo:break-before="auto" style:column-width="1.5689in"/>
    </style:style>
    <style:style style:name="co12" style:family="table-column">
      <style:table-column-properties fo:break-before="auto" style:column-width="1.8791in"/>
    </style:style>
    <style:style style:name="co13" style:family="table-column">
      <style:table-column-properties fo:break-before="auto" style:column-width="0.6465in"/>
    </style:style>
    <style:style style:name="co14" style:family="table-column">
      <style:table-column-properties fo:break-before="auto" style:column-width="0.5717in"/>
    </style:style>
    <style:style style:name="co15" style:family="table-column">
      <style:table-column-properties fo:break-before="auto" style:column-width="0.6252in"/>
    </style:style>
    <style:style style:name="co16" style:family="table-column">
      <style:table-column-properties fo:break-before="auto" style:column-width="0.6138in"/>
    </style:style>
    <style:style style:name="co17" style:family="table-column">
      <style:table-column-properties fo:break-before="auto" style:column-width="0.3783in"/>
    </style:style>
    <style:style style:name="co18" style:family="table-column">
      <style:table-column-properties fo:break-before="auto" style:column-width="0.4217in"/>
    </style:style>
    <style:style style:name="co19" style:family="table-column">
      <style:table-column-properties fo:break-before="auto" style:column-width="0.55in"/>
    </style:style>
    <style:style style:name="co20" style:family="table-column">
      <style:table-column-properties fo:break-before="auto" style:column-width="0.8181in"/>
    </style:style>
    <style:style style:name="co21" style:family="table-column">
      <style:table-column-properties fo:break-before="auto" style:column-width="0.7319in"/>
    </style:style>
    <style:style style:name="co22" style:family="table-column">
      <style:table-column-properties fo:break-before="auto" style:column-width="1.9756in"/>
    </style:style>
    <style:style style:name="co23" style:family="table-column">
      <style:table-column-properties fo:break-before="auto" style:column-width="1in"/>
    </style:style>
    <style:style style:name="co24" style:family="table-column">
      <style:table-column-properties fo:break-before="auto" style:column-width="1.2681in"/>
    </style:style>
    <style:style style:name="co25" style:family="table-column">
      <style:table-column-properties fo:break-before="auto" style:column-width="0.9465in"/>
    </style:style>
    <style:style style:name="co26" style:family="table-column">
      <style:table-column-properties fo:break-before="auto" style:column-width="1.0217in"/>
    </style:style>
    <style:style style:name="co27" style:family="table-column">
      <style:table-column-properties fo:break-before="auto" style:column-width="1.5362in"/>
    </style:style>
    <style:style style:name="co28" style:family="table-column">
      <style:table-column-properties fo:break-before="auto" style:column-width="0.5283in"/>
    </style:style>
    <style:style style:name="co29" style:family="table-column">
      <style:table-column-properties fo:break-before="auto" style:column-width="3.0591in"/>
    </style:style>
    <style:style style:name="co30" style:family="table-column">
      <style:table-column-properties fo:break-before="auto" style:column-width="3.6374in"/>
    </style:style>
    <style:style style:name="co31" style:family="table-column">
      <style:table-column-properties fo:break-before="auto" style:column-width="0.7535in"/>
    </style:style>
    <style:style style:name="co32" style:family="table-column">
      <style:table-column-properties fo:break-before="auto" style:column-width="1.15in"/>
    </style:style>
    <style:style style:name="co33" style:family="table-column">
      <style:table-column-properties fo:break-before="auto" style:column-width="0.5929in"/>
    </style:style>
    <style:style style:name="co34" style:family="table-column">
      <style:table-column-properties fo:break-before="auto" style:column-width="2.3299in"/>
    </style:style>
    <style:style style:name="co35" style:family="table-column">
      <style:table-column-properties fo:break-before="auto" style:column-width="1.0327in"/>
    </style:style>
    <style:style style:name="co36" style:family="table-column">
      <style:table-column-properties fo:break-before="auto" style:column-width="0.6035in"/>
    </style:style>
    <style:style style:name="co37" style:family="table-column">
      <style:table-column-properties fo:break-before="auto" style:column-width="1.1291in"/>
    </style:style>
    <style:style style:name="co38" style:family="table-column">
      <style:table-column-properties fo:break-before="auto" style:column-width="0.6783in"/>
    </style:style>
    <style:style style:name="co39" style:family="table-column">
      <style:table-column-properties fo:break-before="auto" style:column-width="0.6681in"/>
    </style:style>
    <style:style style:name="co40" style:family="table-column">
      <style:table-column-properties fo:break-before="auto" style:column-width="1.8366in"/>
    </style:style>
    <style:style style:name="co41" style:family="table-column">
      <style:table-column-properties fo:break-before="auto" style:column-width="1.5791in"/>
    </style:style>
    <style:style style:name="co42" style:family="table-column">
      <style:table-column-properties fo:break-before="auto" style:column-width="2.2335in"/>
    </style:style>
    <style:style style:name="co43" style:family="table-column">
      <style:table-column-properties fo:break-before="auto" style:column-width="1.011in"/>
    </style:style>
    <style:style style:name="co44" style:family="table-column">
      <style:table-column-properties fo:break-before="auto" style:column-width="1.2791in"/>
    </style:style>
    <style:style style:name="co45" style:family="table-column">
      <style:table-column-properties fo:break-before="auto" style:column-width="2.5228in"/>
    </style:style>
    <style:style style:name="co46" style:family="table-column">
      <style:table-column-properties fo:break-before="auto" style:column-width="3.1874in"/>
    </style:style>
    <style:style style:name="co47" style:family="table-column">
      <style:table-column-properties fo:break-before="auto" style:column-width="2.4264in"/>
    </style:style>
    <style:style style:name="co48" style:family="table-column">
      <style:table-column-properties fo:break-before="auto" style:column-width="1.1075in"/>
    </style:style>
    <style:style style:name="co49" style:family="table-column">
      <style:table-column-properties fo:break-before="auto" style:column-width="1.7618in"/>
    </style:style>
    <style:style style:name="co50" style:family="table-column">
      <style:table-column-properties fo:break-before="auto" style:column-width="0.7in"/>
    </style:style>
    <style:style style:name="co51" style:family="table-column">
      <style:table-column-properties fo:break-before="auto" style:column-width="0.7965in"/>
    </style:style>
    <style:style style:name="co52" style:family="table-column">
      <style:table-column-properties fo:break-before="auto" style:column-width="1.4075in"/>
    </style:style>
    <style:style style:name="co53" style:family="table-column">
      <style:table-column-properties fo:break-before="auto" style:column-width="1.4827in"/>
    </style:style>
    <style:style style:name="co54" style:family="table-column">
      <style:table-column-properties fo:break-before="auto" style:column-width="2.1689in"/>
    </style:style>
    <style:style style:name="co55" style:family="table-column">
      <style:table-column-properties fo:break-before="auto" style:column-width="0.6646in"/>
    </style:style>
    <style:style style:name="co56" style:family="table-column">
      <style:table-column-properties fo:break-before="auto" style:column-width="0.7217in"/>
    </style:style>
    <style:style style:name="co57" style:family="table-column">
      <style:table-column-properties fo:break-before="auto" style:column-width="1.0929in"/>
    </style:style>
    <style:style style:name="co58" style:family="table-column">
      <style:table-column-properties fo:break-before="auto" style:column-width="0.5602in"/>
    </style:style>
    <style:style style:name="co59" style:family="table-column">
      <style:table-column-properties fo:break-before="auto" style:column-width="0.3252in"/>
    </style:style>
    <style:style style:name="co60" style:family="table-column">
      <style:table-column-properties fo:break-before="auto" style:column-width="2.3516in"/>
    </style:style>
    <style:style style:name="co61" style:family="table-column">
      <style:table-column-properties fo:break-before="auto" style:column-width="0.9146in"/>
    </style:style>
    <style:style style:name="co62" style:family="table-column">
      <style:table-column-properties fo:break-before="auto" style:column-width="1.6008in"/>
    </style:style>
    <style:style style:name="co63" style:family="table-column">
      <style:table-column-properties fo:break-before="auto" style:column-width="1.0965in"/>
    </style:style>
    <style:style style:name="co64" style:family="table-column">
      <style:table-column-properties fo:break-before="auto" style:column-width="0.892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</style:style>
    <style:style style:name="ce3" style:family="table-cell" style:parent-style-name="Default">
      <style:table-cell-properties fo:border-bottom="0.06pt solid #000000" style:text-align-source="fix" style:repeat-content="false" fo:border-left="2.01pt solid #000000" fo:border-right="0.74pt solid #000000" fo:border-top="none"/>
      <style:paragraph-properties fo:text-align="center" fo:margin-left="0in"/>
    </style:style>
    <style:style style:name="ce4" style:family="table-cell" style:parent-style-name="Default">
      <style:table-cell-properties fo:border-bottom="none" style:text-align-source="fix" style:repeat-content="false" fo:border-left="2.01pt solid #000000" fo:border-right="0.74pt solid #000000" fo:border-top="none"/>
      <style:paragraph-properties fo:text-align="center" fo:margin-left="0in"/>
    </style:style>
    <style:style style:name="ce5" style:family="table-cell" style:parent-style-name="Default">
      <style:table-cell-properties fo:border-bottom="2.01pt solid #000000" style:text-align-source="fix" style:repeat-content="false" fo:border-left="2.01pt solid #000000" fo:border-right="0.74pt solid #000000" fo:border-top="non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order="2.01pt solid #000000"/>
      <style:paragraph-properties fo:text-align="center" fo:margin-left="0in"/>
    </style:style>
    <style:style style:name="ce8" style:family="table-cell" style:parent-style-name="Default">
      <style:table-cell-properties fo:border-bottom="0.06pt solid #000000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10" style:family="table-cell" style:parent-style-name="Default">
      <style:table-cell-properties fo:border-bottom="2.01pt solid #000000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11" style:family="table-cell" style:parent-style-name="Default">
      <style:table-cell-properties fo:border-bottom="0.06pt solid #000000" style:text-align-source="fix" style:repeat-content="false" fo:border-left="0.74pt solid #000000" fo:border-right="2.01pt solid #000000" fo:border-top="none"/>
      <style:paragraph-properties fo:text-align="center" fo:margin-left="0in"/>
    </style:style>
    <style:style style:name="ce12" style:family="table-cell" style:parent-style-name="Default">
      <style:table-cell-properties fo:border-bottom="none" style:text-align-source="fix" style:repeat-content="false" fo:border-left="0.74pt solid #000000" fo:border-right="2.01pt solid #000000" fo:border-top="none"/>
      <style:paragraph-properties fo:text-align="center" fo:margin-left="0in"/>
    </style:style>
    <style:style style:name="ce13" style:family="table-cell" style:parent-style-name="Default">
      <style:table-cell-properties fo:border-bottom="2.01pt solid #000000" style:text-align-source="fix" style:repeat-content="false" fo:border-left="0.74pt solid #000000" fo:border-right="2.01pt solid #000000" fo:border-top="none"/>
      <style:paragraph-properties fo:text-align="center" fo:margin-left="0in"/>
    </style:style>
    <style:style style:name="ce14" style:family="table-cell" style:parent-style-name="Default">
      <style:table-cell-properties fo:border-bottom="0.06pt solid #000000" style:text-align-source="fix" style:repeat-content="false" fo:border-left="2.01pt solid #000000" fo:border-right="0.51pt solid #000000" fo:border-top="none"/>
      <style:paragraph-properties fo:text-align="center" fo:margin-left="0in"/>
    </style:style>
    <style:style style:name="ce15" style:family="table-cell" style:parent-style-name="Default">
      <style:table-cell-properties fo:border-bottom="none" style:text-align-source="fix" style:repeat-content="false" fo:border-left="2.01pt solid #000000" fo:border-right="0.51pt solid #000000" fo:border-top="none"/>
      <style:paragraph-properties fo:text-align="center" fo:margin-left="0in"/>
    </style:style>
    <style:style style:name="ce16" style:family="table-cell" style:parent-style-name="Default">
      <style:table-cell-properties fo:border-bottom="2.01pt solid #000000" style:text-align-source="fix" style:repeat-content="false" fo:border-left="2.01pt solid #000000" fo:border-right="0.51pt solid #000000" fo:border-top="none"/>
      <style:paragraph-properties fo:text-align="center" fo:margin-left="0in"/>
    </style:style>
    <style:style style:name="ce17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none"/>
      <style:paragraph-properties fo:text-align="center" fo:margin-left="0in"/>
    </style:style>
    <style:style style:name="ce18" style:family="table-cell" style:parent-style-name="Default">
      <style:table-cell-properties fo:border-bottom="none" style:text-align-source="fix" style:repeat-content="false" fo:border-left="0.51pt solid #000000" fo:border-right="0.51pt solid #000000" fo:border-top="none"/>
      <style:paragraph-properties fo:text-align="center" fo:margin-left="0in"/>
    </style:style>
    <style:style style:name="ce19" style:family="table-cell" style:parent-style-name="Default">
      <style:table-cell-properties fo:border-bottom="2.01pt solid #000000" style:text-align-source="fix" style:repeat-content="false" fo:border-left="0.51pt solid #000000" fo:border-right="0.51pt solid #000000" fo:border-top="none"/>
      <style:paragraph-properties fo:text-align="center" fo:margin-left="0in"/>
    </style:style>
    <style:style style:name="ce20" style:family="table-cell" style:parent-style-name="Default">
      <style:table-cell-properties fo:border-bottom="0.06pt solid #000000" style:text-align-source="fix" style:repeat-content="false" fo:border-left="0.51pt solid #000000" fo:border-right="2.01pt solid #000000" fo:border-top="none"/>
      <style:paragraph-properties fo:text-align="center" fo:margin-left="0in"/>
    </style:style>
    <style:style style:name="ce21" style:family="table-cell" style:parent-style-name="Default">
      <style:table-cell-properties fo:border-bottom="none" style:text-align-source="fix" style:repeat-content="false" fo:border-left="0.51pt solid #000000" fo:border-right="2.01pt solid #000000" fo:border-top="none"/>
      <style:paragraph-properties fo:text-align="center" fo:margin-left="0in"/>
    </style:style>
    <style:style style:name="ce22" style:family="table-cell" style:parent-style-name="Default">
      <style:table-cell-properties fo:border-bottom="2.01pt solid #000000" style:text-align-source="fix" style:repeat-content="false" fo:border-left="0.51pt solid #000000" fo:border-right="2.01pt solid #000000" fo:border-top="none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25" style:family="table-cell" style:parent-style-name="Default">
      <style:table-cell-properties fo:border="0.06pt solid #000000"/>
    </style:style>
  </office:automatic-styles>
  <office:body>
    <office:spreadsheet>
      <table:table table:name="Details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List" table:style-name="ta1">
        <office:forms form:automatic-focus="false" form:apply-design-mode="false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8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3" table:number-columns-repeated="2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1" table:number-columns-repeated="1003" table:default-cell-style-name="ce6"/>
        <table:table-row table:style-name="ro1">
          <table:table-cell table:style-name="ce1" office:value-type="string" calcext:value-type="string" table:number-columns-spanned="21" table:number-rows-spanned="1">
            <text:p>Classes</text:p>
          </table:table-cell>
          <table:covered-table-cell table:number-columns-repeated="20"/>
          <table:table-cell table:number-columns-repeated="1003"/>
        </table:table-row>
        <table:table-row table:style-name="ro1">
          <table:table-cell table:style-name="ce2" office:value-type="string" calcext:value-type="string" table:number-columns-spanned="3" table:number-rows-spanned="1">
            <text:p>Physical</text:p>
          </table:table-cell>
          <table:covered-table-cell table:number-columns-repeated="2" table:style-name="ce7"/>
          <table:table-cell table:style-name="ce2" office:value-type="string" calcext:value-type="string" table:number-columns-spanned="7" table:number-rows-spanned="1">
            <text:p>Magical</text:p>
          </table:table-cell>
          <table:covered-table-cell table:number-columns-repeated="6" table:style-name="ce7"/>
          <table:table-cell table:style-name="ce2" office:value-type="string" calcext:value-type="string" table:number-columns-spanned="2" table:number-rows-spanned="1">
            <text:p>Mixed</text:p>
          </table:table-cell>
          <table:covered-table-cell table:style-name="ce7"/>
          <table:table-cell table:style-name="ce2" office:value-type="string" calcext:value-type="string" table:number-columns-spanned="9" table:number-rows-spanned="1">
            <text:p>Race</text:p>
          </table:table-cell>
          <table:covered-table-cell table:number-columns-repeated="8" table:style-name="ce7"/>
          <table:table-cell table:number-columns-repeated="1003"/>
        </table:table-row>
        <table:table-row table:style-name="ro1">
          <table:table-cell table:style-name="ce3" office:value-type="string" calcext:value-type="string">
            <text:p>MIGHT</text:p>
          </table:table-cell>
          <table:table-cell table:style-name="ce8" office:value-type="string" calcext:value-type="string">
            <text:p>FINESSE</text:p>
          </table:table-cell>
          <table:table-cell table:style-name="ce11" office:value-type="string" calcext:value-type="string">
            <text:p>MIXED</text:p>
          </table:table-cell>
          <table:table-cell table:style-name="ce14" office:value-type="string" calcext:value-type="string">
            <text:p>ARCANE</text:p>
          </table:table-cell>
          <table:table-cell table:style-name="ce17" office:value-type="string" calcext:value-type="string">
            <text:p>DIVINE</text:p>
          </table:table-cell>
          <table:table-cell table:style-name="ce17" office:value-type="string" calcext:value-type="string">
            <text:p>ELEMENTAL</text:p>
          </table:table-cell>
          <table:table-cell table:style-name="ce17" office:value-type="string" calcext:value-type="string">
            <text:p>NATURE</text:p>
          </table:table-cell>
          <table:table-cell table:style-name="ce17" office:value-type="string" calcext:value-type="string">
            <text:p>BEING</text:p>
          </table:table-cell>
          <table:table-cell table:style-name="ce17" office:value-type="string" calcext:value-type="string">
            <text:p>MIXED</text:p>
          </table:table-cell>
          <table:table-cell table:style-name="ce20" office:value-type="string" calcext:value-type="string">
            <text:p>A</text:p>
          </table:table-cell>
          <table:table-cell table:style-name="ce14" office:value-type="string" calcext:value-type="string">
            <text:p>Might&amp;Magic</text:p>
          </table:table-cell>
          <table:table-cell table:style-name="ce20" office:value-type="string" calcext:value-type="string">
            <text:p>Finesse&amp;Magic</text:p>
          </table:table-cell>
          <table:table-cell table:style-name="ce14" office:value-type="string" calcext:value-type="string">
            <text:p>ASHARI</text:p>
          </table:table-cell>
          <table:table-cell table:style-name="ce17" office:value-type="string" calcext:value-type="string">
            <text:p>COATL</text:p>
          </table:table-cell>
          <table:table-cell table:style-name="ce17" office:value-type="string" calcext:value-type="string">
            <text:p>HUMAN</text:p>
          </table:table-cell>
          <table:table-cell table:style-name="ce17" office:value-type="string" calcext:value-type="string">
            <text:p>DWARF</text:p>
          </table:table-cell>
          <table:table-cell table:style-name="ce17" office:value-type="string" calcext:value-type="string">
            <text:p>GNOME</text:p>
          </table:table-cell>
          <table:table-cell table:style-name="ce17" office:value-type="string" calcext:value-type="string">
            <text:p>GOBLIN</text:p>
          </table:table-cell>
          <table:table-cell table:style-name="ce17" office:value-type="string" calcext:value-type="string">
            <text:p>ELF</text:p>
          </table:table-cell>
          <table:table-cell table:style-name="ce17" office:value-type="string" calcext:value-type="string">
            <text:p>ORC</text:p>
          </table:table-cell>
          <table:table-cell table:style-name="ce20" office:value-type="string" calcext:value-type="string">
            <text:p>DROW</text:p>
          </table:table-cell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G$500]; SMALL(IF(([.A$3]=[Physical.$B$2:.$B$500]); ROW([Physical.$B$2:.$B$500])-MIN(ROW([Physical.$B$2:.$B$500]))+1;&quot;&quot;);ROWS([.$A$1:.$A1]));6);&quot;&quot;)" office:value-type="string" office:string-value="Fighter" calcext:value-type="string">
            <text:p>Fighter</text:p>
          </table:table-cell>
          <table:table-cell table:style-name="ce9" table:number-matrix-columns-spanned="1" table:number-matrix-rows-spanned="1" table:formula="of:=IFERROR(INDEX([Physical.$B$2:.$G$500]; SMALL(IF(([.B$3]=[Physical.$B$2:.$B$500]); ROW([Physical.$B$2:.$B$500])-MIN(ROW([Physical.$B$2:.$B$500]))+1;&quot;&quot;);ROWS([.$A$1:.$A1]));6);&quot;&quot;)" office:value-type="string" office:string-value="Thief" calcext:value-type="string">
            <text:p>Thief</text:p>
          </table:table-cell>
          <table:table-cell table:style-name="ce12" table:number-matrix-columns-spanned="1" table:number-matrix-rows-spanned="1" table:formula="of:=IFERROR(INDEX([Physical.$B$2:.$G$500]; SMALL(IF(([.C$3]=[Physical.$B$2:.$B$500]); ROW([Physical.$B$2:.$B$500])-MIN(ROW([Physical.$B$2:.$B$500]))+1;&quot;&quot;);ROWS([.$A$1:.$A1]));6);&quot;&quot;)" office:value-type="string" office:string-value="Zealot" calcext:value-type="string">
            <text:p>Zealot</text:p>
          </table:table-cell>
          <table:table-cell table:style-name="ce15" table:number-matrix-columns-spanned="1" table:number-matrix-rows-spanned="1" table:formula="of:=IFERROR(INDEX([Magical.$B$2:.$G$487]; SMALL(IF(([.D$3]=[Magical.$B$2:.$B$487]); ROW([Physical.$B$2:.$B$500])-MIN(ROW([Magical.$B$2:.$B$487]))+1;&quot;&quot;);ROWS([.$A$1:.$A1]));6);&quot;&quot;)" office:value-type="string" office:string-value="Arcanist" calcext:value-type="string">
            <text:p>Arcanist</text:p>
          </table:table-cell>
          <table:table-cell table:style-name="ce18" table:number-matrix-columns-spanned="1" table:number-matrix-rows-spanned="1" table:formula="of:=IFERROR(INDEX([Magical.$B$2:.$G$487]; SMALL(IF(([.E$3]=[Magical.$B$2:.$B$487]); ROW([Physical.$B$2:.$B$500])-MIN(ROW([Magical.$B$2:.$B$487]))+1;&quot;&quot;);ROWS([.$A$1:.$A1]));6);&quot;&quot;)" office:value-type="string" office:string-value="Cleric" calcext:value-type="string">
            <text:p>Cleric</text:p>
          </table:table-cell>
          <table:table-cell table:style-name="ce18" table:number-matrix-columns-spanned="1" table:number-matrix-rows-spanned="1" table:formula="of:=IFERROR(INDEX([Magical.$B$2:.$G$487]; SMALL(IF(([.F$3]=[Magical.$B$2:.$B$487]); ROW([Physical.$B$2:.$B$500])-MIN(ROW([Magical.$B$2:.$B$487]))+1;&quot;&quot;);ROWS([.$A$1:.$A1]));6);&quot;&quot;)" office:value-type="string" office:string-value="Elementalist" calcext:value-type="string">
            <text:p>Elementalist</text:p>
          </table:table-cell>
          <table:table-cell table:style-name="ce18" table:number-matrix-columns-spanned="1" table:number-matrix-rows-spanned="1" table:formula="of:=IFERROR(INDEX([Magical.$B$2:.$G$487]; SMALL(IF(([.G$3]=[Magical.$B$2:.$B$487]); ROW([Physical.$B$2:.$B$500])-MIN(ROW([Magical.$B$2:.$B$487]))+1;&quot;&quot;);ROWS([.$A$1:.$A1]));6);&quot;&quot;)" office:value-type="string" office:string-value="Ovate" calcext:value-type="string">
            <text:p>Ovate</text:p>
          </table:table-cell>
          <table:table-cell table:style-name="ce18" table:number-matrix-columns-spanned="1" table:number-matrix-rows-spanned="1" table:formula="of:=IFERROR(INDEX([Magical.$B$2:.$G$487]; SMALL(IF(([.H$3]=[Magical.$B$2:.$B$487]); ROW([Physical.$B$2:.$B$500])-MIN(ROW([Magical.$B$2:.$B$487]))+1;&quot;&quot;);ROWS([.$A$1:.$A1]));6);&quot;&quot;)" office:value-type="string" office:string-value="XXX" calcext:value-type="string">
            <text:p>XXX</text:p>
          </table:table-cell>
          <table:table-cell table:style-name="ce18" table:number-matrix-columns-spanned="1" table:number-matrix-rows-spanned="1" table:formula="of:=IFERROR(INDEX([Magical.$B$2:.$G$487]; SMALL(IF(([.I$3]=[Magical.$B$2:.$B$487]); ROW([Physical.$B$2:.$B$500])-MIN(ROW([Magical.$B$2:.$B$487]))+1;&quot;&quot;);ROWS([.$A$1:.$A1]));6);&quot;&quot;)" office:value-type="string" office:string-value="XXX" calcext:value-type="string">
            <text:p>XXX</text:p>
          </table:table-cell>
          <table:table-cell table:style-name="ce21" table:number-matrix-columns-spanned="1" table:number-matrix-rows-spanned="1" table:formula="of:=IFERROR(INDEX([Magical.$B$2:.$G$487]; SMALL(IF(([.J$3]=[Magical.$B$2:.$B$487]); ROW([Physical.$B$2:.$B$500])-MIN(ROW([Magical.$B$2:.$B$487]))+1;&quot;&quot;);ROWS([.$A$1:.$A1]));6);&quot;&quot;)">
            <text:p/>
          </table:table-cell>
          <table:table-cell table:style-name="ce15" table:number-matrix-columns-spanned="1" table:number-matrix-rows-spanned="1" table:formula="of:=IFERROR(INDEX([Mixed.$C$2:.$G$492]; SMALL(IF(([.A$3]=[Mixed.$C$2:.$C$492]); ROW([Mixed.$C$2:.$C$492])-MIN(ROW([Mixed.$C$2:.$C$492]))+1;&quot;&quot;);ROWS([.$A$1:.$A1]));5);&quot;&quot;)" office:value-type="string" office:string-value="Eldritch Knight" calcext:value-type="string">
            <text:p>Eldritch Knight</text:p>
          </table:table-cell>
          <table:table-cell table:style-name="ce21" table:number-matrix-columns-spanned="1" table:number-matrix-rows-spanned="1" table:formula="of:=IFERROR(INDEX([Mixed.$C$2:.$G$492]; SMALL(IF(([.B$3]=[Mixed.$C$2:.$C$492]); ROW([Mixed.$C$2:.$C$492])-MIN(ROW([Mixed.$C$2:.$C$492]))+1;&quot;&quot;);ROWS([.$A$1:.$A1]));5);&quot;&quot;)" office:value-type="string" office:string-value="Elemental Archer" calcext:value-type="string">
            <text:p>Elemental Archer</text:p>
          </table:table-cell>
          <table:table-cell table:style-name="ce15" table:number-matrix-columns-spanned="1" table:number-matrix-rows-spanned="1" table:formula="of:=IFERROR(INDEX([Race.$B$2:.$G$500]; SMALL(IF(([.M$3]=[Race.$B$2:.$B$500]); ROW([Race.$B$2:.$B$500])-MIN(ROW([Race.$B$2:.$B$500]))+1;&quot;&quot;);ROWS([.$A$1:.$A1]));5);&quot;&quot;)" office:value-type="string" office:string-value="ASHARI" calcext:value-type="string">
            <text:p>ASHARI</text:p>
          </table:table-cell>
          <table:table-cell table:style-name="ce18" table:number-matrix-columns-spanned="1" table:number-matrix-rows-spanned="1" table:formula="of:=IFERROR(INDEX([Race.$B$2:.$G$500]; SMALL(IF(([.N$3]=[Race.$B$2:.$B$500]); ROW([Race.$B$2:.$B$500])-MIN(ROW([Race.$B$2:.$B$500]))+1;&quot;&quot;);ROWS([.$A$1:.$A1]));5);&quot;&quot;)" office:value-type="string" office:string-value="COATL" calcext:value-type="string">
            <text:p>COATL</text:p>
          </table:table-cell>
          <table:table-cell table:style-name="ce18" table:number-matrix-columns-spanned="1" table:number-matrix-rows-spanned="1" table:formula="of:=IFERROR(INDEX([Race.$B$2:.$G$500]; SMALL(IF(([.O$3]=[Race.$B$2:.$B$500]); ROW([Race.$B$2:.$B$500])-MIN(ROW([Race.$B$2:.$B$500]))+1;&quot;&quot;);ROWS([.$A$1:.$A1]));5);&quot;&quot;)" office:value-type="string" office:string-value="HUMAN" calcext:value-type="string">
            <text:p>HUMAN</text:p>
          </table:table-cell>
          <table:table-cell table:style-name="ce18" table:number-matrix-columns-spanned="1" table:number-matrix-rows-spanned="1" table:formula="of:=IFERROR(INDEX([Race.$B$2:.$G$500]; SMALL(IF(([.P$3]=[Race.$B$2:.$B$500]); ROW([Race.$B$2:.$B$500])-MIN(ROW([Race.$B$2:.$B$500]))+1;&quot;&quot;);ROWS([.$A$1:.$A1]));5);&quot;&quot;)" office:value-type="string" office:string-value="DWARF" calcext:value-type="string">
            <text:p>DWARF</text:p>
          </table:table-cell>
          <table:table-cell table:style-name="ce18" table:number-matrix-columns-spanned="1" table:number-matrix-rows-spanned="1" table:formula="of:=IFERROR(INDEX([Race.$B$2:.$G$500]; SMALL(IF(([.Q$3]=[Race.$B$2:.$B$500]); ROW([Race.$B$2:.$B$500])-MIN(ROW([Race.$B$2:.$B$500]))+1;&quot;&quot;);ROWS([.$A$1:.$A1]));5);&quot;&quot;)" office:value-type="string" office:string-value="GNOME" calcext:value-type="string">
            <text:p>GNOME</text:p>
          </table:table-cell>
          <table:table-cell table:style-name="ce18" table:number-matrix-columns-spanned="1" table:number-matrix-rows-spanned="1" table:formula="of:=IFERROR(INDEX([Race.$B$2:.$G$500]; SMALL(IF(([.R$3]=[Race.$B$2:.$B$500]); ROW([Race.$B$2:.$B$500])-MIN(ROW([Race.$B$2:.$B$500]))+1;&quot;&quot;);ROWS([.$A$1:.$A1]));5);&quot;&quot;)" office:value-type="string" office:string-value="GOBLIN" calcext:value-type="string">
            <text:p>GOBLIN</text:p>
          </table:table-cell>
          <table:table-cell table:style-name="ce18" table:number-matrix-columns-spanned="1" table:number-matrix-rows-spanned="1" table:formula="of:=IFERROR(INDEX([Race.$B$2:.$G$500]; SMALL(IF(([.S$3]=[Race.$B$2:.$B$500]); ROW([Race.$B$2:.$B$500])-MIN(ROW([Race.$B$2:.$B$500]))+1;&quot;&quot;);ROWS([.$A$1:.$A1]));5);&quot;&quot;)" office:value-type="string" office:string-value="ELF" calcext:value-type="string">
            <text:p>ELF</text:p>
          </table:table-cell>
          <table:table-cell table:style-name="ce18" table:number-matrix-columns-spanned="1" table:number-matrix-rows-spanned="1" table:formula="of:=IFERROR(INDEX([Race.$B$2:.$G$500]; SMALL(IF(([.T$3]=[Race.$B$2:.$B$500]); ROW([Race.$B$2:.$B$500])-MIN(ROW([Race.$B$2:.$B$500]))+1;&quot;&quot;);ROWS([.$A$1:.$A1]));5);&quot;&quot;)" office:value-type="string" office:string-value="ORC" calcext:value-type="string">
            <text:p>ORC</text:p>
          </table:table-cell>
          <table:table-cell table:style-name="ce21" table:number-matrix-columns-spanned="1" table:number-matrix-rows-spanned="1" table:formula="of:=IFERROR(INDEX([Race.$B$2:.$G$500]; SMALL(IF(([.U$3]=[Race.$B$2:.$B$500]); ROW([Race.$B$2:.$B$500])-MIN(ROW([Race.$B$2:.$B$500]))+1;&quot;&quot;);ROWS([.$A$1:.$A1]));5);&quot;&quot;)" office:value-type="string" office:string-value="DROW" calcext:value-type="string">
            <text:p>DROW</text:p>
          </table:table-cell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G$500]; SMALL(IF(([.A$3]=[Physical.$B$2:.$B$500]); ROW([Physical.$B$2:.$B$500])-MIN(ROW([Physical.$B$2:.$B$500]))+1;&quot;&quot;);ROWS([.$A$1:.$A2]));6);&quot;&quot;)" office:value-type="string" office:string-value="Warrior" calcext:value-type="string">
            <text:p>Warrior</text:p>
          </table:table-cell>
          <table:table-cell table:style-name="ce9" table:number-matrix-columns-spanned="1" table:number-matrix-rows-spanned="1" table:formula="of:=IFERROR(INDEX([Physical.$B$2:.$G$500]; SMALL(IF(([.B$3]=[Physical.$B$2:.$B$500]); ROW([Physical.$B$2:.$B$500])-MIN(ROW([Physical.$B$2:.$B$500]))+1;&quot;&quot;);ROWS([.$A$1:.$A2]));6);&quot;&quot;)" office:value-type="string" office:string-value="Rogue" calcext:value-type="string">
            <text:p>Rogue</text:p>
          </table:table-cell>
          <table:table-cell table:style-name="ce12" table:number-matrix-columns-spanned="1" table:number-matrix-rows-spanned="1" table:formula="of:=IFERROR(INDEX([Physical.$B$2:.$G$500]; SMALL(IF(([.C$3]=[Physical.$B$2:.$B$500]); ROW([Physical.$B$2:.$B$500])-MIN(ROW([Physical.$B$2:.$B$500]))+1;&quot;&quot;);ROWS([.$A$1:.$A2]));6);&quot;&quot;)" office:value-type="string" office:string-value="Rebel" calcext:value-type="string">
            <text:p>Rebel</text:p>
          </table:table-cell>
          <table:table-cell table:style-name="ce15" table:number-matrix-columns-spanned="1" table:number-matrix-rows-spanned="1" table:formula="of:=IFERROR(INDEX([Magical.$B$2:.$G$487]; SMALL(IF(([.D$3]=[Magical.$B$2:.$B$487]); ROW([Physical.$B$2:.$B$500])-MIN(ROW([Magical.$B$2:.$B$487]))+1;&quot;&quot;);ROWS([.$A$1:.$A2]));6);&quot;&quot;)" office:value-type="string" office:string-value="Dimensional Mage" calcext:value-type="string">
            <text:p>Dimensional Mage</text:p>
          </table:table-cell>
          <table:table-cell table:style-name="ce18" table:number-matrix-columns-spanned="1" table:number-matrix-rows-spanned="1" table:formula="of:=IFERROR(INDEX([Magical.$B$2:.$G$487]; SMALL(IF(([.E$3]=[Magical.$B$2:.$B$487]); ROW([Physical.$B$2:.$B$500])-MIN(ROW([Magical.$B$2:.$B$487]))+1;&quot;&quot;);ROWS([.$A$1:.$A2]));6);&quot;&quot;)" office:value-type="string" office:string-value="Priest" calcext:value-type="string">
            <text:p>Priest</text:p>
          </table:table-cell>
          <table:table-cell table:style-name="ce18" table:number-matrix-columns-spanned="1" table:number-matrix-rows-spanned="1" table:formula="of:=IFERROR(INDEX([Magical.$B$2:.$G$487]; SMALL(IF(([.F$3]=[Magical.$B$2:.$B$487]); ROW([Physical.$B$2:.$B$500])-MIN(ROW([Magical.$B$2:.$B$487]))+1;&quot;&quot;);ROWS([.$A$1:.$A2]));6);&quot;&quot;)" office:value-type="string" office:string-value="Fire Shaper" calcext:value-type="string">
            <text:p>Fire Shaper</text:p>
          </table:table-cell>
          <table:table-cell table:style-name="ce18" table:number-matrix-columns-spanned="1" table:number-matrix-rows-spanned="1" table:formula="of:=IFERROR(INDEX([Magical.$B$2:.$G$487]; SMALL(IF(([.G$3]=[Magical.$B$2:.$B$487]); ROW([Physical.$B$2:.$B$500])-MIN(ROW([Magical.$B$2:.$B$487]))+1;&quot;&quot;);ROWS([.$A$1:.$A2]));6);&quot;&quot;)" office:value-type="string" office:string-value="Druid" calcext:value-type="string">
            <text:p>Druid</text:p>
          </table:table-cell>
          <table:table-cell table:style-name="ce18" table:number-matrix-columns-spanned="1" table:number-matrix-rows-spanned="1" table:formula="of:=IFERROR(INDEX([Magical.$B$2:.$G$487]; SMALL(IF(([.H$3]=[Magical.$B$2:.$B$487]); ROW([Physical.$B$2:.$B$500])-MIN(ROW([Magical.$B$2:.$B$487]))+1;&quot;&quot;);ROWS([.$A$1:.$A2]));6);&quot;&quot;)" office:value-type="string" office:string-value="Mentalist" calcext:value-type="string">
            <text:p>Mentalist</text:p>
          </table:table-cell>
          <table:table-cell table:style-name="ce18" table:number-matrix-columns-spanned="1" table:number-matrix-rows-spanned="1" table:formula="of:=IFERROR(INDEX([Magical.$B$2:.$G$487]; SMALL(IF(([.I$3]=[Magical.$B$2:.$B$487]); ROW([Physical.$B$2:.$B$500])-MIN(ROW([Magical.$B$2:.$B$487]))+1;&quot;&quot;);ROWS([.$A$1:.$A2]));6);&quot;&quot;)" office:value-type="string" office:string-value="XXX" calcext:value-type="string">
            <text:p>XXX</text:p>
          </table:table-cell>
          <table:table-cell table:style-name="ce21" table:number-matrix-columns-spanned="1" table:number-matrix-rows-spanned="1" table:formula="of:=IFERROR(INDEX([Magical.$B$2:.$G$487]; SMALL(IF(([.J$3]=[Magical.$B$2:.$B$487]); ROW([Physical.$B$2:.$B$500])-MIN(ROW([Magical.$B$2:.$B$487]))+1;&quot;&quot;);ROWS([.$A$1:.$A2]));6);&quot;&quot;)">
            <text:p/>
          </table:table-cell>
          <table:table-cell table:style-name="ce15" table:number-matrix-columns-spanned="1" table:number-matrix-rows-spanned="1" table:formula="of:=IFERROR(INDEX([Mixed.$C$2:.$G$492]; SMALL(IF(([.A$3]=[Mixed.$C$2:.$C$492]); ROW([Mixed.$C$2:.$C$492])-MIN(ROW([Mixed.$C$2:.$C$492]))+1;&quot;&quot;);ROWS([.$A$1:.$A2]));5);&quot;&quot;)" office:value-type="string" office:string-value="Eldritch Sentinel" calcext:value-type="string">
            <text:p>Eldritch Sentinel</text:p>
          </table:table-cell>
          <table:table-cell table:style-name="ce21" table:number-matrix-columns-spanned="1" table:number-matrix-rows-spanned="1" table:formula="of:=IFERROR(INDEX([Mixed.$C$2:.$G$492]; SMALL(IF(([.B$3]=[Mixed.$C$2:.$C$492]); ROW([Mixed.$C$2:.$C$492])-MIN(ROW([Mixed.$C$2:.$C$492]))+1;&quot;&quot;);ROWS([.$A$1:.$A2]));5);&quot;&quot;)" office:value-type="string" office:string-value="Corsair" calcext:value-type="string">
            <text:p>Corsair</text:p>
          </table:table-cell>
          <table:table-cell table:style-name="ce15" table:number-matrix-columns-spanned="1" table:number-matrix-rows-spanned="1" table:formula="of:=IFERROR(INDEX([Race.$B$2:.$G$500]; SMALL(IF(([.M$3]=[Race.$B$2:.$B$500]); ROW([Race.$B$2:.$B$500])-MIN(ROW([Race.$B$2:.$B$500]))+1;&quot;&quot;);ROWS([.$A$1:.$A2]));5);&quot;&quot;)">
            <text:p/>
          </table:table-cell>
          <table:table-cell table:style-name="ce18" table:number-matrix-columns-spanned="1" table:number-matrix-rows-spanned="1" table:formula="of:=IFERROR(INDEX([Race.$B$2:.$G$500]; SMALL(IF(([.N$3]=[Race.$B$2:.$B$500]); ROW([Race.$B$2:.$B$500])-MIN(ROW([Race.$B$2:.$B$500]))+1;&quot;&quot;);ROWS([.$A$1:.$A2]));5);&quot;&quot;)">
            <text:p/>
          </table:table-cell>
          <table:table-cell table:style-name="ce18" table:number-matrix-columns-spanned="1" table:number-matrix-rows-spanned="1" table:formula="of:=IFERROR(INDEX([Race.$B$2:.$G$500]; SMALL(IF(([.O$3]=[Race.$B$2:.$B$500]); ROW([Race.$B$2:.$B$500])-MIN(ROW([Race.$B$2:.$B$500]))+1;&quot;&quot;);ROWS([.$A$1:.$A2]));5);&quot;&quot;)">
            <text:p/>
          </table:table-cell>
          <table:table-cell table:style-name="ce18" table:number-matrix-columns-spanned="1" table:number-matrix-rows-spanned="1" table:formula="of:=IFERROR(INDEX([Race.$B$2:.$G$500]; SMALL(IF(([.P$3]=[Race.$B$2:.$B$500]); ROW([Race.$B$2:.$B$500])-MIN(ROW([Race.$B$2:.$B$500]))+1;&quot;&quot;);ROWS([.$A$1:.$A2]));5);&quot;&quot;)">
            <text:p/>
          </table:table-cell>
          <table:table-cell table:style-name="ce18" table:number-matrix-columns-spanned="1" table:number-matrix-rows-spanned="1" table:formula="of:=IFERROR(INDEX([Race.$B$2:.$G$500]; SMALL(IF(([.Q$3]=[Race.$B$2:.$B$500]); ROW([Race.$B$2:.$B$500])-MIN(ROW([Race.$B$2:.$B$500]))+1;&quot;&quot;);ROWS([.$A$1:.$A2]));5);&quot;&quot;)">
            <text:p/>
          </table:table-cell>
          <table:table-cell table:style-name="ce18" table:number-matrix-columns-spanned="1" table:number-matrix-rows-spanned="1" table:formula="of:=IFERROR(INDEX([Race.$B$2:.$G$500]; SMALL(IF(([.R$3]=[Race.$B$2:.$B$500]); ROW([Race.$B$2:.$B$500])-MIN(ROW([Race.$B$2:.$B$500]))+1;&quot;&quot;);ROWS([.$A$1:.$A2]));5);&quot;&quot;)">
            <text:p/>
          </table:table-cell>
          <table:table-cell table:style-name="ce18" table:number-matrix-columns-spanned="1" table:number-matrix-rows-spanned="1" table:formula="of:=IFERROR(INDEX([Race.$B$2:.$G$500]; SMALL(IF(([.S$3]=[Race.$B$2:.$B$500]); ROW([Race.$B$2:.$B$500])-MIN(ROW([Race.$B$2:.$B$500]))+1;&quot;&quot;);ROWS([.$A$1:.$A2]));5);&quot;&quot;)">
            <text:p/>
          </table:table-cell>
          <table:table-cell table:style-name="ce18" table:number-matrix-columns-spanned="1" table:number-matrix-rows-spanned="1" table:formula="of:=IFERROR(INDEX([Race.$B$2:.$G$500]; SMALL(IF(([.T$3]=[Race.$B$2:.$B$500]); ROW([Race.$B$2:.$B$500])-MIN(ROW([Race.$B$2:.$B$500]))+1;&quot;&quot;);ROWS([.$A$1:.$A2]));5);&quot;&quot;)">
            <text:p/>
          </table:table-cell>
          <table:table-cell table:style-name="ce21" table:number-matrix-columns-spanned="1" table:number-matrix-rows-spanned="1" table:formula="of:=IFERROR(INDEX([Race.$B$2:.$G$500]; SMALL(IF(([.U$3]=[Race.$B$2:.$B$500]); ROW([Race.$B$2:.$B$500])-MIN(ROW([Race.$B$2:.$B$500]))+1;&quot;&quot;);ROWS([.$A$1:.$A2]));5);&quot;&quot;)">
            <text:p/>
          </table:table-cell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G$500]; SMALL(IF(([.A$3]=[Physical.$B$2:.$B$500]); ROW([Physical.$B$2:.$B$500])-MIN(ROW([Physical.$B$2:.$B$500]))+1;&quot;&quot;);ROWS([.$A$1:.$A3]));6);&quot;&quot;)" office:value-type="string" office:string-value="Barbarian" calcext:value-type="string">
            <text:p>Barbarian</text:p>
          </table:table-cell>
          <table:table-cell table:style-name="ce9" table:number-matrix-columns-spanned="1" table:number-matrix-rows-spanned="1" table:formula="of:=IFERROR(INDEX([Physical.$B$2:.$G$500]; SMALL(IF(([.B$3]=[Physical.$B$2:.$B$500]); ROW([Physical.$B$2:.$B$500])-MIN(ROW([Physical.$B$2:.$B$500]))+1;&quot;&quot;);ROWS([.$A$1:.$A3]));6);&quot;&quot;)" office:value-type="string" office:string-value="Scoundrel" calcext:value-type="string">
            <text:p>Scoundrel</text:p>
          </table:table-cell>
          <table:table-cell table:style-name="ce12" table:number-matrix-columns-spanned="1" table:number-matrix-rows-spanned="1" table:formula="of:=IFERROR(INDEX([Physical.$B$2:.$G$500]; SMALL(IF(([.C$3]=[Physical.$B$2:.$B$500]); ROW([Physical.$B$2:.$B$500])-MIN(ROW([Physical.$B$2:.$B$500]))+1;&quot;&quot;);ROWS([.$A$1:.$A3]));6);&quot;&quot;)" office:value-type="string" office:string-value="Ronin" calcext:value-type="string">
            <text:p>Ronin</text:p>
          </table:table-cell>
          <table:table-cell table:style-name="ce15" table:number-matrix-columns-spanned="1" table:number-matrix-rows-spanned="1" table:formula="of:=IFERROR(INDEX([Magical.$B$2:.$G$487]; SMALL(IF(([.D$3]=[Magical.$B$2:.$B$487]); ROW([Physical.$B$2:.$B$500])-MIN(ROW([Magical.$B$2:.$B$487]))+1;&quot;&quot;);ROWS([.$A$1:.$A3]));6);&quot;&quot;)" office:value-type="string" office:string-value="Time Mage" calcext:value-type="string">
            <text:p>Time Mage</text:p>
          </table:table-cell>
          <table:table-cell table:style-name="ce18" table:number-matrix-columns-spanned="1" table:number-matrix-rows-spanned="1" table:formula="of:=IFERROR(INDEX([Magical.$B$2:.$G$487]; SMALL(IF(([.E$3]=[Magical.$B$2:.$B$487]); ROW([Physical.$B$2:.$B$500])-MIN(ROW([Magical.$B$2:.$B$487]))+1;&quot;&quot;);ROWS([.$A$1:.$A3]));6);&quot;&quot;)" office:value-type="string" office:string-value="Bishop" calcext:value-type="string">
            <text:p>Bishop</text:p>
          </table:table-cell>
          <table:table-cell table:style-name="ce18" table:number-matrix-columns-spanned="1" table:number-matrix-rows-spanned="1" table:formula="of:=IFERROR(INDEX([Magical.$B$2:.$G$487]; SMALL(IF(([.F$3]=[Magical.$B$2:.$B$487]); ROW([Physical.$B$2:.$B$500])-MIN(ROW([Magical.$B$2:.$B$487]))+1;&quot;&quot;);ROWS([.$A$1:.$A3]));6);&quot;&quot;)" office:value-type="string" office:string-value="Pyromancer" calcext:value-type="string">
            <text:p>Pyromancer</text:p>
          </table:table-cell>
          <table:table-cell table:style-name="ce18" table:number-matrix-columns-spanned="1" table:number-matrix-rows-spanned="1" table:formula="of:=IFERROR(INDEX([Magical.$B$2:.$G$487]; SMALL(IF(([.G$3]=[Magical.$B$2:.$B$487]); ROW([Physical.$B$2:.$B$500])-MIN(ROW([Magical.$B$2:.$B$487]))+1;&quot;&quot;);ROWS([.$A$1:.$A3]));6);&quot;&quot;)" office:value-type="string" office:string-value="Beast Master" calcext:value-type="string">
            <text:p>Beast Master</text:p>
          </table:table-cell>
          <table:table-cell table:style-name="ce18" table:number-matrix-columns-spanned="1" table:number-matrix-rows-spanned="1" table:formula="of:=IFERROR(INDEX([Magical.$B$2:.$G$487]; SMALL(IF(([.H$3]=[Magical.$B$2:.$B$487]); ROW([Physical.$B$2:.$B$500])-MIN(ROW([Magical.$B$2:.$B$487]))+1;&quot;&quot;);ROWS([.$A$1:.$A3]));6);&quot;&quot;)" office:value-type="string" office:string-value="Illusionist" calcext:value-type="string">
            <text:p>Illusionist</text:p>
          </table:table-cell>
          <table:table-cell table:style-name="ce18" table:number-matrix-columns-spanned="1" table:number-matrix-rows-spanned="1" table:formula="of:=IFERROR(INDEX([Magical.$B$2:.$G$487]; SMALL(IF(([.I$3]=[Magical.$B$2:.$B$487]); ROW([Physical.$B$2:.$B$500])-MIN(ROW([Magical.$B$2:.$B$487]))+1;&quot;&quot;);ROWS([.$A$1:.$A3]));6);&quot;&quot;)" office:value-type="string" office:string-value="XXX" calcext:value-type="string">
            <text:p>XXX</text:p>
          </table:table-cell>
          <table:table-cell table:style-name="ce21" table:number-matrix-columns-spanned="1" table:number-matrix-rows-spanned="1" table:formula="of:=IFERROR(INDEX([Magical.$B$2:.$G$487]; SMALL(IF(([.J$3]=[Magical.$B$2:.$B$487]); ROW([Physical.$B$2:.$B$500])-MIN(ROW([Magical.$B$2:.$B$487]))+1;&quot;&quot;);ROWS([.$A$1:.$A3]));6);&quot;&quot;)">
            <text:p/>
          </table:table-cell>
          <table:table-cell table:style-name="ce15" table:number-matrix-columns-spanned="1" table:number-matrix-rows-spanned="1" table:formula="of:=IFERROR(INDEX([Mixed.$C$2:.$G$492]; SMALL(IF(([.A$3]=[Mixed.$C$2:.$C$492]); ROW([Mixed.$C$2:.$C$492])-MIN(ROW([Mixed.$C$2:.$C$492]))+1;&quot;&quot;);ROWS([.$A$1:.$A3]));5);&quot;&quot;)" office:value-type="string" office:string-value="Elemental Fist" calcext:value-type="string">
            <text:p>Elemental Fist</text:p>
          </table:table-cell>
          <table:table-cell table:style-name="ce21" table:number-matrix-columns-spanned="1" table:number-matrix-rows-spanned="1" table:formula="of:=IFERROR(INDEX([Mixed.$C$2:.$G$492]; SMALL(IF(([.B$3]=[Mixed.$C$2:.$C$492]); ROW([Mixed.$C$2:.$C$492])-MIN(ROW([Mixed.$C$2:.$C$492]))+1;&quot;&quot;);ROWS([.$A$1:.$A3]));5);&quot;&quot;)" office:value-type="string" office:string-value="Elemental Trickster" calcext:value-type="string">
            <text:p>Elemental Trickster</text:p>
          </table:table-cell>
          <table:table-cell table:style-name="ce15" table:number-matrix-columns-spanned="1" table:number-matrix-rows-spanned="1" table:formula="of:=IFERROR(INDEX([Race.$B$2:.$G$500]; SMALL(IF(([.M$3]=[Race.$B$2:.$B$500]); ROW([Race.$B$2:.$B$500])-MIN(ROW([Race.$B$2:.$B$500]))+1;&quot;&quot;);ROWS([.$A$1:.$A3]));5);&quot;&quot;)">
            <text:p/>
          </table:table-cell>
          <table:table-cell table:style-name="ce18" table:number-matrix-columns-spanned="1" table:number-matrix-rows-spanned="1" table:formula="of:=IFERROR(INDEX([Race.$B$2:.$G$500]; SMALL(IF(([.N$3]=[Race.$B$2:.$B$500]); ROW([Race.$B$2:.$B$500])-MIN(ROW([Race.$B$2:.$B$500]))+1;&quot;&quot;);ROWS([.$A$1:.$A3]));5);&quot;&quot;)">
            <text:p/>
          </table:table-cell>
          <table:table-cell table:style-name="ce18" table:number-matrix-columns-spanned="1" table:number-matrix-rows-spanned="1" table:formula="of:=IFERROR(INDEX([Race.$B$2:.$G$500]; SMALL(IF(([.O$3]=[Race.$B$2:.$B$500]); ROW([Race.$B$2:.$B$500])-MIN(ROW([Race.$B$2:.$B$500]))+1;&quot;&quot;);ROWS([.$A$1:.$A3]));5);&quot;&quot;)">
            <text:p/>
          </table:table-cell>
          <table:table-cell table:style-name="ce18" table:number-matrix-columns-spanned="1" table:number-matrix-rows-spanned="1" table:formula="of:=IFERROR(INDEX([Race.$B$2:.$G$500]; SMALL(IF(([.P$3]=[Race.$B$2:.$B$500]); ROW([Race.$B$2:.$B$500])-MIN(ROW([Race.$B$2:.$B$500]))+1;&quot;&quot;);ROWS([.$A$1:.$A3]));5);&quot;&quot;)">
            <text:p/>
          </table:table-cell>
          <table:table-cell table:style-name="ce18" table:number-matrix-columns-spanned="1" table:number-matrix-rows-spanned="1" table:formula="of:=IFERROR(INDEX([Race.$B$2:.$G$500]; SMALL(IF(([.Q$3]=[Race.$B$2:.$B$500]); ROW([Race.$B$2:.$B$500])-MIN(ROW([Race.$B$2:.$B$500]))+1;&quot;&quot;);ROWS([.$A$1:.$A3]));5);&quot;&quot;)">
            <text:p/>
          </table:table-cell>
          <table:table-cell table:style-name="ce18" table:number-matrix-columns-spanned="1" table:number-matrix-rows-spanned="1" table:formula="of:=IFERROR(INDEX([Race.$B$2:.$G$500]; SMALL(IF(([.R$3]=[Race.$B$2:.$B$500]); ROW([Race.$B$2:.$B$500])-MIN(ROW([Race.$B$2:.$B$500]))+1;&quot;&quot;);ROWS([.$A$1:.$A3]));5);&quot;&quot;)">
            <text:p/>
          </table:table-cell>
          <table:table-cell table:style-name="ce18" table:number-matrix-columns-spanned="1" table:number-matrix-rows-spanned="1" table:formula="of:=IFERROR(INDEX([Race.$B$2:.$G$500]; SMALL(IF(([.S$3]=[Race.$B$2:.$B$500]); ROW([Race.$B$2:.$B$500])-MIN(ROW([Race.$B$2:.$B$500]))+1;&quot;&quot;);ROWS([.$A$1:.$A3]));5);&quot;&quot;)">
            <text:p/>
          </table:table-cell>
          <table:table-cell table:style-name="ce18" table:number-matrix-columns-spanned="1" table:number-matrix-rows-spanned="1" table:formula="of:=IFERROR(INDEX([Race.$B$2:.$G$500]; SMALL(IF(([.T$3]=[Race.$B$2:.$B$500]); ROW([Race.$B$2:.$B$500])-MIN(ROW([Race.$B$2:.$B$500]))+1;&quot;&quot;);ROWS([.$A$1:.$A3]));5);&quot;&quot;)">
            <text:p/>
          </table:table-cell>
          <table:table-cell table:style-name="ce21" table:number-matrix-columns-spanned="1" table:number-matrix-rows-spanned="1" table:formula="of:=IFERROR(INDEX([Race.$B$2:.$G$500]; SMALL(IF(([.U$3]=[Race.$B$2:.$B$500]); ROW([Race.$B$2:.$B$500])-MIN(ROW([Race.$B$2:.$B$500]))+1;&quot;&quot;);ROWS([.$A$1:.$A3]));5);&quot;&quot;)">
            <text:p/>
          </table:table-cell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G$500]; SMALL(IF(([.A$3]=[Physical.$B$2:.$B$500]); ROW([Physical.$B$2:.$B$500])-MIN(ROW([Physical.$B$2:.$B$500]))+1;&quot;&quot;);ROWS([.$A$1:.$A4]));6);&quot;&quot;)" office:value-type="string" office:string-value="Slayer" calcext:value-type="string">
            <text:p>Slayer</text:p>
          </table:table-cell>
          <table:table-cell table:style-name="ce9" table:number-matrix-columns-spanned="1" table:number-matrix-rows-spanned="1" table:formula="of:=IFERROR(INDEX([Physical.$B$2:.$G$500]; SMALL(IF(([.B$3]=[Physical.$B$2:.$B$500]); ROW([Physical.$B$2:.$B$500])-MIN(ROW([Physical.$B$2:.$B$500]))+1;&quot;&quot;);ROWS([.$A$1:.$A4]));6);&quot;&quot;)" office:value-type="string" office:string-value="Tumbler" calcext:value-type="string">
            <text:p>Tumbler</text:p>
          </table:table-cell>
          <table:table-cell table:style-name="ce12" table:number-matrix-columns-spanned="1" table:number-matrix-rows-spanned="1" table:formula="of:=IFERROR(INDEX([Physical.$B$2:.$G$500]; SMALL(IF(([.C$3]=[Physical.$B$2:.$B$500]); ROW([Physical.$B$2:.$B$500])-MIN(ROW([Physical.$B$2:.$B$500]))+1;&quot;&quot;);ROWS([.$A$1:.$A4]));6);&quot;&quot;)" office:value-type="string" office:string-value="Swashbuckler" calcext:value-type="string">
            <text:p>Swashbuckler</text:p>
          </table:table-cell>
          <table:table-cell table:style-name="ce15" table:number-matrix-columns-spanned="1" table:number-matrix-rows-spanned="1" table:formula="of:=IFERROR(INDEX([Magical.$B$2:.$G$487]; SMALL(IF(([.D$3]=[Magical.$B$2:.$B$487]); ROW([Physical.$B$2:.$B$500])-MIN(ROW([Magical.$B$2:.$B$487]))+1;&quot;&quot;);ROWS([.$A$1:.$A4]));6);&quot;&quot;)" office:value-type="string" office:string-value="Chronomancer" calcext:value-type="string">
            <text:p>Chronomancer</text:p>
          </table:table-cell>
          <table:table-cell table:style-name="ce18" table:number-matrix-columns-spanned="1" table:number-matrix-rows-spanned="1" table:formula="of:=IFERROR(INDEX([Magical.$B$2:.$G$487]; SMALL(IF(([.E$3]=[Magical.$B$2:.$B$487]); ROW([Physical.$B$2:.$B$500])-MIN(ROW([Magical.$B$2:.$B$487]))+1;&quot;&quot;);ROWS([.$A$1:.$A4]));6);&quot;&quot;)" office:value-type="string" office:string-value="Diviner" calcext:value-type="string">
            <text:p>Diviner</text:p>
          </table:table-cell>
          <table:table-cell table:style-name="ce18" table:number-matrix-columns-spanned="1" table:number-matrix-rows-spanned="1" table:formula="of:=IFERROR(INDEX([Magical.$B$2:.$G$487]; SMALL(IF(([.F$3]=[Magical.$B$2:.$B$487]); ROW([Physical.$B$2:.$B$500])-MIN(ROW([Magical.$B$2:.$B$487]))+1;&quot;&quot;);ROWS([.$A$1:.$A4]));6);&quot;&quot;)" office:value-type="string" office:string-value="Fire Caller" calcext:value-type="string">
            <text:p>Fire Caller</text:p>
          </table:table-cell>
          <table:table-cell table:style-name="ce18" table:number-matrix-columns-spanned="1" table:number-matrix-rows-spanned="1" table:formula="of:=IFERROR(INDEX([Magical.$B$2:.$G$487]; SMALL(IF(([.G$3]=[Magical.$B$2:.$B$487]); ROW([Physical.$B$2:.$B$500])-MIN(ROW([Magical.$B$2:.$B$487]))+1;&quot;&quot;);ROWS([.$A$1:.$A4]));6);&quot;&quot;)" office:value-type="string" office:string-value="Beast Lord" calcext:value-type="string">
            <text:p>Beast Lord</text:p>
          </table:table-cell>
          <table:table-cell table:style-name="ce18" table:number-matrix-columns-spanned="1" table:number-matrix-rows-spanned="1" table:formula="of:=IFERROR(INDEX([Magical.$B$2:.$G$487]; SMALL(IF(([.H$3]=[Magical.$B$2:.$B$487]); ROW([Physical.$B$2:.$B$500])-MIN(ROW([Magical.$B$2:.$B$487]))+1;&quot;&quot;);ROWS([.$A$1:.$A4]));6);&quot;&quot;)" office:value-type="string" office:string-value="XXX" calcext:value-type="string">
            <text:p>XXX</text:p>
          </table:table-cell>
          <table:table-cell table:style-name="ce18" table:number-matrix-columns-spanned="1" table:number-matrix-rows-spanned="1" table:formula="of:=IFERROR(INDEX([Magical.$B$2:.$G$487]; SMALL(IF(([.I$3]=[Magical.$B$2:.$B$487]); ROW([Physical.$B$2:.$B$500])-MIN(ROW([Magical.$B$2:.$B$487]))+1;&quot;&quot;);ROWS([.$A$1:.$A4]));6);&quot;&quot;)" office:value-type="string" office:string-value="XXX" calcext:value-type="string">
            <text:p>XXX</text:p>
          </table:table-cell>
          <table:table-cell table:style-name="ce21" table:number-matrix-columns-spanned="1" table:number-matrix-rows-spanned="1" table:formula="of:=IFERROR(INDEX([Magical.$B$2:.$G$487]; SMALL(IF(([.J$3]=[Magical.$B$2:.$B$487]); ROW([Physical.$B$2:.$B$500])-MIN(ROW([Magical.$B$2:.$B$487]))+1;&quot;&quot;);ROWS([.$A$1:.$A4]));6);&quot;&quot;)">
            <text:p/>
          </table:table-cell>
          <table:table-cell table:style-name="ce15" table:number-matrix-columns-spanned="1" table:number-matrix-rows-spanned="1" table:formula="of:=IFERROR(INDEX([Mixed.$C$2:.$G$492]; SMALL(IF(([.A$3]=[Mixed.$C$2:.$C$492]); ROW([Mixed.$C$2:.$C$492])-MIN(ROW([Mixed.$C$2:.$C$492]))+1;&quot;&quot;);ROWS([.$A$1:.$A4]));5);&quot;&quot;)" office:value-type="string" office:string-value="Eldritch Blade" calcext:value-type="string">
            <text:p>Eldritch Blade</text:p>
          </table:table-cell>
          <table:table-cell table:style-name="ce21" table:number-matrix-columns-spanned="1" table:number-matrix-rows-spanned="1" table:formula="of:=IFERROR(INDEX([Mixed.$C$2:.$G$492]; SMALL(IF(([.B$3]=[Mixed.$C$2:.$C$492]); ROW([Mixed.$C$2:.$C$492])-MIN(ROW([Mixed.$C$2:.$C$492]))+1;&quot;&quot;);ROWS([.$A$1:.$A4]));5);&quot;&quot;)" office:value-type="string" office:string-value="Eldritch Shadow" calcext:value-type="string">
            <text:p>Eldritch Shadow</text:p>
          </table:table-cell>
          <table:table-cell table:style-name="ce15" table:number-matrix-columns-spanned="1" table:number-matrix-rows-spanned="1" table:formula="of:=IFERROR(INDEX([Race.$B$2:.$G$500]; SMALL(IF(([.M$3]=[Race.$B$2:.$B$500]); ROW([Race.$B$2:.$B$500])-MIN(ROW([Race.$B$2:.$B$500]))+1;&quot;&quot;);ROWS([.$A$1:.$A4]));5);&quot;&quot;)">
            <text:p/>
          </table:table-cell>
          <table:table-cell table:style-name="ce18" table:number-matrix-columns-spanned="1" table:number-matrix-rows-spanned="1" table:formula="of:=IFERROR(INDEX([Race.$B$2:.$G$500]; SMALL(IF(([.N$3]=[Race.$B$2:.$B$500]); ROW([Race.$B$2:.$B$500])-MIN(ROW([Race.$B$2:.$B$500]))+1;&quot;&quot;);ROWS([.$A$1:.$A4]));5);&quot;&quot;)">
            <text:p/>
          </table:table-cell>
          <table:table-cell table:style-name="ce18" table:number-matrix-columns-spanned="1" table:number-matrix-rows-spanned="1" table:formula="of:=IFERROR(INDEX([Race.$B$2:.$G$500]; SMALL(IF(([.O$3]=[Race.$B$2:.$B$500]); ROW([Race.$B$2:.$B$500])-MIN(ROW([Race.$B$2:.$B$500]))+1;&quot;&quot;);ROWS([.$A$1:.$A4]));5);&quot;&quot;)">
            <text:p/>
          </table:table-cell>
          <table:table-cell table:style-name="ce18" table:number-matrix-columns-spanned="1" table:number-matrix-rows-spanned="1" table:formula="of:=IFERROR(INDEX([Race.$B$2:.$G$500]; SMALL(IF(([.P$3]=[Race.$B$2:.$B$500]); ROW([Race.$B$2:.$B$500])-MIN(ROW([Race.$B$2:.$B$500]))+1;&quot;&quot;);ROWS([.$A$1:.$A4]));5);&quot;&quot;)">
            <text:p/>
          </table:table-cell>
          <table:table-cell table:style-name="ce18" table:number-matrix-columns-spanned="1" table:number-matrix-rows-spanned="1" table:formula="of:=IFERROR(INDEX([Race.$B$2:.$G$500]; SMALL(IF(([.Q$3]=[Race.$B$2:.$B$500]); ROW([Race.$B$2:.$B$500])-MIN(ROW([Race.$B$2:.$B$500]))+1;&quot;&quot;);ROWS([.$A$1:.$A4]));5);&quot;&quot;)">
            <text:p/>
          </table:table-cell>
          <table:table-cell table:style-name="ce18" table:number-matrix-columns-spanned="1" table:number-matrix-rows-spanned="1" table:formula="of:=IFERROR(INDEX([Race.$B$2:.$G$500]; SMALL(IF(([.R$3]=[Race.$B$2:.$B$500]); ROW([Race.$B$2:.$B$500])-MIN(ROW([Race.$B$2:.$B$500]))+1;&quot;&quot;);ROWS([.$A$1:.$A4]));5);&quot;&quot;)">
            <text:p/>
          </table:table-cell>
          <table:table-cell table:style-name="ce18" table:number-matrix-columns-spanned="1" table:number-matrix-rows-spanned="1" table:formula="of:=IFERROR(INDEX([Race.$B$2:.$G$500]; SMALL(IF(([.S$3]=[Race.$B$2:.$B$500]); ROW([Race.$B$2:.$B$500])-MIN(ROW([Race.$B$2:.$B$500]))+1;&quot;&quot;);ROWS([.$A$1:.$A4]));5);&quot;&quot;)">
            <text:p/>
          </table:table-cell>
          <table:table-cell table:style-name="ce18" table:number-matrix-columns-spanned="1" table:number-matrix-rows-spanned="1" table:formula="of:=IFERROR(INDEX([Race.$B$2:.$G$500]; SMALL(IF(([.T$3]=[Race.$B$2:.$B$500]); ROW([Race.$B$2:.$B$500])-MIN(ROW([Race.$B$2:.$B$500]))+1;&quot;&quot;);ROWS([.$A$1:.$A4]));5);&quot;&quot;)">
            <text:p/>
          </table:table-cell>
          <table:table-cell table:style-name="ce21" table:number-matrix-columns-spanned="1" table:number-matrix-rows-spanned="1" table:formula="of:=IFERROR(INDEX([Race.$B$2:.$G$500]; SMALL(IF(([.U$3]=[Race.$B$2:.$B$500]); ROW([Race.$B$2:.$B$500])-MIN(ROW([Race.$B$2:.$B$500]))+1;&quot;&quot;);ROWS([.$A$1:.$A4]));5);&quot;&quot;)">
            <text:p/>
          </table:table-cell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G$500]; SMALL(IF(([.A$3]=[Physical.$B$2:.$B$500]); ROW([Physical.$B$2:.$B$500])-MIN(ROW([Physical.$B$2:.$B$500]))+1;&quot;&quot;);ROWS([.$A$1:.$A5]));6);&quot;&quot;)" office:value-type="string" office:string-value="Champion" calcext:value-type="string">
            <text:p>Champion</text:p>
          </table:table-cell>
          <table:table-cell table:style-name="ce9" table:number-matrix-columns-spanned="1" table:number-matrix-rows-spanned="1" table:formula="of:=IFERROR(INDEX([Physical.$B$2:.$G$500]; SMALL(IF(([.B$3]=[Physical.$B$2:.$B$500]); ROW([Physical.$B$2:.$B$500])-MIN(ROW([Physical.$B$2:.$B$500]))+1;&quot;&quot;);ROWS([.$A$1:.$A5]));6);&quot;&quot;)" office:value-type="string" office:string-value="Stalker" calcext:value-type="string">
            <text:p>Stalker</text:p>
          </table:table-cell>
          <table:table-cell table:style-name="ce12" table:number-matrix-columns-spanned="1" table:number-matrix-rows-spanned="1" table:formula="of:=IFERROR(INDEX([Physical.$B$2:.$G$500]; SMALL(IF(([.C$3]=[Physical.$B$2:.$B$500]); ROW([Physical.$B$2:.$B$500])-MIN(ROW([Physical.$B$2:.$B$500]))+1;&quot;&quot;);ROWS([.$A$1:.$A5]));6);&quot;&quot;)" office:value-type="string" office:string-value="Militant" calcext:value-type="string">
            <text:p>Militant</text:p>
          </table:table-cell>
          <table:table-cell table:style-name="ce15" table:number-matrix-columns-spanned="1" table:number-matrix-rows-spanned="1" table:formula="of:=IFERROR(INDEX([Magical.$B$2:.$G$487]; SMALL(IF(([.D$3]=[Magical.$B$2:.$B$487]); ROW([Physical.$B$2:.$B$500])-MIN(ROW([Magical.$B$2:.$B$487]))+1;&quot;&quot;);ROWS([.$A$1:.$A5]));6);&quot;&quot;)" office:value-type="string" office:string-value="Time Caller" calcext:value-type="string">
            <text:p>Time Caller</text:p>
          </table:table-cell>
          <table:table-cell table:style-name="ce18" table:number-matrix-columns-spanned="1" table:number-matrix-rows-spanned="1" table:formula="of:=IFERROR(INDEX([Magical.$B$2:.$G$487]; SMALL(IF(([.E$3]=[Magical.$B$2:.$B$487]); ROW([Physical.$B$2:.$B$500])-MIN(ROW([Magical.$B$2:.$B$487]))+1;&quot;&quot;);ROWS([.$A$1:.$A5]));6);&quot;&quot;)" office:value-type="string" office:string-value="Biomancer" calcext:value-type="string">
            <text:p>Biomancer</text:p>
          </table:table-cell>
          <table:table-cell table:style-name="ce18" table:number-matrix-columns-spanned="1" table:number-matrix-rows-spanned="1" table:formula="of:=IFERROR(INDEX([Magical.$B$2:.$G$487]; SMALL(IF(([.F$3]=[Magical.$B$2:.$B$487]); ROW([Physical.$B$2:.$B$500])-MIN(ROW([Magical.$B$2:.$B$487]))+1;&quot;&quot;);ROWS([.$A$1:.$A5]));6);&quot;&quot;)" office:value-type="string" office:string-value="Water Shaper" calcext:value-type="string">
            <text:p>Water Shaper</text:p>
          </table:table-cell>
          <table:table-cell table:style-name="ce18" table:number-matrix-columns-spanned="1" table:number-matrix-rows-spanned="1" table:formula="of:=IFERROR(INDEX([Magical.$B$2:.$G$487]; SMALL(IF(([.G$3]=[Magical.$B$2:.$B$487]); ROW([Physical.$B$2:.$B$500])-MIN(ROW([Magical.$B$2:.$B$487]))+1;&quot;&quot;);ROWS([.$A$1:.$A5]));6);&quot;&quot;)" office:value-type="string" office:string-value="Shifter" calcext:value-type="string">
            <text:p>Shifter</text:p>
          </table:table-cell>
          <table:table-cell table:style-name="ce18" table:number-matrix-columns-spanned="1" table:number-matrix-rows-spanned="1" table:formula="of:=IFERROR(INDEX([Magical.$B$2:.$G$487]; SMALL(IF(([.H$3]=[Magical.$B$2:.$B$487]); ROW([Physical.$B$2:.$B$500])-MIN(ROW([Magical.$B$2:.$B$487]))+1;&quot;&quot;);ROWS([.$A$1:.$A5]));6);&quot;&quot;)" office:value-type="string" office:string-value="XXX" calcext:value-type="string">
            <text:p>XXX</text:p>
          </table:table-cell>
          <table:table-cell table:style-name="ce18" table:number-matrix-columns-spanned="1" table:number-matrix-rows-spanned="1" table:formula="of:=IFERROR(INDEX([Magical.$B$2:.$G$487]; SMALL(IF(([.I$3]=[Magical.$B$2:.$B$487]); ROW([Physical.$B$2:.$B$500])-MIN(ROW([Magical.$B$2:.$B$487]))+1;&quot;&quot;);ROWS([.$A$1:.$A5]));6);&quot;&quot;)" office:value-type="string" office:string-value="XXX" calcext:value-type="string">
            <text:p>XXX</text:p>
          </table:table-cell>
          <table:table-cell table:style-name="ce21" table:number-matrix-columns-spanned="1" table:number-matrix-rows-spanned="1" table:formula="of:=IFERROR(INDEX([Magical.$B$2:.$G$487]; SMALL(IF(([.J$3]=[Magical.$B$2:.$B$487]); ROW([Physical.$B$2:.$B$500])-MIN(ROW([Magical.$B$2:.$B$487]))+1;&quot;&quot;);ROWS([.$A$1:.$A5]));6);&quot;&quot;)">
            <text:p/>
          </table:table-cell>
          <table:table-cell table:style-name="ce15" table:number-matrix-columns-spanned="1" table:number-matrix-rows-spanned="1" table:formula="of:=IFERROR(INDEX([Mixed.$C$2:.$G$492]; SMALL(IF(([.A$3]=[Mixed.$C$2:.$C$492]); ROW([Mixed.$C$2:.$C$492])-MIN(ROW([Mixed.$C$2:.$C$492]))+1;&quot;&quot;);ROWS([.$A$1:.$A5]));5);&quot;&quot;)" office:value-type="string" office:string-value="Magic Knight" calcext:value-type="string">
            <text:p>Magic Knight</text:p>
          </table:table-cell>
          <table:table-cell table:style-name="ce21" table:number-matrix-columns-spanned="1" table:number-matrix-rows-spanned="1" table:formula="of:=IFERROR(INDEX([Mixed.$C$2:.$G$492]; SMALL(IF(([.B$3]=[Mixed.$C$2:.$C$492]); ROW([Mixed.$C$2:.$C$492])-MIN(ROW([Mixed.$C$2:.$C$492]))+1;&quot;&quot;);ROWS([.$A$1:.$A5]));5);&quot;&quot;)" office:value-type="string" office:string-value="Arcane Archer" calcext:value-type="string">
            <text:p>Arcane Archer</text:p>
          </table:table-cell>
          <table:table-cell table:style-name="ce15" table:number-matrix-columns-spanned="1" table:number-matrix-rows-spanned="1" table:formula="of:=IFERROR(INDEX([Race.$B$2:.$G$500]; SMALL(IF(([.M$3]=[Race.$B$2:.$B$500]); ROW([Race.$B$2:.$B$500])-MIN(ROW([Race.$B$2:.$B$500]))+1;&quot;&quot;);ROWS([.$A$1:.$A5]));5);&quot;&quot;)">
            <text:p/>
          </table:table-cell>
          <table:table-cell table:style-name="ce18" table:number-matrix-columns-spanned="1" table:number-matrix-rows-spanned="1" table:formula="of:=IFERROR(INDEX([Race.$B$2:.$G$500]; SMALL(IF(([.N$3]=[Race.$B$2:.$B$500]); ROW([Race.$B$2:.$B$500])-MIN(ROW([Race.$B$2:.$B$500]))+1;&quot;&quot;);ROWS([.$A$1:.$A5]));5);&quot;&quot;)">
            <text:p/>
          </table:table-cell>
          <table:table-cell table:style-name="ce18" table:number-matrix-columns-spanned="1" table:number-matrix-rows-spanned="1" table:formula="of:=IFERROR(INDEX([Race.$B$2:.$G$500]; SMALL(IF(([.O$3]=[Race.$B$2:.$B$500]); ROW([Race.$B$2:.$B$500])-MIN(ROW([Race.$B$2:.$B$500]))+1;&quot;&quot;);ROWS([.$A$1:.$A5]));5);&quot;&quot;)">
            <text:p/>
          </table:table-cell>
          <table:table-cell table:style-name="ce18" table:number-matrix-columns-spanned="1" table:number-matrix-rows-spanned="1" table:formula="of:=IFERROR(INDEX([Race.$B$2:.$G$500]; SMALL(IF(([.P$3]=[Race.$B$2:.$B$500]); ROW([Race.$B$2:.$B$500])-MIN(ROW([Race.$B$2:.$B$500]))+1;&quot;&quot;);ROWS([.$A$1:.$A5]));5);&quot;&quot;)">
            <text:p/>
          </table:table-cell>
          <table:table-cell table:style-name="ce18" table:number-matrix-columns-spanned="1" table:number-matrix-rows-spanned="1" table:formula="of:=IFERROR(INDEX([Race.$B$2:.$G$500]; SMALL(IF(([.Q$3]=[Race.$B$2:.$B$500]); ROW([Race.$B$2:.$B$500])-MIN(ROW([Race.$B$2:.$B$500]))+1;&quot;&quot;);ROWS([.$A$1:.$A5]));5);&quot;&quot;)">
            <text:p/>
          </table:table-cell>
          <table:table-cell table:style-name="ce18" table:number-matrix-columns-spanned="1" table:number-matrix-rows-spanned="1" table:formula="of:=IFERROR(INDEX([Race.$B$2:.$G$500]; SMALL(IF(([.R$3]=[Race.$B$2:.$B$500]); ROW([Race.$B$2:.$B$500])-MIN(ROW([Race.$B$2:.$B$500]))+1;&quot;&quot;);ROWS([.$A$1:.$A5]));5);&quot;&quot;)">
            <text:p/>
          </table:table-cell>
          <table:table-cell table:style-name="ce18" table:number-matrix-columns-spanned="1" table:number-matrix-rows-spanned="1" table:formula="of:=IFERROR(INDEX([Race.$B$2:.$G$500]; SMALL(IF(([.S$3]=[Race.$B$2:.$B$500]); ROW([Race.$B$2:.$B$500])-MIN(ROW([Race.$B$2:.$B$500]))+1;&quot;&quot;);ROWS([.$A$1:.$A5]));5);&quot;&quot;)">
            <text:p/>
          </table:table-cell>
          <table:table-cell table:style-name="ce18" table:number-matrix-columns-spanned="1" table:number-matrix-rows-spanned="1" table:formula="of:=IFERROR(INDEX([Race.$B$2:.$G$500]; SMALL(IF(([.T$3]=[Race.$B$2:.$B$500]); ROW([Race.$B$2:.$B$500])-MIN(ROW([Race.$B$2:.$B$500]))+1;&quot;&quot;);ROWS([.$A$1:.$A5]));5);&quot;&quot;)">
            <text:p/>
          </table:table-cell>
          <table:table-cell table:style-name="ce21" table:number-matrix-columns-spanned="1" table:number-matrix-rows-spanned="1" table:formula="of:=IFERROR(INDEX([Race.$B$2:.$G$500]; SMALL(IF(([.U$3]=[Race.$B$2:.$B$500]); ROW([Race.$B$2:.$B$500])-MIN(ROW([Race.$B$2:.$B$500]))+1;&quot;&quot;);ROWS([.$A$1:.$A5]));5);&quot;&quot;)">
            <text:p/>
          </table:table-cell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G$500]; SMALL(IF(([.A$3]=[Physical.$B$2:.$B$500]); ROW([Physical.$B$2:.$B$500])-MIN(ROW([Physical.$B$2:.$B$500]))+1;&quot;&quot;);ROWS([.$A$1:.$A6]));6);&quot;&quot;)" office:value-type="string" office:string-value="Duelist" calcext:value-type="string">
            <text:p>Duelist</text:p>
          </table:table-cell>
          <table:table-cell table:style-name="ce9" table:number-matrix-columns-spanned="1" table:number-matrix-rows-spanned="1" table:formula="of:=IFERROR(INDEX([Physical.$B$2:.$G$500]; SMALL(IF(([.B$3]=[Physical.$B$2:.$B$500]); ROW([Physical.$B$2:.$B$500])-MIN(ROW([Physical.$B$2:.$B$500]))+1;&quot;&quot;);ROWS([.$A$1:.$A6]));6);&quot;&quot;)" office:value-type="string" office:string-value="Knave" calcext:value-type="string">
            <text:p>Knave</text:p>
          </table:table-cell>
          <table:table-cell table:style-name="ce12" table:number-matrix-columns-spanned="1" table:number-matrix-rows-spanned="1" table:formula="of:=IFERROR(INDEX([Physical.$B$2:.$G$500]; SMALL(IF(([.C$3]=[Physical.$B$2:.$B$500]); ROW([Physical.$B$2:.$B$500])-MIN(ROW([Physical.$B$2:.$B$500]))+1;&quot;&quot;);ROWS([.$A$1:.$A6]));6);&quot;&quot;)" office:value-type="string" office:string-value="Watchman" calcext:value-type="string">
            <text:p>Watchman</text:p>
          </table:table-cell>
          <table:table-cell table:style-name="ce15" table:number-matrix-columns-spanned="1" table:number-matrix-rows-spanned="1" table:formula="of:=IFERROR(INDEX([Magical.$B$2:.$G$487]; SMALL(IF(([.D$3]=[Magical.$B$2:.$B$487]); ROW([Physical.$B$2:.$B$500])-MIN(ROW([Magical.$B$2:.$B$487]))+1;&quot;&quot;);ROWS([.$A$1:.$A6]));6);&quot;&quot;)" office:value-type="string" office:string-value="Space Mage" calcext:value-type="string">
            <text:p>Space Mage</text:p>
          </table:table-cell>
          <table:table-cell table:style-name="ce18" table:number-matrix-columns-spanned="1" table:number-matrix-rows-spanned="1" table:formula="of:=IFERROR(INDEX([Magical.$B$2:.$G$487]; SMALL(IF(([.E$3]=[Magical.$B$2:.$B$487]); ROW([Physical.$B$2:.$B$500])-MIN(ROW([Magical.$B$2:.$B$487]))+1;&quot;&quot;);ROWS([.$A$1:.$A6]));6);&quot;&quot;)" office:value-type="string" office:string-value="Occultist" calcext:value-type="string">
            <text:p>Occultist</text:p>
          </table:table-cell>
          <table:table-cell table:style-name="ce18" table:number-matrix-columns-spanned="1" table:number-matrix-rows-spanned="1" table:formula="of:=IFERROR(INDEX([Magical.$B$2:.$G$487]; SMALL(IF(([.F$3]=[Magical.$B$2:.$B$487]); ROW([Physical.$B$2:.$B$500])-MIN(ROW([Magical.$B$2:.$B$487]))+1;&quot;&quot;);ROWS([.$A$1:.$A6]));6);&quot;&quot;)" office:value-type="string" office:string-value="Hydromancer" calcext:value-type="string">
            <text:p>Hydromancer</text:p>
          </table:table-cell>
          <table:table-cell table:style-name="ce18" table:number-matrix-columns-spanned="1" table:number-matrix-rows-spanned="1" table:formula="of:=IFERROR(INDEX([Magical.$B$2:.$G$487]; SMALL(IF(([.G$3]=[Magical.$B$2:.$B$487]); ROW([Physical.$B$2:.$B$500])-MIN(ROW([Magical.$B$2:.$B$487]))+1;&quot;&quot;);ROWS([.$A$1:.$A6]));6);&quot;&quot;)" office:value-type="string" office:string-value="Animist" calcext:value-type="string">
            <text:p>Animist</text:p>
          </table:table-cell>
          <table:table-cell table:style-name="ce18" table:number-matrix-columns-spanned="1" table:number-matrix-rows-spanned="1" table:formula="of:=IFERROR(INDEX([Magical.$B$2:.$G$487]; SMALL(IF(([.H$3]=[Magical.$B$2:.$B$487]); ROW([Physical.$B$2:.$B$500])-MIN(ROW([Magical.$B$2:.$B$487]))+1;&quot;&quot;);ROWS([.$A$1:.$A6]));6);&quot;&quot;)" office:value-type="string" office:string-value="Psion" calcext:value-type="string">
            <text:p>Psion</text:p>
          </table:table-cell>
          <table:table-cell table:style-name="ce18" table:number-matrix-columns-spanned="1" table:number-matrix-rows-spanned="1" table:formula="of:=IFERROR(INDEX([Magical.$B$2:.$G$487]; SMALL(IF(([.I$3]=[Magical.$B$2:.$B$487]); ROW([Physical.$B$2:.$B$500])-MIN(ROW([Magical.$B$2:.$B$487]))+1;&quot;&quot;);ROWS([.$A$1:.$A6]));6);&quot;&quot;)" office:value-type="string" office:string-value="XXX" calcext:value-type="string">
            <text:p>XXX</text:p>
          </table:table-cell>
          <table:table-cell table:style-name="ce21" table:number-matrix-columns-spanned="1" table:number-matrix-rows-spanned="1" table:formula="of:=IFERROR(INDEX([Magical.$B$2:.$G$487]; SMALL(IF(([.J$3]=[Magical.$B$2:.$B$487]); ROW([Physical.$B$2:.$B$500])-MIN(ROW([Magical.$B$2:.$B$487]))+1;&quot;&quot;);ROWS([.$A$1:.$A6]));6);&quot;&quot;)">
            <text:p/>
          </table:table-cell>
          <table:table-cell table:style-name="ce15" table:number-matrix-columns-spanned="1" table:number-matrix-rows-spanned="1" table:formula="of:=IFERROR(INDEX([Mixed.$C$2:.$G$492]; SMALL(IF(([.A$3]=[Mixed.$C$2:.$C$492]); ROW([Mixed.$C$2:.$C$492])-MIN(ROW([Mixed.$C$2:.$C$492]))+1;&quot;&quot;);ROWS([.$A$1:.$A6]));5);&quot;&quot;)" office:value-type="string" office:string-value="Arcane Defender" calcext:value-type="string">
            <text:p>Arcane Defender</text:p>
          </table:table-cell>
          <table:table-cell table:style-name="ce21" table:number-matrix-columns-spanned="1" table:number-matrix-rows-spanned="1" table:formula="of:=IFERROR(INDEX([Mixed.$C$2:.$G$492]; SMALL(IF(([.B$3]=[Mixed.$C$2:.$C$492]); ROW([Mixed.$C$2:.$C$492])-MIN(ROW([Mixed.$C$2:.$C$492]))+1;&quot;&quot;);ROWS([.$A$1:.$A6]));5);&quot;&quot;)" office:value-type="string" office:string-value="Arcane Scout" calcext:value-type="string">
            <text:p>Arcane Scout</text:p>
          </table:table-cell>
          <table:table-cell table:style-name="ce15" table:number-matrix-columns-spanned="1" table:number-matrix-rows-spanned="1" table:formula="of:=IFERROR(INDEX([Race.$B$2:.$G$500]; SMALL(IF(([.M$3]=[Race.$B$2:.$B$500]); ROW([Race.$B$2:.$B$500])-MIN(ROW([Race.$B$2:.$B$500]))+1;&quot;&quot;);ROWS([.$A$1:.$A6]));5);&quot;&quot;)">
            <text:p/>
          </table:table-cell>
          <table:table-cell table:style-name="ce18" table:number-matrix-columns-spanned="1" table:number-matrix-rows-spanned="1" table:formula="of:=IFERROR(INDEX([Race.$B$2:.$G$500]; SMALL(IF(([.N$3]=[Race.$B$2:.$B$500]); ROW([Race.$B$2:.$B$500])-MIN(ROW([Race.$B$2:.$B$500]))+1;&quot;&quot;);ROWS([.$A$1:.$A6]));5);&quot;&quot;)">
            <text:p/>
          </table:table-cell>
          <table:table-cell table:style-name="ce18" table:number-matrix-columns-spanned="1" table:number-matrix-rows-spanned="1" table:formula="of:=IFERROR(INDEX([Race.$B$2:.$G$500]; SMALL(IF(([.O$3]=[Race.$B$2:.$B$500]); ROW([Race.$B$2:.$B$500])-MIN(ROW([Race.$B$2:.$B$500]))+1;&quot;&quot;);ROWS([.$A$1:.$A6]));5);&quot;&quot;)">
            <text:p/>
          </table:table-cell>
          <table:table-cell table:style-name="ce18" table:number-matrix-columns-spanned="1" table:number-matrix-rows-spanned="1" table:formula="of:=IFERROR(INDEX([Race.$B$2:.$G$500]; SMALL(IF(([.P$3]=[Race.$B$2:.$B$500]); ROW([Race.$B$2:.$B$500])-MIN(ROW([Race.$B$2:.$B$500]))+1;&quot;&quot;);ROWS([.$A$1:.$A6]));5);&quot;&quot;)">
            <text:p/>
          </table:table-cell>
          <table:table-cell table:style-name="ce18" table:number-matrix-columns-spanned="1" table:number-matrix-rows-spanned="1" table:formula="of:=IFERROR(INDEX([Race.$B$2:.$G$500]; SMALL(IF(([.Q$3]=[Race.$B$2:.$B$500]); ROW([Race.$B$2:.$B$500])-MIN(ROW([Race.$B$2:.$B$500]))+1;&quot;&quot;);ROWS([.$A$1:.$A6]));5);&quot;&quot;)">
            <text:p/>
          </table:table-cell>
          <table:table-cell table:style-name="ce18" table:number-matrix-columns-spanned="1" table:number-matrix-rows-spanned="1" table:formula="of:=IFERROR(INDEX([Race.$B$2:.$G$500]; SMALL(IF(([.R$3]=[Race.$B$2:.$B$500]); ROW([Race.$B$2:.$B$500])-MIN(ROW([Race.$B$2:.$B$500]))+1;&quot;&quot;);ROWS([.$A$1:.$A6]));5);&quot;&quot;)">
            <text:p/>
          </table:table-cell>
          <table:table-cell table:style-name="ce18" table:number-matrix-columns-spanned="1" table:number-matrix-rows-spanned="1" table:formula="of:=IFERROR(INDEX([Race.$B$2:.$G$500]; SMALL(IF(([.S$3]=[Race.$B$2:.$B$500]); ROW([Race.$B$2:.$B$500])-MIN(ROW([Race.$B$2:.$B$500]))+1;&quot;&quot;);ROWS([.$A$1:.$A6]));5);&quot;&quot;)">
            <text:p/>
          </table:table-cell>
          <table:table-cell table:style-name="ce18" table:number-matrix-columns-spanned="1" table:number-matrix-rows-spanned="1" table:formula="of:=IFERROR(INDEX([Race.$B$2:.$G$500]; SMALL(IF(([.T$3]=[Race.$B$2:.$B$500]); ROW([Race.$B$2:.$B$500])-MIN(ROW([Race.$B$2:.$B$500]))+1;&quot;&quot;);ROWS([.$A$1:.$A6]));5);&quot;&quot;)">
            <text:p/>
          </table:table-cell>
          <table:table-cell table:style-name="ce21" table:number-matrix-columns-spanned="1" table:number-matrix-rows-spanned="1" table:formula="of:=IFERROR(INDEX([Race.$B$2:.$G$500]; SMALL(IF(([.U$3]=[Race.$B$2:.$B$500]); ROW([Race.$B$2:.$B$500])-MIN(ROW([Race.$B$2:.$B$500]))+1;&quot;&quot;);ROWS([.$A$1:.$A6]));5);&quot;&quot;)">
            <text:p/>
          </table:table-cell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G$500]; SMALL(IF(([.A$3]=[Physical.$B$2:.$B$500]); ROW([Physical.$B$2:.$B$500])-MIN(ROW([Physical.$B$2:.$B$500]))+1;&quot;&quot;);ROWS([.$A$1:.$A7]));6);&quot;&quot;)" office:value-type="string" office:string-value="Blade" calcext:value-type="string">
            <text:p>Blade</text:p>
          </table:table-cell>
          <table:table-cell table:style-name="ce9" table:number-matrix-columns-spanned="1" table:number-matrix-rows-spanned="1" table:formula="of:=IFERROR(INDEX([Physical.$B$2:.$G$500]; SMALL(IF(([.B$3]=[Physical.$B$2:.$B$500]); ROW([Physical.$B$2:.$B$500])-MIN(ROW([Physical.$B$2:.$B$500]))+1;&quot;&quot;);ROWS([.$A$1:.$A7]));6);&quot;&quot;)" office:value-type="string" office:string-value="Trickster" calcext:value-type="string">
            <text:p>Trickster</text:p>
          </table:table-cell>
          <table:table-cell table:style-name="ce12" table:number-matrix-columns-spanned="1" table:number-matrix-rows-spanned="1" table:formula="of:=IFERROR(INDEX([Physical.$B$2:.$G$500]; SMALL(IF(([.C$3]=[Physical.$B$2:.$B$500]); ROW([Physical.$B$2:.$B$500])-MIN(ROW([Physical.$B$2:.$B$500]))+1;&quot;&quot;);ROWS([.$A$1:.$A7]));6);&quot;&quot;)" office:value-type="string" office:string-value="Dragoon" calcext:value-type="string">
            <text:p>Dragoon</text:p>
          </table:table-cell>
          <table:table-cell table:style-name="ce15" table:number-matrix-columns-spanned="1" table:number-matrix-rows-spanned="1" table:formula="of:=IFERROR(INDEX([Magical.$B$2:.$G$487]; SMALL(IF(([.D$3]=[Magical.$B$2:.$B$487]); ROW([Physical.$B$2:.$B$500])-MIN(ROW([Magical.$B$2:.$B$487]))+1;&quot;&quot;);ROWS([.$A$1:.$A7]));6);&quot;&quot;)" office:value-type="string" office:string-value="Choromancer" calcext:value-type="string">
            <text:p>Choromancer</text:p>
          </table:table-cell>
          <table:table-cell table:style-name="ce18" table:number-matrix-columns-spanned="1" table:number-matrix-rows-spanned="1" table:formula="of:=IFERROR(INDEX([Magical.$B$2:.$G$487]; SMALL(IF(([.E$3]=[Magical.$B$2:.$B$487]); ROW([Physical.$B$2:.$B$500])-MIN(ROW([Magical.$B$2:.$B$487]))+1;&quot;&quot;);ROWS([.$A$1:.$A7]));6);&quot;&quot;)" office:value-type="string" office:string-value="Prelate" calcext:value-type="string">
            <text:p>Prelate</text:p>
          </table:table-cell>
          <table:table-cell table:style-name="ce18" table:number-matrix-columns-spanned="1" table:number-matrix-rows-spanned="1" table:formula="of:=IFERROR(INDEX([Magical.$B$2:.$G$487]; SMALL(IF(([.F$3]=[Magical.$B$2:.$B$487]); ROW([Physical.$B$2:.$B$500])-MIN(ROW([Magical.$B$2:.$B$487]))+1;&quot;&quot;);ROWS([.$A$1:.$A7]));6);&quot;&quot;)" office:value-type="string" office:string-value="Water Caller" calcext:value-type="string">
            <text:p>Water Caller</text:p>
          </table:table-cell>
          <table:table-cell table:style-name="ce18" table:number-matrix-columns-spanned="1" table:number-matrix-rows-spanned="1" table:formula="of:=IFERROR(INDEX([Magical.$B$2:.$G$487]; SMALL(IF(([.G$3]=[Magical.$B$2:.$B$487]); ROW([Physical.$B$2:.$B$500])-MIN(ROW([Magical.$B$2:.$B$487]))+1;&quot;&quot;);ROWS([.$A$1:.$A7]));6);&quot;&quot;)" office:value-type="string" office:string-value="Arborist" calcext:value-type="string">
            <text:p>Arborist</text:p>
          </table:table-cell>
          <table:table-cell table:style-name="ce18" table:number-matrix-columns-spanned="1" table:number-matrix-rows-spanned="1" table:formula="of:=IFERROR(INDEX([Magical.$B$2:.$G$487]; SMALL(IF(([.H$3]=[Magical.$B$2:.$B$487]); ROW([Physical.$B$2:.$B$500])-MIN(ROW([Magical.$B$2:.$B$487]))+1;&quot;&quot;);ROWS([.$A$1:.$A7]));6);&quot;&quot;)" office:value-type="string" office:string-value="XXX" calcext:value-type="string">
            <text:p>XXX</text:p>
          </table:table-cell>
          <table:table-cell table:style-name="ce18" table:number-matrix-columns-spanned="1" table:number-matrix-rows-spanned="1" table:formula="of:=IFERROR(INDEX([Magical.$B$2:.$G$487]; SMALL(IF(([.I$3]=[Magical.$B$2:.$B$487]); ROW([Physical.$B$2:.$B$500])-MIN(ROW([Magical.$B$2:.$B$487]))+1;&quot;&quot;);ROWS([.$A$1:.$A7]));6);&quot;&quot;)" office:value-type="string" office:string-value="XXX" calcext:value-type="string">
            <text:p>XXX</text:p>
          </table:table-cell>
          <table:table-cell table:style-name="ce21" table:number-matrix-columns-spanned="1" table:number-matrix-rows-spanned="1" table:formula="of:=IFERROR(INDEX([Magical.$B$2:.$G$487]; SMALL(IF(([.J$3]=[Magical.$B$2:.$B$487]); ROW([Physical.$B$2:.$B$500])-MIN(ROW([Magical.$B$2:.$B$487]))+1;&quot;&quot;);ROWS([.$A$1:.$A7]));6);&quot;&quot;)">
            <text:p/>
          </table:table-cell>
          <table:table-cell table:style-name="ce15" table:number-matrix-columns-spanned="1" table:number-matrix-rows-spanned="1" table:formula="of:=IFERROR(INDEX([Mixed.$C$2:.$G$492]; SMALL(IF(([.A$3]=[Mixed.$C$2:.$C$492]); ROW([Mixed.$C$2:.$C$492])-MIN(ROW([Mixed.$C$2:.$C$492]))+1;&quot;&quot;);ROWS([.$A$1:.$A7]));5);&quot;&quot;)" office:value-type="string" office:string-value="Arcane Fist" calcext:value-type="string">
            <text:p>Arcane Fist</text:p>
          </table:table-cell>
          <table:table-cell table:style-name="ce21" table:number-matrix-columns-spanned="1" table:number-matrix-rows-spanned="1" table:formula="of:=IFERROR(INDEX([Mixed.$C$2:.$G$492]; SMALL(IF(([.B$3]=[Mixed.$C$2:.$C$492]); ROW([Mixed.$C$2:.$C$492])-MIN(ROW([Mixed.$C$2:.$C$492]))+1;&quot;&quot;);ROWS([.$A$1:.$A7]));5);&quot;&quot;)" office:value-type="string" office:string-value="Hoodwink" calcext:value-type="string">
            <text:p>Hoodwink</text:p>
          </table:table-cell>
          <table:table-cell table:style-name="ce15" table:number-matrix-columns-spanned="1" table:number-matrix-rows-spanned="1" table:formula="of:=IFERROR(INDEX([Race.$B$2:.$G$500]; SMALL(IF(([.M$3]=[Race.$B$2:.$B$500]); ROW([Race.$B$2:.$B$500])-MIN(ROW([Race.$B$2:.$B$500]))+1;&quot;&quot;);ROWS([.$A$1:.$A7]));5);&quot;&quot;)">
            <text:p/>
          </table:table-cell>
          <table:table-cell table:style-name="ce18" table:number-matrix-columns-spanned="1" table:number-matrix-rows-spanned="1" table:formula="of:=IFERROR(INDEX([Race.$B$2:.$G$500]; SMALL(IF(([.N$3]=[Race.$B$2:.$B$500]); ROW([Race.$B$2:.$B$500])-MIN(ROW([Race.$B$2:.$B$500]))+1;&quot;&quot;);ROWS([.$A$1:.$A7]));5);&quot;&quot;)">
            <text:p/>
          </table:table-cell>
          <table:table-cell table:style-name="ce18" table:number-matrix-columns-spanned="1" table:number-matrix-rows-spanned="1" table:formula="of:=IFERROR(INDEX([Race.$B$2:.$G$500]; SMALL(IF(([.O$3]=[Race.$B$2:.$B$500]); ROW([Race.$B$2:.$B$500])-MIN(ROW([Race.$B$2:.$B$500]))+1;&quot;&quot;);ROWS([.$A$1:.$A7]));5);&quot;&quot;)">
            <text:p/>
          </table:table-cell>
          <table:table-cell table:style-name="ce18" table:number-matrix-columns-spanned="1" table:number-matrix-rows-spanned="1" table:formula="of:=IFERROR(INDEX([Race.$B$2:.$G$500]; SMALL(IF(([.P$3]=[Race.$B$2:.$B$500]); ROW([Race.$B$2:.$B$500])-MIN(ROW([Race.$B$2:.$B$500]))+1;&quot;&quot;);ROWS([.$A$1:.$A7]));5);&quot;&quot;)">
            <text:p/>
          </table:table-cell>
          <table:table-cell table:style-name="ce18" table:number-matrix-columns-spanned="1" table:number-matrix-rows-spanned="1" table:formula="of:=IFERROR(INDEX([Race.$B$2:.$G$500]; SMALL(IF(([.Q$3]=[Race.$B$2:.$B$500]); ROW([Race.$B$2:.$B$500])-MIN(ROW([Race.$B$2:.$B$500]))+1;&quot;&quot;);ROWS([.$A$1:.$A7]));5);&quot;&quot;)">
            <text:p/>
          </table:table-cell>
          <table:table-cell table:style-name="ce18" table:number-matrix-columns-spanned="1" table:number-matrix-rows-spanned="1" table:formula="of:=IFERROR(INDEX([Race.$B$2:.$G$500]; SMALL(IF(([.R$3]=[Race.$B$2:.$B$500]); ROW([Race.$B$2:.$B$500])-MIN(ROW([Race.$B$2:.$B$500]))+1;&quot;&quot;);ROWS([.$A$1:.$A7]));5);&quot;&quot;)">
            <text:p/>
          </table:table-cell>
          <table:table-cell table:style-name="ce18" table:number-matrix-columns-spanned="1" table:number-matrix-rows-spanned="1" table:formula="of:=IFERROR(INDEX([Race.$B$2:.$G$500]; SMALL(IF(([.S$3]=[Race.$B$2:.$B$500]); ROW([Race.$B$2:.$B$500])-MIN(ROW([Race.$B$2:.$B$500]))+1;&quot;&quot;);ROWS([.$A$1:.$A7]));5);&quot;&quot;)">
            <text:p/>
          </table:table-cell>
          <table:table-cell table:style-name="ce18" table:number-matrix-columns-spanned="1" table:number-matrix-rows-spanned="1" table:formula="of:=IFERROR(INDEX([Race.$B$2:.$G$500]; SMALL(IF(([.T$3]=[Race.$B$2:.$B$500]); ROW([Race.$B$2:.$B$500])-MIN(ROW([Race.$B$2:.$B$500]))+1;&quot;&quot;);ROWS([.$A$1:.$A7]));5);&quot;&quot;)">
            <text:p/>
          </table:table-cell>
          <table:table-cell table:style-name="ce21" table:number-matrix-columns-spanned="1" table:number-matrix-rows-spanned="1" table:formula="of:=IFERROR(INDEX([Race.$B$2:.$G$500]; SMALL(IF(([.U$3]=[Race.$B$2:.$B$500]); ROW([Race.$B$2:.$B$500])-MIN(ROW([Race.$B$2:.$B$500]))+1;&quot;&quot;);ROWS([.$A$1:.$A7]));5);&quot;&quot;)">
            <text:p/>
          </table:table-cell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G$500]; SMALL(IF(([.A$3]=[Physical.$B$2:.$B$500]); ROW([Physical.$B$2:.$B$500])-MIN(ROW([Physical.$B$2:.$B$500]))+1;&quot;&quot;);ROWS([.$A$1:.$A8]));6);&quot;&quot;)" office:value-type="string" office:string-value="Reaver" calcext:value-type="string">
            <text:p>Reaver</text:p>
          </table:table-cell>
          <table:table-cell table:style-name="ce9" table:number-matrix-columns-spanned="1" table:number-matrix-rows-spanned="1" table:formula="of:=IFERROR(INDEX([Physical.$B$2:.$G$500]; SMALL(IF(([.B$3]=[Physical.$B$2:.$B$500]); ROW([Physical.$B$2:.$B$500])-MIN(ROW([Physical.$B$2:.$B$500]))+1;&quot;&quot;);ROWS([.$A$1:.$A8]));6);&quot;&quot;)" office:value-type="string" office:string-value="Gadgeteer" calcext:value-type="string">
            <text:p>Gadgeteer</text:p>
          </table:table-cell>
          <table:table-cell table:style-name="ce12" table:number-matrix-columns-spanned="1" table:number-matrix-rows-spanned="1" table:formula="of:=IFERROR(INDEX([Physical.$B$2:.$G$500]; SMALL(IF(([.C$3]=[Physical.$B$2:.$B$500]); ROW([Physical.$B$2:.$B$500])-MIN(ROW([Physical.$B$2:.$B$500]))+1;&quot;&quot;);ROWS([.$A$1:.$A8]));6);&quot;&quot;)" office:value-type="string" office:string-value="Samurai" calcext:value-type="string">
            <text:p>Samurai</text:p>
          </table:table-cell>
          <table:table-cell table:style-name="ce15" table:number-matrix-columns-spanned="1" table:number-matrix-rows-spanned="1" table:formula="of:=IFERROR(INDEX([Magical.$B$2:.$G$487]; SMALL(IF(([.D$3]=[Magical.$B$2:.$B$487]); ROW([Physical.$B$2:.$B$500])-MIN(ROW([Magical.$B$2:.$B$487]))+1;&quot;&quot;);ROWS([.$A$1:.$A8]));6);&quot;&quot;)" office:value-type="string" office:string-value="Displacer" calcext:value-type="string">
            <text:p>Displacer</text:p>
          </table:table-cell>
          <table:table-cell table:style-name="ce18" table:number-matrix-columns-spanned="1" table:number-matrix-rows-spanned="1" table:formula="of:=IFERROR(INDEX([Magical.$B$2:.$G$487]; SMALL(IF(([.E$3]=[Magical.$B$2:.$B$487]); ROW([Physical.$B$2:.$B$500])-MIN(ROW([Magical.$B$2:.$B$487]))+1;&quot;&quot;);ROWS([.$A$1:.$A8]));6);&quot;&quot;)" office:value-type="string" office:string-value="Harbringer" calcext:value-type="string">
            <text:p>Harbringer</text:p>
          </table:table-cell>
          <table:table-cell table:style-name="ce18" table:number-matrix-columns-spanned="1" table:number-matrix-rows-spanned="1" table:formula="of:=IFERROR(INDEX([Magical.$B$2:.$G$487]; SMALL(IF(([.F$3]=[Magical.$B$2:.$B$487]); ROW([Physical.$B$2:.$B$500])-MIN(ROW([Magical.$B$2:.$B$487]))+1;&quot;&quot;);ROWS([.$A$1:.$A8]));6);&quot;&quot;)" office:value-type="string" office:string-value="Stone Shaper" calcext:value-type="string">
            <text:p>Stone Shaper</text:p>
          </table:table-cell>
          <table:table-cell table:style-name="ce18" table:number-matrix-columns-spanned="1" table:number-matrix-rows-spanned="1" table:formula="of:=IFERROR(INDEX([Magical.$B$2:.$G$487]; SMALL(IF(([.G$3]=[Magical.$B$2:.$B$487]); ROW([Physical.$B$2:.$B$500])-MIN(ROW([Magical.$B$2:.$B$487]))+1;&quot;&quot;);ROWS([.$A$1:.$A8]));6);&quot;&quot;)" office:value-type="string" office:string-value="Cultivator" calcext:value-type="string">
            <text:p>Cultivator</text:p>
          </table:table-cell>
          <table:table-cell table:style-name="ce18" table:number-matrix-columns-spanned="1" table:number-matrix-rows-spanned="1" table:formula="of:=IFERROR(INDEX([Magical.$B$2:.$G$487]; SMALL(IF(([.H$3]=[Magical.$B$2:.$B$487]); ROW([Physical.$B$2:.$B$500])-MIN(ROW([Magical.$B$2:.$B$487]))+1;&quot;&quot;);ROWS([.$A$1:.$A8]));6);&quot;&quot;)" office:value-type="string" office:string-value="XXX" calcext:value-type="string">
            <text:p>XXX</text:p>
          </table:table-cell>
          <table:table-cell table:style-name="ce18" table:number-matrix-columns-spanned="1" table:number-matrix-rows-spanned="1" table:formula="of:=IFERROR(INDEX([Magical.$B$2:.$G$487]; SMALL(IF(([.I$3]=[Magical.$B$2:.$B$487]); ROW([Physical.$B$2:.$B$500])-MIN(ROW([Magical.$B$2:.$B$487]))+1;&quot;&quot;);ROWS([.$A$1:.$A8]));6);&quot;&quot;)" office:value-type="string" office:string-value="Holy Mage" calcext:value-type="string">
            <text:p>Holy Mage</text:p>
          </table:table-cell>
          <table:table-cell table:style-name="ce21" table:number-matrix-columns-spanned="1" table:number-matrix-rows-spanned="1" table:formula="of:=IFERROR(INDEX([Magical.$B$2:.$G$487]; SMALL(IF(([.J$3]=[Magical.$B$2:.$B$487]); ROW([Physical.$B$2:.$B$500])-MIN(ROW([Magical.$B$2:.$B$487]))+1;&quot;&quot;);ROWS([.$A$1:.$A8]));6);&quot;&quot;)">
            <text:p/>
          </table:table-cell>
          <table:table-cell table:style-name="ce15" table:number-matrix-columns-spanned="1" table:number-matrix-rows-spanned="1" table:formula="of:=IFERROR(INDEX([Mixed.$C$2:.$G$492]; SMALL(IF(([.A$3]=[Mixed.$C$2:.$C$492]); ROW([Mixed.$C$2:.$C$492])-MIN(ROW([Mixed.$C$2:.$C$492]))+1;&quot;&quot;);ROWS([.$A$1:.$A8]));5);&quot;&quot;)" office:value-type="string" office:string-value="Time Blade" calcext:value-type="string">
            <text:p>Time Blade</text:p>
          </table:table-cell>
          <table:table-cell table:style-name="ce21" table:number-matrix-columns-spanned="1" table:number-matrix-rows-spanned="1" table:formula="of:=IFERROR(INDEX([Mixed.$C$2:.$G$492]; SMALL(IF(([.B$3]=[Mixed.$C$2:.$C$492]); ROW([Mixed.$C$2:.$C$492])-MIN(ROW([Mixed.$C$2:.$C$492]))+1;&quot;&quot;);ROWS([.$A$1:.$A8]));5);&quot;&quot;)" office:value-type="string" office:string-value="Spell Killer" calcext:value-type="string">
            <text:p>Spell Killer</text:p>
          </table:table-cell>
          <table:table-cell table:style-name="ce15" table:number-matrix-columns-spanned="1" table:number-matrix-rows-spanned="1" table:formula="of:=IFERROR(INDEX([Race.$B$2:.$G$500]; SMALL(IF(([.M$3]=[Race.$B$2:.$B$500]); ROW([Race.$B$2:.$B$500])-MIN(ROW([Race.$B$2:.$B$500]))+1;&quot;&quot;);ROWS([.$A$1:.$A8]));5);&quot;&quot;)">
            <text:p/>
          </table:table-cell>
          <table:table-cell table:style-name="ce18" table:number-matrix-columns-spanned="1" table:number-matrix-rows-spanned="1" table:formula="of:=IFERROR(INDEX([Race.$B$2:.$G$500]; SMALL(IF(([.N$3]=[Race.$B$2:.$B$500]); ROW([Race.$B$2:.$B$500])-MIN(ROW([Race.$B$2:.$B$500]))+1;&quot;&quot;);ROWS([.$A$1:.$A8]));5);&quot;&quot;)">
            <text:p/>
          </table:table-cell>
          <table:table-cell table:style-name="ce18" table:number-matrix-columns-spanned="1" table:number-matrix-rows-spanned="1" table:formula="of:=IFERROR(INDEX([Race.$B$2:.$G$500]; SMALL(IF(([.O$3]=[Race.$B$2:.$B$500]); ROW([Race.$B$2:.$B$500])-MIN(ROW([Race.$B$2:.$B$500]))+1;&quot;&quot;);ROWS([.$A$1:.$A8]));5);&quot;&quot;)">
            <text:p/>
          </table:table-cell>
          <table:table-cell table:style-name="ce18" table:number-matrix-columns-spanned="1" table:number-matrix-rows-spanned="1" table:formula="of:=IFERROR(INDEX([Race.$B$2:.$G$500]; SMALL(IF(([.P$3]=[Race.$B$2:.$B$500]); ROW([Race.$B$2:.$B$500])-MIN(ROW([Race.$B$2:.$B$500]))+1;&quot;&quot;);ROWS([.$A$1:.$A8]));5);&quot;&quot;)">
            <text:p/>
          </table:table-cell>
          <table:table-cell table:style-name="ce18" table:number-matrix-columns-spanned="1" table:number-matrix-rows-spanned="1" table:formula="of:=IFERROR(INDEX([Race.$B$2:.$G$500]; SMALL(IF(([.Q$3]=[Race.$B$2:.$B$500]); ROW([Race.$B$2:.$B$500])-MIN(ROW([Race.$B$2:.$B$500]))+1;&quot;&quot;);ROWS([.$A$1:.$A8]));5);&quot;&quot;)">
            <text:p/>
          </table:table-cell>
          <table:table-cell table:style-name="ce18" table:number-matrix-columns-spanned="1" table:number-matrix-rows-spanned="1" table:formula="of:=IFERROR(INDEX([Race.$B$2:.$G$500]; SMALL(IF(([.R$3]=[Race.$B$2:.$B$500]); ROW([Race.$B$2:.$B$500])-MIN(ROW([Race.$B$2:.$B$500]))+1;&quot;&quot;);ROWS([.$A$1:.$A8]));5);&quot;&quot;)">
            <text:p/>
          </table:table-cell>
          <table:table-cell table:style-name="ce18" table:number-matrix-columns-spanned="1" table:number-matrix-rows-spanned="1" table:formula="of:=IFERROR(INDEX([Race.$B$2:.$G$500]; SMALL(IF(([.S$3]=[Race.$B$2:.$B$500]); ROW([Race.$B$2:.$B$500])-MIN(ROW([Race.$B$2:.$B$500]))+1;&quot;&quot;);ROWS([.$A$1:.$A8]));5);&quot;&quot;)">
            <text:p/>
          </table:table-cell>
          <table:table-cell table:style-name="ce18" table:number-matrix-columns-spanned="1" table:number-matrix-rows-spanned="1" table:formula="of:=IFERROR(INDEX([Race.$B$2:.$G$500]; SMALL(IF(([.T$3]=[Race.$B$2:.$B$500]); ROW([Race.$B$2:.$B$500])-MIN(ROW([Race.$B$2:.$B$500]))+1;&quot;&quot;);ROWS([.$A$1:.$A8]));5);&quot;&quot;)">
            <text:p/>
          </table:table-cell>
          <table:table-cell table:style-name="ce21" table:number-matrix-columns-spanned="1" table:number-matrix-rows-spanned="1" table:formula="of:=IFERROR(INDEX([Race.$B$2:.$G$500]; SMALL(IF(([.U$3]=[Race.$B$2:.$B$500]); ROW([Race.$B$2:.$B$500])-MIN(ROW([Race.$B$2:.$B$500]))+1;&quot;&quot;);ROWS([.$A$1:.$A8]));5);&quot;&quot;)">
            <text:p/>
          </table:table-cell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G$500]; SMALL(IF(([.A$3]=[Physical.$B$2:.$B$500]); ROW([Physical.$B$2:.$B$500])-MIN(ROW([Physical.$B$2:.$B$500]))+1;&quot;&quot;);ROWS([.$A$1:.$A9]));6);&quot;&quot;)" office:value-type="string" office:string-value="Legionnaire" calcext:value-type="string">
            <text:p>Legionnaire</text:p>
          </table:table-cell>
          <table:table-cell table:style-name="ce9" table:number-matrix-columns-spanned="1" table:number-matrix-rows-spanned="1" table:formula="of:=IFERROR(INDEX([Physical.$B$2:.$G$500]; SMALL(IF(([.B$3]=[Physical.$B$2:.$B$500]); ROW([Physical.$B$2:.$B$500])-MIN(ROW([Physical.$B$2:.$B$500]))+1;&quot;&quot;);ROWS([.$A$1:.$A9]));6);&quot;&quot;)" office:value-type="string" office:string-value="Tracker" calcext:value-type="string">
            <text:p>Tracker</text:p>
          </table:table-cell>
          <table:table-cell table:style-name="ce12" table:number-matrix-columns-spanned="1" table:number-matrix-rows-spanned="1" table:formula="of:=IFERROR(INDEX([Physical.$B$2:.$G$500]; SMALL(IF(([.C$3]=[Physical.$B$2:.$B$500]); ROW([Physical.$B$2:.$B$500])-MIN(ROW([Physical.$B$2:.$B$500]))+1;&quot;&quot;);ROWS([.$A$1:.$A9]));6);&quot;&quot;)" office:value-type="string" office:string-value="Raider" calcext:value-type="string">
            <text:p>Raider</text:p>
          </table:table-cell>
          <table:table-cell table:style-name="ce15" table:number-matrix-columns-spanned="1" table:number-matrix-rows-spanned="1" table:formula="of:=IFERROR(INDEX([Magical.$B$2:.$G$487]; SMALL(IF(([.D$3]=[Magical.$B$2:.$B$487]); ROW([Physical.$B$2:.$B$500])-MIN(ROW([Magical.$B$2:.$B$487]))+1;&quot;&quot;);ROWS([.$A$1:.$A9]));6);&quot;&quot;)" office:value-type="string" office:string-value="Field Mage" calcext:value-type="string">
            <text:p>Field Mage</text:p>
          </table:table-cell>
          <table:table-cell table:style-name="ce18" table:number-matrix-columns-spanned="1" table:number-matrix-rows-spanned="1" table:formula="of:=IFERROR(INDEX([Magical.$B$2:.$G$487]; SMALL(IF(([.E$3]=[Magical.$B$2:.$B$487]); ROW([Physical.$B$2:.$B$500])-MIN(ROW([Magical.$B$2:.$B$487]))+1;&quot;&quot;);ROWS([.$A$1:.$A9]));6);&quot;&quot;)" office:value-type="string" office:string-value="Necromancer" calcext:value-type="string">
            <text:p>Necromancer</text:p>
          </table:table-cell>
          <table:table-cell table:style-name="ce18" table:number-matrix-columns-spanned="1" table:number-matrix-rows-spanned="1" table:formula="of:=IFERROR(INDEX([Magical.$B$2:.$G$487]; SMALL(IF(([.F$3]=[Magical.$B$2:.$B$487]); ROW([Physical.$B$2:.$B$500])-MIN(ROW([Magical.$B$2:.$B$487]))+1;&quot;&quot;);ROWS([.$A$1:.$A9]));6);&quot;&quot;)" office:value-type="string" office:string-value="Lithomancer" calcext:value-type="string">
            <text:p>Lithomancer</text:p>
          </table:table-cell>
          <table:table-cell table:style-name="ce18" table:number-matrix-columns-spanned="1" table:number-matrix-rows-spanned="1" table:formula="of:=IFERROR(INDEX([Magical.$B$2:.$G$487]; SMALL(IF(([.G$3]=[Magical.$B$2:.$B$487]); ROW([Physical.$B$2:.$B$500])-MIN(ROW([Magical.$B$2:.$B$487]))+1;&quot;&quot;);ROWS([.$A$1:.$A9]));6);&quot;&quot;)" office:value-type="string" office:string-value="Shaman" calcext:value-type="string">
            <text:p>Shaman</text:p>
          </table:table-cell>
          <table:table-cell table:style-name="ce18" table:number-matrix-columns-spanned="1" table:number-matrix-rows-spanned="1" table:formula="of:=IFERROR(INDEX([Magical.$B$2:.$G$487]; SMALL(IF(([.H$3]=[Magical.$B$2:.$B$487]); ROW([Physical.$B$2:.$B$500])-MIN(ROW([Magical.$B$2:.$B$487]))+1;&quot;&quot;);ROWS([.$A$1:.$A9]));6);&quot;&quot;)" office:value-type="string" office:string-value="XXX" calcext:value-type="string">
            <text:p>XXX</text:p>
          </table:table-cell>
          <table:table-cell table:style-name="ce18" table:number-matrix-columns-spanned="1" table:number-matrix-rows-spanned="1" table:formula="of:=IFERROR(INDEX([Magical.$B$2:.$G$487]; SMALL(IF(([.I$3]=[Magical.$B$2:.$B$487]); ROW([Physical.$B$2:.$B$500])-MIN(ROW([Magical.$B$2:.$B$487]))+1;&quot;&quot;);ROWS([.$A$1:.$A9]));6);&quot;&quot;)" office:value-type="string" office:string-value="XXX" calcext:value-type="string">
            <text:p>XXX</text:p>
          </table:table-cell>
          <table:table-cell table:style-name="ce21" table:number-matrix-columns-spanned="1" table:number-matrix-rows-spanned="1" table:formula="of:=IFERROR(INDEX([Magical.$B$2:.$G$487]; SMALL(IF(([.J$3]=[Magical.$B$2:.$B$487]); ROW([Physical.$B$2:.$B$500])-MIN(ROW([Magical.$B$2:.$B$487]))+1;&quot;&quot;);ROWS([.$A$1:.$A9]));6);&quot;&quot;)">
            <text:p/>
          </table:table-cell>
          <table:table-cell table:style-name="ce15" table:number-matrix-columns-spanned="1" table:number-matrix-rows-spanned="1" table:formula="of:=IFERROR(INDEX([Mixed.$C$2:.$G$492]; SMALL(IF(([.A$3]=[Mixed.$C$2:.$C$492]); ROW([Mixed.$C$2:.$C$492])-MIN(ROW([Mixed.$C$2:.$C$492]))+1;&quot;&quot;);ROWS([.$A$1:.$A9]));5);&quot;&quot;)" office:value-type="string" office:string-value="Death Knight" calcext:value-type="string">
            <text:p>Death Knight</text:p>
          </table:table-cell>
          <table:table-cell table:style-name="ce21" table:number-matrix-columns-spanned="1" table:number-matrix-rows-spanned="1" table:formula="of:=IFERROR(INDEX([Mixed.$C$2:.$G$492]; SMALL(IF(([.B$3]=[Mixed.$C$2:.$C$492]); ROW([Mixed.$C$2:.$C$492])-MIN(ROW([Mixed.$C$2:.$C$492]))+1;&quot;&quot;);ROWS([.$A$1:.$A9]));5);&quot;&quot;)" office:value-type="string" office:string-value="Shadow Hunter" calcext:value-type="string">
            <text:p>Shadow Hunter</text:p>
          </table:table-cell>
          <table:table-cell table:style-name="ce15" table:number-matrix-columns-spanned="1" table:number-matrix-rows-spanned="1" table:formula="of:=IFERROR(INDEX([Race.$B$2:.$G$500]; SMALL(IF(([.M$3]=[Race.$B$2:.$B$500]); ROW([Race.$B$2:.$B$500])-MIN(ROW([Race.$B$2:.$B$500]))+1;&quot;&quot;);ROWS([.$A$1:.$A9]));5);&quot;&quot;)">
            <text:p/>
          </table:table-cell>
          <table:table-cell table:style-name="ce18" table:number-matrix-columns-spanned="1" table:number-matrix-rows-spanned="1" table:formula="of:=IFERROR(INDEX([Race.$B$2:.$G$500]; SMALL(IF(([.N$3]=[Race.$B$2:.$B$500]); ROW([Race.$B$2:.$B$500])-MIN(ROW([Race.$B$2:.$B$500]))+1;&quot;&quot;);ROWS([.$A$1:.$A9]));5);&quot;&quot;)">
            <text:p/>
          </table:table-cell>
          <table:table-cell table:style-name="ce18" table:number-matrix-columns-spanned="1" table:number-matrix-rows-spanned="1" table:formula="of:=IFERROR(INDEX([Race.$B$2:.$G$500]; SMALL(IF(([.O$3]=[Race.$B$2:.$B$500]); ROW([Race.$B$2:.$B$500])-MIN(ROW([Race.$B$2:.$B$500]))+1;&quot;&quot;);ROWS([.$A$1:.$A9]));5);&quot;&quot;)">
            <text:p/>
          </table:table-cell>
          <table:table-cell table:style-name="ce18" table:number-matrix-columns-spanned="1" table:number-matrix-rows-spanned="1" table:formula="of:=IFERROR(INDEX([Race.$B$2:.$G$500]; SMALL(IF(([.P$3]=[Race.$B$2:.$B$500]); ROW([Race.$B$2:.$B$500])-MIN(ROW([Race.$B$2:.$B$500]))+1;&quot;&quot;);ROWS([.$A$1:.$A9]));5);&quot;&quot;)">
            <text:p/>
          </table:table-cell>
          <table:table-cell table:style-name="ce18" table:number-matrix-columns-spanned="1" table:number-matrix-rows-spanned="1" table:formula="of:=IFERROR(INDEX([Race.$B$2:.$G$500]; SMALL(IF(([.Q$3]=[Race.$B$2:.$B$500]); ROW([Race.$B$2:.$B$500])-MIN(ROW([Race.$B$2:.$B$500]))+1;&quot;&quot;);ROWS([.$A$1:.$A9]));5);&quot;&quot;)">
            <text:p/>
          </table:table-cell>
          <table:table-cell table:style-name="ce18" table:number-matrix-columns-spanned="1" table:number-matrix-rows-spanned="1" table:formula="of:=IFERROR(INDEX([Race.$B$2:.$G$500]; SMALL(IF(([.R$3]=[Race.$B$2:.$B$500]); ROW([Race.$B$2:.$B$500])-MIN(ROW([Race.$B$2:.$B$500]))+1;&quot;&quot;);ROWS([.$A$1:.$A9]));5);&quot;&quot;)">
            <text:p/>
          </table:table-cell>
          <table:table-cell table:style-name="ce18" table:number-matrix-columns-spanned="1" table:number-matrix-rows-spanned="1" table:formula="of:=IFERROR(INDEX([Race.$B$2:.$G$500]; SMALL(IF(([.S$3]=[Race.$B$2:.$B$500]); ROW([Race.$B$2:.$B$500])-MIN(ROW([Race.$B$2:.$B$500]))+1;&quot;&quot;);ROWS([.$A$1:.$A9]));5);&quot;&quot;)">
            <text:p/>
          </table:table-cell>
          <table:table-cell table:style-name="ce18" table:number-matrix-columns-spanned="1" table:number-matrix-rows-spanned="1" table:formula="of:=IFERROR(INDEX([Race.$B$2:.$G$500]; SMALL(IF(([.T$3]=[Race.$B$2:.$B$500]); ROW([Race.$B$2:.$B$500])-MIN(ROW([Race.$B$2:.$B$500]))+1;&quot;&quot;);ROWS([.$A$1:.$A9]));5);&quot;&quot;)">
            <text:p/>
          </table:table-cell>
          <table:table-cell table:style-name="ce21" table:number-matrix-columns-spanned="1" table:number-matrix-rows-spanned="1" table:formula="of:=IFERROR(INDEX([Race.$B$2:.$G$500]; SMALL(IF(([.U$3]=[Race.$B$2:.$B$500]); ROW([Race.$B$2:.$B$500])-MIN(ROW([Race.$B$2:.$B$500]))+1;&quot;&quot;);ROWS([.$A$1:.$A9]));5);&quot;&quot;)">
            <text:p/>
          </table:table-cell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G$500]; SMALL(IF(([.A$3]=[Physical.$B$2:.$B$500]); ROW([Physical.$B$2:.$B$500])-MIN(ROW([Physical.$B$2:.$B$500]))+1;&quot;&quot;);ROWS([.$A$1:.$A10]));6);&quot;&quot;)" office:value-type="string" office:string-value="Knight" calcext:value-type="string">
            <text:p>Knight</text:p>
          </table:table-cell>
          <table:table-cell table:style-name="ce9" table:number-matrix-columns-spanned="1" table:number-matrix-rows-spanned="1" table:formula="of:=IFERROR(INDEX([Physical.$B$2:.$G$500]; SMALL(IF(([.B$3]=[Physical.$B$2:.$B$500]); ROW([Physical.$B$2:.$B$500])-MIN(ROW([Physical.$B$2:.$B$500]))+1;&quot;&quot;);ROWS([.$A$1:.$A10]));6);&quot;&quot;)" office:value-type="string" office:string-value="Marksman" calcext:value-type="string">
            <text:p>Marksman</text:p>
          </table:table-cell>
          <table:table-cell table:style-name="ce12" table:number-matrix-columns-spanned="1" table:number-matrix-rows-spanned="1" table:formula="of:=IFERROR(INDEX([Physical.$B$2:.$G$500]; SMALL(IF(([.C$3]=[Physical.$B$2:.$B$500]); ROW([Physical.$B$2:.$B$500])-MIN(ROW([Physical.$B$2:.$B$500]))+1;&quot;&quot;);ROWS([.$A$1:.$A10]));6);&quot;&quot;)" office:value-type="string" office:string-value="Ninja" calcext:value-type="string">
            <text:p>Ninja</text:p>
          </table:table-cell>
          <table:table-cell table:style-name="ce15" table:number-matrix-columns-spanned="1" table:number-matrix-rows-spanned="1" table:formula="of:=IFERROR(INDEX([Magical.$B$2:.$G$487]; SMALL(IF(([.D$3]=[Magical.$B$2:.$B$487]); ROW([Physical.$B$2:.$B$500])-MIN(ROW([Magical.$B$2:.$B$487]))+1;&quot;&quot;);ROWS([.$A$1:.$A10]));6);&quot;&quot;)" office:value-type="string" office:string-value="Force Mage" calcext:value-type="string">
            <text:p>Force Mage</text:p>
          </table:table-cell>
          <table:table-cell table:style-name="ce18" table:number-matrix-columns-spanned="1" table:number-matrix-rows-spanned="1" table:formula="of:=IFERROR(INDEX([Magical.$B$2:.$G$487]; SMALL(IF(([.E$3]=[Magical.$B$2:.$B$487]); ROW([Physical.$B$2:.$B$500])-MIN(ROW([Magical.$B$2:.$B$487]))+1;&quot;&quot;);ROWS([.$A$1:.$A10]));6);&quot;&quot;)" office:value-type="string" office:string-value="Ritualist" calcext:value-type="string">
            <text:p>Ritualist</text:p>
          </table:table-cell>
          <table:table-cell table:style-name="ce18" table:number-matrix-columns-spanned="1" table:number-matrix-rows-spanned="1" table:formula="of:=IFERROR(INDEX([Magical.$B$2:.$G$487]; SMALL(IF(([.F$3]=[Magical.$B$2:.$B$487]); ROW([Physical.$B$2:.$B$500])-MIN(ROW([Magical.$B$2:.$B$487]))+1;&quot;&quot;);ROWS([.$A$1:.$A10]));6);&quot;&quot;)" office:value-type="string" office:string-value="Stone Caller" calcext:value-type="string">
            <text:p>Stone Caller</text:p>
          </table:table-cell>
          <table:table-cell table:style-name="ce18" table:number-matrix-columns-spanned="1" table:number-matrix-rows-spanned="1" table:formula="of:=IFERROR(INDEX([Magical.$B$2:.$G$487]; SMALL(IF(([.G$3]=[Magical.$B$2:.$B$487]); ROW([Physical.$B$2:.$B$500])-MIN(ROW([Magical.$B$2:.$B$487]))+1;&quot;&quot;);ROWS([.$A$1:.$A10]));6);&quot;&quot;)" office:value-type="string" office:string-value="Earth Shaper" calcext:value-type="string">
            <text:p>Earth Shaper</text:p>
          </table:table-cell>
          <table:table-cell table:style-name="ce18" table:number-matrix-columns-spanned="1" table:number-matrix-rows-spanned="1" table:formula="of:=IFERROR(INDEX([Magical.$B$2:.$G$487]; SMALL(IF(([.H$3]=[Magical.$B$2:.$B$487]); ROW([Physical.$B$2:.$B$500])-MIN(ROW([Magical.$B$2:.$B$487]))+1;&quot;&quot;);ROWS([.$A$1:.$A10]));6);&quot;&quot;)" office:value-type="string" office:string-value="Blood Shaper" calcext:value-type="string">
            <text:p>Blood Shaper</text:p>
          </table:table-cell>
          <table:table-cell table:style-name="ce18" table:number-matrix-columns-spanned="1" table:number-matrix-rows-spanned="1" table:formula="of:=IFERROR(INDEX([Magical.$B$2:.$G$487]; SMALL(IF(([.I$3]=[Magical.$B$2:.$B$487]); ROW([Physical.$B$2:.$B$500])-MIN(ROW([Magical.$B$2:.$B$487]))+1;&quot;&quot;);ROWS([.$A$1:.$A10]));6);&quot;&quot;)" office:value-type="string" office:string-value="Archon" calcext:value-type="string">
            <text:p>Archon</text:p>
          </table:table-cell>
          <table:table-cell table:style-name="ce21" table:number-matrix-columns-spanned="1" table:number-matrix-rows-spanned="1" table:formula="of:=IFERROR(INDEX([Magical.$B$2:.$G$487]; SMALL(IF(([.J$3]=[Magical.$B$2:.$B$487]); ROW([Physical.$B$2:.$B$500])-MIN(ROW([Magical.$B$2:.$B$487]))+1;&quot;&quot;);ROWS([.$A$1:.$A10]));6);&quot;&quot;)">
            <text:p/>
          </table:table-cell>
          <table:table-cell table:style-name="ce15" table:number-matrix-columns-spanned="1" table:number-matrix-rows-spanned="1" table:formula="of:=IFERROR(INDEX([Mixed.$C$2:.$G$492]; SMALL(IF(([.A$3]=[Mixed.$C$2:.$C$492]); ROW([Mixed.$C$2:.$C$492])-MIN(ROW([Mixed.$C$2:.$C$492]))+1;&quot;&quot;);ROWS([.$A$1:.$A10]));5);&quot;&quot;)" office:value-type="string" office:string-value="Paladin" calcext:value-type="string">
            <text:p>Paladin</text:p>
          </table:table-cell>
          <table:table-cell table:style-name="ce21" table:number-matrix-columns-spanned="1" table:number-matrix-rows-spanned="1" table:formula="of:=IFERROR(INDEX([Mixed.$C$2:.$G$492]; SMALL(IF(([.B$3]=[Mixed.$C$2:.$C$492]); ROW([Mixed.$C$2:.$C$492])-MIN(ROW([Mixed.$C$2:.$C$492]))+1;&quot;&quot;);ROWS([.$A$1:.$A10]));5);&quot;&quot;)" office:value-type="string" office:string-value="Dark Ranger" calcext:value-type="string">
            <text:p>Dark Ranger</text:p>
          </table:table-cell>
          <table:table-cell table:style-name="ce15" table:number-matrix-columns-spanned="1" table:number-matrix-rows-spanned="1" table:formula="of:=IFERROR(INDEX([Race.$B$2:.$G$500]; SMALL(IF(([.M$3]=[Race.$B$2:.$B$500]); ROW([Race.$B$2:.$B$500])-MIN(ROW([Race.$B$2:.$B$500]))+1;&quot;&quot;);ROWS([.$A$1:.$A10]));5);&quot;&quot;)">
            <text:p/>
          </table:table-cell>
          <table:table-cell table:style-name="ce18" table:number-matrix-columns-spanned="1" table:number-matrix-rows-spanned="1" table:formula="of:=IFERROR(INDEX([Race.$B$2:.$G$500]; SMALL(IF(([.N$3]=[Race.$B$2:.$B$500]); ROW([Race.$B$2:.$B$500])-MIN(ROW([Race.$B$2:.$B$500]))+1;&quot;&quot;);ROWS([.$A$1:.$A10]));5);&quot;&quot;)">
            <text:p/>
          </table:table-cell>
          <table:table-cell table:style-name="ce18" table:number-matrix-columns-spanned="1" table:number-matrix-rows-spanned="1" table:formula="of:=IFERROR(INDEX([Race.$B$2:.$G$500]; SMALL(IF(([.O$3]=[Race.$B$2:.$B$500]); ROW([Race.$B$2:.$B$500])-MIN(ROW([Race.$B$2:.$B$500]))+1;&quot;&quot;);ROWS([.$A$1:.$A10]));5);&quot;&quot;)">
            <text:p/>
          </table:table-cell>
          <table:table-cell table:style-name="ce18" table:number-matrix-columns-spanned="1" table:number-matrix-rows-spanned="1" table:formula="of:=IFERROR(INDEX([Race.$B$2:.$G$500]; SMALL(IF(([.P$3]=[Race.$B$2:.$B$500]); ROW([Race.$B$2:.$B$500])-MIN(ROW([Race.$B$2:.$B$500]))+1;&quot;&quot;);ROWS([.$A$1:.$A10]));5);&quot;&quot;)">
            <text:p/>
          </table:table-cell>
          <table:table-cell table:style-name="ce18" table:number-matrix-columns-spanned="1" table:number-matrix-rows-spanned="1" table:formula="of:=IFERROR(INDEX([Race.$B$2:.$G$500]; SMALL(IF(([.Q$3]=[Race.$B$2:.$B$500]); ROW([Race.$B$2:.$B$500])-MIN(ROW([Race.$B$2:.$B$500]))+1;&quot;&quot;);ROWS([.$A$1:.$A10]));5);&quot;&quot;)">
            <text:p/>
          </table:table-cell>
          <table:table-cell table:style-name="ce18" table:number-matrix-columns-spanned="1" table:number-matrix-rows-spanned="1" table:formula="of:=IFERROR(INDEX([Race.$B$2:.$G$500]; SMALL(IF(([.R$3]=[Race.$B$2:.$B$500]); ROW([Race.$B$2:.$B$500])-MIN(ROW([Race.$B$2:.$B$500]))+1;&quot;&quot;);ROWS([.$A$1:.$A10]));5);&quot;&quot;)">
            <text:p/>
          </table:table-cell>
          <table:table-cell table:style-name="ce18" table:number-matrix-columns-spanned="1" table:number-matrix-rows-spanned="1" table:formula="of:=IFERROR(INDEX([Race.$B$2:.$G$500]; SMALL(IF(([.S$3]=[Race.$B$2:.$B$500]); ROW([Race.$B$2:.$B$500])-MIN(ROW([Race.$B$2:.$B$500]))+1;&quot;&quot;);ROWS([.$A$1:.$A10]));5);&quot;&quot;)">
            <text:p/>
          </table:table-cell>
          <table:table-cell table:style-name="ce18" table:number-matrix-columns-spanned="1" table:number-matrix-rows-spanned="1" table:formula="of:=IFERROR(INDEX([Race.$B$2:.$G$500]; SMALL(IF(([.T$3]=[Race.$B$2:.$B$500]); ROW([Race.$B$2:.$B$500])-MIN(ROW([Race.$B$2:.$B$500]))+1;&quot;&quot;);ROWS([.$A$1:.$A10]));5);&quot;&quot;)">
            <text:p/>
          </table:table-cell>
          <table:table-cell table:style-name="ce21" table:number-matrix-columns-spanned="1" table:number-matrix-rows-spanned="1" table:formula="of:=IFERROR(INDEX([Race.$B$2:.$G$500]; SMALL(IF(([.U$3]=[Race.$B$2:.$B$500]); ROW([Race.$B$2:.$B$500])-MIN(ROW([Race.$B$2:.$B$500]))+1;&quot;&quot;);ROWS([.$A$1:.$A10]));5);&quot;&quot;)">
            <text:p/>
          </table:table-cell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G$500]; SMALL(IF(([.A$3]=[Physical.$B$2:.$B$500]); ROW([Physical.$B$2:.$B$500])-MIN(ROW([Physical.$B$2:.$B$500]))+1;&quot;&quot;);ROWS([.$A$1:.$A11]));6);&quot;&quot;)" office:value-type="string" office:string-value="Juggernaut" calcext:value-type="string">
            <text:p>Juggernaut</text:p>
          </table:table-cell>
          <table:table-cell table:style-name="ce9" table:number-matrix-columns-spanned="1" table:number-matrix-rows-spanned="1" table:formula="of:=IFERROR(INDEX([Physical.$B$2:.$G$500]; SMALL(IF(([.B$3]=[Physical.$B$2:.$B$500]); ROW([Physical.$B$2:.$B$500])-MIN(ROW([Physical.$B$2:.$B$500]))+1;&quot;&quot;);ROWS([.$A$1:.$A11]));6);&quot;&quot;)" office:value-type="string" office:string-value="Sharpshooter" calcext:value-type="string">
            <text:p>Sharpshooter</text:p>
          </table:table-cell>
          <table:table-cell table:style-name="ce12" table:number-matrix-columns-spanned="1" table:number-matrix-rows-spanned="1" table:formula="of:=IFERROR(INDEX([Physical.$B$2:.$G$500]; SMALL(IF(([.C$3]=[Physical.$B$2:.$B$500]); ROW([Physical.$B$2:.$B$500])-MIN(ROW([Physical.$B$2:.$B$500]))+1;&quot;&quot;);ROWS([.$A$1:.$A11]));6);&quot;&quot;)" office:value-type="string" office:string-value="Assassin" calcext:value-type="string">
            <text:p>Assassin</text:p>
          </table:table-cell>
          <table:table-cell table:style-name="ce15" table:number-matrix-columns-spanned="1" table:number-matrix-rows-spanned="1" table:formula="of:=IFERROR(INDEX([Magical.$B$2:.$G$487]; SMALL(IF(([.D$3]=[Magical.$B$2:.$B$487]); ROW([Physical.$B$2:.$B$500])-MIN(ROW([Magical.$B$2:.$B$487]))+1;&quot;&quot;);ROWS([.$A$1:.$A11]));6);&quot;&quot;)" office:value-type="string" office:string-value="Dynamimancer" calcext:value-type="string">
            <text:p>Dynamimancer</text:p>
          </table:table-cell>
          <table:table-cell table:style-name="ce18" table:number-matrix-columns-spanned="1" table:number-matrix-rows-spanned="1" table:formula="of:=IFERROR(INDEX([Magical.$B$2:.$G$487]; SMALL(IF(([.E$3]=[Magical.$B$2:.$B$487]); ROW([Physical.$B$2:.$B$500])-MIN(ROW([Magical.$B$2:.$B$487]))+1;&quot;&quot;);ROWS([.$A$1:.$A11]));6);&quot;&quot;)" office:value-type="string" office:string-value="Vicar" calcext:value-type="string">
            <text:p>Vicar</text:p>
          </table:table-cell>
          <table:table-cell table:style-name="ce18" table:number-matrix-columns-spanned="1" table:number-matrix-rows-spanned="1" table:formula="of:=IFERROR(INDEX([Magical.$B$2:.$G$487]; SMALL(IF(([.F$3]=[Magical.$B$2:.$B$487]); ROW([Physical.$B$2:.$B$500])-MIN(ROW([Magical.$B$2:.$B$487]))+1;&quot;&quot;);ROWS([.$A$1:.$A11]));6);&quot;&quot;)" office:value-type="string" office:string-value="Air Shaper" calcext:value-type="string">
            <text:p>Air Shaper</text:p>
          </table:table-cell>
          <table:table-cell table:style-name="ce18" table:number-matrix-columns-spanned="1" table:number-matrix-rows-spanned="1" table:formula="of:=IFERROR(INDEX([Magical.$B$2:.$G$487]; SMALL(IF(([.G$3]=[Magical.$B$2:.$B$487]); ROW([Physical.$B$2:.$B$500])-MIN(ROW([Magical.$B$2:.$B$487]))+1;&quot;&quot;);ROWS([.$A$1:.$A11]));6);&quot;&quot;)" office:value-type="string" office:string-value="Geomancer" calcext:value-type="string">
            <text:p>Geomancer</text:p>
          </table:table-cell>
          <table:table-cell table:style-name="ce18" table:number-matrix-columns-spanned="1" table:number-matrix-rows-spanned="1" table:formula="of:=IFERROR(INDEX([Magical.$B$2:.$G$487]; SMALL(IF(([.H$3]=[Magical.$B$2:.$B$487]); ROW([Physical.$B$2:.$B$500])-MIN(ROW([Magical.$B$2:.$B$487]))+1;&quot;&quot;);ROWS([.$A$1:.$A11]));6);&quot;&quot;)" office:value-type="string" office:string-value="XXX" calcext:value-type="string">
            <text:p>XXX</text:p>
          </table:table-cell>
          <table:table-cell table:style-name="ce18" table:number-matrix-columns-spanned="1" table:number-matrix-rows-spanned="1" table:formula="of:=IFERROR(INDEX([Magical.$B$2:.$G$487]; SMALL(IF(([.I$3]=[Magical.$B$2:.$B$487]); ROW([Physical.$B$2:.$B$500])-MIN(ROW([Magical.$B$2:.$B$487]))+1;&quot;&quot;);ROWS([.$A$1:.$A11]));6);&quot;&quot;)" office:value-type="string" office:string-value="XXX" calcext:value-type="string">
            <text:p>XXX</text:p>
          </table:table-cell>
          <table:table-cell table:style-name="ce21" table:number-matrix-columns-spanned="1" table:number-matrix-rows-spanned="1" table:formula="of:=IFERROR(INDEX([Magical.$B$2:.$G$487]; SMALL(IF(([.J$3]=[Magical.$B$2:.$B$487]); ROW([Physical.$B$2:.$B$500])-MIN(ROW([Magical.$B$2:.$B$487]))+1;&quot;&quot;);ROWS([.$A$1:.$A11]));6);&quot;&quot;)">
            <text:p/>
          </table:table-cell>
          <table:table-cell table:style-name="ce15" table:number-matrix-columns-spanned="1" table:number-matrix-rows-spanned="1" table:formula="of:=IFERROR(INDEX([Mixed.$C$2:.$G$492]; SMALL(IF(([.A$3]=[Mixed.$C$2:.$C$492]); ROW([Mixed.$C$2:.$C$492])-MIN(ROW([Mixed.$C$2:.$C$492]))+1;&quot;&quot;);ROWS([.$A$1:.$A11]));5);&quot;&quot;)" office:value-type="string" office:string-value="Sun Weaver" calcext:value-type="string">
            <text:p>Sun Weaver</text:p>
          </table:table-cell>
          <table:table-cell table:style-name="ce21" table:number-matrix-columns-spanned="1" table:number-matrix-rows-spanned="1" table:formula="of:=IFERROR(INDEX([Mixed.$C$2:.$G$492]; SMALL(IF(([.B$3]=[Mixed.$C$2:.$C$492]); ROW([Mixed.$C$2:.$C$492])-MIN(ROW([Mixed.$C$2:.$C$492]))+1;&quot;&quot;);ROWS([.$A$1:.$A11]));5);&quot;&quot;)" office:value-type="string" office:string-value="Inquisitor" calcext:value-type="string">
            <text:p>Inquisitor</text:p>
          </table:table-cell>
          <table:table-cell table:style-name="ce15" table:number-matrix-columns-spanned="1" table:number-matrix-rows-spanned="1" table:formula="of:=IFERROR(INDEX([Race.$B$2:.$G$500]; SMALL(IF(([.M$3]=[Race.$B$2:.$B$500]); ROW([Race.$B$2:.$B$500])-MIN(ROW([Race.$B$2:.$B$500]))+1;&quot;&quot;);ROWS([.$A$1:.$A11]));5);&quot;&quot;)">
            <text:p/>
          </table:table-cell>
          <table:table-cell table:style-name="ce18" table:number-matrix-columns-spanned="1" table:number-matrix-rows-spanned="1" table:formula="of:=IFERROR(INDEX([Race.$B$2:.$G$500]; SMALL(IF(([.N$3]=[Race.$B$2:.$B$500]); ROW([Race.$B$2:.$B$500])-MIN(ROW([Race.$B$2:.$B$500]))+1;&quot;&quot;);ROWS([.$A$1:.$A11]));5);&quot;&quot;)">
            <text:p/>
          </table:table-cell>
          <table:table-cell table:style-name="ce18" table:number-matrix-columns-spanned="1" table:number-matrix-rows-spanned="1" table:formula="of:=IFERROR(INDEX([Race.$B$2:.$G$500]; SMALL(IF(([.O$3]=[Race.$B$2:.$B$500]); ROW([Race.$B$2:.$B$500])-MIN(ROW([Race.$B$2:.$B$500]))+1;&quot;&quot;);ROWS([.$A$1:.$A11]));5);&quot;&quot;)">
            <text:p/>
          </table:table-cell>
          <table:table-cell table:style-name="ce18" table:number-matrix-columns-spanned="1" table:number-matrix-rows-spanned="1" table:formula="of:=IFERROR(INDEX([Race.$B$2:.$G$500]; SMALL(IF(([.P$3]=[Race.$B$2:.$B$500]); ROW([Race.$B$2:.$B$500])-MIN(ROW([Race.$B$2:.$B$500]))+1;&quot;&quot;);ROWS([.$A$1:.$A11]));5);&quot;&quot;)">
            <text:p/>
          </table:table-cell>
          <table:table-cell table:style-name="ce18" table:number-matrix-columns-spanned="1" table:number-matrix-rows-spanned="1" table:formula="of:=IFERROR(INDEX([Race.$B$2:.$G$500]; SMALL(IF(([.Q$3]=[Race.$B$2:.$B$500]); ROW([Race.$B$2:.$B$500])-MIN(ROW([Race.$B$2:.$B$500]))+1;&quot;&quot;);ROWS([.$A$1:.$A11]));5);&quot;&quot;)">
            <text:p/>
          </table:table-cell>
          <table:table-cell table:style-name="ce18" table:number-matrix-columns-spanned="1" table:number-matrix-rows-spanned="1" table:formula="of:=IFERROR(INDEX([Race.$B$2:.$G$500]; SMALL(IF(([.R$3]=[Race.$B$2:.$B$500]); ROW([Race.$B$2:.$B$500])-MIN(ROW([Race.$B$2:.$B$500]))+1;&quot;&quot;);ROWS([.$A$1:.$A11]));5);&quot;&quot;)">
            <text:p/>
          </table:table-cell>
          <table:table-cell table:style-name="ce18" table:number-matrix-columns-spanned="1" table:number-matrix-rows-spanned="1" table:formula="of:=IFERROR(INDEX([Race.$B$2:.$G$500]; SMALL(IF(([.S$3]=[Race.$B$2:.$B$500]); ROW([Race.$B$2:.$B$500])-MIN(ROW([Race.$B$2:.$B$500]))+1;&quot;&quot;);ROWS([.$A$1:.$A11]));5);&quot;&quot;)">
            <text:p/>
          </table:table-cell>
          <table:table-cell table:style-name="ce18" table:number-matrix-columns-spanned="1" table:number-matrix-rows-spanned="1" table:formula="of:=IFERROR(INDEX([Race.$B$2:.$G$500]; SMALL(IF(([.T$3]=[Race.$B$2:.$B$500]); ROW([Race.$B$2:.$B$500])-MIN(ROW([Race.$B$2:.$B$500]))+1;&quot;&quot;);ROWS([.$A$1:.$A11]));5);&quot;&quot;)">
            <text:p/>
          </table:table-cell>
          <table:table-cell table:style-name="ce21" table:number-matrix-columns-spanned="1" table:number-matrix-rows-spanned="1" table:formula="of:=IFERROR(INDEX([Race.$B$2:.$G$500]; SMALL(IF(([.U$3]=[Race.$B$2:.$B$500]); ROW([Race.$B$2:.$B$500])-MIN(ROW([Race.$B$2:.$B$500]))+1;&quot;&quot;);ROWS([.$A$1:.$A11]));5);&quot;&quot;)">
            <text:p/>
          </table:table-cell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G$500]; SMALL(IF(([.A$3]=[Physical.$B$2:.$B$500]); ROW([Physical.$B$2:.$B$500])-MIN(ROW([Physical.$B$2:.$B$500]))+1;&quot;&quot;);ROWS([.$A$1:.$A12]));6);&quot;&quot;)" office:value-type="string" office:string-value="Aegis" calcext:value-type="string">
            <text:p>Aegis</text:p>
          </table:table-cell>
          <table:table-cell table:style-name="ce9" table:number-matrix-columns-spanned="1" table:number-matrix-rows-spanned="1" table:formula="of:=IFERROR(INDEX([Physical.$B$2:.$G$500]; SMALL(IF(([.B$3]=[Physical.$B$2:.$B$500]); ROW([Physical.$B$2:.$B$500])-MIN(ROW([Physical.$B$2:.$B$500]))+1;&quot;&quot;);ROWS([.$A$1:.$A12]));6);&quot;&quot;)" office:value-type="string" office:string-value="Pistolier" calcext:value-type="string">
            <text:p>Pistolier</text:p>
          </table:table-cell>
          <table:table-cell table:style-name="ce12" table:number-matrix-columns-spanned="1" table:number-matrix-rows-spanned="1" table:formula="of:=IFERROR(INDEX([Physical.$B$2:.$G$500]; SMALL(IF(([.C$3]=[Physical.$B$2:.$B$500]); ROW([Physical.$B$2:.$B$500])-MIN(ROW([Physical.$B$2:.$B$500]))+1;&quot;&quot;);ROWS([.$A$1:.$A12]));6);&quot;&quot;)" office:value-type="string" office:string-value="Pirate" calcext:value-type="string">
            <text:p>Pirate</text:p>
          </table:table-cell>
          <table:table-cell table:style-name="ce15" table:number-matrix-columns-spanned="1" table:number-matrix-rows-spanned="1" table:formula="of:=IFERROR(INDEX([Magical.$B$2:.$G$487]; SMALL(IF(([.D$3]=[Magical.$B$2:.$B$487]); ROW([Physical.$B$2:.$B$500])-MIN(ROW([Magical.$B$2:.$B$487]))+1;&quot;&quot;);ROWS([.$A$1:.$A12]));6);&quot;&quot;)" office:value-type="string" office:string-value="Force Caller" calcext:value-type="string">
            <text:p>Force Caller</text:p>
          </table:table-cell>
          <table:table-cell table:style-name="ce18" table:number-matrix-columns-spanned="1" table:number-matrix-rows-spanned="1" table:formula="of:=IFERROR(INDEX([Magical.$B$2:.$G$487]; SMALL(IF(([.E$3]=[Magical.$B$2:.$B$487]); ROW([Physical.$B$2:.$B$500])-MIN(ROW([Magical.$B$2:.$B$487]))+1;&quot;&quot;);ROWS([.$A$1:.$A12]));6);&quot;&quot;)" office:value-type="string" office:string-value="Simulacrum" calcext:value-type="string">
            <text:p>Simulacrum</text:p>
          </table:table-cell>
          <table:table-cell table:style-name="ce18" table:number-matrix-columns-spanned="1" table:number-matrix-rows-spanned="1" table:formula="of:=IFERROR(INDEX([Magical.$B$2:.$G$487]; SMALL(IF(([.F$3]=[Magical.$B$2:.$B$487]); ROW([Physical.$B$2:.$B$500])-MIN(ROW([Magical.$B$2:.$B$487]))+1;&quot;&quot;);ROWS([.$A$1:.$A12]));6);&quot;&quot;)" office:value-type="string" office:string-value="Aeromancer" calcext:value-type="string">
            <text:p>Aeromancer</text:p>
          </table:table-cell>
          <table:table-cell table:style-name="ce18" table:number-matrix-columns-spanned="1" table:number-matrix-rows-spanned="1" table:formula="of:=IFERROR(INDEX([Magical.$B$2:.$G$487]; SMALL(IF(([.G$3]=[Magical.$B$2:.$B$487]); ROW([Physical.$B$2:.$B$500])-MIN(ROW([Magical.$B$2:.$B$487]))+1;&quot;&quot;);ROWS([.$A$1:.$A12]));6);&quot;&quot;)" office:value-type="string" office:string-value="Earth Caller" calcext:value-type="string">
            <text:p>Earth Caller</text:p>
          </table:table-cell>
          <table:table-cell table:style-name="ce18" table:number-matrix-columns-spanned="1" table:number-matrix-rows-spanned="1" table:formula="of:=IFERROR(INDEX([Magical.$B$2:.$G$487]; SMALL(IF(([.H$3]=[Magical.$B$2:.$B$487]); ROW([Physical.$B$2:.$B$500])-MIN(ROW([Magical.$B$2:.$B$487]))+1;&quot;&quot;);ROWS([.$A$1:.$A12]));6);&quot;&quot;)" office:value-type="string" office:string-value="Blood Caller" calcext:value-type="string">
            <text:p>Blood Caller</text:p>
          </table:table-cell>
          <table:table-cell table:style-name="ce18" table:number-matrix-columns-spanned="1" table:number-matrix-rows-spanned="1" table:formula="of:=IFERROR(INDEX([Magical.$B$2:.$G$487]; SMALL(IF(([.I$3]=[Magical.$B$2:.$B$487]); ROW([Physical.$B$2:.$B$500])-MIN(ROW([Magical.$B$2:.$B$487]))+1;&quot;&quot;);ROWS([.$A$1:.$A12]));6);&quot;&quot;)" office:value-type="string" office:string-value="XXX" calcext:value-type="string">
            <text:p>XXX</text:p>
          </table:table-cell>
          <table:table-cell table:style-name="ce21" table:number-matrix-columns-spanned="1" table:number-matrix-rows-spanned="1" table:formula="of:=IFERROR(INDEX([Magical.$B$2:.$G$487]; SMALL(IF(([.J$3]=[Magical.$B$2:.$B$487]); ROW([Physical.$B$2:.$B$500])-MIN(ROW([Magical.$B$2:.$B$487]))+1;&quot;&quot;);ROWS([.$A$1:.$A12]));6);&quot;&quot;)">
            <text:p/>
          </table:table-cell>
          <table:table-cell table:style-name="ce15" table:number-matrix-columns-spanned="1" table:number-matrix-rows-spanned="1" table:formula="of:=IFERROR(INDEX([Mixed.$C$2:.$G$492]; SMALL(IF(([.A$3]=[Mixed.$C$2:.$C$492]); ROW([Mixed.$C$2:.$C$492])-MIN(ROW([Mixed.$C$2:.$C$492]))+1;&quot;&quot;);ROWS([.$A$1:.$A12]));5);&quot;&quot;)" office:value-type="string" office:string-value="Shadow Blade" calcext:value-type="string">
            <text:p>Shadow Blade</text:p>
          </table:table-cell>
          <table:table-cell table:style-name="ce21" table:number-matrix-columns-spanned="1" table:number-matrix-rows-spanned="1" table:formula="of:=IFERROR(INDEX([Mixed.$C$2:.$G$492]; SMALL(IF(([.B$3]=[Mixed.$C$2:.$C$492]); ROW([Mixed.$C$2:.$C$492])-MIN(ROW([Mixed.$C$2:.$C$492]))+1;&quot;&quot;);ROWS([.$A$1:.$A12]));5);&quot;&quot;)" office:value-type="string" office:string-value="Shade" calcext:value-type="string">
            <text:p>Shade</text:p>
          </table:table-cell>
          <table:table-cell table:style-name="ce15" table:number-matrix-columns-spanned="1" table:number-matrix-rows-spanned="1" table:formula="of:=IFERROR(INDEX([Race.$B$2:.$G$500]; SMALL(IF(([.M$3]=[Race.$B$2:.$B$500]); ROW([Race.$B$2:.$B$500])-MIN(ROW([Race.$B$2:.$B$500]))+1;&quot;&quot;);ROWS([.$A$1:.$A12]));5);&quot;&quot;)">
            <text:p/>
          </table:table-cell>
          <table:table-cell table:style-name="ce18" table:number-matrix-columns-spanned="1" table:number-matrix-rows-spanned="1" table:formula="of:=IFERROR(INDEX([Race.$B$2:.$G$500]; SMALL(IF(([.N$3]=[Race.$B$2:.$B$500]); ROW([Race.$B$2:.$B$500])-MIN(ROW([Race.$B$2:.$B$500]))+1;&quot;&quot;);ROWS([.$A$1:.$A12]));5);&quot;&quot;)">
            <text:p/>
          </table:table-cell>
          <table:table-cell table:style-name="ce18" table:number-matrix-columns-spanned="1" table:number-matrix-rows-spanned="1" table:formula="of:=IFERROR(INDEX([Race.$B$2:.$G$500]; SMALL(IF(([.O$3]=[Race.$B$2:.$B$500]); ROW([Race.$B$2:.$B$500])-MIN(ROW([Race.$B$2:.$B$500]))+1;&quot;&quot;);ROWS([.$A$1:.$A12]));5);&quot;&quot;)">
            <text:p/>
          </table:table-cell>
          <table:table-cell table:style-name="ce18" table:number-matrix-columns-spanned="1" table:number-matrix-rows-spanned="1" table:formula="of:=IFERROR(INDEX([Race.$B$2:.$G$500]; SMALL(IF(([.P$3]=[Race.$B$2:.$B$500]); ROW([Race.$B$2:.$B$500])-MIN(ROW([Race.$B$2:.$B$500]))+1;&quot;&quot;);ROWS([.$A$1:.$A12]));5);&quot;&quot;)">
            <text:p/>
          </table:table-cell>
          <table:table-cell table:style-name="ce18" table:number-matrix-columns-spanned="1" table:number-matrix-rows-spanned="1" table:formula="of:=IFERROR(INDEX([Race.$B$2:.$G$500]; SMALL(IF(([.Q$3]=[Race.$B$2:.$B$500]); ROW([Race.$B$2:.$B$500])-MIN(ROW([Race.$B$2:.$B$500]))+1;&quot;&quot;);ROWS([.$A$1:.$A12]));5);&quot;&quot;)">
            <text:p/>
          </table:table-cell>
          <table:table-cell table:style-name="ce18" table:number-matrix-columns-spanned="1" table:number-matrix-rows-spanned="1" table:formula="of:=IFERROR(INDEX([Race.$B$2:.$G$500]; SMALL(IF(([.R$3]=[Race.$B$2:.$B$500]); ROW([Race.$B$2:.$B$500])-MIN(ROW([Race.$B$2:.$B$500]))+1;&quot;&quot;);ROWS([.$A$1:.$A12]));5);&quot;&quot;)">
            <text:p/>
          </table:table-cell>
          <table:table-cell table:style-name="ce18" table:number-matrix-columns-spanned="1" table:number-matrix-rows-spanned="1" table:formula="of:=IFERROR(INDEX([Race.$B$2:.$G$500]; SMALL(IF(([.S$3]=[Race.$B$2:.$B$500]); ROW([Race.$B$2:.$B$500])-MIN(ROW([Race.$B$2:.$B$500]))+1;&quot;&quot;);ROWS([.$A$1:.$A12]));5);&quot;&quot;)">
            <text:p/>
          </table:table-cell>
          <table:table-cell table:style-name="ce18" table:number-matrix-columns-spanned="1" table:number-matrix-rows-spanned="1" table:formula="of:=IFERROR(INDEX([Race.$B$2:.$G$500]; SMALL(IF(([.T$3]=[Race.$B$2:.$B$500]); ROW([Race.$B$2:.$B$500])-MIN(ROW([Race.$B$2:.$B$500]))+1;&quot;&quot;);ROWS([.$A$1:.$A12]));5);&quot;&quot;)">
            <text:p/>
          </table:table-cell>
          <table:table-cell table:style-name="ce21" table:number-matrix-columns-spanned="1" table:number-matrix-rows-spanned="1" table:formula="of:=IFERROR(INDEX([Race.$B$2:.$G$500]; SMALL(IF(([.U$3]=[Race.$B$2:.$B$500]); ROW([Race.$B$2:.$B$500])-MIN(ROW([Race.$B$2:.$B$500]))+1;&quot;&quot;);ROWS([.$A$1:.$A12]));5);&quot;&quot;)">
            <text:p/>
          </table:table-cell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G$500]; SMALL(IF(([.A$3]=[Physical.$B$2:.$B$500]); ROW([Physical.$B$2:.$B$500])-MIN(ROW([Physical.$B$2:.$B$500]))+1;&quot;&quot;);ROWS([.$A$1:.$A13]));6);&quot;&quot;)" office:value-type="string" office:string-value="Defender" calcext:value-type="string">
            <text:p>Defender</text:p>
          </table:table-cell>
          <table:table-cell table:style-name="ce9" table:number-matrix-columns-spanned="1" table:number-matrix-rows-spanned="1" table:formula="of:=IFERROR(INDEX([Physical.$B$2:.$G$500]; SMALL(IF(([.B$3]=[Physical.$B$2:.$B$500]); ROW([Physical.$B$2:.$B$500])-MIN(ROW([Physical.$B$2:.$B$500]))+1;&quot;&quot;);ROWS([.$A$1:.$A13]));6);&quot;&quot;)" office:value-type="string" office:string-value="Ranger" calcext:value-type="string">
            <text:p>Ranger</text:p>
          </table:table-cell>
          <table:table-cell table:style-name="ce12" table:number-matrix-columns-spanned="1" table:number-matrix-rows-spanned="1" table:formula="of:=IFERROR(INDEX([Physical.$B$2:.$G$500]; SMALL(IF(([.C$3]=[Physical.$B$2:.$B$500]); ROW([Physical.$B$2:.$B$500])-MIN(ROW([Physical.$B$2:.$B$500]))+1;&quot;&quot;);ROWS([.$A$1:.$A13]));6);&quot;&quot;)" office:value-type="string" office:string-value="Hawk" calcext:value-type="string">
            <text:p>Hawk</text:p>
          </table:table-cell>
          <table:table-cell table:style-name="ce15" table:number-matrix-columns-spanned="1" table:number-matrix-rows-spanned="1" table:formula="of:=IFERROR(INDEX([Magical.$B$2:.$G$487]; SMALL(IF(([.D$3]=[Magical.$B$2:.$B$487]); ROW([Physical.$B$2:.$B$500])-MIN(ROW([Magical.$B$2:.$B$487]))+1;&quot;&quot;);ROWS([.$A$1:.$A13]));6);&quot;&quot;)" office:value-type="string" office:string-value="Energy Mage" calcext:value-type="string">
            <text:p>Energy Mage</text:p>
          </table:table-cell>
          <table:table-cell table:style-name="ce18" table:number-matrix-columns-spanned="1" table:number-matrix-rows-spanned="1" table:formula="of:=IFERROR(INDEX([Magical.$B$2:.$G$487]; SMALL(IF(([.E$3]=[Magical.$B$2:.$B$487]); ROW([Physical.$B$2:.$B$500])-MIN(ROW([Magical.$B$2:.$B$487]))+1;&quot;&quot;);ROWS([.$A$1:.$A13]));6);&quot;&quot;)" office:value-type="string" office:string-value="Shadowmancer" calcext:value-type="string">
            <text:p>Shadowmancer</text:p>
          </table:table-cell>
          <table:table-cell table:style-name="ce18" table:number-matrix-columns-spanned="1" table:number-matrix-rows-spanned="1" table:formula="of:=IFERROR(INDEX([Magical.$B$2:.$G$487]; SMALL(IF(([.F$3]=[Magical.$B$2:.$B$487]); ROW([Physical.$B$2:.$B$500])-MIN(ROW([Magical.$B$2:.$B$487]))+1;&quot;&quot;);ROWS([.$A$1:.$A13]));6);&quot;&quot;)" office:value-type="string" office:string-value="Air Caller" calcext:value-type="string">
            <text:p>Air Caller</text:p>
          </table:table-cell>
          <table:table-cell table:style-name="ce18" table:number-matrix-columns-spanned="1" table:number-matrix-rows-spanned="1" table:formula="of:=IFERROR(INDEX([Magical.$B$2:.$G$487]; SMALL(IF(([.G$3]=[Magical.$B$2:.$B$487]); ROW([Physical.$B$2:.$B$500])-MIN(ROW([Magical.$B$2:.$B$487]))+1;&quot;&quot;);ROWS([.$A$1:.$A13]));6);&quot;&quot;)" office:value-type="string" office:string-value="Sage" calcext:value-type="string">
            <text:p>Sage</text:p>
          </table:table-cell>
          <table:table-cell table:style-name="ce18" table:number-matrix-columns-spanned="1" table:number-matrix-rows-spanned="1" table:formula="of:=IFERROR(INDEX([Magical.$B$2:.$G$487]; SMALL(IF(([.H$3]=[Magical.$B$2:.$B$487]); ROW([Physical.$B$2:.$B$500])-MIN(ROW([Magical.$B$2:.$B$487]))+1;&quot;&quot;);ROWS([.$A$1:.$A13]));6);&quot;&quot;)" office:value-type="string" office:string-value="Bone Shaper" calcext:value-type="string">
            <text:p>Bone Shaper</text:p>
          </table:table-cell>
          <table:table-cell table:style-name="ce18" table:number-matrix-columns-spanned="1" table:number-matrix-rows-spanned="1" table:formula="of:=IFERROR(INDEX([Magical.$B$2:.$G$487]; SMALL(IF(([.I$3]=[Magical.$B$2:.$B$487]); ROW([Physical.$B$2:.$B$500])-MIN(ROW([Magical.$B$2:.$B$487]))+1;&quot;&quot;);ROWS([.$A$1:.$A13]));6);&quot;&quot;)" office:value-type="string" office:string-value="XXX" calcext:value-type="string">
            <text:p>XXX</text:p>
          </table:table-cell>
          <table:table-cell table:style-name="ce21" table:number-matrix-columns-spanned="1" table:number-matrix-rows-spanned="1" table:formula="of:=IFERROR(INDEX([Magical.$B$2:.$G$487]; SMALL(IF(([.J$3]=[Magical.$B$2:.$B$487]); ROW([Physical.$B$2:.$B$500])-MIN(ROW([Magical.$B$2:.$B$487]))+1;&quot;&quot;);ROWS([.$A$1:.$A13]));6);&quot;&quot;)">
            <text:p/>
          </table:table-cell>
          <table:table-cell table:style-name="ce15" table:number-matrix-columns-spanned="1" table:number-matrix-rows-spanned="1" table:formula="of:=IFERROR(INDEX([Mixed.$C$2:.$G$492]; SMALL(IF(([.A$3]=[Mixed.$C$2:.$C$492]); ROW([Mixed.$C$2:.$C$492])-MIN(ROW([Mixed.$C$2:.$C$492]))+1;&quot;&quot;);ROWS([.$A$1:.$A13]));5);&quot;&quot;)" office:value-type="string" office:string-value="Fey Knight" calcext:value-type="string">
            <text:p>Fey Knight</text:p>
          </table:table-cell>
          <table:table-cell table:style-name="ce21" table:number-matrix-columns-spanned="1" table:number-matrix-rows-spanned="1" table:formula="of:=IFERROR(INDEX([Mixed.$C$2:.$G$492]; SMALL(IF(([.B$3]=[Mixed.$C$2:.$C$492]); ROW([Mixed.$C$2:.$C$492])-MIN(ROW([Mixed.$C$2:.$C$492]))+1;&quot;&quot;);ROWS([.$A$1:.$A13]));5);&quot;&quot;)" office:value-type="string" office:string-value="Ethereal Hunter" calcext:value-type="string">
            <text:p>Ethereal Hunter</text:p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G$500]; SMALL(IF(([.A$3]=[Physical.$B$2:.$B$500]); ROW([Physical.$B$2:.$B$500])-MIN(ROW([Physical.$B$2:.$B$500]))+1;&quot;&quot;);ROWS([.$A$1:.$A14]));6);&quot;&quot;)" office:value-type="string" office:string-value="Sentinel" calcext:value-type="string">
            <text:p>Sentinel</text:p>
          </table:table-cell>
          <table:table-cell table:style-name="ce9" table:number-matrix-columns-spanned="1" table:number-matrix-rows-spanned="1" table:formula="of:=IFERROR(INDEX([Physical.$B$2:.$G$500]; SMALL(IF(([.B$3]=[Physical.$B$2:.$B$500]); ROW([Physical.$B$2:.$B$500])-MIN(ROW([Physical.$B$2:.$B$500]))+1;&quot;&quot;);ROWS([.$A$1:.$A14]));6);&quot;&quot;)" office:value-type="string" office:string-value="Quick Eye" calcext:value-type="string">
            <text:p>Quick Eye</text:p>
          </table:table-cell>
          <table:table-cell table:style-name="ce12" table:number-matrix-columns-spanned="1" table:number-matrix-rows-spanned="1" table:formula="of:=IFERROR(INDEX([Physical.$B$2:.$G$500]; SMALL(IF(([.C$3]=[Physical.$B$2:.$B$500]); ROW([Physical.$B$2:.$B$500])-MIN(ROW([Physical.$B$2:.$B$500]))+1;&quot;&quot;);ROWS([.$A$1:.$A14]));6);&quot;&quot;)" office:value-type="string" office:string-value="Tactician" calcext:value-type="string">
            <text:p>Tactician</text:p>
          </table:table-cell>
          <table:table-cell table:style-name="ce15" table:number-matrix-columns-spanned="1" table:number-matrix-rows-spanned="1" table:formula="of:=IFERROR(INDEX([Magical.$B$2:.$G$487]; SMALL(IF(([.D$3]=[Magical.$B$2:.$B$487]); ROW([Physical.$B$2:.$B$500])-MIN(ROW([Magical.$B$2:.$B$487]))+1;&quot;&quot;);ROWS([.$A$1:.$A14]));6);&quot;&quot;)" office:value-type="string" office:string-value="Energiamancer" calcext:value-type="string">
            <text:p>Energiamancer</text:p>
          </table:table-cell>
          <table:table-cell table:style-name="ce18" table:number-matrix-columns-spanned="1" table:number-matrix-rows-spanned="1" table:formula="of:=IFERROR(INDEX([Magical.$B$2:.$G$487]; SMALL(IF(([.E$3]=[Magical.$B$2:.$B$487]); ROW([Physical.$B$2:.$B$500])-MIN(ROW([Magical.$B$2:.$B$487]))+1;&quot;&quot;);ROWS([.$A$1:.$A14]));6);&quot;&quot;)" office:value-type="string" office:string-value="Oracle" calcext:value-type="string">
            <text:p>Oracle</text:p>
          </table:table-cell>
          <table:table-cell table:style-name="ce18" table:number-matrix-columns-spanned="1" table:number-matrix-rows-spanned="1" table:formula="of:=IFERROR(INDEX([Magical.$B$2:.$G$487]; SMALL(IF(([.F$3]=[Magical.$B$2:.$B$487]); ROW([Physical.$B$2:.$B$500])-MIN(ROW([Magical.$B$2:.$B$487]))+1;&quot;&quot;);ROWS([.$A$1:.$A14]));6);&quot;&quot;)" office:value-type="string" office:string-value="Metal Shaper" calcext:value-type="string">
            <text:p>Metal Shaper</text:p>
          </table:table-cell>
          <table:table-cell table:style-name="ce18" table:number-matrix-columns-spanned="1" table:number-matrix-rows-spanned="1" table:formula="of:=IFERROR(INDEX([Magical.$B$2:.$G$487]; SMALL(IF(([.G$3]=[Magical.$B$2:.$B$487]); ROW([Physical.$B$2:.$B$500])-MIN(ROW([Magical.$B$2:.$B$487]))+1;&quot;&quot;);ROWS([.$A$1:.$A14]));6);&quot;&quot;)" office:value-type="string" office:string-value="Totemist" calcext:value-type="string">
            <text:p>Totemist</text:p>
          </table:table-cell>
          <table:table-cell table:style-name="ce18" table:number-matrix-columns-spanned="1" table:number-matrix-rows-spanned="1" table:formula="of:=IFERROR(INDEX([Magical.$B$2:.$G$487]; SMALL(IF(([.H$3]=[Magical.$B$2:.$B$487]); ROW([Physical.$B$2:.$B$500])-MIN(ROW([Magical.$B$2:.$B$487]))+1;&quot;&quot;);ROWS([.$A$1:.$A14]));6);&quot;&quot;)" office:value-type="string" office:string-value="XXX" calcext:value-type="string">
            <text:p>XXX</text:p>
          </table:table-cell>
          <table:table-cell table:style-name="ce18" table:number-matrix-columns-spanned="1" table:number-matrix-rows-spanned="1" table:formula="of:=IFERROR(INDEX([Magical.$B$2:.$G$487]; SMALL(IF(([.I$3]=[Magical.$B$2:.$B$487]); ROW([Physical.$B$2:.$B$500])-MIN(ROW([Magical.$B$2:.$B$487]))+1;&quot;&quot;);ROWS([.$A$1:.$A14]));6);&quot;&quot;)" office:value-type="string" office:string-value="XXX" calcext:value-type="string">
            <text:p>XXX</text:p>
          </table:table-cell>
          <table:table-cell table:style-name="ce21" table:number-matrix-columns-spanned="1" table:number-matrix-rows-spanned="1" table:formula="of:=IFERROR(INDEX([Magical.$B$2:.$G$487]; SMALL(IF(([.J$3]=[Magical.$B$2:.$B$487]); ROW([Physical.$B$2:.$B$500])-MIN(ROW([Magical.$B$2:.$B$487]))+1;&quot;&quot;);ROWS([.$A$1:.$A14]));6);&quot;&quot;)">
            <text:p/>
          </table:table-cell>
          <table:table-cell table:style-name="ce15" table:number-matrix-columns-spanned="1" table:number-matrix-rows-spanned="1" table:formula="of:=IFERROR(INDEX([Mixed.$C$2:.$G$492]; SMALL(IF(([.A$3]=[Mixed.$C$2:.$C$492]); ROW([Mixed.$C$2:.$C$492])-MIN(ROW([Mixed.$C$2:.$C$492]))+1;&quot;&quot;);ROWS([.$A$1:.$A14]));5);&quot;&quot;)" office:value-type="string" office:string-value="Glade Guardian" calcext:value-type="string">
            <text:p>Glade Guardian</text:p>
          </table:table-cell>
          <table:table-cell table:style-name="ce21" table:number-matrix-columns-spanned="1" table:number-matrix-rows-spanned="1" table:formula="of:=IFERROR(INDEX([Mixed.$C$2:.$G$492]; SMALL(IF(([.B$3]=[Mixed.$C$2:.$C$492]); ROW([Mixed.$C$2:.$C$492])-MIN(ROW([Mixed.$C$2:.$C$492]))+1;&quot;&quot;);ROWS([.$A$1:.$A14]));5);&quot;&quot;)" office:value-type="string" office:string-value="Strider" calcext:value-type="string">
            <text:p>Strider</text:p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G$500]; SMALL(IF(([.A$3]=[Physical.$B$2:.$B$500]); ROW([Physical.$B$2:.$B$500])-MIN(ROW([Physical.$B$2:.$B$500]))+1;&quot;&quot;);ROWS([.$A$1:.$A15]));6);&quot;&quot;)" office:value-type="string" office:string-value="Guardian" calcext:value-type="string">
            <text:p>Guardian</text:p>
          </table:table-cell>
          <table:table-cell table:style-name="ce9" table:number-matrix-columns-spanned="1" table:number-matrix-rows-spanned="1" table:formula="of:=IFERROR(INDEX([Physical.$B$2:.$G$500]; SMALL(IF(([.B$3]=[Physical.$B$2:.$B$500]); ROW([Physical.$B$2:.$B$500])-MIN(ROW([Physical.$B$2:.$B$500]))+1;&quot;&quot;);ROWS([.$A$1:.$A15]));6);&quot;&quot;)" office:value-type="string" office:string-value="Predator" calcext:value-type="string">
            <text:p>Predator</text:p>
          </table:table-cell>
          <table:table-cell table:style-name="ce12" table:number-matrix-columns-spanned="1" table:number-matrix-rows-spanned="1" table:formula="of:=IFERROR(INDEX([Physical.$B$2:.$G$500]; SMALL(IF(([.C$3]=[Physical.$B$2:.$B$500]); ROW([Physical.$B$2:.$B$500])-MIN(ROW([Physical.$B$2:.$B$500]))+1;&quot;&quot;);ROWS([.$A$1:.$A15]));6);&quot;&quot;)" office:value-type="string" office:string-value="Dead Eye" calcext:value-type="string">
            <text:p>Dead Eye</text:p>
          </table:table-cell>
          <table:table-cell table:style-name="ce15" table:number-matrix-columns-spanned="1" table:number-matrix-rows-spanned="1" table:formula="of:=IFERROR(INDEX([Magical.$B$2:.$G$487]; SMALL(IF(([.D$3]=[Magical.$B$2:.$B$487]); ROW([Physical.$B$2:.$B$500])-MIN(ROW([Magical.$B$2:.$B$487]))+1;&quot;&quot;);ROWS([.$A$1:.$A15]));6);&quot;&quot;)" office:value-type="string" office:string-value="Energy Caller" calcext:value-type="string">
            <text:p>Energy Caller</text:p>
          </table:table-cell>
          <table:table-cell table:style-name="ce18" table:number-matrix-columns-spanned="1" table:number-matrix-rows-spanned="1" table:formula="of:=IFERROR(INDEX([Magical.$B$2:.$G$487]; SMALL(IF(([.E$3]=[Magical.$B$2:.$B$487]); ROW([Physical.$B$2:.$B$500])-MIN(ROW([Magical.$B$2:.$B$487]))+1;&quot;&quot;);ROWS([.$A$1:.$A15]));6);&quot;&quot;)">
            <text:p/>
          </table:table-cell>
          <table:table-cell table:style-name="ce18" table:number-matrix-columns-spanned="1" table:number-matrix-rows-spanned="1" table:formula="of:=IFERROR(INDEX([Magical.$B$2:.$G$487]; SMALL(IF(([.F$3]=[Magical.$B$2:.$B$487]); ROW([Physical.$B$2:.$B$500])-MIN(ROW([Magical.$B$2:.$B$487]))+1;&quot;&quot;);ROWS([.$A$1:.$A15]));6);&quot;&quot;)" office:value-type="string" office:string-value="Crystal Shaper" calcext:value-type="string">
            <text:p>Crystal Shaper</text:p>
          </table:table-cell>
          <table:table-cell table:style-name="ce18" table:number-matrix-columns-spanned="1" table:number-matrix-rows-spanned="1" table:formula="of:=IFERROR(INDEX([Magical.$B$2:.$G$487]; SMALL(IF(([.G$3]=[Magical.$B$2:.$B$487]); ROW([Physical.$B$2:.$B$500])-MIN(ROW([Magical.$B$2:.$B$487]))+1;&quot;&quot;);ROWS([.$A$1:.$A15]));6);&quot;&quot;)" office:value-type="string" office:string-value="Theurgist" calcext:value-type="string">
            <text:p>Theurgist</text:p>
          </table:table-cell>
          <table:table-cell table:style-name="ce18" table:number-matrix-columns-spanned="1" table:number-matrix-rows-spanned="1" table:formula="of:=IFERROR(INDEX([Magical.$B$2:.$G$487]; SMALL(IF(([.H$3]=[Magical.$B$2:.$B$487]); ROW([Physical.$B$2:.$B$500])-MIN(ROW([Magical.$B$2:.$B$487]))+1;&quot;&quot;);ROWS([.$A$1:.$A15]));6);&quot;&quot;)" office:value-type="string" office:string-value="Bone Caller" calcext:value-type="string">
            <text:p>Bone Caller</text:p>
          </table:table-cell>
          <table:table-cell table:style-name="ce18" table:number-matrix-columns-spanned="1" table:number-matrix-rows-spanned="1" table:formula="of:=IFERROR(INDEX([Magical.$B$2:.$G$487]; SMALL(IF(([.I$3]=[Magical.$B$2:.$B$487]); ROW([Physical.$B$2:.$B$500])-MIN(ROW([Magical.$B$2:.$B$487]))+1;&quot;&quot;);ROWS([.$A$1:.$A15]));6);&quot;&quot;)" office:value-type="string" office:string-value="XXX" calcext:value-type="string">
            <text:p>XXX</text:p>
          </table:table-cell>
          <table:table-cell table:style-name="ce21" table:number-matrix-columns-spanned="1" table:number-matrix-rows-spanned="1" table:formula="of:=IFERROR(INDEX([Magical.$B$2:.$G$487]; SMALL(IF(([.J$3]=[Magical.$B$2:.$B$487]); ROW([Physical.$B$2:.$B$500])-MIN(ROW([Magical.$B$2:.$B$487]))+1;&quot;&quot;);ROWS([.$A$1:.$A15]));6);&quot;&quot;)">
            <text:p/>
          </table:table-cell>
          <table:table-cell table:style-name="ce15" table:number-matrix-columns-spanned="1" table:number-matrix-rows-spanned="1" table:formula="of:=IFERROR(INDEX([Mixed.$C$2:.$G$492]; SMALL(IF(([.A$3]=[Mixed.$C$2:.$C$492]); ROW([Mixed.$C$2:.$C$492])-MIN(ROW([Mixed.$C$2:.$C$492]))+1;&quot;&quot;);ROWS([.$A$1:.$A15]));5);&quot;&quot;)" office:value-type="string" office:string-value="War Shaper" calcext:value-type="string">
            <text:p>War Shaper</text:p>
          </table:table-cell>
          <table:table-cell table:style-name="ce21" table:number-matrix-columns-spanned="1" table:number-matrix-rows-spanned="1" table:formula="of:=IFERROR(INDEX([Mixed.$C$2:.$G$492]; SMALL(IF(([.B$3]=[Mixed.$C$2:.$C$492]); ROW([Mixed.$C$2:.$C$492])-MIN(ROW([Mixed.$C$2:.$C$492]))+1;&quot;&quot;);ROWS([.$A$1:.$A15]));5);&quot;&quot;)" office:value-type="string" office:string-value="Bard" calcext:value-type="string">
            <text:p>Bard</text:p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G$500]; SMALL(IF(([.A$3]=[Physical.$B$2:.$B$500]); ROW([Physical.$B$2:.$B$500])-MIN(ROW([Physical.$B$2:.$B$500]))+1;&quot;&quot;);ROWS([.$A$1:.$A16]));6);&quot;&quot;)" office:value-type="string" office:string-value="Monk" calcext:value-type="string">
            <text:p>Monk</text:p>
          </table:table-cell>
          <table:table-cell table:style-name="ce9" table:number-matrix-columns-spanned="1" table:number-matrix-rows-spanned="1" table:formula="of:=IFERROR(INDEX([Physical.$B$2:.$G$500]; SMALL(IF(([.B$3]=[Physical.$B$2:.$B$500]); ROW([Physical.$B$2:.$B$500])-MIN(ROW([Physical.$B$2:.$B$500]))+1;&quot;&quot;);ROWS([.$A$1:.$A16]));6);&quot;&quot;)" office:value-type="string" office:string-value="Brigand" calcext:value-type="string">
            <text:p>Brigand</text:p>
          </table:table-cell>
          <table:table-cell table:style-name="ce12" table:number-matrix-columns-spanned="1" table:number-matrix-rows-spanned="1" table:formula="of:=IFERROR(INDEX([Physical.$B$2:.$G$500]; SMALL(IF(([.C$3]=[Physical.$B$2:.$B$500]); ROW([Physical.$B$2:.$B$500])-MIN(ROW([Physical.$B$2:.$B$500]))+1;&quot;&quot;);ROWS([.$A$1:.$A16]));6);&quot;&quot;)" office:value-type="string" office:string-value="Warden" calcext:value-type="string">
            <text:p>Warden</text:p>
          </table:table-cell>
          <table:table-cell table:style-name="ce15" table:number-matrix-columns-spanned="1" table:number-matrix-rows-spanned="1" table:formula="of:=IFERROR(INDEX([Magical.$B$2:.$G$487]; SMALL(IF(([.D$3]=[Magical.$B$2:.$B$487]); ROW([Physical.$B$2:.$B$500])-MIN(ROW([Magical.$B$2:.$B$487]))+1;&quot;&quot;);ROWS([.$A$1:.$A16]));6);&quot;&quot;)">
            <text:p/>
          </table:table-cell>
          <table:table-cell table:style-name="ce18" table:number-matrix-columns-spanned="1" table:number-matrix-rows-spanned="1" table:formula="of:=IFERROR(INDEX([Magical.$B$2:.$G$487]; SMALL(IF(([.E$3]=[Magical.$B$2:.$B$487]); ROW([Physical.$B$2:.$B$500])-MIN(ROW([Magical.$B$2:.$B$487]))+1;&quot;&quot;);ROWS([.$A$1:.$A16]));6);&quot;&quot;)">
            <text:p/>
          </table:table-cell>
          <table:table-cell table:style-name="ce18" table:number-matrix-columns-spanned="1" table:number-matrix-rows-spanned="1" table:formula="of:=IFERROR(INDEX([Magical.$B$2:.$G$487]; SMALL(IF(([.F$3]=[Magical.$B$2:.$B$487]); ROW([Physical.$B$2:.$B$500])-MIN(ROW([Magical.$B$2:.$B$487]))+1;&quot;&quot;);ROWS([.$A$1:.$A16]));6);&quot;&quot;)" office:value-type="string" office:string-value="Storm Shaper" calcext:value-type="string">
            <text:p>Storm Shaper</text:p>
          </table:table-cell>
          <table:table-cell table:style-name="ce18" table:number-matrix-columns-spanned="1" table:number-matrix-rows-spanned="1" table:formula="of:=IFERROR(INDEX([Magical.$B$2:.$G$487]; SMALL(IF(([.G$3]=[Magical.$B$2:.$B$487]); ROW([Physical.$B$2:.$B$500])-MIN(ROW([Magical.$B$2:.$B$487]))+1;&quot;&quot;);ROWS([.$A$1:.$A16]));6);&quot;&quot;)" office:value-type="string" office:string-value="Mystic" calcext:value-type="string">
            <text:p>Mystic</text:p>
          </table:table-cell>
          <table:table-cell table:style-name="ce18" table:number-matrix-columns-spanned="1" table:number-matrix-rows-spanned="1" table:formula="of:=IFERROR(INDEX([Magical.$B$2:.$G$487]; SMALL(IF(([.H$3]=[Magical.$B$2:.$B$487]); ROW([Physical.$B$2:.$B$500])-MIN(ROW([Magical.$B$2:.$B$487]))+1;&quot;&quot;);ROWS([.$A$1:.$A16]));6);&quot;&quot;)">
            <text:p/>
          </table:table-cell>
          <table:table-cell table:style-name="ce18" table:number-matrix-columns-spanned="1" table:number-matrix-rows-spanned="1" table:formula="of:=IFERROR(INDEX([Magical.$B$2:.$G$487]; SMALL(IF(([.I$3]=[Magical.$B$2:.$B$487]); ROW([Physical.$B$2:.$B$500])-MIN(ROW([Magical.$B$2:.$B$487]))+1;&quot;&quot;);ROWS([.$A$1:.$A16]));6);&quot;&quot;)" office:value-type="string" office:string-value="XXX" calcext:value-type="string">
            <text:p>XXX</text:p>
          </table:table-cell>
          <table:table-cell table:style-name="ce21" table:number-matrix-columns-spanned="1" table:number-matrix-rows-spanned="1" table:formula="of:=IFERROR(INDEX([Magical.$B$2:.$G$487]; SMALL(IF(([.J$3]=[Magical.$B$2:.$B$487]); ROW([Physical.$B$2:.$B$500])-MIN(ROW([Magical.$B$2:.$B$487]))+1;&quot;&quot;);ROWS([.$A$1:.$A16]));6);&quot;&quot;)">
            <text:p/>
          </table:table-cell>
          <table:table-cell table:style-name="ce15" table:number-matrix-columns-spanned="1" table:number-matrix-rows-spanned="1" table:formula="of:=IFERROR(INDEX([Mixed.$C$2:.$G$492]; SMALL(IF(([.A$3]=[Mixed.$C$2:.$C$492]); ROW([Mixed.$C$2:.$C$492])-MIN(ROW([Mixed.$C$2:.$C$492]))+1;&quot;&quot;);ROWS([.$A$1:.$A16]));5);&quot;&quot;)" office:value-type="string" office:string-value="Avenger" calcext:value-type="string">
            <text:p>Avenger</text:p>
          </table:table-cell>
          <table:table-cell table:style-name="ce21" table:number-matrix-columns-spanned="1" table:number-matrix-rows-spanned="1" table:formula="of:=IFERROR(INDEX([Mixed.$C$2:.$G$492]; SMALL(IF(([.B$3]=[Mixed.$C$2:.$C$492]); ROW([Mixed.$C$2:.$C$492])-MIN(ROW([Mixed.$C$2:.$C$492]))+1;&quot;&quot;);ROWS([.$A$1:.$A16]));5);&quot;&quot;)" office:value-type="string" office:string-value="Dervish" calcext:value-type="string">
            <text:p>Dervish</text:p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G$500]; SMALL(IF(([.A$3]=[Physical.$B$2:.$B$500]); ROW([Physical.$B$2:.$B$500])-MIN(ROW([Physical.$B$2:.$B$500]))+1;&quot;&quot;);ROWS([.$A$1:.$A17]));6);&quot;&quot;)" office:value-type="string" office:string-value="Gladiator" calcext:value-type="string">
            <text:p>Gladiator</text:p>
          </table:table-cell>
          <table:table-cell table:style-name="ce9" table:number-matrix-columns-spanned="1" table:number-matrix-rows-spanned="1" table:formula="of:=IFERROR(INDEX([Physical.$B$2:.$G$500]; SMALL(IF(([.B$3]=[Physical.$B$2:.$B$500]); ROW([Physical.$B$2:.$B$500])-MIN(ROW([Physical.$B$2:.$B$500]))+1;&quot;&quot;);ROWS([.$A$1:.$A17]));6);&quot;&quot;)" office:value-type="string" office:string-value="Cutthroat" calcext:value-type="string">
            <text:p>Cutthroat</text:p>
          </table:table-cell>
          <table:table-cell table:style-name="ce12" table:number-matrix-columns-spanned="1" table:number-matrix-rows-spanned="1" table:formula="of:=IFERROR(INDEX([Physical.$B$2:.$G$500]; SMALL(IF(([.C$3]=[Physical.$B$2:.$B$500]); ROW([Physical.$B$2:.$B$500])-MIN(ROW([Physical.$B$2:.$B$500]))+1;&quot;&quot;);ROWS([.$A$1:.$A17]));6);&quot;&quot;)">
            <text:p/>
          </table:table-cell>
          <table:table-cell table:style-name="ce15" table:number-matrix-columns-spanned="1" table:number-matrix-rows-spanned="1" table:formula="of:=IFERROR(INDEX([Magical.$B$2:.$G$487]; SMALL(IF(([.D$3]=[Magical.$B$2:.$B$487]); ROW([Physical.$B$2:.$B$500])-MIN(ROW([Magical.$B$2:.$B$487]))+1;&quot;&quot;);ROWS([.$A$1:.$A17]));6);&quot;&quot;)">
            <text:p/>
          </table:table-cell>
          <table:table-cell table:style-name="ce18" table:number-matrix-columns-spanned="1" table:number-matrix-rows-spanned="1" table:formula="of:=IFERROR(INDEX([Magical.$B$2:.$G$487]; SMALL(IF(([.E$3]=[Magical.$B$2:.$B$487]); ROW([Physical.$B$2:.$B$500])-MIN(ROW([Magical.$B$2:.$B$487]))+1;&quot;&quot;);ROWS([.$A$1:.$A17]));6);&quot;&quot;)">
            <text:p/>
          </table:table-cell>
          <table:table-cell table:style-name="ce18" table:number-matrix-columns-spanned="1" table:number-matrix-rows-spanned="1" table:formula="of:=IFERROR(INDEX([Magical.$B$2:.$G$487]; SMALL(IF(([.F$3]=[Magical.$B$2:.$B$487]); ROW([Physical.$B$2:.$B$500])-MIN(ROW([Magical.$B$2:.$B$487]))+1;&quot;&quot;);ROWS([.$A$1:.$A17]));6);&quot;&quot;)" office:value-type="string" office:string-value="Ice Shaper" calcext:value-type="string">
            <text:p>Ice Shaper</text:p>
          </table:table-cell>
          <table:table-cell table:style-name="ce18" table:number-matrix-columns-spanned="1" table:number-matrix-rows-spanned="1" table:formula="of:=IFERROR(INDEX([Magical.$B$2:.$G$487]; SMALL(IF(([.G$3]=[Magical.$B$2:.$B$487]); ROW([Physical.$B$2:.$B$500])-MIN(ROW([Magical.$B$2:.$B$487]))+1;&quot;&quot;);ROWS([.$A$1:.$A17]));6);&quot;&quot;)">
            <text:p/>
          </table:table-cell>
          <table:table-cell table:style-name="ce18" table:number-matrix-columns-spanned="1" table:number-matrix-rows-spanned="1" table:formula="of:=IFERROR(INDEX([Magical.$B$2:.$G$487]; SMALL(IF(([.H$3]=[Magical.$B$2:.$B$487]); ROW([Physical.$B$2:.$B$500])-MIN(ROW([Magical.$B$2:.$B$487]))+1;&quot;&quot;);ROWS([.$A$1:.$A17]));6);&quot;&quot;)">
            <text:p/>
          </table:table-cell>
          <table:table-cell table:style-name="ce18" table:number-matrix-columns-spanned="1" table:number-matrix-rows-spanned="1" table:formula="of:=IFERROR(INDEX([Magical.$B$2:.$G$487]; SMALL(IF(([.I$3]=[Magical.$B$2:.$B$487]); ROW([Physical.$B$2:.$B$500])-MIN(ROW([Magical.$B$2:.$B$487]))+1;&quot;&quot;);ROWS([.$A$1:.$A17]));6);&quot;&quot;)" office:value-type="string" office:string-value="XXX" calcext:value-type="string">
            <text:p>XXX</text:p>
          </table:table-cell>
          <table:table-cell table:style-name="ce21" table:number-matrix-columns-spanned="1" table:number-matrix-rows-spanned="1" table:formula="of:=IFERROR(INDEX([Magical.$B$2:.$G$487]; SMALL(IF(([.J$3]=[Magical.$B$2:.$B$487]); ROW([Physical.$B$2:.$B$500])-MIN(ROW([Magical.$B$2:.$B$487]))+1;&quot;&quot;);ROWS([.$A$1:.$A17]));6);&quot;&quot;)">
            <text:p/>
          </table:table-cell>
          <table:table-cell table:style-name="ce15" table:number-matrix-columns-spanned="1" table:number-matrix-rows-spanned="1" table:formula="of:=IFERROR(INDEX([Mixed.$C$2:.$G$492]; SMALL(IF(([.A$3]=[Mixed.$C$2:.$C$492]); ROW([Mixed.$C$2:.$C$492])-MIN(ROW([Mixed.$C$2:.$C$492]))+1;&quot;&quot;);ROWS([.$A$1:.$A17]));5);&quot;&quot;)" office:value-type="string" office:string-value="Blood Knight" calcext:value-type="string">
            <text:p>Blood Knight</text:p>
          </table:table-cell>
          <table:table-cell table:style-name="ce21" table:number-matrix-columns-spanned="1" table:number-matrix-rows-spanned="1" table:formula="of:=IFERROR(INDEX([Mixed.$C$2:.$G$492]; SMALL(IF(([.B$3]=[Mixed.$C$2:.$C$492]); ROW([Mixed.$C$2:.$C$492])-MIN(ROW([Mixed.$C$2:.$C$492]))+1;&quot;&quot;);ROWS([.$A$1:.$A17]));5);&quot;&quot;)" office:value-type="string" office:string-value="Blood Stalker" calcext:value-type="string">
            <text:p>Blood Stalker</text:p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G$500]; SMALL(IF(([.A$3]=[Physical.$B$2:.$B$500]); ROW([Physical.$B$2:.$B$500])-MIN(ROW([Physical.$B$2:.$B$500]))+1;&quot;&quot;);ROWS([.$A$1:.$A18]));6);&quot;&quot;)" office:value-type="string" office:string-value="Vanguard" calcext:value-type="string">
            <text:p>Vanguard</text:p>
          </table:table-cell>
          <table:table-cell table:style-name="ce9" table:number-matrix-columns-spanned="1" table:number-matrix-rows-spanned="1" table:formula="of:=IFERROR(INDEX([Physical.$B$2:.$G$500]; SMALL(IF(([.B$3]=[Physical.$B$2:.$B$500]); ROW([Physical.$B$2:.$B$500])-MIN(ROW([Physical.$B$2:.$B$500]))+1;&quot;&quot;);ROWS([.$A$1:.$A18]));6);&quot;&quot;)" office:value-type="string" office:string-value="Vigilante" calcext:value-type="string">
            <text:p>Vigilante</text:p>
          </table:table-cell>
          <table:table-cell table:style-name="ce12" table:number-matrix-columns-spanned="1" table:number-matrix-rows-spanned="1" table:formula="of:=IFERROR(INDEX([Physical.$B$2:.$G$500]; SMALL(IF(([.C$3]=[Physical.$B$2:.$B$500]); ROW([Physical.$B$2:.$B$500])-MIN(ROW([Physical.$B$2:.$B$500]))+1;&quot;&quot;);ROWS([.$A$1:.$A18]));6);&quot;&quot;)">
            <text:p/>
          </table:table-cell>
          <table:table-cell table:style-name="ce15" table:number-matrix-columns-spanned="1" table:number-matrix-rows-spanned="1" table:formula="of:=IFERROR(INDEX([Magical.$B$2:.$G$487]; SMALL(IF(([.D$3]=[Magical.$B$2:.$B$487]); ROW([Physical.$B$2:.$B$500])-MIN(ROW([Magical.$B$2:.$B$487]))+1;&quot;&quot;);ROWS([.$A$1:.$A18]));6);&quot;&quot;)">
            <text:p/>
          </table:table-cell>
          <table:table-cell table:style-name="ce18" table:number-matrix-columns-spanned="1" table:number-matrix-rows-spanned="1" table:formula="of:=IFERROR(INDEX([Magical.$B$2:.$G$487]; SMALL(IF(([.E$3]=[Magical.$B$2:.$B$487]); ROW([Physical.$B$2:.$B$500])-MIN(ROW([Magical.$B$2:.$B$487]))+1;&quot;&quot;);ROWS([.$A$1:.$A18]));6);&quot;&quot;)">
            <text:p/>
          </table:table-cell>
          <table:table-cell table:style-name="ce18" table:number-matrix-columns-spanned="1" table:number-matrix-rows-spanned="1" table:formula="of:=IFERROR(INDEX([Magical.$B$2:.$G$487]; SMALL(IF(([.F$3]=[Magical.$B$2:.$B$487]); ROW([Physical.$B$2:.$B$500])-MIN(ROW([Magical.$B$2:.$B$487]))+1;&quot;&quot;);ROWS([.$A$1:.$A18]));6);&quot;&quot;)" office:value-type="string" office:string-value="Sorceror" calcext:value-type="string">
            <text:p>Sorceror</text:p>
          </table:table-cell>
          <table:table-cell table:style-name="ce18" table:number-matrix-columns-spanned="1" table:number-matrix-rows-spanned="1" table:formula="of:=IFERROR(INDEX([Magical.$B$2:.$G$487]; SMALL(IF(([.G$3]=[Magical.$B$2:.$B$487]); ROW([Physical.$B$2:.$B$500])-MIN(ROW([Magical.$B$2:.$B$487]))+1;&quot;&quot;);ROWS([.$A$1:.$A18]));6);&quot;&quot;)">
            <text:p/>
          </table:table-cell>
          <table:table-cell table:style-name="ce18" table:number-matrix-columns-spanned="1" table:number-matrix-rows-spanned="1" table:formula="of:=IFERROR(INDEX([Magical.$B$2:.$G$487]; SMALL(IF(([.H$3]=[Magical.$B$2:.$B$487]); ROW([Physical.$B$2:.$B$500])-MIN(ROW([Magical.$B$2:.$B$487]))+1;&quot;&quot;);ROWS([.$A$1:.$A18]));6);&quot;&quot;)">
            <text:p/>
          </table:table-cell>
          <table:table-cell table:style-name="ce18" table:number-matrix-columns-spanned="1" table:number-matrix-rows-spanned="1" table:formula="of:=IFERROR(INDEX([Magical.$B$2:.$G$487]; SMALL(IF(([.I$3]=[Magical.$B$2:.$B$487]); ROW([Physical.$B$2:.$B$500])-MIN(ROW([Magical.$B$2:.$B$487]))+1;&quot;&quot;);ROWS([.$A$1:.$A18]));6);&quot;&quot;)" office:value-type="string" office:string-value="XXX" calcext:value-type="string">
            <text:p>XXX</text:p>
          </table:table-cell>
          <table:table-cell table:style-name="ce21" table:number-matrix-columns-spanned="1" table:number-matrix-rows-spanned="1" table:formula="of:=IFERROR(INDEX([Magical.$B$2:.$G$487]; SMALL(IF(([.J$3]=[Magical.$B$2:.$B$487]); ROW([Physical.$B$2:.$B$500])-MIN(ROW([Magical.$B$2:.$B$487]))+1;&quot;&quot;);ROWS([.$A$1:.$A18]));6);&quot;&quot;)">
            <text:p/>
          </table:table-cell>
          <table:table-cell table:style-name="ce15" table:number-matrix-columns-spanned="1" table:number-matrix-rows-spanned="1" table:formula="of:=IFERROR(INDEX([Mixed.$C$2:.$G$492]; SMALL(IF(([.A$3]=[Mixed.$C$2:.$C$492]); ROW([Mixed.$C$2:.$C$492])-MIN(ROW([Mixed.$C$2:.$C$492]))+1;&quot;&quot;);ROWS([.$A$1:.$A18]));5);&quot;&quot;)" office:value-type="string" office:string-value="Bone Vanguard" calcext:value-type="string">
            <text:p>Bone Vanguard</text:p>
          </table:table-cell>
          <table:table-cell table:style-name="ce21" table:number-matrix-columns-spanned="1" table:number-matrix-rows-spanned="1" table:formula="of:=IFERROR(INDEX([Mixed.$C$2:.$G$492]; SMALL(IF(([.B$3]=[Mixed.$C$2:.$C$492]); ROW([Mixed.$C$2:.$C$492])-MIN(ROW([Mixed.$C$2:.$C$492]))+1;&quot;&quot;);ROWS([.$A$1:.$A18]));5);&quot;&quot;)" office:value-type="string" office:string-value="Bone Archer" calcext:value-type="string">
            <text:p>Bone Archer</text:p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G$500]; SMALL(IF(([.A$3]=[Physical.$B$2:.$B$500]); ROW([Physical.$B$2:.$B$500])-MIN(ROW([Physical.$B$2:.$B$500]))+1;&quot;&quot;);ROWS([.$A$1:.$A19]));5);&quot;&quot;)">
            <text:p/>
          </table:table-cell>
          <table:table-cell table:style-name="ce9" table:number-matrix-columns-spanned="1" table:number-matrix-rows-spanned="1" table:formula="of:=IFERROR(INDEX([Physical.$B$2:.$G$500]; SMALL(IF(([.B$3]=[Physical.$B$2:.$B$500]); ROW([Physical.$B$2:.$B$500])-MIN(ROW([Physical.$B$2:.$B$500]))+1;&quot;&quot;);ROWS([.$A$1:.$A19]));5);&quot;&quot;)">
            <text:p/>
          </table:table-cell>
          <table:table-cell table:style-name="ce12" table:number-matrix-columns-spanned="1" table:number-matrix-rows-spanned="1" table:formula="of:=IFERROR(INDEX([Physical.$B$2:.$G$500]; SMALL(IF(([.C$3]=[Physical.$B$2:.$B$500]); ROW([Physical.$B$2:.$B$500])-MIN(ROW([Physical.$B$2:.$B$500]))+1;&quot;&quot;);ROWS([.$A$1:.$A19]));5);&quot;&quot;)">
            <text:p/>
          </table:table-cell>
          <table:table-cell table:style-name="ce15" table:number-matrix-columns-spanned="1" table:number-matrix-rows-spanned="1" table:formula="of:=IFERROR(INDEX([Magical.$B$2:.$G$487]; SMALL(IF(([.D$3]=[Magical.$B$2:.$B$487]); ROW([Physical.$B$2:.$B$500])-MIN(ROW([Magical.$B$2:.$B$487]))+1;&quot;&quot;);ROWS([.$A$1:.$A19]));6);&quot;&quot;)">
            <text:p/>
          </table:table-cell>
          <table:table-cell table:style-name="ce18" table:number-matrix-columns-spanned="1" table:number-matrix-rows-spanned="1" table:formula="of:=IFERROR(INDEX([Magical.$B$2:.$G$487]; SMALL(IF(([.E$3]=[Magical.$B$2:.$B$487]); ROW([Physical.$B$2:.$B$500])-MIN(ROW([Magical.$B$2:.$B$487]))+1;&quot;&quot;);ROWS([.$A$1:.$A19]));6);&quot;&quot;)">
            <text:p/>
          </table:table-cell>
          <table:table-cell table:style-name="ce18" table:number-matrix-columns-spanned="1" table:number-matrix-rows-spanned="1" table:formula="of:=IFERROR(INDEX([Magical.$B$2:.$G$487]; SMALL(IF(([.F$3]=[Magical.$B$2:.$B$487]); ROW([Physical.$B$2:.$B$500])-MIN(ROW([Magical.$B$2:.$B$487]))+1;&quot;&quot;);ROWS([.$A$1:.$A19]));6);&quot;&quot;)">
            <text:p/>
          </table:table-cell>
          <table:table-cell table:style-name="ce18" table:number-matrix-columns-spanned="1" table:number-matrix-rows-spanned="1" table:formula="of:=IFERROR(INDEX([Magical.$B$2:.$G$487]; SMALL(IF(([.G$3]=[Magical.$B$2:.$B$487]); ROW([Physical.$B$2:.$B$500])-MIN(ROW([Magical.$B$2:.$B$487]))+1;&quot;&quot;);ROWS([.$A$1:.$A19]));6);&quot;&quot;)">
            <text:p/>
          </table:table-cell>
          <table:table-cell table:style-name="ce18" table:number-matrix-columns-spanned="1" table:number-matrix-rows-spanned="1" table:formula="of:=IFERROR(INDEX([Magical.$B$2:.$G$487]; SMALL(IF(([.H$3]=[Magical.$B$2:.$B$487]); ROW([Physical.$B$2:.$B$500])-MIN(ROW([Magical.$B$2:.$B$487]))+1;&quot;&quot;);ROWS([.$A$1:.$A19]));6);&quot;&quot;)">
            <text:p/>
          </table:table-cell>
          <table:table-cell table:style-name="ce18" table:number-matrix-columns-spanned="1" table:number-matrix-rows-spanned="1" table:formula="of:=IFERROR(INDEX([Magical.$B$2:.$G$487]; SMALL(IF(([.I$3]=[Magical.$B$2:.$B$487]); ROW([Physical.$B$2:.$B$500])-MIN(ROW([Magical.$B$2:.$B$487]))+1;&quot;&quot;);ROWS([.$A$1:.$A19]));6);&quot;&quot;)" office:value-type="string" office:string-value="XXX" calcext:value-type="string">
            <text:p>XXX</text:p>
          </table:table-cell>
          <table:table-cell table:style-name="ce21" table:number-matrix-columns-spanned="1" table:number-matrix-rows-spanned="1" table:formula="of:=IFERROR(INDEX([Magical.$B$2:.$G$487]; SMALL(IF(([.J$3]=[Magical.$B$2:.$B$487]); ROW([Physical.$B$2:.$B$500])-MIN(ROW([Magical.$B$2:.$B$487]))+1;&quot;&quot;);ROWS([.$A$1:.$A19]));6);&quot;&quot;)">
            <text:p/>
          </table:table-cell>
          <table:table-cell table:style-name="ce15" table:number-matrix-columns-spanned="1" table:number-matrix-rows-spanned="1" table:formula="of:=IFERROR(INDEX([Mixed.$C$2:.$G$492]; SMALL(IF(([.A$3]=[Mixed.$C$2:.$C$492]); ROW([Mixed.$C$2:.$C$492])-MIN(ROW([Mixed.$C$2:.$C$492]))+1;&quot;&quot;);ROWS([.$A$1:.$A19]));5);&quot;&quot;)" office:value-type="string" office:string-value="Illusory Blade" calcext:value-type="string">
            <text:p>Illusory Blade</text:p>
          </table:table-cell>
          <table:table-cell table:style-name="ce21" table:number-matrix-columns-spanned="1" table:number-matrix-rows-spanned="1" table:formula="of:=IFERROR(INDEX([Mixed.$C$2:.$G$492]; SMALL(IF(([.B$3]=[Mixed.$C$2:.$C$492]); ROW([Mixed.$C$2:.$C$492])-MIN(ROW([Mixed.$C$2:.$C$492]))+1;&quot;&quot;);ROWS([.$A$1:.$A19]));5);&quot;&quot;)" office:value-type="string" office:string-value="Illusionary Predator" calcext:value-type="string">
            <text:p>Illusionary Predator</text:p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G$500]; SMALL(IF(([.A$3]=[Physical.$B$2:.$B$500]); ROW([Physical.$B$2:.$B$500])-MIN(ROW([Physical.$B$2:.$B$500]))+1;&quot;&quot;);ROWS([.$A$1:.$A20]));5);&quot;&quot;)">
            <text:p/>
          </table:table-cell>
          <table:table-cell table:style-name="ce9" table:number-matrix-columns-spanned="1" table:number-matrix-rows-spanned="1" table:formula="of:=IFERROR(INDEX([Physical.$B$2:.$G$500]; SMALL(IF(([.B$3]=[Physical.$B$2:.$B$500]); ROW([Physical.$B$2:.$B$500])-MIN(ROW([Physical.$B$2:.$B$500]))+1;&quot;&quot;);ROWS([.$A$1:.$A20]));5);&quot;&quot;)">
            <text:p/>
          </table:table-cell>
          <table:table-cell table:style-name="ce12" table:number-matrix-columns-spanned="1" table:number-matrix-rows-spanned="1" table:formula="of:=IFERROR(INDEX([Physical.$B$2:.$G$500]; SMALL(IF(([.C$3]=[Physical.$B$2:.$B$500]); ROW([Physical.$B$2:.$B$500])-MIN(ROW([Physical.$B$2:.$B$500]))+1;&quot;&quot;);ROWS([.$A$1:.$A20]));5);&quot;&quot;)">
            <text:p/>
          </table:table-cell>
          <table:table-cell table:style-name="ce15" table:number-matrix-columns-spanned="1" table:number-matrix-rows-spanned="1" table:formula="of:=IFERROR(INDEX([Magical.$B$2:.$G$487]; SMALL(IF(([.D$3]=[Magical.$B$2:.$B$487]); ROW([Physical.$B$2:.$B$500])-MIN(ROW([Magical.$B$2:.$B$487]))+1;&quot;&quot;);ROWS([.$A$1:.$A20]));6);&quot;&quot;)">
            <text:p/>
          </table:table-cell>
          <table:table-cell table:style-name="ce18" table:number-matrix-columns-spanned="1" table:number-matrix-rows-spanned="1" table:formula="of:=IFERROR(INDEX([Magical.$B$2:.$G$487]; SMALL(IF(([.E$3]=[Magical.$B$2:.$B$487]); ROW([Physical.$B$2:.$B$500])-MIN(ROW([Magical.$B$2:.$B$487]))+1;&quot;&quot;);ROWS([.$A$1:.$A20]));6);&quot;&quot;)">
            <text:p/>
          </table:table-cell>
          <table:table-cell table:style-name="ce18" table:number-matrix-columns-spanned="1" table:number-matrix-rows-spanned="1" table:formula="of:=IFERROR(INDEX([Magical.$B$2:.$G$487]; SMALL(IF(([.F$3]=[Magical.$B$2:.$B$487]); ROW([Physical.$B$2:.$B$500])-MIN(ROW([Magical.$B$2:.$B$487]))+1;&quot;&quot;);ROWS([.$A$1:.$A20]));6);&quot;&quot;)">
            <text:p/>
          </table:table-cell>
          <table:table-cell table:style-name="ce18" table:number-matrix-columns-spanned="1" table:number-matrix-rows-spanned="1" table:formula="of:=IFERROR(INDEX([Magical.$B$2:.$G$487]; SMALL(IF(([.G$3]=[Magical.$B$2:.$B$487]); ROW([Physical.$B$2:.$B$500])-MIN(ROW([Magical.$B$2:.$B$487]))+1;&quot;&quot;);ROWS([.$A$1:.$A20]));6);&quot;&quot;)">
            <text:p/>
          </table:table-cell>
          <table:table-cell table:style-name="ce18" table:number-matrix-columns-spanned="1" table:number-matrix-rows-spanned="1" table:formula="of:=IFERROR(INDEX([Magical.$B$2:.$G$487]; SMALL(IF(([.H$3]=[Magical.$B$2:.$B$487]); ROW([Physical.$B$2:.$B$500])-MIN(ROW([Magical.$B$2:.$B$487]))+1;&quot;&quot;);ROWS([.$A$1:.$A20]));6);&quot;&quot;)">
            <text:p/>
          </table:table-cell>
          <table:table-cell table:style-name="ce18" table:number-matrix-columns-spanned="1" table:number-matrix-rows-spanned="1" table:formula="of:=IFERROR(INDEX([Magical.$B$2:.$G$487]; SMALL(IF(([.I$3]=[Magical.$B$2:.$B$487]); ROW([Physical.$B$2:.$B$500])-MIN(ROW([Magical.$B$2:.$B$487]))+1;&quot;&quot;);ROWS([.$A$1:.$A20]));6);&quot;&quot;)" office:value-type="string" office:string-value="XXX" calcext:value-type="string">
            <text:p>XXX</text:p>
          </table:table-cell>
          <table:table-cell table:style-name="ce21" table:number-matrix-columns-spanned="1" table:number-matrix-rows-spanned="1" table:formula="of:=IFERROR(INDEX([Magical.$B$2:.$G$487]; SMALL(IF(([.J$3]=[Magical.$B$2:.$B$487]); ROW([Physical.$B$2:.$B$500])-MIN(ROW([Magical.$B$2:.$B$487]))+1;&quot;&quot;);ROWS([.$A$1:.$A20]));6);&quot;&quot;)">
            <text:p/>
          </table:table-cell>
          <table:table-cell table:style-name="ce15" table:number-matrix-columns-spanned="1" table:number-matrix-rows-spanned="1" table:formula="of:=IFERROR(INDEX([Mixed.$C$2:.$G$492]; SMALL(IF(([.A$3]=[Mixed.$C$2:.$C$492]); ROW([Mixed.$C$2:.$C$492])-MIN(ROW([Mixed.$C$2:.$C$492]))+1;&quot;&quot;);ROWS([.$A$1:.$A20]));5);&quot;&quot;)" office:value-type="string" office:string-value="Berserker" calcext:value-type="string">
            <text:p>Berserker</text:p>
          </table:table-cell>
          <table:table-cell table:style-name="ce21" table:number-matrix-columns-spanned="1" table:number-matrix-rows-spanned="1" table:formula="of:=IFERROR(INDEX([Mixed.$C$2:.$G$492]; SMALL(IF(([.B$3]=[Mixed.$C$2:.$C$492]); ROW([Mixed.$C$2:.$C$492])-MIN(ROW([Mixed.$C$2:.$C$492]))+1;&quot;&quot;);ROWS([.$A$1:.$A20]));5);&quot;&quot;)" office:value-type="string" office:string-value="Charmer" calcext:value-type="string">
            <text:p>Charmer</text:p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G$500]; SMALL(IF(([.A$3]=[Physical.$B$2:.$B$500]); ROW([Physical.$B$2:.$B$500])-MIN(ROW([Physical.$B$2:.$B$500]))+1;&quot;&quot;);ROWS([.$A$1:.$A21]));5);&quot;&quot;)">
            <text:p/>
          </table:table-cell>
          <table:table-cell table:style-name="ce9" table:number-matrix-columns-spanned="1" table:number-matrix-rows-spanned="1" table:formula="of:=IFERROR(INDEX([Physical.$B$2:.$G$500]; SMALL(IF(([.B$3]=[Physical.$B$2:.$B$500]); ROW([Physical.$B$2:.$B$500])-MIN(ROW([Physical.$B$2:.$B$500]))+1;&quot;&quot;);ROWS([.$A$1:.$A21]));5);&quot;&quot;)">
            <text:p/>
          </table:table-cell>
          <table:table-cell table:style-name="ce12" table:number-matrix-columns-spanned="1" table:number-matrix-rows-spanned="1" table:formula="of:=IFERROR(INDEX([Physical.$B$2:.$G$500]; SMALL(IF(([.C$3]=[Physical.$B$2:.$B$500]); ROW([Physical.$B$2:.$B$500])-MIN(ROW([Physical.$B$2:.$B$500]))+1;&quot;&quot;);ROWS([.$A$1:.$A21]));5);&quot;&quot;)">
            <text:p/>
          </table:table-cell>
          <table:table-cell table:style-name="ce15" table:number-matrix-columns-spanned="1" table:number-matrix-rows-spanned="1" table:formula="of:=IFERROR(INDEX([Magical.$B$2:.$G$487]; SMALL(IF(([.D$3]=[Magical.$B$2:.$B$487]); ROW([Physical.$B$2:.$B$500])-MIN(ROW([Magical.$B$2:.$B$487]))+1;&quot;&quot;);ROWS([.$A$1:.$A21]));6);&quot;&quot;)">
            <text:p/>
          </table:table-cell>
          <table:table-cell table:style-name="ce18" table:number-matrix-columns-spanned="1" table:number-matrix-rows-spanned="1" table:formula="of:=IFERROR(INDEX([Magical.$B$2:.$G$487]; SMALL(IF(([.E$3]=[Magical.$B$2:.$B$487]); ROW([Physical.$B$2:.$B$500])-MIN(ROW([Magical.$B$2:.$B$487]))+1;&quot;&quot;);ROWS([.$A$1:.$A21]));6);&quot;&quot;)">
            <text:p/>
          </table:table-cell>
          <table:table-cell table:style-name="ce18" table:number-matrix-columns-spanned="1" table:number-matrix-rows-spanned="1" table:formula="of:=IFERROR(INDEX([Magical.$B$2:.$G$487]; SMALL(IF(([.F$3]=[Magical.$B$2:.$B$487]); ROW([Physical.$B$2:.$B$500])-MIN(ROW([Magical.$B$2:.$B$487]))+1;&quot;&quot;);ROWS([.$A$1:.$A21]));6);&quot;&quot;)">
            <text:p/>
          </table:table-cell>
          <table:table-cell table:style-name="ce18" table:number-matrix-columns-spanned="1" table:number-matrix-rows-spanned="1" table:formula="of:=IFERROR(INDEX([Magical.$B$2:.$G$487]; SMALL(IF(([.G$3]=[Magical.$B$2:.$B$487]); ROW([Physical.$B$2:.$B$500])-MIN(ROW([Magical.$B$2:.$B$487]))+1;&quot;&quot;);ROWS([.$A$1:.$A21]));6);&quot;&quot;)">
            <text:p/>
          </table:table-cell>
          <table:table-cell table:style-name="ce18" table:number-matrix-columns-spanned="1" table:number-matrix-rows-spanned="1" table:formula="of:=IFERROR(INDEX([Magical.$B$2:.$G$487]; SMALL(IF(([.H$3]=[Magical.$B$2:.$B$487]); ROW([Physical.$B$2:.$B$500])-MIN(ROW([Magical.$B$2:.$B$487]))+1;&quot;&quot;);ROWS([.$A$1:.$A21]));6);&quot;&quot;)">
            <text:p/>
          </table:table-cell>
          <table:table-cell table:style-name="ce18" table:number-matrix-columns-spanned="1" table:number-matrix-rows-spanned="1" table:formula="of:=IFERROR(INDEX([Magical.$B$2:.$G$487]; SMALL(IF(([.I$3]=[Magical.$B$2:.$B$487]); ROW([Physical.$B$2:.$B$500])-MIN(ROW([Magical.$B$2:.$B$487]))+1;&quot;&quot;);ROWS([.$A$1:.$A21]));6);&quot;&quot;)">
            <text:p/>
          </table:table-cell>
          <table:table-cell table:style-name="ce21" table:number-matrix-columns-spanned="1" table:number-matrix-rows-spanned="1" table:formula="of:=IFERROR(INDEX([Magical.$B$2:.$G$487]; SMALL(IF(([.J$3]=[Magical.$B$2:.$B$487]); ROW([Physical.$B$2:.$B$500])-MIN(ROW([Magical.$B$2:.$B$487]))+1;&quot;&quot;);ROWS([.$A$1:.$A21]));6);&quot;&quot;)">
            <text:p/>
          </table:table-cell>
          <table:table-cell table:style-name="ce15" table:number-matrix-columns-spanned="1" table:number-matrix-rows-spanned="1" table:formula="of:=IFERROR(INDEX([Mixed.$C$2:.$G$492]; SMALL(IF(([.A$3]=[Mixed.$C$2:.$C$492]); ROW([Mixed.$C$2:.$C$492])-MIN(ROW([Mixed.$C$2:.$C$492]))+1;&quot;&quot;);ROWS([.$A$1:.$A21]));5);&quot;&quot;)">
            <text:p/>
          </table:table-cell>
          <table:table-cell table:style-name="ce21" table:number-matrix-columns-spanned="1" table:number-matrix-rows-spanned="1" table:formula="of:=IFERROR(INDEX([Mixed.$C$2:.$G$492]; SMALL(IF(([.B$3]=[Mixed.$C$2:.$C$492]); ROW([Mixed.$C$2:.$C$492])-MIN(ROW([Mixed.$C$2:.$C$492]))+1;&quot;&quot;);ROWS([.$A$1:.$A21]));5);&quot;&quot;)">
            <text:p/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G$500]; SMALL(IF(([.A$3]=[Physical.$B$2:.$B$500]); ROW([Physical.$B$2:.$B$500])-MIN(ROW([Physical.$B$2:.$B$500]))+1;&quot;&quot;);ROWS([.$A$1:.$A22]));5);&quot;&quot;)">
            <text:p/>
          </table:table-cell>
          <table:table-cell table:style-name="ce9" table:number-matrix-columns-spanned="1" table:number-matrix-rows-spanned="1" table:formula="of:=IFERROR(INDEX([Physical.$B$2:.$G$500]; SMALL(IF(([.B$3]=[Physical.$B$2:.$B$500]); ROW([Physical.$B$2:.$B$500])-MIN(ROW([Physical.$B$2:.$B$500]))+1;&quot;&quot;);ROWS([.$A$1:.$A22]));5);&quot;&quot;)">
            <text:p/>
          </table:table-cell>
          <table:table-cell table:style-name="ce12" table:number-matrix-columns-spanned="1" table:number-matrix-rows-spanned="1" table:formula="of:=IFERROR(INDEX([Physical.$B$2:.$G$500]; SMALL(IF(([.C$3]=[Physical.$B$2:.$B$500]); ROW([Physical.$B$2:.$B$500])-MIN(ROW([Physical.$B$2:.$B$500]))+1;&quot;&quot;);ROWS([.$A$1:.$A22]));5);&quot;&quot;)">
            <text:p/>
          </table:table-cell>
          <table:table-cell table:style-name="ce15" table:number-matrix-columns-spanned="1" table:number-matrix-rows-spanned="1" table:formula="of:=IFERROR(INDEX([Magical.$B$2:.$G$487]; SMALL(IF(([.D$3]=[Magical.$B$2:.$B$487]); ROW([Physical.$B$2:.$B$500])-MIN(ROW([Magical.$B$2:.$B$487]))+1;&quot;&quot;);ROWS([.$A$1:.$A22]));6);&quot;&quot;)">
            <text:p/>
          </table:table-cell>
          <table:table-cell table:style-name="ce18" table:number-matrix-columns-spanned="1" table:number-matrix-rows-spanned="1" table:formula="of:=IFERROR(INDEX([Magical.$B$2:.$G$487]; SMALL(IF(([.E$3]=[Magical.$B$2:.$B$487]); ROW([Physical.$B$2:.$B$500])-MIN(ROW([Magical.$B$2:.$B$487]))+1;&quot;&quot;);ROWS([.$A$1:.$A22]));6);&quot;&quot;)">
            <text:p/>
          </table:table-cell>
          <table:table-cell table:style-name="ce18" table:number-matrix-columns-spanned="1" table:number-matrix-rows-spanned="1" table:formula="of:=IFERROR(INDEX([Magical.$B$2:.$G$487]; SMALL(IF(([.F$3]=[Magical.$B$2:.$B$487]); ROW([Physical.$B$2:.$B$500])-MIN(ROW([Magical.$B$2:.$B$487]))+1;&quot;&quot;);ROWS([.$A$1:.$A22]));6);&quot;&quot;)">
            <text:p/>
          </table:table-cell>
          <table:table-cell table:style-name="ce18" table:number-matrix-columns-spanned="1" table:number-matrix-rows-spanned="1" table:formula="of:=IFERROR(INDEX([Magical.$B$2:.$G$487]; SMALL(IF(([.G$3]=[Magical.$B$2:.$B$487]); ROW([Physical.$B$2:.$B$500])-MIN(ROW([Magical.$B$2:.$B$487]))+1;&quot;&quot;);ROWS([.$A$1:.$A22]));6);&quot;&quot;)">
            <text:p/>
          </table:table-cell>
          <table:table-cell table:style-name="ce18" table:number-matrix-columns-spanned="1" table:number-matrix-rows-spanned="1" table:formula="of:=IFERROR(INDEX([Magical.$B$2:.$G$487]; SMALL(IF(([.H$3]=[Magical.$B$2:.$B$487]); ROW([Physical.$B$2:.$B$500])-MIN(ROW([Magical.$B$2:.$B$487]))+1;&quot;&quot;);ROWS([.$A$1:.$A22]));6);&quot;&quot;)">
            <text:p/>
          </table:table-cell>
          <table:table-cell table:style-name="ce18" table:number-matrix-columns-spanned="1" table:number-matrix-rows-spanned="1" table:formula="of:=IFERROR(INDEX([Magical.$B$2:.$G$487]; SMALL(IF(([.I$3]=[Magical.$B$2:.$B$487]); ROW([Physical.$B$2:.$B$500])-MIN(ROW([Magical.$B$2:.$B$487]))+1;&quot;&quot;);ROWS([.$A$1:.$A22]));6);&quot;&quot;)">
            <text:p/>
          </table:table-cell>
          <table:table-cell table:style-name="ce21" table:number-matrix-columns-spanned="1" table:number-matrix-rows-spanned="1" table:formula="of:=IFERROR(INDEX([Magical.$B$2:.$G$487]; SMALL(IF(([.J$3]=[Magical.$B$2:.$B$487]); ROW([Physical.$B$2:.$B$500])-MIN(ROW([Magical.$B$2:.$B$487]))+1;&quot;&quot;);ROWS([.$A$1:.$A22]));6);&quot;&quot;)">
            <text:p/>
          </table:table-cell>
          <table:table-cell table:style-name="ce15" table:number-matrix-columns-spanned="1" table:number-matrix-rows-spanned="1" table:formula="of:=IFERROR(INDEX([Mixed.$C$2:.$G$492]; SMALL(IF(([.A$3]=[Mixed.$C$2:.$C$492]); ROW([Mixed.$C$2:.$C$492])-MIN(ROW([Mixed.$C$2:.$C$492]))+1;&quot;&quot;);ROWS([.$A$1:.$A22]));5);&quot;&quot;)">
            <text:p/>
          </table:table-cell>
          <table:table-cell table:style-name="ce21" table:number-matrix-columns-spanned="1" table:number-matrix-rows-spanned="1" table:formula="of:=IFERROR(INDEX([Mixed.$C$2:.$G$492]; SMALL(IF(([.B$3]=[Mixed.$C$2:.$C$492]); ROW([Mixed.$C$2:.$C$492])-MIN(ROW([Mixed.$C$2:.$C$492]))+1;&quot;&quot;);ROWS([.$A$1:.$A22]));5);&quot;&quot;)">
            <text:p/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G$500]; SMALL(IF(([.A$3]=[Physical.$B$2:.$B$500]); ROW([Physical.$B$2:.$B$500])-MIN(ROW([Physical.$B$2:.$B$500]))+1;&quot;&quot;);ROWS([.$A$1:.$A23]));5);&quot;&quot;)">
            <text:p/>
          </table:table-cell>
          <table:table-cell table:style-name="ce9" table:number-matrix-columns-spanned="1" table:number-matrix-rows-spanned="1" table:formula="of:=IFERROR(INDEX([Physical.$B$2:.$G$500]; SMALL(IF(([.B$3]=[Physical.$B$2:.$B$500]); ROW([Physical.$B$2:.$B$500])-MIN(ROW([Physical.$B$2:.$B$500]))+1;&quot;&quot;);ROWS([.$A$1:.$A23]));5);&quot;&quot;)">
            <text:p/>
          </table:table-cell>
          <table:table-cell table:style-name="ce12" table:number-matrix-columns-spanned="1" table:number-matrix-rows-spanned="1" table:formula="of:=IFERROR(INDEX([Physical.$B$2:.$G$500]; SMALL(IF(([.C$3]=[Physical.$B$2:.$B$500]); ROW([Physical.$B$2:.$B$500])-MIN(ROW([Physical.$B$2:.$B$500]))+1;&quot;&quot;);ROWS([.$A$1:.$A23]));5);&quot;&quot;)">
            <text:p/>
          </table:table-cell>
          <table:table-cell table:style-name="ce15" table:number-matrix-columns-spanned="1" table:number-matrix-rows-spanned="1" table:formula="of:=IFERROR(INDEX([Magical.$B$2:.$G$487]; SMALL(IF(([.D$3]=[Magical.$B$2:.$B$487]); ROW([Physical.$B$2:.$B$500])-MIN(ROW([Magical.$B$2:.$B$487]))+1;&quot;&quot;);ROWS([.$A$1:.$A23]));6);&quot;&quot;)">
            <text:p/>
          </table:table-cell>
          <table:table-cell table:style-name="ce18" table:number-matrix-columns-spanned="1" table:number-matrix-rows-spanned="1" table:formula="of:=IFERROR(INDEX([Magical.$B$2:.$G$487]; SMALL(IF(([.E$3]=[Magical.$B$2:.$B$487]); ROW([Physical.$B$2:.$B$500])-MIN(ROW([Magical.$B$2:.$B$487]))+1;&quot;&quot;);ROWS([.$A$1:.$A23]));6);&quot;&quot;)">
            <text:p/>
          </table:table-cell>
          <table:table-cell table:style-name="ce18" table:number-matrix-columns-spanned="1" table:number-matrix-rows-spanned="1" table:formula="of:=IFERROR(INDEX([Magical.$B$2:.$G$487]; SMALL(IF(([.F$3]=[Magical.$B$2:.$B$487]); ROW([Physical.$B$2:.$B$500])-MIN(ROW([Magical.$B$2:.$B$487]))+1;&quot;&quot;);ROWS([.$A$1:.$A23]));6);&quot;&quot;)">
            <text:p/>
          </table:table-cell>
          <table:table-cell table:style-name="ce18" table:number-matrix-columns-spanned="1" table:number-matrix-rows-spanned="1" table:formula="of:=IFERROR(INDEX([Magical.$B$2:.$G$487]; SMALL(IF(([.G$3]=[Magical.$B$2:.$B$487]); ROW([Physical.$B$2:.$B$500])-MIN(ROW([Magical.$B$2:.$B$487]))+1;&quot;&quot;);ROWS([.$A$1:.$A23]));6);&quot;&quot;)">
            <text:p/>
          </table:table-cell>
          <table:table-cell table:style-name="ce18" table:number-matrix-columns-spanned="1" table:number-matrix-rows-spanned="1" table:formula="of:=IFERROR(INDEX([Magical.$B$2:.$G$487]; SMALL(IF(([.H$3]=[Magical.$B$2:.$B$487]); ROW([Physical.$B$2:.$B$500])-MIN(ROW([Magical.$B$2:.$B$487]))+1;&quot;&quot;);ROWS([.$A$1:.$A23]));6);&quot;&quot;)">
            <text:p/>
          </table:table-cell>
          <table:table-cell table:style-name="ce18" table:number-matrix-columns-spanned="1" table:number-matrix-rows-spanned="1" table:formula="of:=IFERROR(INDEX([Magical.$B$2:.$G$487]; SMALL(IF(([.I$3]=[Magical.$B$2:.$B$487]); ROW([Physical.$B$2:.$B$500])-MIN(ROW([Magical.$B$2:.$B$487]))+1;&quot;&quot;);ROWS([.$A$1:.$A23]));6);&quot;&quot;)">
            <text:p/>
          </table:table-cell>
          <table:table-cell table:style-name="ce21" table:number-matrix-columns-spanned="1" table:number-matrix-rows-spanned="1" table:formula="of:=IFERROR(INDEX([Magical.$B$2:.$G$487]; SMALL(IF(([.J$3]=[Magical.$B$2:.$B$487]); ROW([Physical.$B$2:.$B$500])-MIN(ROW([Magical.$B$2:.$B$487]))+1;&quot;&quot;);ROWS([.$A$1:.$A23]));6);&quot;&quot;)">
            <text:p/>
          </table:table-cell>
          <table:table-cell table:style-name="ce15" table:number-matrix-columns-spanned="1" table:number-matrix-rows-spanned="1" table:formula="of:=IFERROR(INDEX([Mixed.$C$2:.$G$492]; SMALL(IF(([.A$3]=[Mixed.$C$2:.$C$492]); ROW([Mixed.$C$2:.$C$492])-MIN(ROW([Mixed.$C$2:.$C$492]))+1;&quot;&quot;);ROWS([.$A$1:.$A23]));5);&quot;&quot;)">
            <text:p/>
          </table:table-cell>
          <table:table-cell table:style-name="ce21" table:number-matrix-columns-spanned="1" table:number-matrix-rows-spanned="1" table:formula="of:=IFERROR(INDEX([Mixed.$C$2:.$G$492]; SMALL(IF(([.B$3]=[Mixed.$C$2:.$C$492]); ROW([Mixed.$C$2:.$C$492])-MIN(ROW([Mixed.$C$2:.$C$492]))+1;&quot;&quot;);ROWS([.$A$1:.$A23]));5);&quot;&quot;)">
            <text:p/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G$500]; SMALL(IF(([.A$3]=[Physical.$B$2:.$B$500]); ROW([Physical.$B$2:.$B$500])-MIN(ROW([Physical.$B$2:.$B$500]))+1;&quot;&quot;);ROWS([.$A$1:.$A24]));5);&quot;&quot;)">
            <text:p/>
          </table:table-cell>
          <table:table-cell table:style-name="ce9" table:number-matrix-columns-spanned="1" table:number-matrix-rows-spanned="1" table:formula="of:=IFERROR(INDEX([Physical.$B$2:.$G$500]; SMALL(IF(([.B$3]=[Physical.$B$2:.$B$500]); ROW([Physical.$B$2:.$B$500])-MIN(ROW([Physical.$B$2:.$B$500]))+1;&quot;&quot;);ROWS([.$A$1:.$A24]));5);&quot;&quot;)">
            <text:p/>
          </table:table-cell>
          <table:table-cell table:style-name="ce12" table:number-matrix-columns-spanned="1" table:number-matrix-rows-spanned="1" table:formula="of:=IFERROR(INDEX([Physical.$B$2:.$G$500]; SMALL(IF(([.C$3]=[Physical.$B$2:.$B$500]); ROW([Physical.$B$2:.$B$500])-MIN(ROW([Physical.$B$2:.$B$500]))+1;&quot;&quot;);ROWS([.$A$1:.$A24]));5);&quot;&quot;)">
            <text:p/>
          </table:table-cell>
          <table:table-cell table:style-name="ce15" table:number-matrix-columns-spanned="1" table:number-matrix-rows-spanned="1" table:formula="of:=IFERROR(INDEX([Magical.$B$2:.$G$487]; SMALL(IF(([.D$3]=[Magical.$B$2:.$B$487]); ROW([Physical.$B$2:.$B$500])-MIN(ROW([Magical.$B$2:.$B$487]))+1;&quot;&quot;);ROWS([.$A$1:.$A24]));6);&quot;&quot;)">
            <text:p/>
          </table:table-cell>
          <table:table-cell table:style-name="ce18" table:number-matrix-columns-spanned="1" table:number-matrix-rows-spanned="1" table:formula="of:=IFERROR(INDEX([Magical.$B$2:.$G$487]; SMALL(IF(([.E$3]=[Magical.$B$2:.$B$487]); ROW([Physical.$B$2:.$B$500])-MIN(ROW([Magical.$B$2:.$B$487]))+1;&quot;&quot;);ROWS([.$A$1:.$A24]));6);&quot;&quot;)">
            <text:p/>
          </table:table-cell>
          <table:table-cell table:style-name="ce18" table:number-matrix-columns-spanned="1" table:number-matrix-rows-spanned="1" table:formula="of:=IFERROR(INDEX([Magical.$B$2:.$G$487]; SMALL(IF(([.F$3]=[Magical.$B$2:.$B$487]); ROW([Physical.$B$2:.$B$500])-MIN(ROW([Magical.$B$2:.$B$487]))+1;&quot;&quot;);ROWS([.$A$1:.$A24]));6);&quot;&quot;)">
            <text:p/>
          </table:table-cell>
          <table:table-cell table:style-name="ce18" table:number-matrix-columns-spanned="1" table:number-matrix-rows-spanned="1" table:formula="of:=IFERROR(INDEX([Magical.$B$2:.$G$487]; SMALL(IF(([.G$3]=[Magical.$B$2:.$B$487]); ROW([Physical.$B$2:.$B$500])-MIN(ROW([Magical.$B$2:.$B$487]))+1;&quot;&quot;);ROWS([.$A$1:.$A24]));6);&quot;&quot;)">
            <text:p/>
          </table:table-cell>
          <table:table-cell table:style-name="ce18" table:number-matrix-columns-spanned="1" table:number-matrix-rows-spanned="1" table:formula="of:=IFERROR(INDEX([Magical.$B$2:.$G$487]; SMALL(IF(([.H$3]=[Magical.$B$2:.$B$487]); ROW([Physical.$B$2:.$B$500])-MIN(ROW([Magical.$B$2:.$B$487]))+1;&quot;&quot;);ROWS([.$A$1:.$A24]));6);&quot;&quot;)">
            <text:p/>
          </table:table-cell>
          <table:table-cell table:style-name="ce18" table:number-matrix-columns-spanned="1" table:number-matrix-rows-spanned="1" table:formula="of:=IFERROR(INDEX([Magical.$B$2:.$G$487]; SMALL(IF(([.I$3]=[Magical.$B$2:.$B$487]); ROW([Physical.$B$2:.$B$500])-MIN(ROW([Magical.$B$2:.$B$487]))+1;&quot;&quot;);ROWS([.$A$1:.$A24]));6);&quot;&quot;)">
            <text:p/>
          </table:table-cell>
          <table:table-cell table:style-name="ce21" table:number-matrix-columns-spanned="1" table:number-matrix-rows-spanned="1" table:formula="of:=IFERROR(INDEX([Magical.$B$2:.$G$487]; SMALL(IF(([.J$3]=[Magical.$B$2:.$B$487]); ROW([Physical.$B$2:.$B$500])-MIN(ROW([Magical.$B$2:.$B$487]))+1;&quot;&quot;);ROWS([.$A$1:.$A24]));6);&quot;&quot;)">
            <text:p/>
          </table:table-cell>
          <table:table-cell table:style-name="ce15" table:number-matrix-columns-spanned="1" table:number-matrix-rows-spanned="1" table:formula="of:=IFERROR(INDEX([Mixed.$C$2:.$G$492]; SMALL(IF(([.A$3]=[Mixed.$C$2:.$C$492]); ROW([Mixed.$C$2:.$C$492])-MIN(ROW([Mixed.$C$2:.$C$492]))+1;&quot;&quot;);ROWS([.$A$1:.$A24]));5);&quot;&quot;)">
            <text:p/>
          </table:table-cell>
          <table:table-cell table:style-name="ce21" table:number-matrix-columns-spanned="1" table:number-matrix-rows-spanned="1" table:formula="of:=IFERROR(INDEX([Mixed.$C$2:.$G$492]; SMALL(IF(([.B$3]=[Mixed.$C$2:.$C$492]); ROW([Mixed.$C$2:.$C$492])-MIN(ROW([Mixed.$C$2:.$C$492]))+1;&quot;&quot;);ROWS([.$A$1:.$A24]));5);&quot;&quot;)">
            <text:p/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G$500]; SMALL(IF(([.A$3]=[Physical.$B$2:.$B$500]); ROW([Physical.$B$2:.$B$500])-MIN(ROW([Physical.$B$2:.$B$500]))+1;&quot;&quot;);ROWS([.$A$1:.$A25]));5);&quot;&quot;)">
            <text:p/>
          </table:table-cell>
          <table:table-cell table:style-name="ce9" table:number-matrix-columns-spanned="1" table:number-matrix-rows-spanned="1" table:formula="of:=IFERROR(INDEX([Physical.$B$2:.$G$500]; SMALL(IF(([.B$3]=[Physical.$B$2:.$B$500]); ROW([Physical.$B$2:.$B$500])-MIN(ROW([Physical.$B$2:.$B$500]))+1;&quot;&quot;);ROWS([.$A$1:.$A25]));5);&quot;&quot;)">
            <text:p/>
          </table:table-cell>
          <table:table-cell table:style-name="ce12" table:number-matrix-columns-spanned="1" table:number-matrix-rows-spanned="1" table:formula="of:=IFERROR(INDEX([Physical.$B$2:.$G$500]; SMALL(IF(([.C$3]=[Physical.$B$2:.$B$500]); ROW([Physical.$B$2:.$B$500])-MIN(ROW([Physical.$B$2:.$B$500]))+1;&quot;&quot;);ROWS([.$A$1:.$A25]));5);&quot;&quot;)">
            <text:p/>
          </table:table-cell>
          <table:table-cell table:style-name="ce15" table:number-matrix-columns-spanned="1" table:number-matrix-rows-spanned="1" table:formula="of:=IFERROR(INDEX([Magical.$B$2:.$G$487]; SMALL(IF(([.D$3]=[Magical.$B$2:.$B$487]); ROW([Physical.$B$2:.$B$500])-MIN(ROW([Magical.$B$2:.$B$487]))+1;&quot;&quot;);ROWS([.$A$1:.$A25]));6);&quot;&quot;)">
            <text:p/>
          </table:table-cell>
          <table:table-cell table:style-name="ce18" table:number-matrix-columns-spanned="1" table:number-matrix-rows-spanned="1" table:formula="of:=IFERROR(INDEX([Magical.$B$2:.$G$487]; SMALL(IF(([.E$3]=[Magical.$B$2:.$B$487]); ROW([Physical.$B$2:.$B$500])-MIN(ROW([Magical.$B$2:.$B$487]))+1;&quot;&quot;);ROWS([.$A$1:.$A25]));6);&quot;&quot;)">
            <text:p/>
          </table:table-cell>
          <table:table-cell table:style-name="ce18" table:number-matrix-columns-spanned="1" table:number-matrix-rows-spanned="1" table:formula="of:=IFERROR(INDEX([Magical.$B$2:.$G$487]; SMALL(IF(([.F$3]=[Magical.$B$2:.$B$487]); ROW([Physical.$B$2:.$B$500])-MIN(ROW([Magical.$B$2:.$B$487]))+1;&quot;&quot;);ROWS([.$A$1:.$A25]));6);&quot;&quot;)">
            <text:p/>
          </table:table-cell>
          <table:table-cell table:style-name="ce18" table:number-matrix-columns-spanned="1" table:number-matrix-rows-spanned="1" table:formula="of:=IFERROR(INDEX([Magical.$B$2:.$G$487]; SMALL(IF(([.G$3]=[Magical.$B$2:.$B$487]); ROW([Physical.$B$2:.$B$500])-MIN(ROW([Magical.$B$2:.$B$487]))+1;&quot;&quot;);ROWS([.$A$1:.$A25]));6);&quot;&quot;)">
            <text:p/>
          </table:table-cell>
          <table:table-cell table:style-name="ce18" table:number-matrix-columns-spanned="1" table:number-matrix-rows-spanned="1" table:formula="of:=IFERROR(INDEX([Magical.$B$2:.$G$487]; SMALL(IF(([.H$3]=[Magical.$B$2:.$B$487]); ROW([Physical.$B$2:.$B$500])-MIN(ROW([Magical.$B$2:.$B$487]))+1;&quot;&quot;);ROWS([.$A$1:.$A25]));6);&quot;&quot;)">
            <text:p/>
          </table:table-cell>
          <table:table-cell table:style-name="ce18" table:number-matrix-columns-spanned="1" table:number-matrix-rows-spanned="1" table:formula="of:=IFERROR(INDEX([Magical.$B$2:.$G$487]; SMALL(IF(([.I$3]=[Magical.$B$2:.$B$487]); ROW([Physical.$B$2:.$B$500])-MIN(ROW([Magical.$B$2:.$B$487]))+1;&quot;&quot;);ROWS([.$A$1:.$A25]));6);&quot;&quot;)">
            <text:p/>
          </table:table-cell>
          <table:table-cell table:style-name="ce21" table:number-matrix-columns-spanned="1" table:number-matrix-rows-spanned="1" table:formula="of:=IFERROR(INDEX([Magical.$B$2:.$G$487]; SMALL(IF(([.J$3]=[Magical.$B$2:.$B$487]); ROW([Physical.$B$2:.$B$500])-MIN(ROW([Magical.$B$2:.$B$487]))+1;&quot;&quot;);ROWS([.$A$1:.$A25]));6);&quot;&quot;)">
            <text:p/>
          </table:table-cell>
          <table:table-cell table:style-name="ce15" table:number-matrix-columns-spanned="1" table:number-matrix-rows-spanned="1" table:formula="of:=IFERROR(INDEX([Mixed.$C$2:.$G$492]; SMALL(IF(([.A$3]=[Mixed.$C$2:.$C$492]); ROW([Mixed.$C$2:.$C$492])-MIN(ROW([Mixed.$C$2:.$C$492]))+1;&quot;&quot;);ROWS([.$A$1:.$A25]));5);&quot;&quot;)">
            <text:p/>
          </table:table-cell>
          <table:table-cell table:style-name="ce21" table:number-matrix-columns-spanned="1" table:number-matrix-rows-spanned="1" table:formula="of:=IFERROR(INDEX([Mixed.$C$2:.$G$492]; SMALL(IF(([.B$3]=[Mixed.$C$2:.$C$492]); ROW([Mixed.$C$2:.$C$492])-MIN(ROW([Mixed.$C$2:.$C$492]))+1;&quot;&quot;);ROWS([.$A$1:.$A25]));5);&quot;&quot;)">
            <text:p/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G$500]; SMALL(IF(([.A$3]=[Physical.$B$2:.$B$500]); ROW([Physical.$B$2:.$B$500])-MIN(ROW([Physical.$B$2:.$B$500]))+1;&quot;&quot;);ROWS([.$A$1:.$A26]));5);&quot;&quot;)">
            <text:p/>
          </table:table-cell>
          <table:table-cell table:style-name="ce9" table:number-matrix-columns-spanned="1" table:number-matrix-rows-spanned="1" table:formula="of:=IFERROR(INDEX([Physical.$B$2:.$G$500]; SMALL(IF(([.B$3]=[Physical.$B$2:.$B$500]); ROW([Physical.$B$2:.$B$500])-MIN(ROW([Physical.$B$2:.$B$500]))+1;&quot;&quot;);ROWS([.$A$1:.$A26]));5);&quot;&quot;)">
            <text:p/>
          </table:table-cell>
          <table:table-cell table:style-name="ce12" table:number-matrix-columns-spanned="1" table:number-matrix-rows-spanned="1" table:formula="of:=IFERROR(INDEX([Physical.$B$2:.$G$500]; SMALL(IF(([.C$3]=[Physical.$B$2:.$B$500]); ROW([Physical.$B$2:.$B$500])-MIN(ROW([Physical.$B$2:.$B$500]))+1;&quot;&quot;);ROWS([.$A$1:.$A26]));5);&quot;&quot;)">
            <text:p/>
          </table:table-cell>
          <table:table-cell table:style-name="ce15" table:number-matrix-columns-spanned="1" table:number-matrix-rows-spanned="1" table:formula="of:=IFERROR(INDEX([Magical.$B$2:.$G$487]; SMALL(IF(([.D$3]=[Magical.$B$2:.$B$487]); ROW([Physical.$B$2:.$B$500])-MIN(ROW([Magical.$B$2:.$B$487]))+1;&quot;&quot;);ROWS([.$A$1:.$A26]));6);&quot;&quot;)">
            <text:p/>
          </table:table-cell>
          <table:table-cell table:style-name="ce18" table:number-matrix-columns-spanned="1" table:number-matrix-rows-spanned="1" table:formula="of:=IFERROR(INDEX([Magical.$B$2:.$G$487]; SMALL(IF(([.E$3]=[Magical.$B$2:.$B$487]); ROW([Physical.$B$2:.$B$500])-MIN(ROW([Magical.$B$2:.$B$487]))+1;&quot;&quot;);ROWS([.$A$1:.$A26]));6);&quot;&quot;)">
            <text:p/>
          </table:table-cell>
          <table:table-cell table:style-name="ce18" table:number-matrix-columns-spanned="1" table:number-matrix-rows-spanned="1" table:formula="of:=IFERROR(INDEX([Magical.$B$2:.$G$487]; SMALL(IF(([.F$3]=[Magical.$B$2:.$B$487]); ROW([Physical.$B$2:.$B$500])-MIN(ROW([Magical.$B$2:.$B$487]))+1;&quot;&quot;);ROWS([.$A$1:.$A26]));6);&quot;&quot;)">
            <text:p/>
          </table:table-cell>
          <table:table-cell table:style-name="ce18" table:number-matrix-columns-spanned="1" table:number-matrix-rows-spanned="1" table:formula="of:=IFERROR(INDEX([Magical.$B$2:.$G$487]; SMALL(IF(([.G$3]=[Magical.$B$2:.$B$487]); ROW([Physical.$B$2:.$B$500])-MIN(ROW([Magical.$B$2:.$B$487]))+1;&quot;&quot;);ROWS([.$A$1:.$A26]));6);&quot;&quot;)">
            <text:p/>
          </table:table-cell>
          <table:table-cell table:style-name="ce18" table:number-matrix-columns-spanned="1" table:number-matrix-rows-spanned="1" table:formula="of:=IFERROR(INDEX([Magical.$B$2:.$G$487]; SMALL(IF(([.H$3]=[Magical.$B$2:.$B$487]); ROW([Physical.$B$2:.$B$500])-MIN(ROW([Magical.$B$2:.$B$487]))+1;&quot;&quot;);ROWS([.$A$1:.$A26]));6);&quot;&quot;)">
            <text:p/>
          </table:table-cell>
          <table:table-cell table:style-name="ce18" table:number-matrix-columns-spanned="1" table:number-matrix-rows-spanned="1" table:formula="of:=IFERROR(INDEX([Magical.$B$2:.$G$487]; SMALL(IF(([.I$3]=[Magical.$B$2:.$B$487]); ROW([Physical.$B$2:.$B$500])-MIN(ROW([Magical.$B$2:.$B$487]))+1;&quot;&quot;);ROWS([.$A$1:.$A26]));6);&quot;&quot;)">
            <text:p/>
          </table:table-cell>
          <table:table-cell table:style-name="ce21" table:number-matrix-columns-spanned="1" table:number-matrix-rows-spanned="1" table:formula="of:=IFERROR(INDEX([Magical.$B$2:.$G$487]; SMALL(IF(([.J$3]=[Magical.$B$2:.$B$487]); ROW([Physical.$B$2:.$B$500])-MIN(ROW([Magical.$B$2:.$B$487]))+1;&quot;&quot;);ROWS([.$A$1:.$A26]));6);&quot;&quot;)">
            <text:p/>
          </table:table-cell>
          <table:table-cell table:style-name="ce15" table:number-matrix-columns-spanned="1" table:number-matrix-rows-spanned="1" table:formula="of:=IFERROR(INDEX([Mixed.$C$2:.$G$492]; SMALL(IF(([.A$3]=[Mixed.$C$2:.$C$492]); ROW([Mixed.$C$2:.$C$492])-MIN(ROW([Mixed.$C$2:.$C$492]))+1;&quot;&quot;);ROWS([.$A$1:.$A26]));5);&quot;&quot;)">
            <text:p/>
          </table:table-cell>
          <table:table-cell table:style-name="ce21" table:number-matrix-columns-spanned="1" table:number-matrix-rows-spanned="1" table:formula="of:=IFERROR(INDEX([Mixed.$C$2:.$G$492]; SMALL(IF(([.B$3]=[Mixed.$C$2:.$C$492]); ROW([Mixed.$C$2:.$C$492])-MIN(ROW([Mixed.$C$2:.$C$492]))+1;&quot;&quot;);ROWS([.$A$1:.$A26]));5);&quot;&quot;)">
            <text:p/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G$500]; SMALL(IF(([.A$3]=[Physical.$B$2:.$B$500]); ROW([Physical.$B$2:.$B$500])-MIN(ROW([Physical.$B$2:.$B$500]))+1;&quot;&quot;);ROWS([.$A$1:.$A27]));5);&quot;&quot;)">
            <text:p/>
          </table:table-cell>
          <table:table-cell table:style-name="ce9" table:number-matrix-columns-spanned="1" table:number-matrix-rows-spanned="1" table:formula="of:=IFERROR(INDEX([Physical.$B$2:.$G$500]; SMALL(IF(([.B$3]=[Physical.$B$2:.$B$500]); ROW([Physical.$B$2:.$B$500])-MIN(ROW([Physical.$B$2:.$B$500]))+1;&quot;&quot;);ROWS([.$A$1:.$A27]));5);&quot;&quot;)">
            <text:p/>
          </table:table-cell>
          <table:table-cell table:style-name="ce12" table:number-matrix-columns-spanned="1" table:number-matrix-rows-spanned="1" table:formula="of:=IFERROR(INDEX([Physical.$B$2:.$G$500]; SMALL(IF(([.C$3]=[Physical.$B$2:.$B$500]); ROW([Physical.$B$2:.$B$500])-MIN(ROW([Physical.$B$2:.$B$500]))+1;&quot;&quot;);ROWS([.$A$1:.$A27]));5);&quot;&quot;)">
            <text:p/>
          </table:table-cell>
          <table:table-cell table:style-name="ce15" table:number-matrix-columns-spanned="1" table:number-matrix-rows-spanned="1" table:formula="of:=IFERROR(INDEX([Magical.$B$2:.$G$487]; SMALL(IF(([.D$3]=[Magical.$B$2:.$B$487]); ROW([Physical.$B$2:.$B$500])-MIN(ROW([Magical.$B$2:.$B$487]))+1;&quot;&quot;);ROWS([.$A$1:.$A27]));6);&quot;&quot;)">
            <text:p/>
          </table:table-cell>
          <table:table-cell table:style-name="ce18" table:number-matrix-columns-spanned="1" table:number-matrix-rows-spanned="1" table:formula="of:=IFERROR(INDEX([Magical.$B$2:.$G$487]; SMALL(IF(([.E$3]=[Magical.$B$2:.$B$487]); ROW([Physical.$B$2:.$B$500])-MIN(ROW([Magical.$B$2:.$B$487]))+1;&quot;&quot;);ROWS([.$A$1:.$A27]));6);&quot;&quot;)">
            <text:p/>
          </table:table-cell>
          <table:table-cell table:style-name="ce18" table:number-matrix-columns-spanned="1" table:number-matrix-rows-spanned="1" table:formula="of:=IFERROR(INDEX([Magical.$B$2:.$G$487]; SMALL(IF(([.F$3]=[Magical.$B$2:.$B$487]); ROW([Physical.$B$2:.$B$500])-MIN(ROW([Magical.$B$2:.$B$487]))+1;&quot;&quot;);ROWS([.$A$1:.$A27]));6);&quot;&quot;)">
            <text:p/>
          </table:table-cell>
          <table:table-cell table:style-name="ce18" table:number-matrix-columns-spanned="1" table:number-matrix-rows-spanned="1" table:formula="of:=IFERROR(INDEX([Magical.$B$2:.$G$487]; SMALL(IF(([.G$3]=[Magical.$B$2:.$B$487]); ROW([Physical.$B$2:.$B$500])-MIN(ROW([Magical.$B$2:.$B$487]))+1;&quot;&quot;);ROWS([.$A$1:.$A27]));6);&quot;&quot;)">
            <text:p/>
          </table:table-cell>
          <table:table-cell table:style-name="ce18" table:number-matrix-columns-spanned="1" table:number-matrix-rows-spanned="1" table:formula="of:=IFERROR(INDEX([Magical.$B$2:.$G$487]; SMALL(IF(([.H$3]=[Magical.$B$2:.$B$487]); ROW([Physical.$B$2:.$B$500])-MIN(ROW([Magical.$B$2:.$B$487]))+1;&quot;&quot;);ROWS([.$A$1:.$A27]));6);&quot;&quot;)">
            <text:p/>
          </table:table-cell>
          <table:table-cell table:style-name="ce18" table:number-matrix-columns-spanned="1" table:number-matrix-rows-spanned="1" table:formula="of:=IFERROR(INDEX([Magical.$B$2:.$G$487]; SMALL(IF(([.I$3]=[Magical.$B$2:.$B$487]); ROW([Physical.$B$2:.$B$500])-MIN(ROW([Magical.$B$2:.$B$487]))+1;&quot;&quot;);ROWS([.$A$1:.$A27]));6);&quot;&quot;)">
            <text:p/>
          </table:table-cell>
          <table:table-cell table:style-name="ce21" table:number-matrix-columns-spanned="1" table:number-matrix-rows-spanned="1" table:formula="of:=IFERROR(INDEX([Magical.$B$2:.$G$487]; SMALL(IF(([.J$3]=[Magical.$B$2:.$B$487]); ROW([Physical.$B$2:.$B$500])-MIN(ROW([Magical.$B$2:.$B$487]))+1;&quot;&quot;);ROWS([.$A$1:.$A27]));6);&quot;&quot;)">
            <text:p/>
          </table:table-cell>
          <table:table-cell table:style-name="ce15" table:number-matrix-columns-spanned="1" table:number-matrix-rows-spanned="1" table:formula="of:=IFERROR(INDEX([Mixed.$C$2:.$G$492]; SMALL(IF(([.A$3]=[Mixed.$C$2:.$C$492]); ROW([Mixed.$C$2:.$C$492])-MIN(ROW([Mixed.$C$2:.$C$492]))+1;&quot;&quot;);ROWS([.$A$1:.$A27]));5);&quot;&quot;)">
            <text:p/>
          </table:table-cell>
          <table:table-cell table:style-name="ce21" table:number-matrix-columns-spanned="1" table:number-matrix-rows-spanned="1" table:formula="of:=IFERROR(INDEX([Mixed.$C$2:.$G$492]; SMALL(IF(([.B$3]=[Mixed.$C$2:.$C$492]); ROW([Mixed.$C$2:.$C$492])-MIN(ROW([Mixed.$C$2:.$C$492]))+1;&quot;&quot;);ROWS([.$A$1:.$A27]));5);&quot;&quot;)">
            <text:p/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G$500]; SMALL(IF(([.A$3]=[Physical.$B$2:.$B$500]); ROW([Physical.$B$2:.$B$500])-MIN(ROW([Physical.$B$2:.$B$500]))+1;&quot;&quot;);ROWS([.$A$1:.$A28]));5);&quot;&quot;)">
            <text:p/>
          </table:table-cell>
          <table:table-cell table:style-name="ce9" table:number-matrix-columns-spanned="1" table:number-matrix-rows-spanned="1" table:formula="of:=IFERROR(INDEX([Physical.$B$2:.$G$500]; SMALL(IF(([.B$3]=[Physical.$B$2:.$B$500]); ROW([Physical.$B$2:.$B$500])-MIN(ROW([Physical.$B$2:.$B$500]))+1;&quot;&quot;);ROWS([.$A$1:.$A28]));5);&quot;&quot;)">
            <text:p/>
          </table:table-cell>
          <table:table-cell table:style-name="ce12" table:number-matrix-columns-spanned="1" table:number-matrix-rows-spanned="1" table:formula="of:=IFERROR(INDEX([Physical.$B$2:.$G$500]; SMALL(IF(([.C$3]=[Physical.$B$2:.$B$500]); ROW([Physical.$B$2:.$B$500])-MIN(ROW([Physical.$B$2:.$B$500]))+1;&quot;&quot;);ROWS([.$A$1:.$A28]));5);&quot;&quot;)">
            <text:p/>
          </table:table-cell>
          <table:table-cell table:style-name="ce15" table:number-matrix-columns-spanned="1" table:number-matrix-rows-spanned="1" table:formula="of:=IFERROR(INDEX([Magical.$B$2:.$G$487]; SMALL(IF(([.D$3]=[Magical.$B$2:.$B$487]); ROW([Physical.$B$2:.$B$500])-MIN(ROW([Magical.$B$2:.$B$487]))+1;&quot;&quot;);ROWS([.$A$1:.$A28]));6);&quot;&quot;)">
            <text:p/>
          </table:table-cell>
          <table:table-cell table:style-name="ce18" table:number-matrix-columns-spanned="1" table:number-matrix-rows-spanned="1" table:formula="of:=IFERROR(INDEX([Magical.$B$2:.$G$487]; SMALL(IF(([.E$3]=[Magical.$B$2:.$B$487]); ROW([Physical.$B$2:.$B$500])-MIN(ROW([Magical.$B$2:.$B$487]))+1;&quot;&quot;);ROWS([.$A$1:.$A28]));6);&quot;&quot;)">
            <text:p/>
          </table:table-cell>
          <table:table-cell table:style-name="ce18" table:number-matrix-columns-spanned="1" table:number-matrix-rows-spanned="1" table:formula="of:=IFERROR(INDEX([Magical.$B$2:.$G$487]; SMALL(IF(([.F$3]=[Magical.$B$2:.$B$487]); ROW([Physical.$B$2:.$B$500])-MIN(ROW([Magical.$B$2:.$B$487]))+1;&quot;&quot;);ROWS([.$A$1:.$A28]));6);&quot;&quot;)">
            <text:p/>
          </table:table-cell>
          <table:table-cell table:style-name="ce18" table:number-matrix-columns-spanned="1" table:number-matrix-rows-spanned="1" table:formula="of:=IFERROR(INDEX([Magical.$B$2:.$G$487]; SMALL(IF(([.G$3]=[Magical.$B$2:.$B$487]); ROW([Physical.$B$2:.$B$500])-MIN(ROW([Magical.$B$2:.$B$487]))+1;&quot;&quot;);ROWS([.$A$1:.$A28]));6);&quot;&quot;)">
            <text:p/>
          </table:table-cell>
          <table:table-cell table:style-name="ce18" table:number-matrix-columns-spanned="1" table:number-matrix-rows-spanned="1" table:formula="of:=IFERROR(INDEX([Magical.$B$2:.$G$487]; SMALL(IF(([.H$3]=[Magical.$B$2:.$B$487]); ROW([Physical.$B$2:.$B$500])-MIN(ROW([Magical.$B$2:.$B$487]))+1;&quot;&quot;);ROWS([.$A$1:.$A28]));6);&quot;&quot;)">
            <text:p/>
          </table:table-cell>
          <table:table-cell table:style-name="ce18" table:number-matrix-columns-spanned="1" table:number-matrix-rows-spanned="1" table:formula="of:=IFERROR(INDEX([Magical.$B$2:.$G$487]; SMALL(IF(([.I$3]=[Magical.$B$2:.$B$487]); ROW([Physical.$B$2:.$B$500])-MIN(ROW([Magical.$B$2:.$B$487]))+1;&quot;&quot;);ROWS([.$A$1:.$A28]));6);&quot;&quot;)">
            <text:p/>
          </table:table-cell>
          <table:table-cell table:style-name="ce21" table:number-matrix-columns-spanned="1" table:number-matrix-rows-spanned="1" table:formula="of:=IFERROR(INDEX([Magical.$B$2:.$G$487]; SMALL(IF(([.J$3]=[Magical.$B$2:.$B$487]); ROW([Physical.$B$2:.$B$500])-MIN(ROW([Magical.$B$2:.$B$487]))+1;&quot;&quot;);ROWS([.$A$1:.$A28]));6);&quot;&quot;)">
            <text:p/>
          </table:table-cell>
          <table:table-cell table:style-name="ce15" table:number-matrix-columns-spanned="1" table:number-matrix-rows-spanned="1" table:formula="of:=IFERROR(INDEX([Mixed.$C$2:.$G$492]; SMALL(IF(([.A$3]=[Mixed.$C$2:.$C$492]); ROW([Mixed.$C$2:.$C$492])-MIN(ROW([Mixed.$C$2:.$C$492]))+1;&quot;&quot;);ROWS([.$A$1:.$A28]));5);&quot;&quot;)">
            <text:p/>
          </table:table-cell>
          <table:table-cell table:style-name="ce21" table:number-matrix-columns-spanned="1" table:number-matrix-rows-spanned="1" table:formula="of:=IFERROR(INDEX([Mixed.$C$2:.$G$492]; SMALL(IF(([.B$3]=[Mixed.$C$2:.$C$492]); ROW([Mixed.$C$2:.$C$492])-MIN(ROW([Mixed.$C$2:.$C$492]))+1;&quot;&quot;);ROWS([.$A$1:.$A28]));5);&quot;&quot;)">
            <text:p/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G$500]; SMALL(IF(([.A$3]=[Physical.$B$2:.$B$500]); ROW([Physical.$B$2:.$B$500])-MIN(ROW([Physical.$B$2:.$B$500]))+1;&quot;&quot;);ROWS([.$A$1:.$A29]));5);&quot;&quot;)">
            <text:p/>
          </table:table-cell>
          <table:table-cell table:style-name="ce9" table:number-matrix-columns-spanned="1" table:number-matrix-rows-spanned="1" table:formula="of:=IFERROR(INDEX([Physical.$B$2:.$G$500]; SMALL(IF(([.B$3]=[Physical.$B$2:.$B$500]); ROW([Physical.$B$2:.$B$500])-MIN(ROW([Physical.$B$2:.$B$500]))+1;&quot;&quot;);ROWS([.$A$1:.$A29]));5);&quot;&quot;)">
            <text:p/>
          </table:table-cell>
          <table:table-cell table:style-name="ce12" table:number-matrix-columns-spanned="1" table:number-matrix-rows-spanned="1" table:formula="of:=IFERROR(INDEX([Physical.$B$2:.$G$500]; SMALL(IF(([.C$3]=[Physical.$B$2:.$B$500]); ROW([Physical.$B$2:.$B$500])-MIN(ROW([Physical.$B$2:.$B$500]))+1;&quot;&quot;);ROWS([.$A$1:.$A29]));5);&quot;&quot;)">
            <text:p/>
          </table:table-cell>
          <table:table-cell table:style-name="ce15" table:number-matrix-columns-spanned="1" table:number-matrix-rows-spanned="1" table:formula="of:=IFERROR(INDEX([Magical.$B$2:.$G$487]; SMALL(IF(([.D$3]=[Magical.$B$2:.$B$487]); ROW([Physical.$B$2:.$B$500])-MIN(ROW([Magical.$B$2:.$B$487]))+1;&quot;&quot;);ROWS([.$A$1:.$A29]));6);&quot;&quot;)">
            <text:p/>
          </table:table-cell>
          <table:table-cell table:style-name="ce18" table:number-matrix-columns-spanned="1" table:number-matrix-rows-spanned="1" table:formula="of:=IFERROR(INDEX([Magical.$B$2:.$G$487]; SMALL(IF(([.E$3]=[Magical.$B$2:.$B$487]); ROW([Physical.$B$2:.$B$500])-MIN(ROW([Magical.$B$2:.$B$487]))+1;&quot;&quot;);ROWS([.$A$1:.$A29]));6);&quot;&quot;)">
            <text:p/>
          </table:table-cell>
          <table:table-cell table:style-name="ce18" table:number-matrix-columns-spanned="1" table:number-matrix-rows-spanned="1" table:formula="of:=IFERROR(INDEX([Magical.$B$2:.$G$487]; SMALL(IF(([.F$3]=[Magical.$B$2:.$B$487]); ROW([Physical.$B$2:.$B$500])-MIN(ROW([Magical.$B$2:.$B$487]))+1;&quot;&quot;);ROWS([.$A$1:.$A29]));6);&quot;&quot;)">
            <text:p/>
          </table:table-cell>
          <table:table-cell table:style-name="ce18" table:number-matrix-columns-spanned="1" table:number-matrix-rows-spanned="1" table:formula="of:=IFERROR(INDEX([Magical.$B$2:.$G$487]; SMALL(IF(([.G$3]=[Magical.$B$2:.$B$487]); ROW([Physical.$B$2:.$B$500])-MIN(ROW([Magical.$B$2:.$B$487]))+1;&quot;&quot;);ROWS([.$A$1:.$A29]));6);&quot;&quot;)">
            <text:p/>
          </table:table-cell>
          <table:table-cell table:style-name="ce18" table:number-matrix-columns-spanned="1" table:number-matrix-rows-spanned="1" table:formula="of:=IFERROR(INDEX([Magical.$B$2:.$G$487]; SMALL(IF(([.H$3]=[Magical.$B$2:.$B$487]); ROW([Physical.$B$2:.$B$500])-MIN(ROW([Magical.$B$2:.$B$487]))+1;&quot;&quot;);ROWS([.$A$1:.$A29]));6);&quot;&quot;)">
            <text:p/>
          </table:table-cell>
          <table:table-cell table:style-name="ce18" table:number-matrix-columns-spanned="1" table:number-matrix-rows-spanned="1" table:formula="of:=IFERROR(INDEX([Magical.$B$2:.$G$487]; SMALL(IF(([.I$3]=[Magical.$B$2:.$B$487]); ROW([Physical.$B$2:.$B$500])-MIN(ROW([Magical.$B$2:.$B$487]))+1;&quot;&quot;);ROWS([.$A$1:.$A29]));6);&quot;&quot;)">
            <text:p/>
          </table:table-cell>
          <table:table-cell table:style-name="ce21" table:number-matrix-columns-spanned="1" table:number-matrix-rows-spanned="1" table:formula="of:=IFERROR(INDEX([Magical.$B$2:.$G$487]; SMALL(IF(([.J$3]=[Magical.$B$2:.$B$487]); ROW([Physical.$B$2:.$B$500])-MIN(ROW([Magical.$B$2:.$B$487]))+1;&quot;&quot;);ROWS([.$A$1:.$A29]));6);&quot;&quot;)">
            <text:p/>
          </table:table-cell>
          <table:table-cell table:style-name="ce15" table:number-matrix-columns-spanned="1" table:number-matrix-rows-spanned="1" table:formula="of:=IFERROR(INDEX([Mixed.$C$2:.$G$492]; SMALL(IF(([.A$3]=[Mixed.$C$2:.$C$492]); ROW([Mixed.$C$2:.$C$492])-MIN(ROW([Mixed.$C$2:.$C$492]))+1;&quot;&quot;);ROWS([.$A$1:.$A29]));5);&quot;&quot;)">
            <text:p/>
          </table:table-cell>
          <table:table-cell table:style-name="ce21" table:number-matrix-columns-spanned="1" table:number-matrix-rows-spanned="1" table:formula="of:=IFERROR(INDEX([Mixed.$C$2:.$G$492]; SMALL(IF(([.B$3]=[Mixed.$C$2:.$C$492]); ROW([Mixed.$C$2:.$C$492])-MIN(ROW([Mixed.$C$2:.$C$492]))+1;&quot;&quot;);ROWS([.$A$1:.$A29]));5);&quot;&quot;)">
            <text:p/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G$500]; SMALL(IF(([.A$3]=[Physical.$B$2:.$B$500]); ROW([Physical.$B$2:.$B$500])-MIN(ROW([Physical.$B$2:.$B$500]))+1;&quot;&quot;);ROWS([.$A$1:.$A30]));5);&quot;&quot;)">
            <text:p/>
          </table:table-cell>
          <table:table-cell table:style-name="ce9" table:number-matrix-columns-spanned="1" table:number-matrix-rows-spanned="1" table:formula="of:=IFERROR(INDEX([Physical.$B$2:.$G$500]; SMALL(IF(([.B$3]=[Physical.$B$2:.$B$500]); ROW([Physical.$B$2:.$B$500])-MIN(ROW([Physical.$B$2:.$B$500]))+1;&quot;&quot;);ROWS([.$A$1:.$A30]));5);&quot;&quot;)">
            <text:p/>
          </table:table-cell>
          <table:table-cell table:style-name="ce12" table:number-matrix-columns-spanned="1" table:number-matrix-rows-spanned="1" table:formula="of:=IFERROR(INDEX([Physical.$B$2:.$G$500]; SMALL(IF(([.C$3]=[Physical.$B$2:.$B$500]); ROW([Physical.$B$2:.$B$500])-MIN(ROW([Physical.$B$2:.$B$500]))+1;&quot;&quot;);ROWS([.$A$1:.$A30]));5);&quot;&quot;)">
            <text:p/>
          </table:table-cell>
          <table:table-cell table:style-name="ce15" table:number-matrix-columns-spanned="1" table:number-matrix-rows-spanned="1" table:formula="of:=IFERROR(INDEX([Magical.$B$2:.$G$487]; SMALL(IF(([.D$3]=[Magical.$B$2:.$B$487]); ROW([Physical.$B$2:.$B$500])-MIN(ROW([Magical.$B$2:.$B$487]))+1;&quot;&quot;);ROWS([.$A$1:.$A30]));6);&quot;&quot;)">
            <text:p/>
          </table:table-cell>
          <table:table-cell table:style-name="ce18" table:number-matrix-columns-spanned="1" table:number-matrix-rows-spanned="1" table:formula="of:=IFERROR(INDEX([Magical.$B$2:.$G$487]; SMALL(IF(([.E$3]=[Magical.$B$2:.$B$487]); ROW([Physical.$B$2:.$B$500])-MIN(ROW([Magical.$B$2:.$B$487]))+1;&quot;&quot;);ROWS([.$A$1:.$A30]));6);&quot;&quot;)">
            <text:p/>
          </table:table-cell>
          <table:table-cell table:style-name="ce18" table:number-matrix-columns-spanned="1" table:number-matrix-rows-spanned="1" table:formula="of:=IFERROR(INDEX([Magical.$B$2:.$G$487]; SMALL(IF(([.F$3]=[Magical.$B$2:.$B$487]); ROW([Physical.$B$2:.$B$500])-MIN(ROW([Magical.$B$2:.$B$487]))+1;&quot;&quot;);ROWS([.$A$1:.$A30]));6);&quot;&quot;)">
            <text:p/>
          </table:table-cell>
          <table:table-cell table:style-name="ce18" table:number-matrix-columns-spanned="1" table:number-matrix-rows-spanned="1" table:formula="of:=IFERROR(INDEX([Magical.$B$2:.$G$487]; SMALL(IF(([.G$3]=[Magical.$B$2:.$B$487]); ROW([Physical.$B$2:.$B$500])-MIN(ROW([Magical.$B$2:.$B$487]))+1;&quot;&quot;);ROWS([.$A$1:.$A30]));6);&quot;&quot;)">
            <text:p/>
          </table:table-cell>
          <table:table-cell table:style-name="ce18" table:number-matrix-columns-spanned="1" table:number-matrix-rows-spanned="1" table:formula="of:=IFERROR(INDEX([Magical.$B$2:.$G$487]; SMALL(IF(([.H$3]=[Magical.$B$2:.$B$487]); ROW([Physical.$B$2:.$B$500])-MIN(ROW([Magical.$B$2:.$B$487]))+1;&quot;&quot;);ROWS([.$A$1:.$A30]));6);&quot;&quot;)">
            <text:p/>
          </table:table-cell>
          <table:table-cell table:style-name="ce18" table:number-matrix-columns-spanned="1" table:number-matrix-rows-spanned="1" table:formula="of:=IFERROR(INDEX([Magical.$B$2:.$G$487]; SMALL(IF(([.I$3]=[Magical.$B$2:.$B$487]); ROW([Physical.$B$2:.$B$500])-MIN(ROW([Magical.$B$2:.$B$487]))+1;&quot;&quot;);ROWS([.$A$1:.$A30]));6);&quot;&quot;)">
            <text:p/>
          </table:table-cell>
          <table:table-cell table:style-name="ce21" table:number-matrix-columns-spanned="1" table:number-matrix-rows-spanned="1" table:formula="of:=IFERROR(INDEX([Magical.$B$2:.$G$487]; SMALL(IF(([.J$3]=[Magical.$B$2:.$B$487]); ROW([Physical.$B$2:.$B$500])-MIN(ROW([Magical.$B$2:.$B$487]))+1;&quot;&quot;);ROWS([.$A$1:.$A30]));6);&quot;&quot;)">
            <text:p/>
          </table:table-cell>
          <table:table-cell table:style-name="ce15" table:number-matrix-columns-spanned="1" table:number-matrix-rows-spanned="1" table:formula="of:=IFERROR(INDEX([Mixed.$C$2:.$G$492]; SMALL(IF(([.A$3]=[Mixed.$C$2:.$C$492]); ROW([Mixed.$C$2:.$C$492])-MIN(ROW([Mixed.$C$2:.$C$492]))+1;&quot;&quot;);ROWS([.$A$1:.$A30]));5);&quot;&quot;)">
            <text:p/>
          </table:table-cell>
          <table:table-cell table:style-name="ce21" table:number-matrix-columns-spanned="1" table:number-matrix-rows-spanned="1" table:formula="of:=IFERROR(INDEX([Mixed.$C$2:.$G$492]; SMALL(IF(([.B$3]=[Mixed.$C$2:.$C$492]); ROW([Mixed.$C$2:.$C$492])-MIN(ROW([Mixed.$C$2:.$C$492]))+1;&quot;&quot;);ROWS([.$A$1:.$A30]));5);&quot;&quot;)">
            <text:p/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G$500]; SMALL(IF(([.A$3]=[Physical.$B$2:.$B$500]); ROW([Physical.$B$2:.$B$500])-MIN(ROW([Physical.$B$2:.$B$500]))+1;&quot;&quot;);ROWS([.$A$1:.$A31]));5);&quot;&quot;)">
            <text:p/>
          </table:table-cell>
          <table:table-cell table:style-name="ce9" table:number-matrix-columns-spanned="1" table:number-matrix-rows-spanned="1" table:formula="of:=IFERROR(INDEX([Physical.$B$2:.$G$500]; SMALL(IF(([.B$3]=[Physical.$B$2:.$B$500]); ROW([Physical.$B$2:.$B$500])-MIN(ROW([Physical.$B$2:.$B$500]))+1;&quot;&quot;);ROWS([.$A$1:.$A31]));5);&quot;&quot;)">
            <text:p/>
          </table:table-cell>
          <table:table-cell table:style-name="ce12" table:number-matrix-columns-spanned="1" table:number-matrix-rows-spanned="1" table:formula="of:=IFERROR(INDEX([Physical.$B$2:.$G$500]; SMALL(IF(([.C$3]=[Physical.$B$2:.$B$500]); ROW([Physical.$B$2:.$B$500])-MIN(ROW([Physical.$B$2:.$B$500]))+1;&quot;&quot;);ROWS([.$A$1:.$A31]));5);&quot;&quot;)">
            <text:p/>
          </table:table-cell>
          <table:table-cell table:style-name="ce15" table:number-matrix-columns-spanned="1" table:number-matrix-rows-spanned="1" table:formula="of:=IFERROR(INDEX([Magical.$B$2:.$G$487]; SMALL(IF(([.D$3]=[Magical.$B$2:.$B$487]); ROW([Physical.$B$2:.$B$500])-MIN(ROW([Magical.$B$2:.$B$487]))+1;&quot;&quot;);ROWS([.$A$1:.$A31]));5);&quot;&quot;)">
            <text:p/>
          </table:table-cell>
          <table:table-cell table:style-name="ce18" table:number-matrix-columns-spanned="1" table:number-matrix-rows-spanned="1" table:formula="of:=IFERROR(INDEX([Magical.$B$2:.$G$487]; SMALL(IF(([.E$3]=[Magical.$B$2:.$B$487]); ROW([Physical.$B$2:.$B$500])-MIN(ROW([Magical.$B$2:.$B$487]))+1;&quot;&quot;);ROWS([.$A$1:.$A31]));5);&quot;&quot;)">
            <text:p/>
          </table:table-cell>
          <table:table-cell table:style-name="ce18" table:number-matrix-columns-spanned="1" table:number-matrix-rows-spanned="1" table:formula="of:=IFERROR(INDEX([Magical.$B$2:.$G$487]; SMALL(IF(([.F$3]=[Magical.$B$2:.$B$487]); ROW([Physical.$B$2:.$B$500])-MIN(ROW([Magical.$B$2:.$B$487]))+1;&quot;&quot;);ROWS([.$A$1:.$A31]));5);&quot;&quot;)">
            <text:p/>
          </table:table-cell>
          <table:table-cell table:style-name="ce18" table:number-matrix-columns-spanned="1" table:number-matrix-rows-spanned="1" table:formula="of:=IFERROR(INDEX([Magical.$B$2:.$G$487]; SMALL(IF(([.G$3]=[Magical.$B$2:.$B$487]); ROW([Physical.$B$2:.$B$500])-MIN(ROW([Magical.$B$2:.$B$487]))+1;&quot;&quot;);ROWS([.$A$1:.$A31]));5);&quot;&quot;)">
            <text:p/>
          </table:table-cell>
          <table:table-cell table:style-name="ce18" table:number-matrix-columns-spanned="1" table:number-matrix-rows-spanned="1" table:formula="of:=IFERROR(INDEX([Magical.$B$2:.$G$487]; SMALL(IF(([.H$3]=[Magical.$B$2:.$B$487]); ROW([Physical.$B$2:.$B$500])-MIN(ROW([Magical.$B$2:.$B$487]))+1;&quot;&quot;);ROWS([.$A$1:.$A31]));5);&quot;&quot;)">
            <text:p/>
          </table:table-cell>
          <table:table-cell table:style-name="ce18" table:number-matrix-columns-spanned="1" table:number-matrix-rows-spanned="1" table:formula="of:=IFERROR(INDEX([Magical.$B$2:.$G$487]; SMALL(IF(([.I$3]=[Magical.$B$2:.$B$487]); ROW([Physical.$B$2:.$B$500])-MIN(ROW([Magical.$B$2:.$B$487]))+1;&quot;&quot;);ROWS([.$A$1:.$A31]));5);&quot;&quot;)">
            <text:p/>
          </table:table-cell>
          <table:table-cell table:style-name="ce21" table:number-matrix-columns-spanned="1" table:number-matrix-rows-spanned="1" table:formula="of:=IFERROR(INDEX([Magical.$B$2:.$G$487]; SMALL(IF(([.J$3]=[Magical.$B$2:.$B$487]); ROW([Physical.$B$2:.$B$500])-MIN(ROW([Magical.$B$2:.$B$487]))+1;&quot;&quot;);ROWS([.$A$1:.$A31]));5);&quot;&quot;)">
            <text:p/>
          </table:table-cell>
          <table:table-cell table:style-name="ce15" table:number-matrix-columns-spanned="1" table:number-matrix-rows-spanned="1" table:formula="of:=IFERROR(INDEX([Mixed.$C$2:.$G$492]; SMALL(IF(([.A$3]=[Mixed.$C$2:.$C$492]); ROW([Mixed.$C$2:.$C$492])-MIN(ROW([Mixed.$C$2:.$C$492]))+1;&quot;&quot;);ROWS([.$A$1:.$A31]));5);&quot;&quot;)">
            <text:p/>
          </table:table-cell>
          <table:table-cell table:style-name="ce21" table:number-matrix-columns-spanned="1" table:number-matrix-rows-spanned="1" table:formula="of:=IFERROR(INDEX([Mixed.$C$2:.$G$492]; SMALL(IF(([.B$3]=[Mixed.$C$2:.$C$492]); ROW([Mixed.$C$2:.$C$492])-MIN(ROW([Mixed.$C$2:.$C$492]))+1;&quot;&quot;);ROWS([.$A$1:.$A31]));5);&quot;&quot;)">
            <text:p/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G$500]; SMALL(IF(([.A$3]=[Physical.$B$2:.$B$500]); ROW([Physical.$B$2:.$B$500])-MIN(ROW([Physical.$B$2:.$B$500]))+1;&quot;&quot;);ROWS([.$A$1:.$A32]));5);&quot;&quot;)">
            <text:p/>
          </table:table-cell>
          <table:table-cell table:style-name="ce9" table:number-matrix-columns-spanned="1" table:number-matrix-rows-spanned="1" table:formula="of:=IFERROR(INDEX([Physical.$B$2:.$G$500]; SMALL(IF(([.B$3]=[Physical.$B$2:.$B$500]); ROW([Physical.$B$2:.$B$500])-MIN(ROW([Physical.$B$2:.$B$500]))+1;&quot;&quot;);ROWS([.$A$1:.$A32]));5);&quot;&quot;)">
            <text:p/>
          </table:table-cell>
          <table:table-cell table:style-name="ce12" table:number-matrix-columns-spanned="1" table:number-matrix-rows-spanned="1" table:formula="of:=IFERROR(INDEX([Physical.$B$2:.$G$500]; SMALL(IF(([.C$3]=[Physical.$B$2:.$B$500]); ROW([Physical.$B$2:.$B$500])-MIN(ROW([Physical.$B$2:.$B$500]))+1;&quot;&quot;);ROWS([.$A$1:.$A32]));5);&quot;&quot;)">
            <text:p/>
          </table:table-cell>
          <table:table-cell table:style-name="ce15" table:number-matrix-columns-spanned="1" table:number-matrix-rows-spanned="1" table:formula="of:=IFERROR(INDEX([Magical.$B$2:.$G$487]; SMALL(IF(([.D$3]=[Magical.$B$2:.$B$487]); ROW([Physical.$B$2:.$B$500])-MIN(ROW([Magical.$B$2:.$B$487]))+1;&quot;&quot;);ROWS([.$A$1:.$A32]));5);&quot;&quot;)">
            <text:p/>
          </table:table-cell>
          <table:table-cell table:style-name="ce18" table:number-matrix-columns-spanned="1" table:number-matrix-rows-spanned="1" table:formula="of:=IFERROR(INDEX([Magical.$B$2:.$G$487]; SMALL(IF(([.E$3]=[Magical.$B$2:.$B$487]); ROW([Physical.$B$2:.$B$500])-MIN(ROW([Magical.$B$2:.$B$487]))+1;&quot;&quot;);ROWS([.$A$1:.$A32]));5);&quot;&quot;)">
            <text:p/>
          </table:table-cell>
          <table:table-cell table:style-name="ce18" table:number-matrix-columns-spanned="1" table:number-matrix-rows-spanned="1" table:formula="of:=IFERROR(INDEX([Magical.$B$2:.$G$487]; SMALL(IF(([.F$3]=[Magical.$B$2:.$B$487]); ROW([Physical.$B$2:.$B$500])-MIN(ROW([Magical.$B$2:.$B$487]))+1;&quot;&quot;);ROWS([.$A$1:.$A32]));5);&quot;&quot;)">
            <text:p/>
          </table:table-cell>
          <table:table-cell table:style-name="ce18" table:number-matrix-columns-spanned="1" table:number-matrix-rows-spanned="1" table:formula="of:=IFERROR(INDEX([Magical.$B$2:.$G$487]; SMALL(IF(([.G$3]=[Magical.$B$2:.$B$487]); ROW([Physical.$B$2:.$B$500])-MIN(ROW([Magical.$B$2:.$B$487]))+1;&quot;&quot;);ROWS([.$A$1:.$A32]));5);&quot;&quot;)">
            <text:p/>
          </table:table-cell>
          <table:table-cell table:style-name="ce18" table:number-matrix-columns-spanned="1" table:number-matrix-rows-spanned="1" table:formula="of:=IFERROR(INDEX([Magical.$B$2:.$G$487]; SMALL(IF(([.H$3]=[Magical.$B$2:.$B$487]); ROW([Physical.$B$2:.$B$500])-MIN(ROW([Magical.$B$2:.$B$487]))+1;&quot;&quot;);ROWS([.$A$1:.$A32]));5);&quot;&quot;)">
            <text:p/>
          </table:table-cell>
          <table:table-cell table:style-name="ce18" table:number-matrix-columns-spanned="1" table:number-matrix-rows-spanned="1" table:formula="of:=IFERROR(INDEX([Magical.$B$2:.$G$487]; SMALL(IF(([.I$3]=[Magical.$B$2:.$B$487]); ROW([Physical.$B$2:.$B$500])-MIN(ROW([Magical.$B$2:.$B$487]))+1;&quot;&quot;);ROWS([.$A$1:.$A32]));5);&quot;&quot;)">
            <text:p/>
          </table:table-cell>
          <table:table-cell table:style-name="ce21" table:number-matrix-columns-spanned="1" table:number-matrix-rows-spanned="1" table:formula="of:=IFERROR(INDEX([Magical.$B$2:.$G$487]; SMALL(IF(([.J$3]=[Magical.$B$2:.$B$487]); ROW([Physical.$B$2:.$B$500])-MIN(ROW([Magical.$B$2:.$B$487]))+1;&quot;&quot;);ROWS([.$A$1:.$A32]));5);&quot;&quot;)">
            <text:p/>
          </table:table-cell>
          <table:table-cell table:style-name="ce15" table:number-matrix-columns-spanned="1" table:number-matrix-rows-spanned="1" table:formula="of:=IFERROR(INDEX([Mixed.$C$2:.$G$492]; SMALL(IF(([.A$3]=[Mixed.$C$2:.$C$492]); ROW([Mixed.$C$2:.$C$492])-MIN(ROW([Mixed.$C$2:.$C$492]))+1;&quot;&quot;);ROWS([.$A$1:.$A32]));5);&quot;&quot;)">
            <text:p/>
          </table:table-cell>
          <table:table-cell table:style-name="ce21" table:number-matrix-columns-spanned="1" table:number-matrix-rows-spanned="1" table:formula="of:=IFERROR(INDEX([Mixed.$C$2:.$G$492]; SMALL(IF(([.B$3]=[Mixed.$C$2:.$C$492]); ROW([Mixed.$C$2:.$C$492])-MIN(ROW([Mixed.$C$2:.$C$492]))+1;&quot;&quot;);ROWS([.$A$1:.$A32]));5);&quot;&quot;)">
            <text:p/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G$500]; SMALL(IF(([.A$3]=[Physical.$B$2:.$B$500]); ROW([Physical.$B$2:.$B$500])-MIN(ROW([Physical.$B$2:.$B$500]))+1;&quot;&quot;);ROWS([.$A$1:.$A33]));5);&quot;&quot;)">
            <text:p/>
          </table:table-cell>
          <table:table-cell table:style-name="ce9" table:number-matrix-columns-spanned="1" table:number-matrix-rows-spanned="1" table:formula="of:=IFERROR(INDEX([Physical.$B$2:.$G$500]; SMALL(IF(([.B$3]=[Physical.$B$2:.$B$500]); ROW([Physical.$B$2:.$B$500])-MIN(ROW([Physical.$B$2:.$B$500]))+1;&quot;&quot;);ROWS([.$A$1:.$A33]));5);&quot;&quot;)">
            <text:p/>
          </table:table-cell>
          <table:table-cell table:style-name="ce12" table:number-matrix-columns-spanned="1" table:number-matrix-rows-spanned="1" table:formula="of:=IFERROR(INDEX([Physical.$B$2:.$G$500]; SMALL(IF(([.C$3]=[Physical.$B$2:.$B$500]); ROW([Physical.$B$2:.$B$500])-MIN(ROW([Physical.$B$2:.$B$500]))+1;&quot;&quot;);ROWS([.$A$1:.$A33]));5);&quot;&quot;)">
            <text:p/>
          </table:table-cell>
          <table:table-cell table:style-name="ce15" table:number-matrix-columns-spanned="1" table:number-matrix-rows-spanned="1" table:formula="of:=IFERROR(INDEX([Magical.$B$2:.$G$487]; SMALL(IF(([.D$3]=[Magical.$B$2:.$B$487]); ROW([Physical.$B$2:.$B$500])-MIN(ROW([Magical.$B$2:.$B$487]))+1;&quot;&quot;);ROWS([.$A$1:.$A33]));5);&quot;&quot;)">
            <text:p/>
          </table:table-cell>
          <table:table-cell table:style-name="ce18" table:number-matrix-columns-spanned="1" table:number-matrix-rows-spanned="1" table:formula="of:=IFERROR(INDEX([Magical.$B$2:.$G$487]; SMALL(IF(([.E$3]=[Magical.$B$2:.$B$487]); ROW([Physical.$B$2:.$B$500])-MIN(ROW([Magical.$B$2:.$B$487]))+1;&quot;&quot;);ROWS([.$A$1:.$A33]));5);&quot;&quot;)">
            <text:p/>
          </table:table-cell>
          <table:table-cell table:style-name="ce18" table:number-matrix-columns-spanned="1" table:number-matrix-rows-spanned="1" table:formula="of:=IFERROR(INDEX([Magical.$B$2:.$G$487]; SMALL(IF(([.F$3]=[Magical.$B$2:.$B$487]); ROW([Physical.$B$2:.$B$500])-MIN(ROW([Magical.$B$2:.$B$487]))+1;&quot;&quot;);ROWS([.$A$1:.$A33]));5);&quot;&quot;)">
            <text:p/>
          </table:table-cell>
          <table:table-cell table:style-name="ce18" table:number-matrix-columns-spanned="1" table:number-matrix-rows-spanned="1" table:formula="of:=IFERROR(INDEX([Magical.$B$2:.$G$487]; SMALL(IF(([.G$3]=[Magical.$B$2:.$B$487]); ROW([Physical.$B$2:.$B$500])-MIN(ROW([Magical.$B$2:.$B$487]))+1;&quot;&quot;);ROWS([.$A$1:.$A33]));5);&quot;&quot;)">
            <text:p/>
          </table:table-cell>
          <table:table-cell table:style-name="ce18" table:number-matrix-columns-spanned="1" table:number-matrix-rows-spanned="1" table:formula="of:=IFERROR(INDEX([Magical.$B$2:.$G$487]; SMALL(IF(([.H$3]=[Magical.$B$2:.$B$487]); ROW([Physical.$B$2:.$B$500])-MIN(ROW([Magical.$B$2:.$B$487]))+1;&quot;&quot;);ROWS([.$A$1:.$A33]));5);&quot;&quot;)">
            <text:p/>
          </table:table-cell>
          <table:table-cell table:style-name="ce18" table:number-matrix-columns-spanned="1" table:number-matrix-rows-spanned="1" table:formula="of:=IFERROR(INDEX([Magical.$B$2:.$G$487]; SMALL(IF(([.I$3]=[Magical.$B$2:.$B$487]); ROW([Physical.$B$2:.$B$500])-MIN(ROW([Magical.$B$2:.$B$487]))+1;&quot;&quot;);ROWS([.$A$1:.$A33]));5);&quot;&quot;)">
            <text:p/>
          </table:table-cell>
          <table:table-cell table:style-name="ce21" table:number-matrix-columns-spanned="1" table:number-matrix-rows-spanned="1" table:formula="of:=IFERROR(INDEX([Magical.$B$2:.$G$487]; SMALL(IF(([.J$3]=[Magical.$B$2:.$B$487]); ROW([Physical.$B$2:.$B$500])-MIN(ROW([Magical.$B$2:.$B$487]))+1;&quot;&quot;);ROWS([.$A$1:.$A33]));5);&quot;&quot;)">
            <text:p/>
          </table:table-cell>
          <table:table-cell table:style-name="ce15" table:number-matrix-columns-spanned="1" table:number-matrix-rows-spanned="1" table:formula="of:=IFERROR(INDEX([Mixed.$C$2:.$G$492]; SMALL(IF(([.A$3]=[Mixed.$C$2:.$C$492]); ROW([Mixed.$C$2:.$C$492])-MIN(ROW([Mixed.$C$2:.$C$492]))+1;&quot;&quot;);ROWS([.$A$1:.$A33]));5);&quot;&quot;)">
            <text:p/>
          </table:table-cell>
          <table:table-cell table:style-name="ce21" table:number-matrix-columns-spanned="1" table:number-matrix-rows-spanned="1" table:formula="of:=IFERROR(INDEX([Mixed.$C$2:.$G$492]; SMALL(IF(([.B$3]=[Mixed.$C$2:.$C$492]); ROW([Mixed.$C$2:.$C$492])-MIN(ROW([Mixed.$C$2:.$C$492]))+1;&quot;&quot;);ROWS([.$A$1:.$A33]));5);&quot;&quot;)">
            <text:p/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G$500]; SMALL(IF(([.A$3]=[Physical.$B$2:.$B$500]); ROW([Physical.$B$2:.$B$500])-MIN(ROW([Physical.$B$2:.$B$500]))+1;&quot;&quot;);ROWS([.$A$1:.$A34]));5);&quot;&quot;)">
            <text:p/>
          </table:table-cell>
          <table:table-cell table:style-name="ce9" table:number-matrix-columns-spanned="1" table:number-matrix-rows-spanned="1" table:formula="of:=IFERROR(INDEX([Physical.$B$2:.$G$500]; SMALL(IF(([.B$3]=[Physical.$B$2:.$B$500]); ROW([Physical.$B$2:.$B$500])-MIN(ROW([Physical.$B$2:.$B$500]))+1;&quot;&quot;);ROWS([.$A$1:.$A34]));5);&quot;&quot;)">
            <text:p/>
          </table:table-cell>
          <table:table-cell table:style-name="ce12" table:number-matrix-columns-spanned="1" table:number-matrix-rows-spanned="1" table:formula="of:=IFERROR(INDEX([Physical.$B$2:.$G$500]; SMALL(IF(([.C$3]=[Physical.$B$2:.$B$500]); ROW([Physical.$B$2:.$B$500])-MIN(ROW([Physical.$B$2:.$B$500]))+1;&quot;&quot;);ROWS([.$A$1:.$A34]));5);&quot;&quot;)">
            <text:p/>
          </table:table-cell>
          <table:table-cell table:style-name="ce15" table:number-matrix-columns-spanned="1" table:number-matrix-rows-spanned="1" table:formula="of:=IFERROR(INDEX([Magical.$B$2:.$G$487]; SMALL(IF(([.D$3]=[Magical.$B$2:.$B$487]); ROW([Physical.$B$2:.$B$500])-MIN(ROW([Magical.$B$2:.$B$487]))+1;&quot;&quot;);ROWS([.$A$1:.$A34]));5);&quot;&quot;)">
            <text:p/>
          </table:table-cell>
          <table:table-cell table:style-name="ce18" table:number-matrix-columns-spanned="1" table:number-matrix-rows-spanned="1" table:formula="of:=IFERROR(INDEX([Magical.$B$2:.$G$487]; SMALL(IF(([.E$3]=[Magical.$B$2:.$B$487]); ROW([Physical.$B$2:.$B$500])-MIN(ROW([Magical.$B$2:.$B$487]))+1;&quot;&quot;);ROWS([.$A$1:.$A34]));5);&quot;&quot;)">
            <text:p/>
          </table:table-cell>
          <table:table-cell table:style-name="ce18" table:number-matrix-columns-spanned="1" table:number-matrix-rows-spanned="1" table:formula="of:=IFERROR(INDEX([Magical.$B$2:.$G$487]; SMALL(IF(([.F$3]=[Magical.$B$2:.$B$487]); ROW([Physical.$B$2:.$B$500])-MIN(ROW([Magical.$B$2:.$B$487]))+1;&quot;&quot;);ROWS([.$A$1:.$A34]));5);&quot;&quot;)">
            <text:p/>
          </table:table-cell>
          <table:table-cell table:style-name="ce18" table:number-matrix-columns-spanned="1" table:number-matrix-rows-spanned="1" table:formula="of:=IFERROR(INDEX([Magical.$B$2:.$G$487]; SMALL(IF(([.G$3]=[Magical.$B$2:.$B$487]); ROW([Physical.$B$2:.$B$500])-MIN(ROW([Magical.$B$2:.$B$487]))+1;&quot;&quot;);ROWS([.$A$1:.$A34]));5);&quot;&quot;)">
            <text:p/>
          </table:table-cell>
          <table:table-cell table:style-name="ce18" table:number-matrix-columns-spanned="1" table:number-matrix-rows-spanned="1" table:formula="of:=IFERROR(INDEX([Magical.$B$2:.$G$487]; SMALL(IF(([.H$3]=[Magical.$B$2:.$B$487]); ROW([Physical.$B$2:.$B$500])-MIN(ROW([Magical.$B$2:.$B$487]))+1;&quot;&quot;);ROWS([.$A$1:.$A34]));5);&quot;&quot;)">
            <text:p/>
          </table:table-cell>
          <table:table-cell table:style-name="ce18" table:number-matrix-columns-spanned="1" table:number-matrix-rows-spanned="1" table:formula="of:=IFERROR(INDEX([Magical.$B$2:.$G$487]; SMALL(IF(([.I$3]=[Magical.$B$2:.$B$487]); ROW([Physical.$B$2:.$B$500])-MIN(ROW([Magical.$B$2:.$B$487]))+1;&quot;&quot;);ROWS([.$A$1:.$A34]));5);&quot;&quot;)">
            <text:p/>
          </table:table-cell>
          <table:table-cell table:style-name="ce21" table:number-matrix-columns-spanned="1" table:number-matrix-rows-spanned="1" table:formula="of:=IFERROR(INDEX([Magical.$B$2:.$G$487]; SMALL(IF(([.J$3]=[Magical.$B$2:.$B$487]); ROW([Physical.$B$2:.$B$500])-MIN(ROW([Magical.$B$2:.$B$487]))+1;&quot;&quot;);ROWS([.$A$1:.$A34]));5);&quot;&quot;)">
            <text:p/>
          </table:table-cell>
          <table:table-cell table:style-name="ce15" table:number-matrix-columns-spanned="1" table:number-matrix-rows-spanned="1" table:formula="of:=IFERROR(INDEX([Mixed.$C$2:.$G$492]; SMALL(IF(([.A$3]=[Mixed.$C$2:.$C$492]); ROW([Mixed.$C$2:.$C$492])-MIN(ROW([Mixed.$C$2:.$C$492]))+1;&quot;&quot;);ROWS([.$A$1:.$A34]));5);&quot;&quot;)">
            <text:p/>
          </table:table-cell>
          <table:table-cell table:style-name="ce21" table:number-matrix-columns-spanned="1" table:number-matrix-rows-spanned="1" table:formula="of:=IFERROR(INDEX([Mixed.$C$2:.$G$492]; SMALL(IF(([.B$3]=[Mixed.$C$2:.$C$492]); ROW([Mixed.$C$2:.$C$492])-MIN(ROW([Mixed.$C$2:.$C$492]))+1;&quot;&quot;);ROWS([.$A$1:.$A34]));5);&quot;&quot;)">
            <text:p/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G$500]; SMALL(IF(([.A$3]=[Physical.$B$2:.$B$500]); ROW([Physical.$B$2:.$B$500])-MIN(ROW([Physical.$B$2:.$B$500]))+1;&quot;&quot;);ROWS([.$A$1:.$A35]));5);&quot;&quot;)">
            <text:p/>
          </table:table-cell>
          <table:table-cell table:style-name="ce9" table:number-matrix-columns-spanned="1" table:number-matrix-rows-spanned="1" table:formula="of:=IFERROR(INDEX([Physical.$B$2:.$G$500]; SMALL(IF(([.B$3]=[Physical.$B$2:.$B$500]); ROW([Physical.$B$2:.$B$500])-MIN(ROW([Physical.$B$2:.$B$500]))+1;&quot;&quot;);ROWS([.$A$1:.$A35]));5);&quot;&quot;)">
            <text:p/>
          </table:table-cell>
          <table:table-cell table:style-name="ce12" table:number-matrix-columns-spanned="1" table:number-matrix-rows-spanned="1" table:formula="of:=IFERROR(INDEX([Physical.$B$2:.$G$500]; SMALL(IF(([.C$3]=[Physical.$B$2:.$B$500]); ROW([Physical.$B$2:.$B$500])-MIN(ROW([Physical.$B$2:.$B$500]))+1;&quot;&quot;);ROWS([.$A$1:.$A35]));5);&quot;&quot;)">
            <text:p/>
          </table:table-cell>
          <table:table-cell table:style-name="ce15" table:number-matrix-columns-spanned="1" table:number-matrix-rows-spanned="1" table:formula="of:=IFERROR(INDEX([Magical.$B$2:.$G$487]; SMALL(IF(([.D$3]=[Magical.$B$2:.$B$487]); ROW([Physical.$B$2:.$B$500])-MIN(ROW([Magical.$B$2:.$B$487]))+1;&quot;&quot;);ROWS([.$A$1:.$A35]));5);&quot;&quot;)">
            <text:p/>
          </table:table-cell>
          <table:table-cell table:style-name="ce18" table:number-matrix-columns-spanned="1" table:number-matrix-rows-spanned="1" table:formula="of:=IFERROR(INDEX([Magical.$B$2:.$G$487]; SMALL(IF(([.E$3]=[Magical.$B$2:.$B$487]); ROW([Physical.$B$2:.$B$500])-MIN(ROW([Magical.$B$2:.$B$487]))+1;&quot;&quot;);ROWS([.$A$1:.$A35]));5);&quot;&quot;)">
            <text:p/>
          </table:table-cell>
          <table:table-cell table:style-name="ce18" table:number-matrix-columns-spanned="1" table:number-matrix-rows-spanned="1" table:formula="of:=IFERROR(INDEX([Magical.$B$2:.$G$487]; SMALL(IF(([.F$3]=[Magical.$B$2:.$B$487]); ROW([Physical.$B$2:.$B$500])-MIN(ROW([Magical.$B$2:.$B$487]))+1;&quot;&quot;);ROWS([.$A$1:.$A35]));5);&quot;&quot;)">
            <text:p/>
          </table:table-cell>
          <table:table-cell table:style-name="ce18" table:number-matrix-columns-spanned="1" table:number-matrix-rows-spanned="1" table:formula="of:=IFERROR(INDEX([Magical.$B$2:.$G$487]; SMALL(IF(([.G$3]=[Magical.$B$2:.$B$487]); ROW([Physical.$B$2:.$B$500])-MIN(ROW([Magical.$B$2:.$B$487]))+1;&quot;&quot;);ROWS([.$A$1:.$A35]));5);&quot;&quot;)">
            <text:p/>
          </table:table-cell>
          <table:table-cell table:style-name="ce18" table:number-matrix-columns-spanned="1" table:number-matrix-rows-spanned="1" table:formula="of:=IFERROR(INDEX([Magical.$B$2:.$G$487]; SMALL(IF(([.H$3]=[Magical.$B$2:.$B$487]); ROW([Physical.$B$2:.$B$500])-MIN(ROW([Magical.$B$2:.$B$487]))+1;&quot;&quot;);ROWS([.$A$1:.$A35]));5);&quot;&quot;)">
            <text:p/>
          </table:table-cell>
          <table:table-cell table:style-name="ce18" table:number-matrix-columns-spanned="1" table:number-matrix-rows-spanned="1" table:formula="of:=IFERROR(INDEX([Magical.$B$2:.$G$487]; SMALL(IF(([.I$3]=[Magical.$B$2:.$B$487]); ROW([Physical.$B$2:.$B$500])-MIN(ROW([Magical.$B$2:.$B$487]))+1;&quot;&quot;);ROWS([.$A$1:.$A35]));5);&quot;&quot;)">
            <text:p/>
          </table:table-cell>
          <table:table-cell table:style-name="ce21" table:number-matrix-columns-spanned="1" table:number-matrix-rows-spanned="1" table:formula="of:=IFERROR(INDEX([Magical.$B$2:.$G$487]; SMALL(IF(([.J$3]=[Magical.$B$2:.$B$487]); ROW([Physical.$B$2:.$B$500])-MIN(ROW([Magical.$B$2:.$B$487]))+1;&quot;&quot;);ROWS([.$A$1:.$A35]));5);&quot;&quot;)">
            <text:p/>
          </table:table-cell>
          <table:table-cell table:style-name="ce15" table:number-matrix-columns-spanned="1" table:number-matrix-rows-spanned="1" table:formula="of:=IFERROR(INDEX([Mixed.$C$2:.$G$492]; SMALL(IF(([.A$3]=[Mixed.$C$2:.$C$492]); ROW([Mixed.$C$2:.$C$492])-MIN(ROW([Mixed.$C$2:.$C$492]))+1;&quot;&quot;);ROWS([.$A$1:.$A35]));5);&quot;&quot;)">
            <text:p/>
          </table:table-cell>
          <table:table-cell table:style-name="ce21" table:number-matrix-columns-spanned="1" table:number-matrix-rows-spanned="1" table:formula="of:=IFERROR(INDEX([Mixed.$C$2:.$G$492]; SMALL(IF(([.B$3]=[Mixed.$C$2:.$C$492]); ROW([Mixed.$C$2:.$C$492])-MIN(ROW([Mixed.$C$2:.$C$492]))+1;&quot;&quot;);ROWS([.$A$1:.$A35]));5);&quot;&quot;)">
            <text:p/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 table:number-matrix-columns-spanned="1" table:number-matrix-rows-spanned="1" table:formula="of:=IFERROR(INDEX([Physical.$B$2:.$G$500]; SMALL(IF(([.A$3]=[Physical.$B$2:.$B$500]); ROW([Physical.$B$2:.$B$500])-MIN(ROW([Physical.$B$2:.$B$500]))+1;&quot;&quot;);ROWS([.$A$1:.$A36]));5);&quot;&quot;)">
            <text:p/>
          </table:table-cell>
          <table:table-cell table:style-name="ce9" table:number-matrix-columns-spanned="1" table:number-matrix-rows-spanned="1" table:formula="of:=IFERROR(INDEX([Physical.$B$2:.$G$500]; SMALL(IF(([.B$3]=[Physical.$B$2:.$B$500]); ROW([Physical.$B$2:.$B$500])-MIN(ROW([Physical.$B$2:.$B$500]))+1;&quot;&quot;);ROWS([.$A$1:.$A36]));5);&quot;&quot;)">
            <text:p/>
          </table:table-cell>
          <table:table-cell table:style-name="ce12" table:number-matrix-columns-spanned="1" table:number-matrix-rows-spanned="1" table:formula="of:=IFERROR(INDEX([Physical.$B$2:.$G$500]; SMALL(IF(([.C$3]=[Physical.$B$2:.$B$500]); ROW([Physical.$B$2:.$B$500])-MIN(ROW([Physical.$B$2:.$B$500]))+1;&quot;&quot;);ROWS([.$A$1:.$A36]));5);&quot;&quot;)">
            <text:p/>
          </table:table-cell>
          <table:table-cell table:style-name="ce15" table:number-matrix-columns-spanned="1" table:number-matrix-rows-spanned="1" table:formula="of:=IFERROR(INDEX([Magical.$B$2:.$G$487]; SMALL(IF(([.D$3]=[Magical.$B$2:.$B$487]); ROW([Physical.$B$2:.$B$500])-MIN(ROW([Magical.$B$2:.$B$487]))+1;&quot;&quot;);ROWS([.$A$1:.$A36]));5);&quot;&quot;)">
            <text:p/>
          </table:table-cell>
          <table:table-cell table:style-name="ce18" table:number-matrix-columns-spanned="1" table:number-matrix-rows-spanned="1" table:formula="of:=IFERROR(INDEX([Magical.$B$2:.$G$487]; SMALL(IF(([.E$3]=[Magical.$B$2:.$B$487]); ROW([Physical.$B$2:.$B$500])-MIN(ROW([Magical.$B$2:.$B$487]))+1;&quot;&quot;);ROWS([.$A$1:.$A36]));5);&quot;&quot;)">
            <text:p/>
          </table:table-cell>
          <table:table-cell table:style-name="ce18" table:number-matrix-columns-spanned="1" table:number-matrix-rows-spanned="1" table:formula="of:=IFERROR(INDEX([Magical.$B$2:.$G$487]; SMALL(IF(([.F$3]=[Magical.$B$2:.$B$487]); ROW([Physical.$B$2:.$B$500])-MIN(ROW([Magical.$B$2:.$B$487]))+1;&quot;&quot;);ROWS([.$A$1:.$A36]));5);&quot;&quot;)">
            <text:p/>
          </table:table-cell>
          <table:table-cell table:style-name="ce18" table:number-matrix-columns-spanned="1" table:number-matrix-rows-spanned="1" table:formula="of:=IFERROR(INDEX([Magical.$B$2:.$G$487]; SMALL(IF(([.G$3]=[Magical.$B$2:.$B$487]); ROW([Physical.$B$2:.$B$500])-MIN(ROW([Magical.$B$2:.$B$487]))+1;&quot;&quot;);ROWS([.$A$1:.$A36]));5);&quot;&quot;)">
            <text:p/>
          </table:table-cell>
          <table:table-cell table:style-name="ce18" table:number-matrix-columns-spanned="1" table:number-matrix-rows-spanned="1" table:formula="of:=IFERROR(INDEX([Magical.$B$2:.$G$487]; SMALL(IF(([.H$3]=[Magical.$B$2:.$B$487]); ROW([Physical.$B$2:.$B$500])-MIN(ROW([Magical.$B$2:.$B$487]))+1;&quot;&quot;);ROWS([.$A$1:.$A36]));5);&quot;&quot;)">
            <text:p/>
          </table:table-cell>
          <table:table-cell table:style-name="ce18" table:number-matrix-columns-spanned="1" table:number-matrix-rows-spanned="1" table:formula="of:=IFERROR(INDEX([Magical.$B$2:.$G$487]; SMALL(IF(([.I$3]=[Magical.$B$2:.$B$487]); ROW([Physical.$B$2:.$B$500])-MIN(ROW([Magical.$B$2:.$B$487]))+1;&quot;&quot;);ROWS([.$A$1:.$A36]));5);&quot;&quot;)">
            <text:p/>
          </table:table-cell>
          <table:table-cell table:style-name="ce21" table:number-matrix-columns-spanned="1" table:number-matrix-rows-spanned="1" table:formula="of:=IFERROR(INDEX([Magical.$B$2:.$G$487]; SMALL(IF(([.J$3]=[Magical.$B$2:.$B$487]); ROW([Physical.$B$2:.$B$500])-MIN(ROW([Magical.$B$2:.$B$487]))+1;&quot;&quot;);ROWS([.$A$1:.$A36]));5);&quot;&quot;)">
            <text:p/>
          </table:table-cell>
          <table:table-cell table:style-name="ce15" table:number-matrix-columns-spanned="1" table:number-matrix-rows-spanned="1" table:formula="of:=IFERROR(INDEX([Mixed.$C$2:.$G$492]; SMALL(IF(([.A$3]=[Mixed.$C$2:.$C$492]); ROW([Mixed.$C$2:.$C$492])-MIN(ROW([Mixed.$C$2:.$C$492]))+1;&quot;&quot;);ROWS([.$A$1:.$A36]));5);&quot;&quot;)">
            <text:p/>
          </table:table-cell>
          <table:table-cell table:style-name="ce21" table:number-matrix-columns-spanned="1" table:number-matrix-rows-spanned="1" table:formula="of:=IFERROR(INDEX([Mixed.$C$2:.$G$492]; SMALL(IF(([.B$3]=[Mixed.$C$2:.$C$492]); ROW([Mixed.$C$2:.$C$492])-MIN(ROW([Mixed.$C$2:.$C$492]))+1;&quot;&quot;);ROWS([.$A$1:.$A36]));5);&quot;&quot;)">
            <text:p/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/>
          <table:table-cell table:style-name="ce9"/>
          <table:table-cell table:style-name="ce12"/>
          <table:table-cell table:style-name="ce15" table:number-matrix-columns-spanned="1" table:number-matrix-rows-spanned="1" table:formula="of:=IFERROR(INDEX([Magical.$B$2:.$G$487]; SMALL(IF(([.D$3]=[Magical.$B$2:.$B$487]); ROW([Physical.$B$2:.$B$500])-MIN(ROW([Magical.$B$2:.$B$487]))+1;&quot;&quot;);ROWS([.$A$1:.$A37]));5);&quot;&quot;)">
            <text:p/>
          </table:table-cell>
          <table:table-cell table:style-name="ce18" table:number-matrix-columns-spanned="1" table:number-matrix-rows-spanned="1" table:formula="of:=IFERROR(INDEX([Magical.$B$2:.$G$487]; SMALL(IF(([.E$3]=[Magical.$B$2:.$B$487]); ROW([Physical.$B$2:.$B$500])-MIN(ROW([Magical.$B$2:.$B$487]))+1;&quot;&quot;);ROWS([.$A$1:.$A37]));5);&quot;&quot;)">
            <text:p/>
          </table:table-cell>
          <table:table-cell table:style-name="ce18" table:number-matrix-columns-spanned="1" table:number-matrix-rows-spanned="1" table:formula="of:=IFERROR(INDEX([Magical.$B$2:.$G$487]; SMALL(IF(([.F$3]=[Magical.$B$2:.$B$487]); ROW([Physical.$B$2:.$B$500])-MIN(ROW([Magical.$B$2:.$B$487]))+1;&quot;&quot;);ROWS([.$A$1:.$A37]));5);&quot;&quot;)">
            <text:p/>
          </table:table-cell>
          <table:table-cell table:style-name="ce18" table:number-matrix-columns-spanned="1" table:number-matrix-rows-spanned="1" table:formula="of:=IFERROR(INDEX([Magical.$B$2:.$G$487]; SMALL(IF(([.G$3]=[Magical.$B$2:.$B$487]); ROW([Physical.$B$2:.$B$500])-MIN(ROW([Magical.$B$2:.$B$487]))+1;&quot;&quot;);ROWS([.$A$1:.$A37]));5);&quot;&quot;)">
            <text:p/>
          </table:table-cell>
          <table:table-cell table:style-name="ce18" table:number-matrix-columns-spanned="1" table:number-matrix-rows-spanned="1" table:formula="of:=IFERROR(INDEX([Magical.$B$2:.$G$487]; SMALL(IF(([.H$3]=[Magical.$B$2:.$B$487]); ROW([Physical.$B$2:.$B$500])-MIN(ROW([Magical.$B$2:.$B$487]))+1;&quot;&quot;);ROWS([.$A$1:.$A37]));5);&quot;&quot;)">
            <text:p/>
          </table:table-cell>
          <table:table-cell table:style-name="ce18" table:number-matrix-columns-spanned="1" table:number-matrix-rows-spanned="1" table:formula="of:=IFERROR(INDEX([Magical.$B$2:.$G$487]; SMALL(IF(([.I$3]=[Magical.$B$2:.$B$487]); ROW([Physical.$B$2:.$B$500])-MIN(ROW([Magical.$B$2:.$B$487]))+1;&quot;&quot;);ROWS([.$A$1:.$A37]));5);&quot;&quot;)">
            <text:p/>
          </table:table-cell>
          <table:table-cell table:style-name="ce21" table:number-matrix-columns-spanned="1" table:number-matrix-rows-spanned="1" table:formula="of:=IFERROR(INDEX([Magical.$B$2:.$G$487]; SMALL(IF(([.J$3]=[Magical.$B$2:.$B$487]); ROW([Physical.$B$2:.$B$500])-MIN(ROW([Magical.$B$2:.$B$487]))+1;&quot;&quot;);ROWS([.$A$1:.$A37]));5);&quot;&quot;)">
            <text:p/>
          </table:table-cell>
          <table:table-cell table:style-name="ce15" table:number-matrix-columns-spanned="1" table:number-matrix-rows-spanned="1" table:formula="of:=IFERROR(INDEX([Mixed.$C$2:.$G$492]; SMALL(IF(([.A$3]=[Mixed.$C$2:.$C$492]); ROW([Mixed.$C$2:.$C$492])-MIN(ROW([Mixed.$C$2:.$C$492]))+1;&quot;&quot;);ROWS([.$A$1:.$A37]));5);&quot;&quot;)">
            <text:p/>
          </table:table-cell>
          <table:table-cell table:style-name="ce21" table:number-matrix-columns-spanned="1" table:number-matrix-rows-spanned="1" table:formula="of:=IFERROR(INDEX([Mixed.$C$2:.$G$492]; SMALL(IF(([.B$3]=[Mixed.$C$2:.$C$492]); ROW([Mixed.$C$2:.$C$492])-MIN(ROW([Mixed.$C$2:.$C$492]))+1;&quot;&quot;);ROWS([.$A$1:.$A37]));5);&quot;&quot;)">
            <text:p/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/>
          <table:table-cell table:style-name="ce9"/>
          <table:table-cell table:style-name="ce12"/>
          <table:table-cell table:style-name="ce15" table:number-matrix-columns-spanned="1" table:number-matrix-rows-spanned="1" table:formula="of:=IFERROR(INDEX([Magical.$B$2:.$G$487]; SMALL(IF(([.D$3]=[Magical.$B$2:.$B$487]); ROW([Physical.$B$2:.$B$500])-MIN(ROW([Magical.$B$2:.$B$487]))+1;&quot;&quot;);ROWS([.$A$1:.$A38]));5);&quot;&quot;)">
            <text:p/>
          </table:table-cell>
          <table:table-cell table:style-name="ce18" table:number-matrix-columns-spanned="1" table:number-matrix-rows-spanned="1" table:formula="of:=IFERROR(INDEX([Magical.$B$2:.$G$487]; SMALL(IF(([.E$3]=[Magical.$B$2:.$B$487]); ROW([Physical.$B$2:.$B$500])-MIN(ROW([Magical.$B$2:.$B$487]))+1;&quot;&quot;);ROWS([.$A$1:.$A38]));5);&quot;&quot;)">
            <text:p/>
          </table:table-cell>
          <table:table-cell table:style-name="ce18" table:number-matrix-columns-spanned="1" table:number-matrix-rows-spanned="1" table:formula="of:=IFERROR(INDEX([Magical.$B$2:.$G$487]; SMALL(IF(([.F$3]=[Magical.$B$2:.$B$487]); ROW([Physical.$B$2:.$B$500])-MIN(ROW([Magical.$B$2:.$B$487]))+1;&quot;&quot;);ROWS([.$A$1:.$A38]));5);&quot;&quot;)">
            <text:p/>
          </table:table-cell>
          <table:table-cell table:style-name="ce18" table:number-matrix-columns-spanned="1" table:number-matrix-rows-spanned="1" table:formula="of:=IFERROR(INDEX([Magical.$B$2:.$G$487]; SMALL(IF(([.G$3]=[Magical.$B$2:.$B$487]); ROW([Physical.$B$2:.$B$500])-MIN(ROW([Magical.$B$2:.$B$487]))+1;&quot;&quot;);ROWS([.$A$1:.$A38]));5);&quot;&quot;)">
            <text:p/>
          </table:table-cell>
          <table:table-cell table:style-name="ce18" table:number-matrix-columns-spanned="1" table:number-matrix-rows-spanned="1" table:formula="of:=IFERROR(INDEX([Magical.$B$2:.$G$487]; SMALL(IF(([.H$3]=[Magical.$B$2:.$B$487]); ROW([Physical.$B$2:.$B$500])-MIN(ROW([Magical.$B$2:.$B$487]))+1;&quot;&quot;);ROWS([.$A$1:.$A38]));5);&quot;&quot;)">
            <text:p/>
          </table:table-cell>
          <table:table-cell table:style-name="ce18" table:number-matrix-columns-spanned="1" table:number-matrix-rows-spanned="1" table:formula="of:=IFERROR(INDEX([Magical.$B$2:.$G$487]; SMALL(IF(([.I$3]=[Magical.$B$2:.$B$487]); ROW([Physical.$B$2:.$B$500])-MIN(ROW([Magical.$B$2:.$B$487]))+1;&quot;&quot;);ROWS([.$A$1:.$A38]));5);&quot;&quot;)">
            <text:p/>
          </table:table-cell>
          <table:table-cell table:style-name="ce21" table:number-matrix-columns-spanned="1" table:number-matrix-rows-spanned="1" table:formula="of:=IFERROR(INDEX([Magical.$B$2:.$G$487]; SMALL(IF(([.J$3]=[Magical.$B$2:.$B$487]); ROW([Physical.$B$2:.$B$500])-MIN(ROW([Magical.$B$2:.$B$487]))+1;&quot;&quot;);ROWS([.$A$1:.$A38]));5);&quot;&quot;)">
            <text:p/>
          </table:table-cell>
          <table:table-cell table:style-name="ce15" table:number-matrix-columns-spanned="1" table:number-matrix-rows-spanned="1" table:formula="of:=IFERROR(INDEX([Mixed.$C$2:.$G$492]; SMALL(IF(([.A$3]=[Mixed.$C$2:.$C$492]); ROW([Mixed.$C$2:.$C$492])-MIN(ROW([Mixed.$C$2:.$C$492]))+1;&quot;&quot;);ROWS([.$A$1:.$A38]));5);&quot;&quot;)">
            <text:p/>
          </table:table-cell>
          <table:table-cell table:style-name="ce21" table:number-matrix-columns-spanned="1" table:number-matrix-rows-spanned="1" table:formula="of:=IFERROR(INDEX([Mixed.$C$2:.$G$492]; SMALL(IF(([.B$3]=[Mixed.$C$2:.$C$492]); ROW([Mixed.$C$2:.$C$492])-MIN(ROW([Mixed.$C$2:.$C$492]))+1;&quot;&quot;);ROWS([.$A$1:.$A38]));5);&quot;&quot;)">
            <text:p/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/>
          <table:table-cell table:style-name="ce9"/>
          <table:table-cell table:style-name="ce12"/>
          <table:table-cell table:style-name="ce15" table:number-matrix-columns-spanned="1" table:number-matrix-rows-spanned="1" table:formula="of:=IFERROR(INDEX([Magical.$B$2:.$G$487]; SMALL(IF(([.D$3]=[Magical.$B$2:.$B$487]); ROW([Physical.$B$2:.$B$500])-MIN(ROW([Magical.$B$2:.$B$487]))+1;&quot;&quot;);ROWS([.$A$1:.$A39]));5);&quot;&quot;)">
            <text:p/>
          </table:table-cell>
          <table:table-cell table:style-name="ce18" table:number-matrix-columns-spanned="1" table:number-matrix-rows-spanned="1" table:formula="of:=IFERROR(INDEX([Magical.$B$2:.$G$487]; SMALL(IF(([.E$3]=[Magical.$B$2:.$B$487]); ROW([Physical.$B$2:.$B$500])-MIN(ROW([Magical.$B$2:.$B$487]))+1;&quot;&quot;);ROWS([.$A$1:.$A39]));5);&quot;&quot;)">
            <text:p/>
          </table:table-cell>
          <table:table-cell table:style-name="ce18" table:number-matrix-columns-spanned="1" table:number-matrix-rows-spanned="1" table:formula="of:=IFERROR(INDEX([Magical.$B$2:.$G$487]; SMALL(IF(([.F$3]=[Magical.$B$2:.$B$487]); ROW([Physical.$B$2:.$B$500])-MIN(ROW([Magical.$B$2:.$B$487]))+1;&quot;&quot;);ROWS([.$A$1:.$A39]));5);&quot;&quot;)">
            <text:p/>
          </table:table-cell>
          <table:table-cell table:style-name="ce18" table:number-matrix-columns-spanned="1" table:number-matrix-rows-spanned="1" table:formula="of:=IFERROR(INDEX([Magical.$B$2:.$G$487]; SMALL(IF(([.G$3]=[Magical.$B$2:.$B$487]); ROW([Physical.$B$2:.$B$500])-MIN(ROW([Magical.$B$2:.$B$487]))+1;&quot;&quot;);ROWS([.$A$1:.$A39]));5);&quot;&quot;)">
            <text:p/>
          </table:table-cell>
          <table:table-cell table:style-name="ce18" table:number-matrix-columns-spanned="1" table:number-matrix-rows-spanned="1" table:formula="of:=IFERROR(INDEX([Magical.$B$2:.$G$487]; SMALL(IF(([.H$3]=[Magical.$B$2:.$B$487]); ROW([Physical.$B$2:.$B$500])-MIN(ROW([Magical.$B$2:.$B$487]))+1;&quot;&quot;);ROWS([.$A$1:.$A39]));5);&quot;&quot;)">
            <text:p/>
          </table:table-cell>
          <table:table-cell table:style-name="ce18" table:number-matrix-columns-spanned="1" table:number-matrix-rows-spanned="1" table:formula="of:=IFERROR(INDEX([Magical.$B$2:.$G$487]; SMALL(IF(([.I$3]=[Magical.$B$2:.$B$487]); ROW([Physical.$B$2:.$B$500])-MIN(ROW([Magical.$B$2:.$B$487]))+1;&quot;&quot;);ROWS([.$A$1:.$A39]));5);&quot;&quot;)">
            <text:p/>
          </table:table-cell>
          <table:table-cell table:style-name="ce21" table:number-matrix-columns-spanned="1" table:number-matrix-rows-spanned="1" table:formula="of:=IFERROR(INDEX([Magical.$B$2:.$G$487]; SMALL(IF(([.J$3]=[Magical.$B$2:.$B$487]); ROW([Physical.$B$2:.$B$500])-MIN(ROW([Magical.$B$2:.$B$487]))+1;&quot;&quot;);ROWS([.$A$1:.$A39]));5);&quot;&quot;)">
            <text:p/>
          </table:table-cell>
          <table:table-cell table:style-name="ce15" table:number-matrix-columns-spanned="1" table:number-matrix-rows-spanned="1" table:formula="of:=IFERROR(INDEX([Mixed.$C$2:.$G$492]; SMALL(IF(([.A$3]=[Mixed.$C$2:.$C$492]); ROW([Mixed.$C$2:.$C$492])-MIN(ROW([Mixed.$C$2:.$C$492]))+1;&quot;&quot;);ROWS([.$A$1:.$A39]));5);&quot;&quot;)">
            <text:p/>
          </table:table-cell>
          <table:table-cell table:style-name="ce21" table:number-matrix-columns-spanned="1" table:number-matrix-rows-spanned="1" table:formula="of:=IFERROR(INDEX([Mixed.$C$2:.$G$492]; SMALL(IF(([.B$3]=[Mixed.$C$2:.$C$492]); ROW([Mixed.$C$2:.$C$492])-MIN(ROW([Mixed.$C$2:.$C$492]))+1;&quot;&quot;);ROWS([.$A$1:.$A39]));5);&quot;&quot;)">
            <text:p/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/>
          <table:table-cell table:style-name="ce9"/>
          <table:table-cell table:style-name="ce12"/>
          <table:table-cell table:style-name="ce15" table:number-matrix-columns-spanned="1" table:number-matrix-rows-spanned="1" table:formula="of:=IFERROR(INDEX([Magical.$B$2:.$G$487]; SMALL(IF(([.D$3]=[Magical.$B$2:.$B$487]); ROW([Physical.$B$2:.$B$500])-MIN(ROW([Magical.$B$2:.$B$487]))+1;&quot;&quot;);ROWS([.$A$1:.$A40]));5);&quot;&quot;)">
            <text:p/>
          </table:table-cell>
          <table:table-cell table:style-name="ce18" table:number-matrix-columns-spanned="1" table:number-matrix-rows-spanned="1" table:formula="of:=IFERROR(INDEX([Magical.$B$2:.$G$487]; SMALL(IF(([.E$3]=[Magical.$B$2:.$B$487]); ROW([Physical.$B$2:.$B$500])-MIN(ROW([Magical.$B$2:.$B$487]))+1;&quot;&quot;);ROWS([.$A$1:.$A40]));5);&quot;&quot;)">
            <text:p/>
          </table:table-cell>
          <table:table-cell table:style-name="ce18" table:number-matrix-columns-spanned="1" table:number-matrix-rows-spanned="1" table:formula="of:=IFERROR(INDEX([Magical.$B$2:.$G$487]; SMALL(IF(([.F$3]=[Magical.$B$2:.$B$487]); ROW([Physical.$B$2:.$B$500])-MIN(ROW([Magical.$B$2:.$B$487]))+1;&quot;&quot;);ROWS([.$A$1:.$A40]));5);&quot;&quot;)">
            <text:p/>
          </table:table-cell>
          <table:table-cell table:style-name="ce18" table:number-matrix-columns-spanned="1" table:number-matrix-rows-spanned="1" table:formula="of:=IFERROR(INDEX([Magical.$B$2:.$G$487]; SMALL(IF(([.G$3]=[Magical.$B$2:.$B$487]); ROW([Physical.$B$2:.$B$500])-MIN(ROW([Magical.$B$2:.$B$487]))+1;&quot;&quot;);ROWS([.$A$1:.$A40]));5);&quot;&quot;)">
            <text:p/>
          </table:table-cell>
          <table:table-cell table:style-name="ce18" table:number-matrix-columns-spanned="1" table:number-matrix-rows-spanned="1" table:formula="of:=IFERROR(INDEX([Magical.$B$2:.$G$487]; SMALL(IF(([.H$3]=[Magical.$B$2:.$B$487]); ROW([Physical.$B$2:.$B$500])-MIN(ROW([Magical.$B$2:.$B$487]))+1;&quot;&quot;);ROWS([.$A$1:.$A40]));5);&quot;&quot;)">
            <text:p/>
          </table:table-cell>
          <table:table-cell table:style-name="ce18" table:number-matrix-columns-spanned="1" table:number-matrix-rows-spanned="1" table:formula="of:=IFERROR(INDEX([Magical.$B$2:.$G$487]; SMALL(IF(([.I$3]=[Magical.$B$2:.$B$487]); ROW([Physical.$B$2:.$B$500])-MIN(ROW([Magical.$B$2:.$B$487]))+1;&quot;&quot;);ROWS([.$A$1:.$A40]));5);&quot;&quot;)">
            <text:p/>
          </table:table-cell>
          <table:table-cell table:style-name="ce21" table:number-matrix-columns-spanned="1" table:number-matrix-rows-spanned="1" table:formula="of:=IFERROR(INDEX([Magical.$B$2:.$G$487]; SMALL(IF(([.J$3]=[Magical.$B$2:.$B$487]); ROW([Physical.$B$2:.$B$500])-MIN(ROW([Magical.$B$2:.$B$487]))+1;&quot;&quot;);ROWS([.$A$1:.$A40]));5);&quot;&quot;)">
            <text:p/>
          </table:table-cell>
          <table:table-cell table:style-name="ce15" table:number-matrix-columns-spanned="1" table:number-matrix-rows-spanned="1" table:formula="of:=IFERROR(INDEX([Mixed.$C$2:.$G$492]; SMALL(IF(([.A$3]=[Mixed.$C$2:.$C$492]); ROW([Mixed.$C$2:.$C$492])-MIN(ROW([Mixed.$C$2:.$C$492]))+1;&quot;&quot;);ROWS([.$A$1:.$A40]));5);&quot;&quot;)">
            <text:p/>
          </table:table-cell>
          <table:table-cell table:style-name="ce21" table:number-matrix-columns-spanned="1" table:number-matrix-rows-spanned="1" table:formula="of:=IFERROR(INDEX([Mixed.$C$2:.$G$492]; SMALL(IF(([.B$3]=[Mixed.$C$2:.$C$492]); ROW([Mixed.$C$2:.$C$492])-MIN(ROW([Mixed.$C$2:.$C$492]))+1;&quot;&quot;);ROWS([.$A$1:.$A40]));5);&quot;&quot;)">
            <text:p/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/>
          <table:table-cell table:style-name="ce9"/>
          <table:table-cell table:style-name="ce12"/>
          <table:table-cell table:style-name="ce15" table:number-matrix-columns-spanned="1" table:number-matrix-rows-spanned="1" table:formula="of:=IFERROR(INDEX([Magical.$B$2:.$G$487]; SMALL(IF(([.D$3]=[Magical.$B$2:.$B$487]); ROW([Physical.$B$2:.$B$500])-MIN(ROW([Magical.$B$2:.$B$487]))+1;&quot;&quot;);ROWS([.$A$1:.$A41]));5);&quot;&quot;)">
            <text:p/>
          </table:table-cell>
          <table:table-cell table:style-name="ce18" table:number-matrix-columns-spanned="1" table:number-matrix-rows-spanned="1" table:formula="of:=IFERROR(INDEX([Magical.$B$2:.$G$487]; SMALL(IF(([.E$3]=[Magical.$B$2:.$B$487]); ROW([Physical.$B$2:.$B$500])-MIN(ROW([Magical.$B$2:.$B$487]))+1;&quot;&quot;);ROWS([.$A$1:.$A41]));5);&quot;&quot;)">
            <text:p/>
          </table:table-cell>
          <table:table-cell table:style-name="ce18" table:number-matrix-columns-spanned="1" table:number-matrix-rows-spanned="1" table:formula="of:=IFERROR(INDEX([Magical.$B$2:.$G$487]; SMALL(IF(([.F$3]=[Magical.$B$2:.$B$487]); ROW([Physical.$B$2:.$B$500])-MIN(ROW([Magical.$B$2:.$B$487]))+1;&quot;&quot;);ROWS([.$A$1:.$A41]));5);&quot;&quot;)">
            <text:p/>
          </table:table-cell>
          <table:table-cell table:style-name="ce18" table:number-matrix-columns-spanned="1" table:number-matrix-rows-spanned="1" table:formula="of:=IFERROR(INDEX([Magical.$B$2:.$G$487]; SMALL(IF(([.G$3]=[Magical.$B$2:.$B$487]); ROW([Physical.$B$2:.$B$500])-MIN(ROW([Magical.$B$2:.$B$487]))+1;&quot;&quot;);ROWS([.$A$1:.$A41]));5);&quot;&quot;)">
            <text:p/>
          </table:table-cell>
          <table:table-cell table:style-name="ce18" table:number-matrix-columns-spanned="1" table:number-matrix-rows-spanned="1" table:formula="of:=IFERROR(INDEX([Magical.$B$2:.$G$487]; SMALL(IF(([.H$3]=[Magical.$B$2:.$B$487]); ROW([Physical.$B$2:.$B$500])-MIN(ROW([Magical.$B$2:.$B$487]))+1;&quot;&quot;);ROWS([.$A$1:.$A41]));5);&quot;&quot;)">
            <text:p/>
          </table:table-cell>
          <table:table-cell table:style-name="ce18" table:number-matrix-columns-spanned="1" table:number-matrix-rows-spanned="1" table:formula="of:=IFERROR(INDEX([Magical.$B$2:.$G$487]; SMALL(IF(([.I$3]=[Magical.$B$2:.$B$487]); ROW([Physical.$B$2:.$B$500])-MIN(ROW([Magical.$B$2:.$B$487]))+1;&quot;&quot;);ROWS([.$A$1:.$A41]));5);&quot;&quot;)">
            <text:p/>
          </table:table-cell>
          <table:table-cell table:style-name="ce21" table:number-matrix-columns-spanned="1" table:number-matrix-rows-spanned="1" table:formula="of:=IFERROR(INDEX([Magical.$B$2:.$G$487]; SMALL(IF(([.J$3]=[Magical.$B$2:.$B$487]); ROW([Physical.$B$2:.$B$500])-MIN(ROW([Magical.$B$2:.$B$487]))+1;&quot;&quot;);ROWS([.$A$1:.$A41]));5);&quot;&quot;)">
            <text:p/>
          </table:table-cell>
          <table:table-cell table:style-name="ce15" table:number-matrix-columns-spanned="1" table:number-matrix-rows-spanned="1" table:formula="of:=IFERROR(INDEX([Mixed.$C$2:.$G$492]; SMALL(IF(([.A$3]=[Mixed.$C$2:.$C$492]); ROW([Mixed.$C$2:.$C$492])-MIN(ROW([Mixed.$C$2:.$C$492]))+1;&quot;&quot;);ROWS([.$A$1:.$A41]));5);&quot;&quot;)">
            <text:p/>
          </table:table-cell>
          <table:table-cell table:style-name="ce21" table:number-matrix-columns-spanned="1" table:number-matrix-rows-spanned="1" table:formula="of:=IFERROR(INDEX([Mixed.$C$2:.$G$492]; SMALL(IF(([.B$3]=[Mixed.$C$2:.$C$492]); ROW([Mixed.$C$2:.$C$492])-MIN(ROW([Mixed.$C$2:.$C$492]))+1;&quot;&quot;);ROWS([.$A$1:.$A41]));5);&quot;&quot;)">
            <text:p/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/>
          <table:table-cell table:style-name="ce9"/>
          <table:table-cell table:style-name="ce12"/>
          <table:table-cell table:style-name="ce15" table:number-matrix-columns-spanned="1" table:number-matrix-rows-spanned="1" table:formula="of:=IFERROR(INDEX([Magical.$B$2:.$G$487]; SMALL(IF(([.D$3]=[Magical.$B$2:.$B$487]); ROW([Physical.$B$2:.$B$500])-MIN(ROW([Magical.$B$2:.$B$487]))+1;&quot;&quot;);ROWS([.$A$1:.$A42]));5);&quot;&quot;)">
            <text:p/>
          </table:table-cell>
          <table:table-cell table:style-name="ce18" table:number-matrix-columns-spanned="1" table:number-matrix-rows-spanned="1" table:formula="of:=IFERROR(INDEX([Magical.$B$2:.$G$487]; SMALL(IF(([.E$3]=[Magical.$B$2:.$B$487]); ROW([Physical.$B$2:.$B$500])-MIN(ROW([Magical.$B$2:.$B$487]))+1;&quot;&quot;);ROWS([.$A$1:.$A42]));5);&quot;&quot;)">
            <text:p/>
          </table:table-cell>
          <table:table-cell table:style-name="ce18" table:number-matrix-columns-spanned="1" table:number-matrix-rows-spanned="1" table:formula="of:=IFERROR(INDEX([Magical.$B$2:.$G$487]; SMALL(IF(([.F$3]=[Magical.$B$2:.$B$487]); ROW([Physical.$B$2:.$B$500])-MIN(ROW([Magical.$B$2:.$B$487]))+1;&quot;&quot;);ROWS([.$A$1:.$A42]));5);&quot;&quot;)">
            <text:p/>
          </table:table-cell>
          <table:table-cell table:style-name="ce18" table:number-matrix-columns-spanned="1" table:number-matrix-rows-spanned="1" table:formula="of:=IFERROR(INDEX([Magical.$B$2:.$G$487]; SMALL(IF(([.G$3]=[Magical.$B$2:.$B$487]); ROW([Physical.$B$2:.$B$500])-MIN(ROW([Magical.$B$2:.$B$487]))+1;&quot;&quot;);ROWS([.$A$1:.$A42]));5);&quot;&quot;)">
            <text:p/>
          </table:table-cell>
          <table:table-cell table:style-name="ce18" table:number-matrix-columns-spanned="1" table:number-matrix-rows-spanned="1" table:formula="of:=IFERROR(INDEX([Magical.$B$2:.$G$487]; SMALL(IF(([.H$3]=[Magical.$B$2:.$B$487]); ROW([Physical.$B$2:.$B$500])-MIN(ROW([Magical.$B$2:.$B$487]))+1;&quot;&quot;);ROWS([.$A$1:.$A42]));5);&quot;&quot;)">
            <text:p/>
          </table:table-cell>
          <table:table-cell table:style-name="ce18" table:number-matrix-columns-spanned="1" table:number-matrix-rows-spanned="1" table:formula="of:=IFERROR(INDEX([Magical.$B$2:.$G$487]; SMALL(IF(([.I$3]=[Magical.$B$2:.$B$487]); ROW([Physical.$B$2:.$B$500])-MIN(ROW([Magical.$B$2:.$B$487]))+1;&quot;&quot;);ROWS([.$A$1:.$A42]));5);&quot;&quot;)">
            <text:p/>
          </table:table-cell>
          <table:table-cell table:style-name="ce21" table:number-matrix-columns-spanned="1" table:number-matrix-rows-spanned="1" table:formula="of:=IFERROR(INDEX([Magical.$B$2:.$G$487]; SMALL(IF(([.J$3]=[Magical.$B$2:.$B$487]); ROW([Physical.$B$2:.$B$500])-MIN(ROW([Magical.$B$2:.$B$487]))+1;&quot;&quot;);ROWS([.$A$1:.$A42]));5);&quot;&quot;)">
            <text:p/>
          </table:table-cell>
          <table:table-cell table:style-name="ce15" table:number-matrix-columns-spanned="1" table:number-matrix-rows-spanned="1" table:formula="of:=IFERROR(INDEX([Mixed.$C$2:.$G$492]; SMALL(IF(([.A$3]=[Mixed.$C$2:.$C$492]); ROW([Mixed.$C$2:.$C$492])-MIN(ROW([Mixed.$C$2:.$C$492]))+1;&quot;&quot;);ROWS([.$A$1:.$A42]));5);&quot;&quot;)">
            <text:p/>
          </table:table-cell>
          <table:table-cell table:style-name="ce21" table:number-matrix-columns-spanned="1" table:number-matrix-rows-spanned="1" table:formula="of:=IFERROR(INDEX([Mixed.$C$2:.$G$492]; SMALL(IF(([.B$3]=[Mixed.$C$2:.$C$492]); ROW([Mixed.$C$2:.$C$492])-MIN(ROW([Mixed.$C$2:.$C$492]))+1;&quot;&quot;);ROWS([.$A$1:.$A42]));5);&quot;&quot;)">
            <text:p/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/>
          <table:table-cell table:style-name="ce9"/>
          <table:table-cell table:style-name="ce12"/>
          <table:table-cell table:style-name="ce15" table:number-matrix-columns-spanned="1" table:number-matrix-rows-spanned="1" table:formula="of:=IFERROR(INDEX([Magical.$B$2:.$G$487]; SMALL(IF(([.D$3]=[Magical.$B$2:.$B$487]); ROW([Physical.$B$2:.$B$500])-MIN(ROW([Magical.$B$2:.$B$487]))+1;&quot;&quot;);ROWS([.$A$1:.$A43]));5);&quot;&quot;)">
            <text:p/>
          </table:table-cell>
          <table:table-cell table:style-name="ce18" table:number-matrix-columns-spanned="1" table:number-matrix-rows-spanned="1" table:formula="of:=IFERROR(INDEX([Magical.$B$2:.$G$487]; SMALL(IF(([.E$3]=[Magical.$B$2:.$B$487]); ROW([Physical.$B$2:.$B$500])-MIN(ROW([Magical.$B$2:.$B$487]))+1;&quot;&quot;);ROWS([.$A$1:.$A43]));5);&quot;&quot;)">
            <text:p/>
          </table:table-cell>
          <table:table-cell table:style-name="ce18" table:number-matrix-columns-spanned="1" table:number-matrix-rows-spanned="1" table:formula="of:=IFERROR(INDEX([Magical.$B$2:.$G$487]; SMALL(IF(([.F$3]=[Magical.$B$2:.$B$487]); ROW([Physical.$B$2:.$B$500])-MIN(ROW([Magical.$B$2:.$B$487]))+1;&quot;&quot;);ROWS([.$A$1:.$A43]));5);&quot;&quot;)">
            <text:p/>
          </table:table-cell>
          <table:table-cell table:style-name="ce18" table:number-matrix-columns-spanned="1" table:number-matrix-rows-spanned="1" table:formula="of:=IFERROR(INDEX([Magical.$B$2:.$G$487]; SMALL(IF(([.G$3]=[Magical.$B$2:.$B$487]); ROW([Physical.$B$2:.$B$500])-MIN(ROW([Magical.$B$2:.$B$487]))+1;&quot;&quot;);ROWS([.$A$1:.$A43]));5);&quot;&quot;)">
            <text:p/>
          </table:table-cell>
          <table:table-cell table:style-name="ce18" table:number-matrix-columns-spanned="1" table:number-matrix-rows-spanned="1" table:formula="of:=IFERROR(INDEX([Magical.$B$2:.$G$487]; SMALL(IF(([.H$3]=[Magical.$B$2:.$B$487]); ROW([Physical.$B$2:.$B$500])-MIN(ROW([Magical.$B$2:.$B$487]))+1;&quot;&quot;);ROWS([.$A$1:.$A43]));5);&quot;&quot;)">
            <text:p/>
          </table:table-cell>
          <table:table-cell table:style-name="ce18" table:number-matrix-columns-spanned="1" table:number-matrix-rows-spanned="1" table:formula="of:=IFERROR(INDEX([Magical.$B$2:.$G$487]; SMALL(IF(([.I$3]=[Magical.$B$2:.$B$487]); ROW([Physical.$B$2:.$B$500])-MIN(ROW([Magical.$B$2:.$B$487]))+1;&quot;&quot;);ROWS([.$A$1:.$A43]));5);&quot;&quot;)">
            <text:p/>
          </table:table-cell>
          <table:table-cell table:style-name="ce21" table:number-matrix-columns-spanned="1" table:number-matrix-rows-spanned="1" table:formula="of:=IFERROR(INDEX([Magical.$B$2:.$G$487]; SMALL(IF(([.J$3]=[Magical.$B$2:.$B$487]); ROW([Physical.$B$2:.$B$500])-MIN(ROW([Magical.$B$2:.$B$487]))+1;&quot;&quot;);ROWS([.$A$1:.$A43]));5);&quot;&quot;)">
            <text:p/>
          </table:table-cell>
          <table:table-cell table:style-name="ce15" table:number-matrix-columns-spanned="1" table:number-matrix-rows-spanned="1" table:formula="of:=IFERROR(INDEX([Mixed.$C$2:.$G$492]; SMALL(IF(([.A$3]=[Mixed.$C$2:.$C$492]); ROW([Mixed.$C$2:.$C$492])-MIN(ROW([Mixed.$C$2:.$C$492]))+1;&quot;&quot;);ROWS([.$A$1:.$A43]));5);&quot;&quot;)">
            <text:p/>
          </table:table-cell>
          <table:table-cell table:style-name="ce21" table:number-matrix-columns-spanned="1" table:number-matrix-rows-spanned="1" table:formula="of:=IFERROR(INDEX([Mixed.$C$2:.$G$492]; SMALL(IF(([.B$3]=[Mixed.$C$2:.$C$492]); ROW([Mixed.$C$2:.$C$492])-MIN(ROW([Mixed.$C$2:.$C$492]))+1;&quot;&quot;);ROWS([.$A$1:.$A43]));5);&quot;&quot;)">
            <text:p/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/>
          <table:table-cell table:style-name="ce9"/>
          <table:table-cell table:style-name="ce12"/>
          <table:table-cell table:style-name="ce15" table:number-matrix-columns-spanned="1" table:number-matrix-rows-spanned="1" table:formula="of:=IFERROR(INDEX([Magical.$B$2:.$G$487]; SMALL(IF(([.D$3]=[Magical.$B$2:.$B$487]); ROW([Physical.$B$2:.$B$500])-MIN(ROW([Magical.$B$2:.$B$487]))+1;&quot;&quot;);ROWS([.$A$1:.$A44]));5);&quot;&quot;)">
            <text:p/>
          </table:table-cell>
          <table:table-cell table:style-name="ce18" table:number-columns-repeated="5"/>
          <table:table-cell table:style-name="ce21"/>
          <table:table-cell table:style-name="ce15" table:number-matrix-columns-spanned="1" table:number-matrix-rows-spanned="1" table:formula="of:=IFERROR(INDEX([Mixed.$C$2:.$G$492]; SMALL(IF(([.A$3]=[Mixed.$C$2:.$C$492]); ROW([Mixed.$C$2:.$C$492])-MIN(ROW([Mixed.$C$2:.$C$492]))+1;&quot;&quot;);ROWS([.$A$1:.$A44]));5);&quot;&quot;)">
            <text:p/>
          </table:table-cell>
          <table:table-cell table:style-name="ce21" table:number-matrix-columns-spanned="1" table:number-matrix-rows-spanned="1" table:formula="of:=IFERROR(INDEX([Mixed.$C$2:.$G$492]; SMALL(IF(([.B$3]=[Mixed.$C$2:.$C$492]); ROW([Mixed.$C$2:.$C$492])-MIN(ROW([Mixed.$C$2:.$C$492]))+1;&quot;&quot;);ROWS([.$A$1:.$A44]));5);&quot;&quot;)">
            <text:p/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/>
          <table:table-cell table:style-name="ce9"/>
          <table:table-cell table:style-name="ce12"/>
          <table:table-cell table:style-name="ce15" table:number-matrix-columns-spanned="1" table:number-matrix-rows-spanned="1" table:formula="of:=IFERROR(INDEX([Magical.$B$2:.$G$487]; SMALL(IF(([.D$3]=[Magical.$B$2:.$B$487]); ROW([Physical.$B$2:.$B$500])-MIN(ROW([Magical.$B$2:.$B$487]))+1;&quot;&quot;);ROWS([.$A$1:.$A45]));5);&quot;&quot;)">
            <text:p/>
          </table:table-cell>
          <table:table-cell table:style-name="ce18" table:number-columns-repeated="5"/>
          <table:table-cell table:style-name="ce21"/>
          <table:table-cell table:style-name="ce15" table:number-matrix-columns-spanned="1" table:number-matrix-rows-spanned="1" table:formula="of:=IFERROR(INDEX([Mixed.$C$2:.$G$492]; SMALL(IF(([.A$3]=[Mixed.$C$2:.$C$492]); ROW([Mixed.$C$2:.$C$492])-MIN(ROW([Mixed.$C$2:.$C$492]))+1;&quot;&quot;);ROWS([.$A$1:.$A45]));5);&quot;&quot;)">
            <text:p/>
          </table:table-cell>
          <table:table-cell table:style-name="ce21" table:number-matrix-columns-spanned="1" table:number-matrix-rows-spanned="1" table:formula="of:=IFERROR(INDEX([Mixed.$C$2:.$G$492]; SMALL(IF(([.B$3]=[Mixed.$C$2:.$C$492]); ROW([Mixed.$C$2:.$C$492])-MIN(ROW([Mixed.$C$2:.$C$492]))+1;&quot;&quot;);ROWS([.$A$1:.$A45]));5);&quot;&quot;)">
            <text:p/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4"/>
          <table:table-cell table:style-name="ce9"/>
          <table:table-cell table:style-name="ce12"/>
          <table:table-cell table:style-name="ce15"/>
          <table:table-cell table:style-name="ce18" table:number-columns-repeated="5"/>
          <table:table-cell table:style-name="ce21"/>
          <table:table-cell table:style-name="ce15" table:number-matrix-columns-spanned="1" table:number-matrix-rows-spanned="1" table:formula="of:=IFERROR(INDEX([Mixed.$C$2:.$G$492]; SMALL(IF(([.A$3]=[Mixed.$C$2:.$C$492]); ROW([Mixed.$C$2:.$C$492])-MIN(ROW([Mixed.$C$2:.$C$492]))+1;&quot;&quot;);ROWS([.$A$1:.$A46]));5);&quot;&quot;)">
            <text:p/>
          </table:table-cell>
          <table:table-cell table:style-name="ce21" table:number-matrix-columns-spanned="1" table:number-matrix-rows-spanned="1" table:formula="of:=IFERROR(INDEX([Mixed.$C$2:.$G$492]; SMALL(IF(([.B$3]=[Mixed.$C$2:.$C$492]); ROW([Mixed.$C$2:.$C$492])-MIN(ROW([Mixed.$C$2:.$C$492]))+1;&quot;&quot;);ROWS([.$A$1:.$A46]));5);&quot;&quot;)">
            <text:p/>
          </table:table-cell>
          <table:table-cell table:style-name="ce15"/>
          <table:table-cell table:style-name="ce18" table:number-columns-repeated="7"/>
          <table:table-cell table:style-name="ce21"/>
          <table:table-cell table:number-columns-repeated="1003"/>
        </table:table-row>
        <table:table-row table:style-name="ro1">
          <table:table-cell table:style-name="ce5"/>
          <table:table-cell table:style-name="ce10"/>
          <table:table-cell table:style-name="ce13"/>
          <table:table-cell table:style-name="ce16"/>
          <table:table-cell table:style-name="ce19" table:number-columns-repeated="5"/>
          <table:table-cell table:style-name="ce22"/>
          <table:table-cell table:style-name="ce16" table:number-matrix-columns-spanned="1" table:number-matrix-rows-spanned="1" table:formula="of:=IFERROR(INDEX([Mixed.$C$2:.$G$492]; SMALL(IF(([.A$3]=[Mixed.$C$2:.$C$492]); ROW([Mixed.$C$2:.$C$492])-MIN(ROW([Mixed.$C$2:.$C$492]))+1;&quot;&quot;);ROWS([.$A$1:.$A47]));5);&quot;&quot;)">
            <text:p/>
          </table:table-cell>
          <table:table-cell table:style-name="ce22" table:number-matrix-columns-spanned="1" table:number-matrix-rows-spanned="1" table:formula="of:=IFERROR(INDEX([Mixed.$C$2:.$G$492]; SMALL(IF(([.B$3]=[Mixed.$C$2:.$C$492]); ROW([Mixed.$C$2:.$C$492])-MIN(ROW([Mixed.$C$2:.$C$492]))+1;&quot;&quot;);ROWS([.$A$1:.$A47]));5);&quot;&quot;)">
            <text:p/>
          </table:table-cell>
          <table:table-cell table:style-name="ce16"/>
          <table:table-cell table:style-name="ce19" table:number-columns-repeated="7"/>
          <table:table-cell table:style-name="ce22"/>
          <table:table-cell table:number-columns-repeated="1003"/>
        </table:table-row>
        <table:table-row table:style-name="ro1">
          <table:table-cell table:number-columns-repeated="10"/>
          <table:table-cell table:number-matrix-columns-spanned="1" table:number-matrix-rows-spanned="1" table:formula="of:=IFERROR(INDEX([Mixed.$C$2:.$G$492]; SMALL(IF(([.A$3]=[Mixed.$C$2:.$C$492]); ROW([Mixed.$C$2:.$C$492])-MIN(ROW([Mixed.$C$2:.$C$492]))+1;&quot;&quot;);ROWS([.$A$1:.$A48]));5);&quot;&quot;)">
            <text:p/>
          </table:table-cell>
          <table:table-cell table:number-matrix-columns-spanned="1" table:number-matrix-rows-spanned="1" table:formula="of:=IFERROR(INDEX([Mixed.$C$2:.$G$492]; SMALL(IF(([.B$3]=[Mixed.$C$2:.$C$492]); ROW([Mixed.$C$2:.$C$492])-MIN(ROW([Mixed.$C$2:.$C$492]))+1;&quot;&quot;);ROWS([.$A$1:.$A48]));5);&quot;&quot;)">
            <text:p/>
          </table:table-cell>
          <table:table-cell table:number-columns-repeated="1012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hysical" table:style-name="ta1">
        <office:forms form:automatic-focus="false" form:apply-design-mode="false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3" table:default-cell-style-name="ce1"/>
        <table:table-column table:style-name="co25" table:default-cell-style-name="ce1"/>
        <table:table-column table:style-name="co26" table:default-cell-style-name="ce1"/>
        <table:table-column table:style-name="co25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15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3" table:number-columns-repeated="2" table:default-cell-style-name="ce1"/>
        <table:table-column table:style-name="co32" table:default-cell-style-name="ce1"/>
        <table:table-column table:style-name="co37" table:default-cell-style-name="ce1"/>
        <table:table-column table:style-name="co38" table:default-cell-style-name="ce1"/>
        <table:table-column table:style-name="co39" table:number-columns-repeated="2" table:default-cell-style-name="ce1"/>
        <table:table-column table:style-name="co40" table:default-cell-style-name="ce1"/>
        <table:table-column table:style-name="co41" table:number-columns-repeated="9" table:default-cell-style-name="ce1"/>
        <table:table-column table:style-name="co1" table:number-columns-repeated="986" table:default-cell-style-name="ce1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Sphere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Discipline</text:p>
          </table:table-cell>
          <table:table-cell office:value-type="string" calcext:value-type="string">
            <text:p>Sub Discipline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ame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evels</text:p>
          </table:table-cell>
          <table:table-cell office:value-type="string" calcext:value-type="string">
            <text:p>Experience</text:p>
          </table:table-cell>
          <table:table-cell office:value-type="string" calcext:value-type="string">
            <text:p>R Classes</text:p>
          </table:table-cell>
          <table:table-cell office:value-type="string" calcext:value-type="string">
            <text:p>F Classes</text:p>
          </table:table-cell>
          <table:table-cell office:value-type="string" calcext:value-type="string">
            <text:p>R Attributes</text:p>
          </table:table-cell>
          <table:table-cell office:value-type="string" calcext:value-type="string">
            <text:p>R Skills</text:p>
          </table:table-cell>
          <table:table-cell office:value-type="string" calcext:value-type="string">
            <text:p>R Stats</text:p>
          </table:table-cell>
          <table:table-cell office:value-type="string" calcext:value-type="string">
            <text:p>B Attributes</text:p>
          </table:table-cell>
          <table:table-cell office:value-type="string" calcext:value-type="string">
            <text:p>B Resistances</text:p>
          </table:table-cell>
          <table:table-cell office:value-type="string" calcext:value-type="string">
            <text:p>B Skills</text:p>
          </table:table-cell>
          <table:table-cell office:value-type="string" calcext:value-type="string">
            <text:p>B Stats</text:p>
          </table:table-cell>
          <table:table-cell office:value-type="string" calcext:value-type="string">
            <text:p>B Traits</text:p>
          </table:table-cell>
          <table:table-cell office:value-type="string" calcext:value-type="string">
            <text:p>LB Attributes</text:p>
          </table:table-cell>
          <table:table-cell office:value-type="string" calcext:value-type="string">
            <text:p>LB Resistances</text:p>
          </table:table-cell>
          <table:table-cell office:value-type="string" calcext:value-type="string">
            <text:p>LB Skills</text:p>
          </table:table-cell>
          <table:table-cell office:value-type="string" calcext:value-type="string">
            <text:p>LB Stats</text:p>
          </table:table-cell>
          <table:table-cell office:value-type="string" calcext:value-type="string">
            <text:p>LB Traits</text:p>
          </table:table-cell>
          <table:table-cell office:value-type="string" calcext:value-type="string">
            <text:p>Spell Groups</text:p>
          </table:table-cell>
          <table:table-cell office:value-type="string" calcext:value-type="string">
            <text:p>Special Spells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PHYSICAL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BASE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HIEF</text:p>
          </table:table-cell>
          <table:table-cell office:value-type="string" calcext:value-type="string">
            <text:p>Thief</text:p>
          </table:table-cell>
          <table:table-cell office:value-type="string" calcext:value-type="string">
            <text:p>Thieves</text:p>
          </table:table-cell>
          <table:table-cell office:value-type="string" calcext:value-type="string">
            <text:p>Thief</text:p>
          </table:table-cell>
          <table:table-cell office:value-type="string" calcext:value-type="string">
            <text:p>Tier 0 Finesse class</text:p>
          </table:table-cell>
          <table:table-cell office:value-type="float" office:value="100" calcext:value-type="float">
            <text:p>100</text:p>
          </table:table-cell>
          <table:table-cell table:style-name="ce23" office:value-type="string" calcext:value-type="string">
            <text:p>100:200:300:400:500:600:700:800:900:1000</text:p>
          </table:table-cell>
          <table:table-cell table:number-columns-repeated="2"/>
          <table:table-cell office:value-type="string" calcext:value-type="string">
            <text:p>AGILITY:0</text:p>
            <text:p>PERCEPTION:0</text:p>
          </table:table-cell>
          <table:table-cell table:number-columns-repeated="2"/>
          <table:table-cell office:value-type="string" calcext:value-type="string">
            <text:p>AGILITY:0:0:0:0:0:0:0:0:0:0:0</text:p>
            <text:p>PERCEPTION:0:0:0:0:0:0:0:0:0:0:0</text:p>
          </table:table-cell>
          <table:table-cell table:number-columns-repeated="4"/>
          <table:table-cell office:value-type="string" calcext:value-type="string">
            <text:p>AGILITY:0</text:p>
            <text:p>PERCEPTION:0</text:p>
          </table:table-cell>
          <table:table-cell table:number-columns-repeated="4"/>
          <table:table-cell office:value-type="string" calcext:value-type="string">
            <text:p>FINESSE_DEXTERITY:1</text:p>
            <text:p>FINESSE_GUILE:1</text:p>
            <text:p>FINESSE_ACCURACY:1</text:p>
            <text:p>FINESSE_AWARENESS: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PHYSICAL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OGUE</text:p>
          </table:table-cell>
          <table:table-cell office:value-type="string" calcext:value-type="string">
            <text:p>Rogue</text:p>
          </table:table-cell>
          <table:table-cell office:value-type="string" calcext:value-type="string">
            <text:p>Rogues</text:p>
          </table:table-cell>
          <table:table-cell office:value-type="string" calcext:value-type="string">
            <text:p>Rogue</text:p>
          </table:table-cell>
          <table:table-cell office:value-type="string" calcext:value-type="string">
            <text:p>Tier 1 Finesse class</text:p>
          </table:table-cell>
          <table:table-cell office:value-type="float" office:value="100" calcext:value-type="float">
            <text:p>100</text:p>
          </table:table-cell>
          <table:table-cell table:style-name="ce23" office:value-type="string" calcext:value-type="string">
            <text:p>100:200:300:400:500:600:700:800:900:1000</text:p>
          </table:table-cell>
          <table:table-cell office:value-type="string" calcext:value-type="string">
            <text:p>PHYSICAL_FINESSE_BASE:10</text:p>
          </table:table-cell>
          <table:table-cell/>
          <table:table-cell office:value-type="string" calcext:value-type="string">
            <text:p>AGILITY:0</text:p>
          </table:table-cell>
          <table:table-cell table:number-columns-repeated="2"/>
          <table:table-cell office:value-type="string" calcext:value-type="string">
            <text:p>AGILITY:0:0:0:0:0:0:0:0:0:0:0</text:p>
          </table:table-cell>
          <table:table-cell table:number-columns-repeated="4"/>
          <table:table-cell office:value-type="string" calcext:value-type="string">
            <text:p>AGILITY:0</text:p>
          </table:table-cell>
          <table:table-cell table:number-columns-repeated="4"/>
          <table:table-cell office:value-type="string" calcext:value-type="string">
            <text:p>FINESSE_DEXTERITY:2</text:p>
            <text:p>FINESSE_GUILE:2</text:p>
            <text:p>FINESSE_ACCURACY:1</text:p>
            <text:p>FINESSE_AWARENESS: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PHYSICAL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DEXTERITY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SCOUNDREL</text:p>
          </table:table-cell>
          <table:table-cell office:value-type="string" calcext:value-type="string">
            <text:p>Scoundrel</text:p>
          </table:table-cell>
          <table:table-cell office:value-type="string" calcext:value-type="string">
            <text:p>Scoundrels</text:p>
          </table:table-cell>
          <table:table-cell office:value-type="string" calcext:value-type="string">
            <text:p>Scoundrel</text:p>
          </table:table-cell>
          <table:table-cell office:value-type="string" calcext:value-type="string">
            <text:p>Tier 2 Finesse class</text:p>
          </table:table-cell>
          <table:table-cell office:value-type="float" office:value="100" calcext:value-type="float">
            <text:p>100</text:p>
          </table:table-cell>
          <table:table-cell table:style-name="ce23" office:value-type="string" calcext:value-type="string">
            <text:p>100:200:300:400:500:600:700:800:900:1000</text:p>
          </table:table-cell>
          <table:table-cell office:value-type="string" calcext:value-type="string">
            <text:p>PHYSICAL_FINESSE_AGILITY_BASE:10</text:p>
          </table:table-cell>
          <table:table-cell/>
          <table:table-cell office:value-type="string" calcext:value-type="string">
            <text:p>AGILITY:0</text:p>
          </table:table-cell>
          <table:table-cell table:number-columns-repeated="2"/>
          <table:table-cell office:value-type="string" calcext:value-type="string">
            <text:p>AGILITY:0:0:0:0:0:0:0:0:0:0:0</text:p>
          </table:table-cell>
          <table:table-cell table:number-columns-repeated="4"/>
          <table:table-cell office:value-type="string" calcext:value-type="string">
            <text:p>AGILITY:0</text:p>
          </table:table-cell>
          <table:table-cell table:number-columns-repeated="4"/>
          <table:table-cell office:value-type="string" calcext:value-type="string">
            <text:p>FINESSE_DEXTERITY:3</text:p>
            <text:p>FINESSE_GUILE:2</text:p>
            <text:p>FINESSE_ACCURACY:1</text:p>
            <text:p>FINESSE_AWARENESS: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PHYSICAL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DEXTERITY</text:p>
          </table:table-cell>
          <table:table-cell office:value-type="string" calcext:value-type="string">
            <text:p>DODGING</text:p>
          </table:table-cell>
          <table:table-cell office:value-type="string" calcext:value-type="string">
            <text:p>TUMBLER</text:p>
          </table:table-cell>
          <table:table-cell office:value-type="string" calcext:value-type="string">
            <text:p>Tumbler</text:p>
          </table:table-cell>
          <table:table-cell office:value-type="string" calcext:value-type="string">
            <text:p>Tumblers</text:p>
          </table:table-cell>
          <table:table-cell office:value-type="string" calcext:value-type="string">
            <text:p>Tumbler</text:p>
          </table:table-cell>
          <table:table-cell office:value-type="string" calcext:value-type="string">
            <text:p>Tier 3 Finesse class</text:p>
          </table:table-cell>
          <table:table-cell office:value-type="float" office:value="100" calcext:value-type="float">
            <text:p>100</text:p>
          </table:table-cell>
          <table:table-cell table:style-name="ce23" office:value-type="string" calcext:value-type="string">
            <text:p>100:200:300:400:500:600:700:800:900:1000</text:p>
          </table:table-cell>
          <table:table-cell office:value-type="string" calcext:value-type="string">
            <text:p>PHYSICAL_FINESSE_AGILITY_DEXTERITY:10</text:p>
          </table:table-cell>
          <table:table-cell/>
          <table:table-cell office:value-type="string" calcext:value-type="string">
            <text:p>AGILITY:0</text:p>
          </table:table-cell>
          <table:table-cell table:number-columns-repeated="2"/>
          <table:table-cell office:value-type="string" calcext:value-type="string">
            <text:p>AGILITY:0:0:0:0:0:0:0:0:0:0:0</text:p>
          </table:table-cell>
          <table:table-cell table:number-columns-repeated="4"/>
          <table:table-cell office:value-type="string" calcext:value-type="string">
            <text:p>AGILITY:0</text:p>
          </table:table-cell>
          <table:table-cell table:number-columns-repeated="4"/>
          <table:table-cell office:value-type="string" calcext:value-type="string">
            <text:p>FINESSE_DEXTERITY:3</text:p>
            <text:p>FINESSE_GUILE:2</text:p>
            <text:p>FINESSE_ACCURACY:1</text:p>
            <text:p>FINESSE_AWARENESS:1</text:p>
          </table:table-cell>
          <table:table-cell office:value-type="string" calcext:value-type="string">
            <text:p>EXAMPLE_SPELL_1:0</text:p>
            <text:p>EXAMPLE_SPELL_2:0</text:p>
            <text:p>EXAMPLE_SPELL_3: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PHYSICAL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DEXTERITY</text:p>
          </table:table-cell>
          <table:table-cell office:value-type="string" calcext:value-type="string">
            <text:p>STEALTH</text:p>
          </table:table-cell>
          <table:table-cell office:value-type="string" calcext:value-type="string">
            <text:p>STALKER</text:p>
          </table:table-cell>
          <table:table-cell office:value-type="string" calcext:value-type="string">
            <text:p>Stalker</text:p>
          </table:table-cell>
          <table:table-cell office:value-type="string" calcext:value-type="string">
            <text:p>Stalkers</text:p>
          </table:table-cell>
          <table:table-cell office:value-type="string" calcext:value-type="string">
            <text:p>Stalker</text:p>
          </table:table-cell>
          <table:table-cell office:value-type="string" calcext:value-type="string">
            <text:p>Tier 3 Finesse class</text:p>
          </table:table-cell>
          <table:table-cell office:value-type="float" office:value="100" calcext:value-type="float">
            <text:p>100</text:p>
          </table:table-cell>
          <table:table-cell table:style-name="ce23" office:value-type="string" calcext:value-type="string">
            <text:p>100:200:300:400:500:600:700:800:900:1000</text:p>
          </table:table-cell>
          <table:table-cell office:value-type="string" calcext:value-type="string">
            <text:p>PHYSICAL_FINESSE_AGILITY_DEXTERITY:10</text:p>
          </table:table-cell>
          <table:table-cell/>
          <table:table-cell office:value-type="string" calcext:value-type="string">
            <text:p>AGILITY:0</text:p>
          </table:table-cell>
          <table:table-cell table:number-columns-repeated="2"/>
          <table:table-cell office:value-type="string" calcext:value-type="string">
            <text:p>AGILITY:0:0:0:0:0:0:0:0:0:0:0</text:p>
          </table:table-cell>
          <table:table-cell table:number-columns-repeated="4"/>
          <table:table-cell office:value-type="string" calcext:value-type="string">
            <text:p>AGILITY:0</text:p>
          </table:table-cell>
          <table:table-cell table:number-columns-repeated="4"/>
          <table:table-cell office:value-type="string" calcext:value-type="string">
            <text:p>FINESSE_DEXTERITY:3</text:p>
            <text:p>FINESSE_GUILE:2</text:p>
            <text:p>FINESSE_ACCURACY:1</text:p>
            <text:p>FINESSE_AWARENESS:1</text:p>
          </table:table-cell>
          <table:table-cell office:value-type="string" calcext:value-type="string">
            <text:p>EXAMPLE_SPELL_1:0</text:p>
            <text:p>EXAMPLE_SPELL_2:0</text:p>
            <text:p>EXAMPLE_SPELL_3: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PHYSICAL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GUIL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KNAVE</text:p>
          </table:table-cell>
          <table:table-cell office:value-type="string" calcext:value-type="string">
            <text:p>Knave</text:p>
          </table:table-cell>
          <table:table-cell office:value-type="string" calcext:value-type="string">
            <text:p>Knaves</text:p>
          </table:table-cell>
          <table:table-cell office:value-type="string" calcext:value-type="string">
            <text:p>Knave</text:p>
          </table:table-cell>
          <table:table-cell office:value-type="string" calcext:value-type="string">
            <text:p>Tier 2 Finesse class</text:p>
          </table:table-cell>
          <table:table-cell office:value-type="float" office:value="100" calcext:value-type="float">
            <text:p>100</text:p>
          </table:table-cell>
          <table:table-cell table:style-name="ce23" office:value-type="string" calcext:value-type="string">
            <text:p>100:200:300:400:500:600:700:800:900:1000</text:p>
          </table:table-cell>
          <table:table-cell office:value-type="string" calcext:value-type="string">
            <text:p>PHYSICAL_FINESSE_AGILITY_BASE:10</text:p>
          </table:table-cell>
          <table:table-cell/>
          <table:table-cell office:value-type="string" calcext:value-type="string">
            <text:p>AGILITY:0</text:p>
          </table:table-cell>
          <table:table-cell table:number-columns-repeated="2"/>
          <table:table-cell office:value-type="string" calcext:value-type="string">
            <text:p>AGILITY:0:0:0:0:0:0:0:0:0:0:0</text:p>
          </table:table-cell>
          <table:table-cell table:number-columns-repeated="4"/>
          <table:table-cell office:value-type="string" calcext:value-type="string">
            <text:p>AGILITY:0</text:p>
          </table:table-cell>
          <table:table-cell table:number-columns-repeated="4"/>
          <table:table-cell office:value-type="string" calcext:value-type="string">
            <text:p>FINESSE_DEXTERITY:2</text:p>
            <text:p>FINESSE_GUILE:3</text:p>
            <text:p>FINESSE_ACCURACY:1</text:p>
            <text:p>FINESSE_AWARENESS: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PHYSICAL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GUILE</text:p>
          </table:table-cell>
          <table:table-cell office:value-type="string" calcext:value-type="string">
            <text:p>TRICKERY</text:p>
          </table:table-cell>
          <table:table-cell office:value-type="string" calcext:value-type="string">
            <text:p>TRICKSTER</text:p>
          </table:table-cell>
          <table:table-cell office:value-type="string" calcext:value-type="string">
            <text:p>Trickster</text:p>
          </table:table-cell>
          <table:table-cell office:value-type="string" calcext:value-type="string">
            <text:p>Tricksters</text:p>
          </table:table-cell>
          <table:table-cell office:value-type="string" calcext:value-type="string">
            <text:p>Trickster</text:p>
          </table:table-cell>
          <table:table-cell office:value-type="string" calcext:value-type="string">
            <text:p>Tier 3 Finesse class</text:p>
          </table:table-cell>
          <table:table-cell office:value-type="float" office:value="100" calcext:value-type="float">
            <text:p>100</text:p>
          </table:table-cell>
          <table:table-cell table:style-name="ce23" office:value-type="string" calcext:value-type="string">
            <text:p>100:200:300:400:500:600:700:800:900:1000</text:p>
          </table:table-cell>
          <table:table-cell office:value-type="string" calcext:value-type="string">
            <text:p>PHYSICAL_FINESSE_AGILITY_GUILE:10</text:p>
          </table:table-cell>
          <table:table-cell/>
          <table:table-cell office:value-type="string" calcext:value-type="string">
            <text:p>AGILITY:0</text:p>
          </table:table-cell>
          <table:table-cell table:number-columns-repeated="2"/>
          <table:table-cell office:value-type="string" calcext:value-type="string">
            <text:p>AGILITY:0:0:0:0:0:0:0:0:0:0:0</text:p>
          </table:table-cell>
          <table:table-cell table:number-columns-repeated="4"/>
          <table:table-cell office:value-type="string" calcext:value-type="string">
            <text:p>AGILITY:0</text:p>
          </table:table-cell>
          <table:table-cell table:number-columns-repeated="4"/>
          <table:table-cell office:value-type="string" calcext:value-type="string">
            <text:p>FINESSE_DEXTERITY:2</text:p>
            <text:p>FINESSE_GUILE:3</text:p>
            <text:p>FINESSE_ACCURACY:1</text:p>
            <text:p>FINESSE_AWARENESS:1</text:p>
          </table:table-cell>
          <table:table-cell office:value-type="string" calcext:value-type="string">
            <text:p>EXAMPLE_SPELL_1:0</text:p>
            <text:p>EXAMPLE_SPELL_2:0</text:p>
            <text:p>EXAMPLE_SPELL_3: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PHYSICAL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GUILE</text:p>
          </table:table-cell>
          <table:table-cell office:value-type="string" calcext:value-type="string">
            <text:p>TRAPS</text:p>
          </table:table-cell>
          <table:table-cell office:value-type="string" calcext:value-type="string">
            <text:p>GADGETEER</text:p>
          </table:table-cell>
          <table:table-cell office:value-type="string" calcext:value-type="string">
            <text:p>Gadgeteer</text:p>
          </table:table-cell>
          <table:table-cell office:value-type="string" calcext:value-type="string">
            <text:p>Gadgeteers</text:p>
          </table:table-cell>
          <table:table-cell office:value-type="string" calcext:value-type="string">
            <text:p>Gadgeteer</text:p>
          </table:table-cell>
          <table:table-cell office:value-type="string" calcext:value-type="string">
            <text:p>Tier 3 Finesse class</text:p>
          </table:table-cell>
          <table:table-cell office:value-type="float" office:value="100" calcext:value-type="float">
            <text:p>100</text:p>
          </table:table-cell>
          <table:table-cell table:style-name="ce23" office:value-type="string" calcext:value-type="string">
            <text:p>100:200:300:400:500:600:700:800:900:1000</text:p>
          </table:table-cell>
          <table:table-cell office:value-type="string" calcext:value-type="string">
            <text:p>PHYSICAL_FINESSE_AGILITY_GUILE:10</text:p>
          </table:table-cell>
          <table:table-cell/>
          <table:table-cell office:value-type="string" calcext:value-type="string">
            <text:p>AGILITY:0</text:p>
          </table:table-cell>
          <table:table-cell table:number-columns-repeated="2"/>
          <table:table-cell office:value-type="string" calcext:value-type="string">
            <text:p>AGILITY:0:0:0:0:0:0:0:0:0:0:0</text:p>
          </table:table-cell>
          <table:table-cell table:number-columns-repeated="4"/>
          <table:table-cell office:value-type="string" calcext:value-type="string">
            <text:p>AGILITY:0</text:p>
          </table:table-cell>
          <table:table-cell table:number-columns-repeated="4"/>
          <table:table-cell office:value-type="string" calcext:value-type="string">
            <text:p>FINESSE_DEXTERITY:2</text:p>
            <text:p>FINESSE_GUILE:3</text:p>
            <text:p>FINESSE_ACCURACY:1</text:p>
            <text:p>FINESSE_AWARENESS:1</text:p>
          </table:table-cell>
          <table:table-cell office:value-type="string" calcext:value-type="string">
            <text:p>EXAMPLE_SPELL_1:0</text:p>
            <text:p>EXAMPLE_SPELL_2:0</text:p>
            <text:p>EXAMPLE_SPELL_3: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PHYSICAL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PERCEPTION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CKER</text:p>
          </table:table-cell>
          <table:table-cell office:value-type="string" calcext:value-type="string">
            <text:p>Tracker</text:p>
          </table:table-cell>
          <table:table-cell office:value-type="string" calcext:value-type="string">
            <text:p>Trackers</text:p>
          </table:table-cell>
          <table:table-cell office:value-type="string" calcext:value-type="string">
            <text:p>Tracker</text:p>
          </table:table-cell>
          <table:table-cell office:value-type="string" calcext:value-type="string">
            <text:p>Tier 1 Finesse class</text:p>
          </table:table-cell>
          <table:table-cell office:value-type="float" office:value="100" calcext:value-type="float">
            <text:p>100</text:p>
          </table:table-cell>
          <table:table-cell table:style-name="ce23" office:value-type="string" calcext:value-type="string">
            <text:p>100:200:300:400:500:600:700:800:900:1000</text:p>
          </table:table-cell>
          <table:table-cell office:value-type="string" calcext:value-type="string">
            <text:p>PHYSICAL_FINESSE_BASE:10</text:p>
          </table:table-cell>
          <table:table-cell/>
          <table:table-cell office:value-type="string" calcext:value-type="string">
            <text:p>PERCEPTION:0</text:p>
          </table:table-cell>
          <table:table-cell table:number-columns-repeated="2"/>
          <table:table-cell office:value-type="string" calcext:value-type="string">
            <text:p>PERCEPTION:0:0:0:0:0:0:0:0:0:0:0</text:p>
          </table:table-cell>
          <table:table-cell table:number-columns-repeated="4"/>
          <table:table-cell office:value-type="string" calcext:value-type="string">
            <text:p>PERCEPTION:0</text:p>
          </table:table-cell>
          <table:table-cell table:number-columns-repeated="4"/>
          <table:table-cell office:value-type="string" calcext:value-type="string">
            <text:p>FINESSE_DEXTERITY:1</text:p>
            <text:p>FINESSE_GUILE:1</text:p>
            <text:p>FINESSE_ACCURACY:2</text:p>
            <text:p>FINESSE_AWARENESS: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PHYSICAL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PERCEPT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MARSKMAN</text:p>
          </table:table-cell>
          <table:table-cell office:value-type="string" calcext:value-type="string">
            <text:p>Marksman</text:p>
          </table:table-cell>
          <table:table-cell office:value-type="string" calcext:value-type="string">
            <text:p>Marksmen</text:p>
          </table:table-cell>
          <table:table-cell office:value-type="string" calcext:value-type="string">
            <text:p>Marksman</text:p>
          </table:table-cell>
          <table:table-cell office:value-type="string" calcext:value-type="string">
            <text:p>Tier 2 Finesse class</text:p>
          </table:table-cell>
          <table:table-cell office:value-type="float" office:value="100" calcext:value-type="float">
            <text:p>100</text:p>
          </table:table-cell>
          <table:table-cell table:style-name="ce23" office:value-type="string" calcext:value-type="string">
            <text:p>100:200:300:400:500:600:700:800:900:1000</text:p>
          </table:table-cell>
          <table:table-cell office:value-type="string" calcext:value-type="string">
            <text:p>PHYSICAL_FINESSE_PERCEPTION_BASE:10</text:p>
          </table:table-cell>
          <table:table-cell/>
          <table:table-cell office:value-type="string" calcext:value-type="string">
            <text:p>PERCEPTION:0</text:p>
          </table:table-cell>
          <table:table-cell table:number-columns-repeated="2"/>
          <table:table-cell office:value-type="string" calcext:value-type="string">
            <text:p>PERCEPTION:0:0:0:0:0:0:0:0:0:0:0</text:p>
          </table:table-cell>
          <table:table-cell table:number-columns-repeated="4"/>
          <table:table-cell office:value-type="string" calcext:value-type="string">
            <text:p>PERCEPTION:0</text:p>
          </table:table-cell>
          <table:table-cell table:number-columns-repeated="4"/>
          <table:table-cell office:value-type="string" calcext:value-type="string">
            <text:p>FINESSE_DEXTERITY:1</text:p>
            <text:p>FINESSE_GUILE:1</text:p>
            <text:p>FINESSE_ACCURACY:3</text:p>
            <text:p>FINESSE_AWARENESS: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PHYSICAL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PERCEPT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LONG_RANGE</text:p>
          </table:table-cell>
          <table:table-cell office:value-type="string" calcext:value-type="string">
            <text:p>SHARPSHOOTER</text:p>
          </table:table-cell>
          <table:table-cell office:value-type="string" calcext:value-type="string">
            <text:p>Sharpshooter</text:p>
          </table:table-cell>
          <table:table-cell office:value-type="string" calcext:value-type="string">
            <text:p>Sharpshooters</text:p>
          </table:table-cell>
          <table:table-cell office:value-type="string" calcext:value-type="string">
            <text:p>Sharpshooter</text:p>
          </table:table-cell>
          <table:table-cell office:value-type="string" calcext:value-type="string">
            <text:p>Tier 3 Finesse class</text:p>
          </table:table-cell>
          <table:table-cell office:value-type="float" office:value="100" calcext:value-type="float">
            <text:p>100</text:p>
          </table:table-cell>
          <table:table-cell table:style-name="ce23" office:value-type="string" calcext:value-type="string">
            <text:p>100:200:300:400:500:600:700:800:900:1000</text:p>
          </table:table-cell>
          <table:table-cell office:value-type="string" calcext:value-type="string">
            <text:p>PHYSICAL_FINESSE_PERCEPTION_ACCURACY:10</text:p>
          </table:table-cell>
          <table:table-cell/>
          <table:table-cell office:value-type="string" calcext:value-type="string">
            <text:p>PERCEPTION:0</text:p>
          </table:table-cell>
          <table:table-cell table:number-columns-repeated="2"/>
          <table:table-cell office:value-type="string" calcext:value-type="string">
            <text:p>PERCEPTION:0:0:0:0:0:0:0:0:0:0:0</text:p>
          </table:table-cell>
          <table:table-cell table:number-columns-repeated="4"/>
          <table:table-cell office:value-type="string" calcext:value-type="string">
            <text:p>PERCEPTION:0</text:p>
          </table:table-cell>
          <table:table-cell table:number-columns-repeated="4"/>
          <table:table-cell office:value-type="string" calcext:value-type="string">
            <text:p>FINESSE_DEXTERITY:1</text:p>
            <text:p>FINESSE_GUILE:1</text:p>
            <text:p>FINESSE_ACCURACY:3</text:p>
            <text:p>FINESSE_AWARENESS:2</text:p>
          </table:table-cell>
          <table:table-cell office:value-type="string" calcext:value-type="string">
            <text:p>EXAMPLE_SPELL_1:0</text:p>
            <text:p>EXAMPLE_SPELL_2:0</text:p>
            <text:p>EXAMPLE_SPELL_3: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PHYSICAL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PERCEPT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SHORT_RANGE</text:p>
          </table:table-cell>
          <table:table-cell office:value-type="string" calcext:value-type="string">
            <text:p>PISTOLIER</text:p>
          </table:table-cell>
          <table:table-cell office:value-type="string" calcext:value-type="string">
            <text:p>Pistolier</text:p>
          </table:table-cell>
          <table:table-cell office:value-type="string" calcext:value-type="string">
            <text:p>Pistoliers</text:p>
          </table:table-cell>
          <table:table-cell office:value-type="string" calcext:value-type="string">
            <text:p>Pistolier</text:p>
          </table:table-cell>
          <table:table-cell office:value-type="string" calcext:value-type="string">
            <text:p>Tier 3 Finesse class</text:p>
          </table:table-cell>
          <table:table-cell office:value-type="float" office:value="100" calcext:value-type="float">
            <text:p>100</text:p>
          </table:table-cell>
          <table:table-cell table:style-name="ce23" office:value-type="string" calcext:value-type="string">
            <text:p>100:200:300:400:500:600:700:800:900:1000</text:p>
          </table:table-cell>
          <table:table-cell office:value-type="string" calcext:value-type="string">
            <text:p>PHYSICAL_FINESSE_PERCEPTION_ACCURACY:10</text:p>
          </table:table-cell>
          <table:table-cell/>
          <table:table-cell office:value-type="string" calcext:value-type="string">
            <text:p>PERCEPTION:0</text:p>
          </table:table-cell>
          <table:table-cell table:number-columns-repeated="2"/>
          <table:table-cell office:value-type="string" calcext:value-type="string">
            <text:p>PERCEPTION:0:0:0:0:0:0:0:0:0:0:0</text:p>
          </table:table-cell>
          <table:table-cell table:number-columns-repeated="4"/>
          <table:table-cell office:value-type="string" calcext:value-type="string">
            <text:p>PERCEPTION:0</text:p>
          </table:table-cell>
          <table:table-cell table:number-columns-repeated="4"/>
          <table:table-cell office:value-type="string" calcext:value-type="string">
            <text:p>FINESSE_DEXTERITY:1</text:p>
            <text:p>FINESSE_GUILE:1</text:p>
            <text:p>FINESSE_ACCURACY:3</text:p>
            <text:p>FINESSE_AWARENESS:2</text:p>
          </table:table-cell>
          <table:table-cell office:value-type="string" calcext:value-type="string">
            <text:p>EXAMPLE_SPELL_1:0</text:p>
            <text:p>EXAMPLE_SPELL_2:0</text:p>
            <text:p>EXAMPLE_SPELL_3: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PHYSICAL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PERCEPTION</text:p>
          </table:table-cell>
          <table:table-cell office:value-type="string" calcext:value-type="string">
            <text:p>AWARENESS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RANGER</text:p>
          </table:table-cell>
          <table:table-cell office:value-type="string" calcext:value-type="string">
            <text:p>Ranger</text:p>
          </table:table-cell>
          <table:table-cell office:value-type="string" calcext:value-type="string">
            <text:p>Rangers</text:p>
          </table:table-cell>
          <table:table-cell office:value-type="string" calcext:value-type="string">
            <text:p>Ranger</text:p>
          </table:table-cell>
          <table:table-cell office:value-type="string" calcext:value-type="string">
            <text:p>Tier 2 Finesse class</text:p>
          </table:table-cell>
          <table:table-cell office:value-type="float" office:value="100" calcext:value-type="float">
            <text:p>100</text:p>
          </table:table-cell>
          <table:table-cell table:style-name="ce23" office:value-type="string" calcext:value-type="string">
            <text:p>100:200:300:400:500:600:700:800:900:1000</text:p>
          </table:table-cell>
          <table:table-cell office:value-type="string" calcext:value-type="string">
            <text:p>PHYSICAL_FINESSE_PERCEPTION_BASE:10</text:p>
          </table:table-cell>
          <table:table-cell/>
          <table:table-cell office:value-type="string" calcext:value-type="string">
            <text:p>PERCEPTION:0</text:p>
          </table:table-cell>
          <table:table-cell table:number-columns-repeated="2"/>
          <table:table-cell office:value-type="string" calcext:value-type="string">
            <text:p>PERCEPTION:0:0:0:0:0:0:0:0:0:0:0</text:p>
          </table:table-cell>
          <table:table-cell table:number-columns-repeated="4"/>
          <table:table-cell office:value-type="string" calcext:value-type="string">
            <text:p>PERCEPTION:0</text:p>
          </table:table-cell>
          <table:table-cell table:number-columns-repeated="4"/>
          <table:table-cell office:value-type="string" calcext:value-type="string">
            <text:p>FINESSE_DEXTERITY:1</text:p>
            <text:p>FINESSE_GUILE:1</text:p>
            <text:p>FINESSE_ACCURACY:2</text:p>
            <text:p>FINESSE_AWARENESS:3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PHYSICAL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PERCEPTION</text:p>
          </table:table-cell>
          <table:table-cell office:value-type="string" calcext:value-type="string">
            <text:p>AWARENESS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QUICK_EYE</text:p>
          </table:table-cell>
          <table:table-cell office:value-type="string" calcext:value-type="string">
            <text:p>Quick Eye</text:p>
          </table:table-cell>
          <table:table-cell office:value-type="string" calcext:value-type="string">
            <text:p>Quick Eyes</text:p>
          </table:table-cell>
          <table:table-cell office:value-type="string" calcext:value-type="string">
            <text:p>Quick Eye</text:p>
          </table:table-cell>
          <table:table-cell office:value-type="string" calcext:value-type="string">
            <text:p>Tier 3 Finesse class</text:p>
          </table:table-cell>
          <table:table-cell office:value-type="float" office:value="100" calcext:value-type="float">
            <text:p>100</text:p>
          </table:table-cell>
          <table:table-cell table:style-name="ce23" office:value-type="string" calcext:value-type="string">
            <text:p>100:200:300:400:500:600:700:800:900:1000</text:p>
          </table:table-cell>
          <table:table-cell office:value-type="string" calcext:value-type="string">
            <text:p>PHYSICAL_FINESSE_PERCEPTION_AWARENESS:10</text:p>
          </table:table-cell>
          <table:table-cell/>
          <table:table-cell office:value-type="string" calcext:value-type="string">
            <text:p>PERCEPTION:0</text:p>
          </table:table-cell>
          <table:table-cell table:number-columns-repeated="2"/>
          <table:table-cell office:value-type="string" calcext:value-type="string">
            <text:p>PERCEPTION:0:0:0:0:0:0:0:0:0:0:0</text:p>
          </table:table-cell>
          <table:table-cell table:number-columns-repeated="4"/>
          <table:table-cell office:value-type="string" calcext:value-type="string">
            <text:p>PERCEPTION:0</text:p>
          </table:table-cell>
          <table:table-cell table:number-columns-repeated="4"/>
          <table:table-cell office:value-type="string" calcext:value-type="string">
            <text:p>FINESSE_DEXTERITY:1</text:p>
            <text:p>FINESSE_GUILE:1</text:p>
            <text:p>FINESSE_ACCURACY:2</text:p>
            <text:p>FINESSE_AWARENESS:3</text:p>
          </table:table-cell>
          <table:table-cell office:value-type="string" calcext:value-type="string">
            <text:p>EXAMPLE_SPELL_1:0</text:p>
            <text:p>EXAMPLE_SPELL_2:0</text:p>
            <text:p>EXAMPLE_SPELL_3: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PHYSICAL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PERCEPTION</text:p>
          </table:table-cell>
          <table:table-cell office:value-type="string" calcext:value-type="string">
            <text:p>AWARENESS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PREDATOR</text:p>
          </table:table-cell>
          <table:table-cell office:value-type="string" calcext:value-type="string">
            <text:p>Predator</text:p>
          </table:table-cell>
          <table:table-cell office:value-type="string" calcext:value-type="string">
            <text:p>Predators</text:p>
          </table:table-cell>
          <table:table-cell office:value-type="string" calcext:value-type="string">
            <text:p>Predator</text:p>
          </table:table-cell>
          <table:table-cell office:value-type="string" calcext:value-type="string">
            <text:p>Tier 3 Finesse class</text:p>
          </table:table-cell>
          <table:table-cell office:value-type="float" office:value="100" calcext:value-type="float">
            <text:p>100</text:p>
          </table:table-cell>
          <table:table-cell table:style-name="ce23" office:value-type="string" calcext:value-type="string">
            <text:p>100:200:300:400:500:600:700:800:900:1000</text:p>
          </table:table-cell>
          <table:table-cell office:value-type="string" calcext:value-type="string">
            <text:p>PHYSICAL_FINESSE_PERCEPTION_AWARENESS:10</text:p>
          </table:table-cell>
          <table:table-cell/>
          <table:table-cell office:value-type="string" calcext:value-type="string">
            <text:p>PERCEPTION:0</text:p>
          </table:table-cell>
          <table:table-cell table:number-columns-repeated="2"/>
          <table:table-cell office:value-type="string" calcext:value-type="string">
            <text:p>PERCEPTION:0:0:0:0:0:0:0:0:0:0:0</text:p>
          </table:table-cell>
          <table:table-cell table:number-columns-repeated="4"/>
          <table:table-cell office:value-type="string" calcext:value-type="string">
            <text:p>PERCEPTION:0</text:p>
          </table:table-cell>
          <table:table-cell table:number-columns-repeated="4"/>
          <table:table-cell office:value-type="string" calcext:value-type="string">
            <text:p>FINESSE_DEXTERITY:1</text:p>
            <text:p>FINESSE_GUILE:1</text:p>
            <text:p>FINESSE_ACCURACY:2</text:p>
            <text:p>FINESSE_AWARENESS:3</text:p>
          </table:table-cell>
          <table:table-cell office:value-type="string" calcext:value-type="string">
            <text:p>EXAMPLE_SPELL_1:0</text:p>
            <text:p>EXAMPLE_SPELL_2:0</text:p>
            <text:p>EXAMPLE_SPELL_3: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PHYSICAL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GUILE</text:p>
          </table:table-cell>
          <table:table-cell office:value-type="string" calcext:value-type="string">
            <text:p>PERCEPTION</text:p>
          </table:table-cell>
          <table:table-cell office:value-type="string" calcext:value-type="string">
            <text:p>BRIGAND</text:p>
          </table:table-cell>
          <table:table-cell office:value-type="string" calcext:value-type="string">
            <text:p>Brigand</text:p>
          </table:table-cell>
          <table:table-cell office:value-type="string" calcext:value-type="string">
            <text:p>Brigands</text:p>
          </table:table-cell>
          <table:table-cell office:value-type="string" calcext:value-type="string">
            <text:p>Brigand</text:p>
          </table:table-cell>
          <table:table-cell office:value-type="string" calcext:value-type="string">
            <text:p>Tier 2+1 Finesse class</text:p>
          </table:table-cell>
          <table:table-cell office:value-type="float" office:value="100" calcext:value-type="float">
            <text:p>100</text:p>
          </table:table-cell>
          <table:table-cell table:style-name="ce23" office:value-type="string" calcext:value-type="string">
            <text:p>100:200:300:400:500:600:700:800:900:1000</text:p>
          </table:table-cell>
          <table:table-cell office:value-type="string" calcext:value-type="string">
            <text:p>PHYSICAL_FINESSE_AGILITY_GUILE:10</text:p>
            <text:p>PHYSICAL_FINESSE_PERCEPTION_BASE:10</text:p>
          </table:table-cell>
          <table:table-cell/>
          <table:table-cell office:value-type="string" calcext:value-type="string">
            <text:p>AGILITY:0</text:p>
            <text:p>PERCEPTION:0</text:p>
          </table:table-cell>
          <table:table-cell table:number-columns-repeated="2"/>
          <table:table-cell office:value-type="string" calcext:value-type="string">
            <text:p>AGILITY:0:0:0:0:0:0:0:0:0:0:0</text:p>
            <text:p>PERCEPTION:0:0:0:0:0:0:0:0:0:0:0</text:p>
          </table:table-cell>
          <table:table-cell table:number-columns-repeated="4"/>
          <table:table-cell office:value-type="string" calcext:value-type="string">
            <text:p>AGILITY:0</text:p>
            <text:p>PERCEPTION:0</text:p>
          </table:table-cell>
          <table:table-cell table:number-columns-repeated="4"/>
          <table:table-cell office:value-type="string" calcext:value-type="string">
            <text:p>FINESSE_DEXTERITY:2</text:p>
            <text:p>FINESSE_GUILE:3</text:p>
            <text:p>FINESSE_ACCURACY:2</text:p>
            <text:p>FINESSE_AWARENESS: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PHYSICAL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DEXTERITY</text:p>
          </table:table-cell>
          <table:table-cell office:value-type="string" calcext:value-type="string">
            <text:p>AWARNESS</text:p>
          </table:table-cell>
          <table:table-cell office:value-type="string" calcext:value-type="string">
            <text:p>CUTTHROAT</text:p>
          </table:table-cell>
          <table:table-cell office:value-type="string" calcext:value-type="string">
            <text:p>Cutthroat</text:p>
          </table:table-cell>
          <table:table-cell office:value-type="string" calcext:value-type="string">
            <text:p>Curthroats</text:p>
          </table:table-cell>
          <table:table-cell office:value-type="string" calcext:value-type="string">
            <text:p>Cutthroat</text:p>
          </table:table-cell>
          <table:table-cell office:value-type="string" calcext:value-type="string">
            <text:p>Tier 2+2 Finesse class</text:p>
          </table:table-cell>
          <table:table-cell office:value-type="float" office:value="100" calcext:value-type="float">
            <text:p>100</text:p>
          </table:table-cell>
          <table:table-cell table:style-name="ce23" office:value-type="string" calcext:value-type="string">
            <text:p>100:200:300:400:500:600:700:800:900:1000</text:p>
          </table:table-cell>
          <table:table-cell office:value-type="string" calcext:value-type="string">
            <text:p>PHYSICAL_FINESSE_AGILITY_DEXTERITY:10</text:p>
            <text:p>PHYSICAL_FINESSE_PERCEPTION_AWARENESS:10</text:p>
          </table:table-cell>
          <table:table-cell/>
          <table:table-cell office:value-type="string" calcext:value-type="string">
            <text:p>AGILITY:0</text:p>
            <text:p>PERCEPTION:0</text:p>
          </table:table-cell>
          <table:table-cell table:number-columns-repeated="2"/>
          <table:table-cell office:value-type="string" calcext:value-type="string">
            <text:p>AGILITY:0:0:0:0:0:0:0:0:0:0:0</text:p>
            <text:p>PERCEPTION:0:0:0:0:0:0:0:0:0:0:0</text:p>
          </table:table-cell>
          <table:table-cell table:number-columns-repeated="4"/>
          <table:table-cell office:value-type="string" calcext:value-type="string">
            <text:p>AGILITY:0</text:p>
            <text:p>PERCEPTION:0</text:p>
          </table:table-cell>
          <table:table-cell table:number-columns-repeated="4"/>
          <table:table-cell office:value-type="string" calcext:value-type="string">
            <text:p>FINESSE_DEXTERITY:3</text:p>
            <text:p>FINESSE_GUILE:2</text:p>
            <text:p>FINESSE_ACCURACY:2</text:p>
            <text:p>FINESSE_AWARENESS:3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PHYSICAL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VIGILANTE</text:p>
          </table:table-cell>
          <table:table-cell table:number-columns-repeated="3" office:value-type="string" calcext:value-type="string">
            <text:p>Vigilante</text:p>
          </table:table-cell>
          <table:table-cell office:value-type="string" calcext:value-type="string">
            <text:p>Tier 2+1 Finesse class</text:p>
          </table:table-cell>
          <table:table-cell office:value-type="float" office:value="100" calcext:value-type="float">
            <text:p>100</text:p>
          </table:table-cell>
          <table:table-cell table:style-name="ce23" office:value-type="string" calcext:value-type="string">
            <text:p>100:200:300:400:500:600:700:800:900:1000</text:p>
          </table:table-cell>
          <table:table-cell office:value-type="string" calcext:value-type="string">
            <text:p>PHYSICAL_FINESSE_AGILITY_BASE:10</text:p>
            <text:p>PHYSICAL_FINESSE_PERCEPTION_ACCURACY:10</text:p>
          </table:table-cell>
          <table:table-cell/>
          <table:table-cell office:value-type="string" calcext:value-type="string">
            <text:p>AGILITY:0</text:p>
            <text:p>PERCEPTION:0</text:p>
          </table:table-cell>
          <table:table-cell table:number-columns-repeated="2"/>
          <table:table-cell office:value-type="string" calcext:value-type="string">
            <text:p>AGILITY:0:0:0:0:0:0:0:0:0:0:0</text:p>
            <text:p>PERCEPTION:0:0:0:0:0:0:0:0:0:0:0</text:p>
          </table:table-cell>
          <table:table-cell table:number-columns-repeated="4"/>
          <table:table-cell office:value-type="string" calcext:value-type="string">
            <text:p>AGILITY:0</text:p>
            <text:p>PERCEPTION:0</text:p>
          </table:table-cell>
          <table:table-cell table:number-columns-repeated="4"/>
          <table:table-cell office:value-type="string" calcext:value-type="string">
            <text:p>FINESSE_DEXTERITY:2</text:p>
            <text:p>FINESSE_GUILE:2</text:p>
            <text:p>FINESSE_ACCURACY:3</text:p>
            <text:p>FINESSE_AWARENESS: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PHYSICAL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BASE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Fighters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Tier 0 Might class</text:p>
          </table:table-cell>
          <table:table-cell office:value-type="float" office:value="100" calcext:value-type="float">
            <text:p>100</text:p>
          </table:table-cell>
          <table:table-cell table:style-name="ce23" office:value-type="string" calcext:value-type="string">
            <text:p>100:200:300:400:500:600:700:800:900:1000</text:p>
          </table:table-cell>
          <table:table-cell table:number-columns-repeated="2"/>
          <table:table-cell office:value-type="string" calcext:value-type="string">
            <text:p>STRENGTH:0</text:p>
            <text:p>TOUGHNESS:0</text:p>
          </table:table-cell>
          <table:table-cell table:number-columns-repeated="2"/>
          <table:table-cell office:value-type="string" calcext:value-type="string">
            <text:p>STRENGTH:0:0:0:0:0:0:0:0:0:0:0</text:p>
            <text:p>TOUGHNESS:0:0:0:0:0:0:0:0:0:0:0</text:p>
          </table:table-cell>
          <table:table-cell table:number-columns-repeated="4"/>
          <table:table-cell office:value-type="string" calcext:value-type="string">
            <text:p>STRENGTH:0</text:p>
            <text:p>TOUGHNESS:0</text:p>
          </table:table-cell>
          <table:table-cell table:number-columns-repeated="4"/>
          <table:table-cell office:value-type="string" calcext:value-type="string">
            <text:p>MIGHT_MELEE:1</text:p>
            <text:p>MIGHT_WEAPONS:1</text:p>
            <text:p>MIGHT_DEFENSE:1</text:p>
            <text:p>MIGHT_ARMOR: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PHYSICAL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WARRIOR</text:p>
          </table:table-cell>
          <table:table-cell office:value-type="string" calcext:value-type="string">
            <text:p>Warrior</text:p>
          </table:table-cell>
          <table:table-cell office:value-type="string" calcext:value-type="string">
            <text:p>Warriors</text:p>
          </table:table-cell>
          <table:table-cell office:value-type="string" calcext:value-type="string">
            <text:p>Warrior</text:p>
          </table:table-cell>
          <table:table-cell office:value-type="string" calcext:value-type="string">
            <text:p>Tier 1 Might class</text:p>
          </table:table-cell>
          <table:table-cell office:value-type="float" office:value="100" calcext:value-type="float">
            <text:p>100</text:p>
          </table:table-cell>
          <table:table-cell table:style-name="ce23" office:value-type="string" calcext:value-type="string">
            <text:p>100:200:300:400:500:600:700:800:900:1000</text:p>
          </table:table-cell>
          <table:table-cell office:value-type="string" calcext:value-type="string">
            <text:p>PHYSICAL_MIGHT_BASE:10</text:p>
          </table:table-cell>
          <table:table-cell/>
          <table:table-cell office:value-type="string" calcext:value-type="string">
            <text:p>STRENGTH:0</text:p>
          </table:table-cell>
          <table:table-cell table:number-columns-repeated="2"/>
          <table:table-cell office:value-type="string" calcext:value-type="string">
            <text:p>STRENGTH:0:0:0:0:0:0:0:0:0:0:0</text:p>
          </table:table-cell>
          <table:table-cell table:number-columns-repeated="4"/>
          <table:table-cell office:value-type="string" calcext:value-type="string">
            <text:p>STRENGTH:0</text:p>
          </table:table-cell>
          <table:table-cell table:number-columns-repeated="4"/>
          <table:table-cell office:value-type="string" calcext:value-type="string">
            <text:p>MIGHT_MELEE:2</text:p>
            <text:p>MIGHT_WEAPONS:2</text:p>
            <text:p>MIGHT_DEFENSE:1</text:p>
            <text:p>MIGHT_ARMOR: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PHYSICAL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BARBARIAN</text:p>
          </table:table-cell>
          <table:table-cell office:value-type="string" calcext:value-type="string">
            <text:p>Barbarian</text:p>
          </table:table-cell>
          <table:table-cell office:value-type="string" calcext:value-type="string">
            <text:p>Barbarians</text:p>
          </table:table-cell>
          <table:table-cell office:value-type="string" calcext:value-type="string">
            <text:p>Barbarian</text:p>
          </table:table-cell>
          <table:table-cell office:value-type="string" calcext:value-type="string">
            <text:p>Tier 2 Might class</text:p>
          </table:table-cell>
          <table:table-cell office:value-type="float" office:value="100" calcext:value-type="float">
            <text:p>100</text:p>
          </table:table-cell>
          <table:table-cell table:style-name="ce23" office:value-type="string" calcext:value-type="string">
            <text:p>100:200:300:400:500:600:700:800:900:1000</text:p>
          </table:table-cell>
          <table:table-cell office:value-type="string" calcext:value-type="string">
            <text:p>PHYSICAL_MIGHT_STRENGTH_BASE:10</text:p>
          </table:table-cell>
          <table:table-cell/>
          <table:table-cell office:value-type="string" calcext:value-type="string">
            <text:p>STRENGTH:0</text:p>
          </table:table-cell>
          <table:table-cell table:number-columns-repeated="2"/>
          <table:table-cell office:value-type="string" calcext:value-type="string">
            <text:p>STRENGTH:0:0:0:0:0:0:0:0:0:0:0</text:p>
          </table:table-cell>
          <table:table-cell table:number-columns-repeated="4"/>
          <table:table-cell office:value-type="string" calcext:value-type="string">
            <text:p>STRENGTH:0</text:p>
          </table:table-cell>
          <table:table-cell table:number-columns-repeated="4"/>
          <table:table-cell office:value-type="string" calcext:value-type="string">
            <text:p>MIGHT_MELEE:3</text:p>
            <text:p>MIGHT_WEAPONS:2</text:p>
            <text:p>MIGHT_DEFENSE:1</text:p>
            <text:p>MIGHT_ARMOR: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PHYSICAL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SINGLE_TARGET</text:p>
          </table:table-cell>
          <table:table-cell office:value-type="string" calcext:value-type="string">
            <text:p>SLAYER</text:p>
          </table:table-cell>
          <table:table-cell office:value-type="string" calcext:value-type="string">
            <text:p>Slayer</text:p>
          </table:table-cell>
          <table:table-cell office:value-type="string" calcext:value-type="string">
            <text:p>Slayers</text:p>
          </table:table-cell>
          <table:table-cell office:value-type="string" calcext:value-type="string">
            <text:p>Slayer</text:p>
          </table:table-cell>
          <table:table-cell office:value-type="string" calcext:value-type="string">
            <text:p>Tier 3 Might class</text:p>
          </table:table-cell>
          <table:table-cell office:value-type="float" office:value="100" calcext:value-type="float">
            <text:p>100</text:p>
          </table:table-cell>
          <table:table-cell table:style-name="ce23" office:value-type="string" calcext:value-type="string">
            <text:p>100:200:300:400:500:600:700:800:900:1000</text:p>
          </table:table-cell>
          <table:table-cell office:value-type="string" calcext:value-type="string">
            <text:p>PHYSICAL_MIGHT_STRENGTH_MELEE:10</text:p>
          </table:table-cell>
          <table:table-cell/>
          <table:table-cell office:value-type="string" calcext:value-type="string">
            <text:p>STRENGTH:0</text:p>
          </table:table-cell>
          <table:table-cell table:number-columns-repeated="2"/>
          <table:table-cell office:value-type="string" calcext:value-type="string">
            <text:p>STRENGTH:0:0:0:0:0:0:0:0:0:0:0</text:p>
          </table:table-cell>
          <table:table-cell table:number-columns-repeated="4"/>
          <table:table-cell office:value-type="string" calcext:value-type="string">
            <text:p>STRENGTH:0</text:p>
          </table:table-cell>
          <table:table-cell table:number-columns-repeated="4"/>
          <table:table-cell office:value-type="string" calcext:value-type="string">
            <text:p>MIGHT_MELEE:3</text:p>
            <text:p>MIGHT_WEAPONS:2</text:p>
            <text:p>MIGHT_DEFENSE:1</text:p>
            <text:p>MIGHT_ARMOR:1</text:p>
          </table:table-cell>
          <table:table-cell office:value-type="string" calcext:value-type="string">
            <text:p>EXAMPLE_SPELL_1:0</text:p>
            <text:p>EXAMPLE_SPELL_2:0</text:p>
            <text:p>EXAMPLE_SPELL_3: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PHYSICAL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MULTI_TARGET</text:p>
          </table:table-cell>
          <table:table-cell office:value-type="string" calcext:value-type="string">
            <text:p>CHAMPION</text:p>
          </table:table-cell>
          <table:table-cell office:value-type="string" calcext:value-type="string">
            <text:p>Champion</text:p>
          </table:table-cell>
          <table:table-cell office:value-type="string" calcext:value-type="string">
            <text:p>Champions</text:p>
          </table:table-cell>
          <table:table-cell office:value-type="string" calcext:value-type="string">
            <text:p>Champion</text:p>
          </table:table-cell>
          <table:table-cell office:value-type="string" calcext:value-type="string">
            <text:p>Tier 3 Might class</text:p>
          </table:table-cell>
          <table:table-cell office:value-type="float" office:value="100" calcext:value-type="float">
            <text:p>100</text:p>
          </table:table-cell>
          <table:table-cell table:style-name="ce23" office:value-type="string" calcext:value-type="string">
            <text:p>100:200:300:400:500:600:700:800:900:1000</text:p>
          </table:table-cell>
          <table:table-cell office:value-type="string" calcext:value-type="string">
            <text:p>PHYSICAL_MIGHT_STRENGTH_MELEE:10</text:p>
          </table:table-cell>
          <table:table-cell/>
          <table:table-cell office:value-type="string" calcext:value-type="string">
            <text:p>STRENGTH:0</text:p>
          </table:table-cell>
          <table:table-cell table:number-columns-repeated="2"/>
          <table:table-cell office:value-type="string" calcext:value-type="string">
            <text:p>STRENGTH:0:0:0:0:0:0:0:0:0:0:0</text:p>
          </table:table-cell>
          <table:table-cell table:number-columns-repeated="4"/>
          <table:table-cell office:value-type="string" calcext:value-type="string">
            <text:p>STRENGTH:0</text:p>
          </table:table-cell>
          <table:table-cell table:number-columns-repeated="4"/>
          <table:table-cell office:value-type="string" calcext:value-type="string">
            <text:p>MIGHT_MELEE:3</text:p>
            <text:p>MIGHT_WEAPONS:2</text:p>
            <text:p>MIGHT_DEFENSE:1</text:p>
            <text:p>MIGHT_ARMOR:1</text:p>
          </table:table-cell>
          <table:table-cell office:value-type="string" calcext:value-type="string">
            <text:p>EXAMPLE_SPELL_1:0</text:p>
            <text:p>EXAMPLE_SPELL_2:0</text:p>
            <text:p>EXAMPLE_SPELL_3: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PHYSICAL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WEAPONS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DUELIST</text:p>
          </table:table-cell>
          <table:table-cell office:value-type="string" calcext:value-type="string">
            <text:p>Duelist</text:p>
          </table:table-cell>
          <table:table-cell office:value-type="string" calcext:value-type="string">
            <text:p>Duelists</text:p>
          </table:table-cell>
          <table:table-cell office:value-type="string" calcext:value-type="string">
            <text:p>Duelist</text:p>
          </table:table-cell>
          <table:table-cell office:value-type="string" calcext:value-type="string">
            <text:p>Tier 2 Might class</text:p>
          </table:table-cell>
          <table:table-cell office:value-type="float" office:value="100" calcext:value-type="float">
            <text:p>100</text:p>
          </table:table-cell>
          <table:table-cell table:style-name="ce23" office:value-type="string" calcext:value-type="string">
            <text:p>100:200:300:400:500:600:700:800:900:1000</text:p>
          </table:table-cell>
          <table:table-cell office:value-type="string" calcext:value-type="string">
            <text:p>PHYSICAL_MIGHT_STRENGTH_BASE:10</text:p>
          </table:table-cell>
          <table:table-cell/>
          <table:table-cell office:value-type="string" calcext:value-type="string">
            <text:p>STRENGTH:0</text:p>
          </table:table-cell>
          <table:table-cell table:number-columns-repeated="2"/>
          <table:table-cell office:value-type="string" calcext:value-type="string">
            <text:p>STRENGTH:0:0:0:0:0:0:0:0:0:0:0</text:p>
          </table:table-cell>
          <table:table-cell table:number-columns-repeated="4"/>
          <table:table-cell office:value-type="string" calcext:value-type="string">
            <text:p>STRENGTH:0</text:p>
          </table:table-cell>
          <table:table-cell table:number-columns-repeated="4"/>
          <table:table-cell office:value-type="string" calcext:value-type="string">
            <text:p>MIGHT_MELEE:2</text:p>
            <text:p>MIGHT_WEAPONS:3</text:p>
            <text:p>MIGHT_DEFENSE:1</text:p>
            <text:p>MIGHT_ARMOR: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PHYSICAL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WEAPONS</text:p>
          </table:table-cell>
          <table:table-cell office:value-type="string" calcext:value-type="string">
            <text:p>1H_WEAPONS</text:p>
          </table:table-cell>
          <table:table-cell office:value-type="string" calcext:value-type="string">
            <text:p>BLADE</text:p>
          </table:table-cell>
          <table:table-cell office:value-type="string" calcext:value-type="string">
            <text:p>Blade</text:p>
          </table:table-cell>
          <table:table-cell office:value-type="string" calcext:value-type="string">
            <text:p>Blades</text:p>
          </table:table-cell>
          <table:table-cell office:value-type="string" calcext:value-type="string">
            <text:p>Blade</text:p>
          </table:table-cell>
          <table:table-cell office:value-type="string" calcext:value-type="string">
            <text:p>Tier 3 Might class</text:p>
          </table:table-cell>
          <table:table-cell office:value-type="float" office:value="100" calcext:value-type="float">
            <text:p>100</text:p>
          </table:table-cell>
          <table:table-cell table:style-name="ce23" office:value-type="string" calcext:value-type="string">
            <text:p>100:200:300:400:500:600:700:800:900:1000</text:p>
          </table:table-cell>
          <table:table-cell office:value-type="string" calcext:value-type="string">
            <text:p>PHYSICAL_MIGHT_STRENGTH_WEAPONS:10</text:p>
          </table:table-cell>
          <table:table-cell/>
          <table:table-cell office:value-type="string" calcext:value-type="string">
            <text:p>STRENGTH:0</text:p>
          </table:table-cell>
          <table:table-cell table:number-columns-repeated="2"/>
          <table:table-cell office:value-type="string" calcext:value-type="string">
            <text:p>STRENGTH:0:0:0:0:0:0:0:0:0:0:0</text:p>
          </table:table-cell>
          <table:table-cell table:number-columns-repeated="4"/>
          <table:table-cell office:value-type="string" calcext:value-type="string">
            <text:p>STRENGTH:0</text:p>
          </table:table-cell>
          <table:table-cell table:number-columns-repeated="4"/>
          <table:table-cell office:value-type="string" calcext:value-type="string">
            <text:p>MIGHT_MELEE:2</text:p>
            <text:p>MIGHT_WEAPONS:3</text:p>
            <text:p>MIGHT_DEFENSE:1</text:p>
            <text:p>MIGHT_ARMOR:1</text:p>
          </table:table-cell>
          <table:table-cell office:value-type="string" calcext:value-type="string">
            <text:p>EXAMPLE_SPELL_1:0</text:p>
            <text:p>EXAMPLE_SPELL_2:0</text:p>
            <text:p>EXAMPLE_SPELL_3: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PHYSICAL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WEAPONS</text:p>
          </table:table-cell>
          <table:table-cell office:value-type="string" calcext:value-type="string">
            <text:p>2H_WEAPONS</text:p>
          </table:table-cell>
          <table:table-cell office:value-type="string" calcext:value-type="string">
            <text:p>REAVER</text:p>
          </table:table-cell>
          <table:table-cell office:value-type="string" calcext:value-type="string">
            <text:p>Reaver</text:p>
          </table:table-cell>
          <table:table-cell office:value-type="string" calcext:value-type="string">
            <text:p>Reavers</text:p>
          </table:table-cell>
          <table:table-cell office:value-type="string" calcext:value-type="string">
            <text:p>Reaver</text:p>
          </table:table-cell>
          <table:table-cell office:value-type="string" calcext:value-type="string">
            <text:p>Tier 3 Might class</text:p>
          </table:table-cell>
          <table:table-cell office:value-type="float" office:value="100" calcext:value-type="float">
            <text:p>100</text:p>
          </table:table-cell>
          <table:table-cell table:style-name="ce23" office:value-type="string" calcext:value-type="string">
            <text:p>100:200:300:400:500:600:700:800:900:1000</text:p>
          </table:table-cell>
          <table:table-cell office:value-type="string" calcext:value-type="string">
            <text:p>PHYSICAL_MIGHT_STRENGTH_WEAPONS:10</text:p>
          </table:table-cell>
          <table:table-cell/>
          <table:table-cell office:value-type="string" calcext:value-type="string">
            <text:p>STRENGTH:0</text:p>
          </table:table-cell>
          <table:table-cell table:number-columns-repeated="2"/>
          <table:table-cell office:value-type="string" calcext:value-type="string">
            <text:p>STRENGTH:0:0:0:0:0:0:0:0:0:0:0</text:p>
          </table:table-cell>
          <table:table-cell table:number-columns-repeated="4"/>
          <table:table-cell office:value-type="string" calcext:value-type="string">
            <text:p>STRENGTH:0</text:p>
          </table:table-cell>
          <table:table-cell table:number-columns-repeated="4"/>
          <table:table-cell office:value-type="string" calcext:value-type="string">
            <text:p>MIGHT_MELEE:2</text:p>
            <text:p>MIGHT_WEAPONS:3</text:p>
            <text:p>MIGHT_DEFENSE:1</text:p>
            <text:p>MIGHT_ARMOR:1</text:p>
          </table:table-cell>
          <table:table-cell office:value-type="string" calcext:value-type="string">
            <text:p>EXAMPLE_SPELL_1:0</text:p>
            <text:p>EXAMPLE_SPELL_2:0</text:p>
            <text:p>EXAMPLE_SPELL_3: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PHYSICAL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TOUGHNESS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EGIONNAIRE</text:p>
          </table:table-cell>
          <table:table-cell office:value-type="string" calcext:value-type="string">
            <text:p>Legionnaire</text:p>
          </table:table-cell>
          <table:table-cell office:value-type="string" calcext:value-type="string">
            <text:p>Legionnaires</text:p>
          </table:table-cell>
          <table:table-cell office:value-type="string" calcext:value-type="string">
            <text:p>Legionnaire</text:p>
          </table:table-cell>
          <table:table-cell office:value-type="string" calcext:value-type="string">
            <text:p>Tier 1 Might class</text:p>
          </table:table-cell>
          <table:table-cell office:value-type="float" office:value="100" calcext:value-type="float">
            <text:p>100</text:p>
          </table:table-cell>
          <table:table-cell table:style-name="ce23" office:value-type="string" calcext:value-type="string">
            <text:p>100:200:300:400:500:600:700:800:900:1000</text:p>
          </table:table-cell>
          <table:table-cell office:value-type="string" calcext:value-type="string">
            <text:p>PHYSICAL_MIGHT_BASE:10</text:p>
          </table:table-cell>
          <table:table-cell/>
          <table:table-cell office:value-type="string" calcext:value-type="string">
            <text:p>TOUGHNESS:0</text:p>
          </table:table-cell>
          <table:table-cell table:number-columns-repeated="2"/>
          <table:table-cell office:value-type="string" calcext:value-type="string">
            <text:p>TOUGHNESS:0:0:0:0:0:0:0:0:0:0:0</text:p>
          </table:table-cell>
          <table:table-cell table:number-columns-repeated="4"/>
          <table:table-cell office:value-type="string" calcext:value-type="string">
            <text:p>TOUGHNESS:0</text:p>
          </table:table-cell>
          <table:table-cell table:number-columns-repeated="4"/>
          <table:table-cell office:value-type="string" calcext:value-type="string">
            <text:p>MIGHT_MELEE:1</text:p>
            <text:p>MIGHT_WEAPONS:1</text:p>
            <text:p>MIGHT_DEFENSE:2</text:p>
            <text:p>MIGHT_ARMOR: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PHYSICAL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TOUGHNESS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Knights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Tier 2 Might class</text:p>
          </table:table-cell>
          <table:table-cell office:value-type="float" office:value="100" calcext:value-type="float">
            <text:p>100</text:p>
          </table:table-cell>
          <table:table-cell table:style-name="ce23" office:value-type="string" calcext:value-type="string">
            <text:p>100:200:300:400:500:600:700:800:900:1000</text:p>
          </table:table-cell>
          <table:table-cell office:value-type="string" calcext:value-type="string">
            <text:p>PHYSICAL_MIGHT_TOUGHNESS_BASE:10</text:p>
          </table:table-cell>
          <table:table-cell/>
          <table:table-cell office:value-type="string" calcext:value-type="string">
            <text:p>TOUGHNESS:0</text:p>
          </table:table-cell>
          <table:table-cell table:number-columns-repeated="2"/>
          <table:table-cell office:value-type="string" calcext:value-type="string">
            <text:p>TOUGHNESS:0:0:0:0:0:0:0:0:0:0:0</text:p>
          </table:table-cell>
          <table:table-cell table:number-columns-repeated="4"/>
          <table:table-cell office:value-type="string" calcext:value-type="string">
            <text:p>TOUGHNESS:0</text:p>
          </table:table-cell>
          <table:table-cell table:number-columns-repeated="4"/>
          <table:table-cell office:value-type="string" calcext:value-type="string">
            <text:p>MIGHT_MELEE:1</text:p>
            <text:p>MIGHT_WEAPONS:1</text:p>
            <text:p>MIGHT_DEFENSE:2</text:p>
            <text:p>MIGHT_ARMOR:3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PHYSICAL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TOUGHNESS</text:p>
          </table:table-cell>
          <table:table-cell table:number-columns-repeated="2" office:value-type="string" calcext:value-type="string">
            <text:p>ARMOR</text:p>
          </table:table-cell>
          <table:table-cell office:value-type="string" calcext:value-type="string">
            <text:p>JUGGERNAUT</text:p>
          </table:table-cell>
          <table:table-cell office:value-type="string" calcext:value-type="string">
            <text:p>Juggernaut</text:p>
          </table:table-cell>
          <table:table-cell office:value-type="string" calcext:value-type="string">
            <text:p>Juggernauts</text:p>
          </table:table-cell>
          <table:table-cell office:value-type="string" calcext:value-type="string">
            <text:p>Juggernaut</text:p>
          </table:table-cell>
          <table:table-cell office:value-type="string" calcext:value-type="string">
            <text:p>Tier 3 Might class</text:p>
          </table:table-cell>
          <table:table-cell office:value-type="float" office:value="100" calcext:value-type="float">
            <text:p>100</text:p>
          </table:table-cell>
          <table:table-cell table:style-name="ce23" office:value-type="string" calcext:value-type="string">
            <text:p>100:200:300:400:500:600:700:800:900:1000</text:p>
          </table:table-cell>
          <table:table-cell office:value-type="string" calcext:value-type="string">
            <text:p>PHYSICAL_MIGHT_TOUGHNESS_ARMOR:10</text:p>
          </table:table-cell>
          <table:table-cell/>
          <table:table-cell office:value-type="string" calcext:value-type="string">
            <text:p>TOUGHNESS:0</text:p>
          </table:table-cell>
          <table:table-cell table:number-columns-repeated="2"/>
          <table:table-cell office:value-type="string" calcext:value-type="string">
            <text:p>TOUGHNESS:0:0:0:0:0:0:0:0:0:0:0</text:p>
          </table:table-cell>
          <table:table-cell table:number-columns-repeated="4"/>
          <table:table-cell office:value-type="string" calcext:value-type="string">
            <text:p>TOUGHNESS:0</text:p>
          </table:table-cell>
          <table:table-cell table:number-columns-repeated="4"/>
          <table:table-cell office:value-type="string" calcext:value-type="string">
            <text:p>MIGHT_MELEE:1</text:p>
            <text:p>MIGHT_WEAPONS:1</text:p>
            <text:p>MIGHT_DEFENSE:2</text:p>
            <text:p>MIGHT_ARMOR:3</text:p>
          </table:table-cell>
          <table:table-cell office:value-type="string" calcext:value-type="string">
            <text:p>EXAMPLE_SPELL_1:0</text:p>
            <text:p>EXAMPLE_SPELL_2:0</text:p>
            <text:p>EXAMPLE_SPELL_3: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PHYSICAL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TOUGHNESS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AEGIS</text:p>
          </table:table-cell>
          <table:table-cell office:value-type="string" calcext:value-type="string">
            <text:p>Aegis</text:p>
          </table:table-cell>
          <table:table-cell office:value-type="string" calcext:value-type="string">
            <text:p>Aegi</text:p>
          </table:table-cell>
          <table:table-cell office:value-type="string" calcext:value-type="string">
            <text:p>Aegis</text:p>
          </table:table-cell>
          <table:table-cell office:value-type="string" calcext:value-type="string">
            <text:p>Tier 3 Might class</text:p>
          </table:table-cell>
          <table:table-cell office:value-type="float" office:value="100" calcext:value-type="float">
            <text:p>100</text:p>
          </table:table-cell>
          <table:table-cell table:style-name="ce23" office:value-type="string" calcext:value-type="string">
            <text:p>100:200:300:400:500:600:700:800:900:1000</text:p>
          </table:table-cell>
          <table:table-cell office:value-type="string" calcext:value-type="string">
            <text:p>PHYSICAL_MIGHT_TOUGHNESS_ARMOR:10</text:p>
          </table:table-cell>
          <table:table-cell/>
          <table:table-cell office:value-type="string" calcext:value-type="string">
            <text:p>TOUGHNESS:0</text:p>
          </table:table-cell>
          <table:table-cell table:number-columns-repeated="2"/>
          <table:table-cell office:value-type="string" calcext:value-type="string">
            <text:p>TOUGHNESS:0:0:0:0:0:0:0:0:0:0:0</text:p>
          </table:table-cell>
          <table:table-cell table:number-columns-repeated="4"/>
          <table:table-cell office:value-type="string" calcext:value-type="string">
            <text:p>TOUGHNESS:0</text:p>
          </table:table-cell>
          <table:table-cell table:number-columns-repeated="4"/>
          <table:table-cell office:value-type="string" calcext:value-type="string">
            <text:p>MIGHT_MELEE:1</text:p>
            <text:p>MIGHT_WEAPONS:1</text:p>
            <text:p>MIGHT_DEFENSE:2</text:p>
            <text:p>MIGHT_ARMOR:3</text:p>
          </table:table-cell>
          <table:table-cell office:value-type="string" calcext:value-type="string">
            <text:p>EXAMPLE_SPELL_1:0</text:p>
            <text:p>EXAMPLE_SPELL_2:0</text:p>
            <text:p>EXAMPLE_SPELL_3: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PHYSICAL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TOUGHNESS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ders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Tier 2 Might class</text:p>
          </table:table-cell>
          <table:table-cell office:value-type="float" office:value="100" calcext:value-type="float">
            <text:p>100</text:p>
          </table:table-cell>
          <table:table-cell table:style-name="ce23" office:value-type="string" calcext:value-type="string">
            <text:p>100:200:300:400:500:600:700:800:900:1000</text:p>
          </table:table-cell>
          <table:table-cell office:value-type="string" calcext:value-type="string">
            <text:p>PHYSICAL_MIGHT_TOUGHNESS_BASE:10</text:p>
          </table:table-cell>
          <table:table-cell/>
          <table:table-cell office:value-type="string" calcext:value-type="string">
            <text:p>TOUGHNESS:0</text:p>
          </table:table-cell>
          <table:table-cell table:number-columns-repeated="2"/>
          <table:table-cell office:value-type="string" calcext:value-type="string">
            <text:p>TOUGHNESS:0:0:0:0:0:0:0:0:0:0:0</text:p>
          </table:table-cell>
          <table:table-cell table:number-columns-repeated="4"/>
          <table:table-cell office:value-type="string" calcext:value-type="string">
            <text:p>TOUGHNESS:0</text:p>
          </table:table-cell>
          <table:table-cell table:number-columns-repeated="4"/>
          <table:table-cell office:value-type="string" calcext:value-type="string">
            <text:p>MIGHT_MELEE:1</text:p>
            <text:p>MIGHT_WEAPONS:1</text:p>
            <text:p>MIGHT_DEFENSE:3</text:p>
            <text:p>MIGHT_ARMOR: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PHYSICAL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TOUGHNESS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ENTINEL</text:p>
          </table:table-cell>
          <table:table-cell office:value-type="string" calcext:value-type="string">
            <text:p>Sentinel</text:p>
          </table:table-cell>
          <table:table-cell office:value-type="string" calcext:value-type="string">
            <text:p>Sentinels</text:p>
          </table:table-cell>
          <table:table-cell office:value-type="string" calcext:value-type="string">
            <text:p>Sentinel</text:p>
          </table:table-cell>
          <table:table-cell office:value-type="string" calcext:value-type="string">
            <text:p>Tier 3 Might class</text:p>
          </table:table-cell>
          <table:table-cell office:value-type="float" office:value="100" calcext:value-type="float">
            <text:p>100</text:p>
          </table:table-cell>
          <table:table-cell table:style-name="ce23" office:value-type="string" calcext:value-type="string">
            <text:p>100:200:300:400:500:600:700:800:900:1000</text:p>
          </table:table-cell>
          <table:table-cell office:value-type="string" calcext:value-type="string">
            <text:p>PHYSICAL_MIGHT_TOUGHNESS_DEFENSE:10</text:p>
          </table:table-cell>
          <table:table-cell/>
          <table:table-cell office:value-type="string" calcext:value-type="string">
            <text:p>TOUGHNESS:0</text:p>
          </table:table-cell>
          <table:table-cell table:number-columns-repeated="2"/>
          <table:table-cell office:value-type="string" calcext:value-type="string">
            <text:p>TOUGHNESS:0:0:0:0:0:0:0:0:0:0:0</text:p>
          </table:table-cell>
          <table:table-cell table:number-columns-repeated="4"/>
          <table:table-cell office:value-type="string" calcext:value-type="string">
            <text:p>TOUGHNESS:0</text:p>
          </table:table-cell>
          <table:table-cell table:number-columns-repeated="4"/>
          <table:table-cell office:value-type="string" calcext:value-type="string">
            <text:p>MIGHT_MELEE:1</text:p>
            <text:p>MIGHT_WEAPONS:1</text:p>
            <text:p>MIGHT_DEFENSE:3</text:p>
            <text:p>MIGHT_ARMOR:2</text:p>
          </table:table-cell>
          <table:table-cell office:value-type="string" calcext:value-type="string">
            <text:p>EXAMPLE_SPELL_1:0</text:p>
            <text:p>EXAMPLE_SPELL_2:0</text:p>
            <text:p>EXAMPLE_SPELL_3: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PHYSICAL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TOUGHNESS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GUARDIAN</text:p>
          </table:table-cell>
          <table:table-cell office:value-type="string" calcext:value-type="string">
            <text:p>Guardian</text:p>
          </table:table-cell>
          <table:table-cell office:value-type="string" calcext:value-type="string">
            <text:p>Guardians</text:p>
          </table:table-cell>
          <table:table-cell office:value-type="string" calcext:value-type="string">
            <text:p>Guardian</text:p>
          </table:table-cell>
          <table:table-cell office:value-type="string" calcext:value-type="string">
            <text:p>Tier 3 Might class</text:p>
          </table:table-cell>
          <table:table-cell office:value-type="float" office:value="100" calcext:value-type="float">
            <text:p>100</text:p>
          </table:table-cell>
          <table:table-cell table:style-name="ce23" office:value-type="string" calcext:value-type="string">
            <text:p>100:200:300:400:500:600:700:800:900:1000</text:p>
          </table:table-cell>
          <table:table-cell office:value-type="string" calcext:value-type="string">
            <text:p>PHYSICAL_MIGHT_TOUGHNESS_DEFENSE:10</text:p>
          </table:table-cell>
          <table:table-cell/>
          <table:table-cell office:value-type="string" calcext:value-type="string">
            <text:p>TOUGHNESS:0</text:p>
          </table:table-cell>
          <table:table-cell table:number-columns-repeated="2"/>
          <table:table-cell office:value-type="string" calcext:value-type="string">
            <text:p>TOUGHNESS:0:0:0:0:0:0:0:0:0:0:0</text:p>
          </table:table-cell>
          <table:table-cell table:number-columns-repeated="4"/>
          <table:table-cell office:value-type="string" calcext:value-type="string">
            <text:p>TOUGHNESS:0</text:p>
          </table:table-cell>
          <table:table-cell table:number-columns-repeated="4"/>
          <table:table-cell office:value-type="string" calcext:value-type="string">
            <text:p>MIGHT_MELEE:1</text:p>
            <text:p>MIGHT_WEAPONS:1</text:p>
            <text:p>MIGHT_DEFENSE:3</text:p>
            <text:p>MIGHT_ARMOR:2</text:p>
          </table:table-cell>
          <table:table-cell office:value-type="string" calcext:value-type="string">
            <text:p>EXAMPLE_SPELL_1:0</text:p>
            <text:p>EXAMPLE_SPELL_2:0</text:p>
            <text:p>EXAMPLE_SPELL_3: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PHYSICAL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TOUGHNESS</text:p>
          </table:table-cell>
          <table:table-cell office:value-type="string" calcext:value-type="string">
            <text:p>MONK</text:p>
          </table:table-cell>
          <table:table-cell office:value-type="string" calcext:value-type="string">
            <text:p>Monk</text:p>
          </table:table-cell>
          <table:table-cell office:value-type="string" calcext:value-type="string">
            <text:p>Monks</text:p>
          </table:table-cell>
          <table:table-cell office:value-type="string" calcext:value-type="string">
            <text:p>Monk</text:p>
          </table:table-cell>
          <table:table-cell office:value-type="string" calcext:value-type="string">
            <text:p>Tier 2+1 Might class</text:p>
          </table:table-cell>
          <table:table-cell office:value-type="float" office:value="100" calcext:value-type="float">
            <text:p>100</text:p>
          </table:table-cell>
          <table:table-cell table:style-name="ce23" office:value-type="string" calcext:value-type="string">
            <text:p>100:200:300:400:500:600:700:800:900:1000</text:p>
          </table:table-cell>
          <table:table-cell office:value-type="string" calcext:value-type="string">
            <text:p>PHYSICAL_MIGHT_STRENGTH_MELEE:10</text:p>
            <text:p>PHYSICAL_MIGHT_TOUGHNESS_BASE:10</text:p>
          </table:table-cell>
          <table:table-cell/>
          <table:table-cell office:value-type="string" calcext:value-type="string">
            <text:p>STRENGTH:0</text:p>
            <text:p>TOUGHNESS:0</text:p>
          </table:table-cell>
          <table:table-cell table:number-columns-repeated="2"/>
          <table:table-cell office:value-type="string" calcext:value-type="string">
            <text:p>STRENGTH:0:0:0:0:0:0:0:0:0:0:0</text:p>
            <text:p>TOUGHNESS:0:0:0:0:0:0:0:0:0:0:0</text:p>
          </table:table-cell>
          <table:table-cell table:number-columns-repeated="4"/>
          <table:table-cell office:value-type="string" calcext:value-type="string">
            <text:p>STRENGTH:0</text:p>
            <text:p>TOUGHNESS:0</text:p>
          </table:table-cell>
          <table:table-cell table:number-columns-repeated="4"/>
          <table:table-cell office:value-type="string" calcext:value-type="string">
            <text:p>MIGHT_MELEE:3</text:p>
            <text:p>MIGHT_WEAPONS:2</text:p>
            <text:p>MIGHT_DEFENSE:2</text:p>
            <text:p>MIGHT_ARMOR: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PHYSICAL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WEAPONS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GLADIATOR</text:p>
          </table:table-cell>
          <table:table-cell office:value-type="string" calcext:value-type="string">
            <text:p>Gladiator</text:p>
          </table:table-cell>
          <table:table-cell office:value-type="string" calcext:value-type="string">
            <text:p>Gladiators</text:p>
          </table:table-cell>
          <table:table-cell office:value-type="string" calcext:value-type="string">
            <text:p>Gladiator</text:p>
          </table:table-cell>
          <table:table-cell office:value-type="string" calcext:value-type="string">
            <text:p>Tier 2+2 Might class</text:p>
          </table:table-cell>
          <table:table-cell office:value-type="float" office:value="100" calcext:value-type="float">
            <text:p>100</text:p>
          </table:table-cell>
          <table:table-cell table:style-name="ce23" office:value-type="string" calcext:value-type="string">
            <text:p>100:200:300:400:500:600:700:800:900:1000</text:p>
          </table:table-cell>
          <table:table-cell office:value-type="string" calcext:value-type="string">
            <text:p>PHYSICAL_MIGHT_STRENGTH_WEAPONS:10</text:p>
            <text:p>PHYSICAL_MIGHT_TOUGHNESS_ARMOR:10</text:p>
          </table:table-cell>
          <table:table-cell/>
          <table:table-cell office:value-type="string" calcext:value-type="string">
            <text:p>STRENGTH:0</text:p>
            <text:p>TOUGHNESS:0</text:p>
          </table:table-cell>
          <table:table-cell table:number-columns-repeated="2"/>
          <table:table-cell office:value-type="string" calcext:value-type="string">
            <text:p>STRENGTH:0:0:0:0:0:0:0:0:0:0:0</text:p>
            <text:p>TOUGHNESS:0:0:0:0:0:0:0:0:0:0:0</text:p>
          </table:table-cell>
          <table:table-cell table:number-columns-repeated="4"/>
          <table:table-cell office:value-type="string" calcext:value-type="string">
            <text:p>STRENGTH:0</text:p>
            <text:p>TOUGHNESS:0</text:p>
          </table:table-cell>
          <table:table-cell table:number-columns-repeated="4"/>
          <table:table-cell office:value-type="string" calcext:value-type="string">
            <text:p>MIGHT_MELEE:2</text:p>
            <text:p>MIGHT_WEAPONS:3</text:p>
            <text:p>MIGHT_DEFENSE:2</text:p>
            <text:p>MIGHT_ARMOR:3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PHYSICAL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VANGUARD</text:p>
          </table:table-cell>
          <table:table-cell office:value-type="string" calcext:value-type="string">
            <text:p>Vanguard</text:p>
          </table:table-cell>
          <table:table-cell office:value-type="string" calcext:value-type="string">
            <text:p>Vanguards</text:p>
          </table:table-cell>
          <table:table-cell office:value-type="string" calcext:value-type="string">
            <text:p>Vanguard</text:p>
          </table:table-cell>
          <table:table-cell office:value-type="string" calcext:value-type="string">
            <text:p>Tier 2+1 Might class</text:p>
          </table:table-cell>
          <table:table-cell office:value-type="float" office:value="100" calcext:value-type="float">
            <text:p>100</text:p>
          </table:table-cell>
          <table:table-cell table:style-name="ce23" office:value-type="string" calcext:value-type="string">
            <text:p>100:200:300:400:500:600:700:800:900:1000</text:p>
          </table:table-cell>
          <table:table-cell office:value-type="string" calcext:value-type="string">
            <text:p>PHYSICAL_MIGHT_STRENGTH_BASE:10</text:p>
            <text:p>PHYSICAL_MIGHT_TOUGHNESS_DEFENSE:10</text:p>
          </table:table-cell>
          <table:table-cell/>
          <table:table-cell office:value-type="string" calcext:value-type="string">
            <text:p>STRENGTH:0</text:p>
            <text:p>TOUGHNESS:0</text:p>
          </table:table-cell>
          <table:table-cell table:number-columns-repeated="2"/>
          <table:table-cell office:value-type="string" calcext:value-type="string">
            <text:p>STRENGTH:0:0:0:0:0:0:0:0:0:0:0</text:p>
            <text:p>TOUGHNESS:0:0:0:0:0:0:0:0:0:0:0</text:p>
          </table:table-cell>
          <table:table-cell table:number-columns-repeated="4"/>
          <table:table-cell office:value-type="string" calcext:value-type="string">
            <text:p>STRENGTH:0</text:p>
            <text:p>TOUGHNESS:0</text:p>
          </table:table-cell>
          <table:table-cell table:number-columns-repeated="4"/>
          <table:table-cell office:value-type="string" calcext:value-type="string">
            <text:p>MIGHT_MELEE:2</text:p>
            <text:p>MIGHT_WEAPONS:2</text:p>
            <text:p>MIGHT_DEFENSE:3</text:p>
            <text:p>MIGHT_ARMOR: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PHYSICA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TOUGHNESS_AGILITY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GUILE</text:p>
          </table:table-cell>
          <table:table-cell office:value-type="string" calcext:value-type="string">
            <text:p>ZEALOT</text:p>
          </table:table-cell>
          <table:table-cell office:value-type="string" calcext:value-type="string">
            <text:p>Zealot</text:p>
          </table:table-cell>
          <table:table-cell office:value-type="string" calcext:value-type="string">
            <text:p>Zealots</text:p>
          </table:table-cell>
          <table:table-cell office:value-type="string" calcext:value-type="string">
            <text:p>Zealot</text:p>
          </table:table-cell>
          <table:table-cell office:value-type="string" calcext:value-type="string">
            <text:p>Tier 2+2 Mixed class</text:p>
          </table:table-cell>
          <table:table-cell office:value-type="float" office:value="100" calcext:value-type="float">
            <text:p>100</text:p>
          </table:table-cell>
          <table:table-cell table:style-name="ce23" office:value-type="string" calcext:value-type="string">
            <text:p>100:200:300:400:500:600:700:800:900:1000</text:p>
          </table:table-cell>
          <table:table-cell office:value-type="string" calcext:value-type="string">
            <text:p>PHYSICAL_MIGHT_TOUGHNESS_DEFENSE:10</text:p>
            <text:p>PHYSICAL_FINESSE_AGILITY_GUILE:10</text:p>
          </table:table-cell>
          <table:table-cell/>
          <table:table-cell office:value-type="string" calcext:value-type="string">
            <text:p>TOUGHNESS:0</text:p>
            <text:p>AGILITY:0</text:p>
          </table:table-cell>
          <table:table-cell table:number-columns-repeated="2"/>
          <table:table-cell office:value-type="string" calcext:value-type="string">
            <text:p>TOUGHNESS:0:0:0:0:0:0:0:0:0:0:0</text:p>
            <text:p>AGILITY:0:0:0:0:0:0:0:0:0:0:0</text:p>
          </table:table-cell>
          <table:table-cell table:number-columns-repeated="4"/>
          <table:table-cell office:value-type="string" calcext:value-type="string">
            <text:p>TOUGHNESS:0</text:p>
            <text:p>AGILITY:0</text:p>
          </table:table-cell>
          <table:table-cell table:number-columns-repeated="4"/>
          <table:table-cell office:value-type="string" calcext:value-type="string">
            <text:p>MIGHT_ARMOR:1</text:p>
            <text:p>MIGHT_DEFENSE:2</text:p>
            <text:p>FINESSE_DEXTERITY:1</text:p>
            <text:p>FINESSE_GUILE: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PHYSICA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TOUGHNESS_AGILITY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DEXTERITY</text:p>
          </table:table-cell>
          <table:table-cell office:value-type="string" calcext:value-type="string">
            <text:p>REBEL</text:p>
          </table:table-cell>
          <table:table-cell office:value-type="string" calcext:value-type="string">
            <text:p>Rebel</text:p>
          </table:table-cell>
          <table:table-cell office:value-type="string" calcext:value-type="string">
            <text:p>Rebels</text:p>
          </table:table-cell>
          <table:table-cell office:value-type="string" calcext:value-type="string">
            <text:p>Rebel</text:p>
          </table:table-cell>
          <table:table-cell office:value-type="string" calcext:value-type="string">
            <text:p>Tier 2+2 Mixed class</text:p>
          </table:table-cell>
          <table:table-cell office:value-type="float" office:value="100" calcext:value-type="float">
            <text:p>100</text:p>
          </table:table-cell>
          <table:table-cell table:style-name="ce23" office:value-type="string" calcext:value-type="string">
            <text:p>100:200:300:400:500:600:700:800:900:1000</text:p>
          </table:table-cell>
          <table:table-cell office:value-type="string" calcext:value-type="string">
            <text:p>PHYSICAL_MIGHT_TOUGHNESS_DEFENSE:10</text:p>
            <text:p>PHYSICAL_FINESSE_AGILITY_DEXTERITY:10</text:p>
          </table:table-cell>
          <table:table-cell/>
          <table:table-cell office:value-type="string" calcext:value-type="string">
            <text:p>TOUGHNESS:0</text:p>
            <text:p>AGILITY:0</text:p>
          </table:table-cell>
          <table:table-cell table:number-columns-repeated="2"/>
          <table:table-cell office:value-type="string" calcext:value-type="string">
            <text:p>TOUGHNESS:0:0:0:0:0:0:0:0:0:0:0</text:p>
            <text:p>AGILITY:0:0:0:0:0:0:0:0:0:0:0</text:p>
          </table:table-cell>
          <table:table-cell table:number-columns-repeated="4"/>
          <table:table-cell office:value-type="string" calcext:value-type="string">
            <text:p>TOUGHNESS:0</text:p>
            <text:p>AGILITY:0</text:p>
          </table:table-cell>
          <table:table-cell table:number-columns-repeated="4"/>
          <table:table-cell office:value-type="string" calcext:value-type="string">
            <text:p>MIGHT_ARMOR:1</text:p>
            <text:p>MIGHT_DEFENSE:2</text:p>
            <text:p>FINESSE_DEXTERITY:2</text:p>
            <text:p>FINESSE_GUILE: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PHYSICA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TOUGHNESS_AGILITY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GUILE</text:p>
          </table:table-cell>
          <table:table-cell office:value-type="string" calcext:value-type="string">
            <text:p>RONIN</text:p>
          </table:table-cell>
          <table:table-cell table:number-columns-repeated="3" office:value-type="string" calcext:value-type="string">
            <text:p>Ronin</text:p>
          </table:table-cell>
          <table:table-cell office:value-type="string" calcext:value-type="string">
            <text:p>Tier 2+2 Mixed class</text:p>
          </table:table-cell>
          <table:table-cell office:value-type="float" office:value="100" calcext:value-type="float">
            <text:p>100</text:p>
          </table:table-cell>
          <table:table-cell table:style-name="ce23" office:value-type="string" calcext:value-type="string">
            <text:p>100:200:300:400:500:600:700:800:900:1000</text:p>
          </table:table-cell>
          <table:table-cell office:value-type="string" calcext:value-type="string">
            <text:p>PHYSICAL_MIGHT_TOUGHNESS_ARMOR:10</text:p>
            <text:p>PHYSICAL_FINESSE_AGILITY_GUILE:10</text:p>
          </table:table-cell>
          <table:table-cell/>
          <table:table-cell office:value-type="string" calcext:value-type="string">
            <text:p>TOUGHNESS:0</text:p>
            <text:p>AGILITY:0</text:p>
          </table:table-cell>
          <table:table-cell table:number-columns-repeated="2"/>
          <table:table-cell office:value-type="string" calcext:value-type="string">
            <text:p>TOUGHNESS:0:0:0:0:0:0:0:0:0:0:0</text:p>
            <text:p>AGILITY:0:0:0:0:0:0:0:0:0:0:0</text:p>
          </table:table-cell>
          <table:table-cell table:number-columns-repeated="4"/>
          <table:table-cell office:value-type="string" calcext:value-type="string">
            <text:p>TOUGHNESS:0</text:p>
            <text:p>AGILITY:0</text:p>
          </table:table-cell>
          <table:table-cell table:number-columns-repeated="4"/>
          <table:table-cell office:value-type="string" calcext:value-type="string">
            <text:p>MIGHT_ARMOR:2</text:p>
            <text:p>MIGHT_DEFENSE:1</text:p>
            <text:p>FINESSE_DEXTERITY:1</text:p>
            <text:p>FINESSE_GUILE: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PHYSICA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TOUGHNESS_AGILITY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DEXTERITY</text:p>
          </table:table-cell>
          <table:table-cell office:value-type="string" calcext:value-type="string">
            <text:p>SWASHBUCKLER</text:p>
          </table:table-cell>
          <table:table-cell office:value-type="string" calcext:value-type="string">
            <text:p>Swashbuckler</text:p>
          </table:table-cell>
          <table:table-cell office:value-type="string" calcext:value-type="string">
            <text:p>Swashbucklers</text:p>
          </table:table-cell>
          <table:table-cell office:value-type="string" calcext:value-type="string">
            <text:p>Swashbuckler</text:p>
          </table:table-cell>
          <table:table-cell office:value-type="string" calcext:value-type="string">
            <text:p>Tier 2+2 Mixed class</text:p>
          </table:table-cell>
          <table:table-cell office:value-type="float" office:value="100" calcext:value-type="float">
            <text:p>100</text:p>
          </table:table-cell>
          <table:table-cell table:style-name="ce23" office:value-type="string" calcext:value-type="string">
            <text:p>100:200:300:400:500:600:700:800:900:1000</text:p>
          </table:table-cell>
          <table:table-cell office:value-type="string" calcext:value-type="string">
            <text:p>PHYSICAL_MIGHT_TOUGHNESS_ARMOR:10</text:p>
            <text:p>PHYSICAL_FINESSE_AGILITY_DEXTERITY:10</text:p>
          </table:table-cell>
          <table:table-cell/>
          <table:table-cell office:value-type="string" calcext:value-type="string">
            <text:p>TOUGHNESS:0</text:p>
            <text:p>AGILITY:0</text:p>
          </table:table-cell>
          <table:table-cell table:number-columns-repeated="2"/>
          <table:table-cell office:value-type="string" calcext:value-type="string">
            <text:p>TOUGHNESS:0:0:0:0:0:0:0:0:0:0:0</text:p>
            <text:p>AGILITY:0:0:0:0:0:0:0:0:0:0:0</text:p>
          </table:table-cell>
          <table:table-cell table:number-columns-repeated="4"/>
          <table:table-cell office:value-type="string" calcext:value-type="string">
            <text:p>TOUGHNESS:0</text:p>
            <text:p>AGILITY:0</text:p>
          </table:table-cell>
          <table:table-cell table:number-columns-repeated="4"/>
          <table:table-cell office:value-type="string" calcext:value-type="string">
            <text:p>MIGHT_ARMOR:2</text:p>
            <text:p>MIGHT_DEFENSE:1</text:p>
            <text:p>FINESSE_DEXTERITY:2</text:p>
            <text:p>FINESSE_GUILE: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PHYSICA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TOUGHNESS_PERCEPTION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MILITANT</text:p>
          </table:table-cell>
          <table:table-cell office:value-type="string" calcext:value-type="string">
            <text:p>Militant</text:p>
          </table:table-cell>
          <table:table-cell office:value-type="string" calcext:value-type="string">
            <text:p>Militants</text:p>
          </table:table-cell>
          <table:table-cell office:value-type="string" calcext:value-type="string">
            <text:p>Militant</text:p>
          </table:table-cell>
          <table:table-cell office:value-type="string" calcext:value-type="string">
            <text:p>Tier 2+2 Mixed class</text:p>
          </table:table-cell>
          <table:table-cell office:value-type="float" office:value="100" calcext:value-type="float">
            <text:p>100</text:p>
          </table:table-cell>
          <table:table-cell table:style-name="ce23" office:value-type="string" calcext:value-type="string">
            <text:p>100:200:300:400:500:600:700:800:900:1000</text:p>
          </table:table-cell>
          <table:table-cell office:value-type="string" calcext:value-type="string">
            <text:p>PHYSICAL_MIGHT_TOUGHNESS_DEFENSE:10</text:p>
            <text:p>PHYSICAL_FINESSE_PERCEPTION_ACCURACY</text:p>
          </table:table-cell>
          <table:table-cell/>
          <table:table-cell office:value-type="string" calcext:value-type="string">
            <text:p>TOUGHNESS:0</text:p>
            <text:p>PERCEPTION:0</text:p>
          </table:table-cell>
          <table:table-cell table:number-columns-repeated="2"/>
          <table:table-cell office:value-type="string" calcext:value-type="string">
            <text:p>TOUGHNESS:0:0:0:0:0:0:0:0:0:0:0</text:p>
            <text:p>PERCEPTION:0:0:0:0:0:0:0:0:0:0:0</text:p>
          </table:table-cell>
          <table:table-cell table:number-columns-repeated="4"/>
          <table:table-cell office:value-type="string" calcext:value-type="string">
            <text:p>TOUGHNESS:0</text:p>
            <text:p>PERCEPTION:0</text:p>
          </table:table-cell>
          <table:table-cell table:number-columns-repeated="4"/>
          <table:table-cell office:value-type="string" calcext:value-type="string">
            <text:p>MIGHT_ARMOR:1</text:p>
            <text:p>MIGHT_DEFENSE:2</text:p>
            <text:p>FINESSE_ACCURACY:2</text:p>
            <text:p>FINESSE_AWARENESS: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PHYSICA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TOUGHNESS_PERCEPTION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AWARENESS</text:p>
          </table:table-cell>
          <table:table-cell office:value-type="string" calcext:value-type="string">
            <text:p>WATCHMAN</text:p>
          </table:table-cell>
          <table:table-cell office:value-type="string" calcext:value-type="string">
            <text:p>Watchman</text:p>
          </table:table-cell>
          <table:table-cell office:value-type="string" calcext:value-type="string">
            <text:p>Watchmen</text:p>
          </table:table-cell>
          <table:table-cell office:value-type="string" calcext:value-type="string">
            <text:p>Watchman</text:p>
          </table:table-cell>
          <table:table-cell office:value-type="string" calcext:value-type="string">
            <text:p>Tier 2+2 Mixed class</text:p>
          </table:table-cell>
          <table:table-cell office:value-type="float" office:value="100" calcext:value-type="float">
            <text:p>100</text:p>
          </table:table-cell>
          <table:table-cell table:style-name="ce23" office:value-type="string" calcext:value-type="string">
            <text:p>100:200:300:400:500:600:700:800:900:1000</text:p>
          </table:table-cell>
          <table:table-cell office:value-type="string" calcext:value-type="string">
            <text:p>PHYSICAL_MIGHT_TOUGHNESS_DEFENSE:10</text:p>
            <text:p>PHYSICAL_FINESSE_PERCEPTION_AWARENESS:10</text:p>
          </table:table-cell>
          <table:table-cell/>
          <table:table-cell office:value-type="string" calcext:value-type="string">
            <text:p>TOUGHNESS:0</text:p>
            <text:p>PERCEPTION:0</text:p>
          </table:table-cell>
          <table:table-cell table:number-columns-repeated="2"/>
          <table:table-cell office:value-type="string" calcext:value-type="string">
            <text:p>TOUGHNESS:0:0:0:0:0:0:0:0:0:0:0</text:p>
            <text:p>PERCEPTION:0:0:0:0:0:0:0:0:0:0:0</text:p>
          </table:table-cell>
          <table:table-cell table:number-columns-repeated="4"/>
          <table:table-cell office:value-type="string" calcext:value-type="string">
            <text:p>TOUGHNESS:0</text:p>
            <text:p>PERCEPTION:0</text:p>
          </table:table-cell>
          <table:table-cell table:number-columns-repeated="4"/>
          <table:table-cell office:value-type="string" calcext:value-type="string">
            <text:p>MIGHT_ARMOR:1</text:p>
            <text:p>MIGHT_DEFENSE:2</text:p>
            <text:p>FINESSE_ACCURACY:1</text:p>
            <text:p>FINESSE_AWARENESS: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PHYSICA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TOUGHNESS_PERCEPTION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DRAGOON</text:p>
          </table:table-cell>
          <table:table-cell table:number-columns-repeated="3" office:value-type="string" calcext:value-type="string">
            <text:p>Dragoon</text:p>
          </table:table-cell>
          <table:table-cell office:value-type="string" calcext:value-type="string">
            <text:p>Tier 2+2 Mixed class</text:p>
          </table:table-cell>
          <table:table-cell office:value-type="float" office:value="100" calcext:value-type="float">
            <text:p>100</text:p>
          </table:table-cell>
          <table:table-cell table:style-name="ce23" office:value-type="string" calcext:value-type="string">
            <text:p>100:200:300:400:500:600:700:800:900:1000</text:p>
          </table:table-cell>
          <table:table-cell office:value-type="string" calcext:value-type="string">
            <text:p>PHYSICAL_MIGHT_TOUGHNESS_ARMOR:10</text:p>
            <text:p>PHYSICAL_FINESSE_PERCEPTION_ACCURACY:10</text:p>
          </table:table-cell>
          <table:table-cell/>
          <table:table-cell office:value-type="string" calcext:value-type="string">
            <text:p>TOUGHNESS:0</text:p>
            <text:p>PERCEPTION:0</text:p>
          </table:table-cell>
          <table:table-cell table:number-columns-repeated="2"/>
          <table:table-cell office:value-type="string" calcext:value-type="string">
            <text:p>TOUGHNESS:0:0:0:0:0:0:0:0:0:0:0</text:p>
            <text:p>PERCEPTION:0:0:0:0:0:0:0:0:0:0:0</text:p>
          </table:table-cell>
          <table:table-cell table:number-columns-repeated="4"/>
          <table:table-cell office:value-type="string" calcext:value-type="string">
            <text:p>TOUGHNESS:0</text:p>
            <text:p>PERCEPTION:0</text:p>
          </table:table-cell>
          <table:table-cell table:number-columns-repeated="4"/>
          <table:table-cell office:value-type="string" calcext:value-type="string">
            <text:p>MIGHT_ARMOR:2</text:p>
            <text:p>MIGHT_DEFENSE:1</text:p>
            <text:p>FINESSE_ACCURACY:2</text:p>
            <text:p>FINESSE_AWARENESS: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PHYSICA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TOUGHNESS_PERCEPTION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AWARENESS</text:p>
          </table:table-cell>
          <table:table-cell office:value-type="string" calcext:value-type="string">
            <text:p>SAMURAI</text:p>
          </table:table-cell>
          <table:table-cell table:number-columns-repeated="3" office:value-type="string" calcext:value-type="string">
            <text:p>Samurai</text:p>
          </table:table-cell>
          <table:table-cell office:value-type="string" calcext:value-type="string">
            <text:p>Tier 2+2 Mixed class</text:p>
          </table:table-cell>
          <table:table-cell office:value-type="float" office:value="100" calcext:value-type="float">
            <text:p>100</text:p>
          </table:table-cell>
          <table:table-cell table:style-name="ce23" office:value-type="string" calcext:value-type="string">
            <text:p>100:200:300:400:500:600:700:800:900:1000</text:p>
          </table:table-cell>
          <table:table-cell office:value-type="string" calcext:value-type="string">
            <text:p>PHYSICAL_MIGHT_TOUGHNESS_ARMOR:10</text:p>
            <text:p>PHYSICAL_FINESSE_PERCEPTION_AWARENESS:10</text:p>
          </table:table-cell>
          <table:table-cell/>
          <table:table-cell office:value-type="string" calcext:value-type="string">
            <text:p>TOUGHNESS:0</text:p>
            <text:p>PERCEPTION:0</text:p>
          </table:table-cell>
          <table:table-cell table:number-columns-repeated="2"/>
          <table:table-cell office:value-type="string" calcext:value-type="string">
            <text:p>TOUGHNESS:0:0:0:0:0:0:0:0:0:0:0</text:p>
            <text:p>PERCEPTION:0:0:0:0:0:0:0:0:0:0:0</text:p>
          </table:table-cell>
          <table:table-cell table:number-columns-repeated="4"/>
          <table:table-cell office:value-type="string" calcext:value-type="string">
            <text:p>TOUGHNESS:0</text:p>
            <text:p>PERCEPTION:0</text:p>
          </table:table-cell>
          <table:table-cell table:number-columns-repeated="4"/>
          <table:table-cell office:value-type="string" calcext:value-type="string">
            <text:p>MIGHT_ARMOR:2</text:p>
            <text:p>MIGHT_DEFENSE:1</text:p>
            <text:p>FINESSE_ACCURACY:1</text:p>
            <text:p>FINESSE_AWARENESS: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PHYSICA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TRENGTH_AGILITY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DEXTERITY</text:p>
          </table:table-cell>
          <table:table-cell office:value-type="string" calcext:value-type="string">
            <text:p>RAIDER</text:p>
          </table:table-cell>
          <table:table-cell office:value-type="string" calcext:value-type="string">
            <text:p>Raider</text:p>
          </table:table-cell>
          <table:table-cell office:value-type="string" calcext:value-type="string">
            <text:p>Raiders</text:p>
          </table:table-cell>
          <table:table-cell office:value-type="string" calcext:value-type="string">
            <text:p>Raider</text:p>
          </table:table-cell>
          <table:table-cell office:value-type="string" calcext:value-type="string">
            <text:p>Tier 2+2 Mixed class</text:p>
          </table:table-cell>
          <table:table-cell office:value-type="float" office:value="100" calcext:value-type="float">
            <text:p>100</text:p>
          </table:table-cell>
          <table:table-cell table:style-name="ce23" office:value-type="string" calcext:value-type="string">
            <text:p>100:200:300:400:500:600:700:800:900:1000</text:p>
          </table:table-cell>
          <table:table-cell office:value-type="string" calcext:value-type="string">
            <text:p>PHYSICAL_MIGHT_STRENGTH_MELEE:10</text:p>
            <text:p>PHYSICAL_FINESSE_AGILITY_GUILE:10</text:p>
          </table:table-cell>
          <table:table-cell/>
          <table:table-cell office:value-type="string" calcext:value-type="string">
            <text:p>STRENGTH:0</text:p>
            <text:p>AGILITY:0</text:p>
          </table:table-cell>
          <table:table-cell table:number-columns-repeated="2"/>
          <table:table-cell office:value-type="string" calcext:value-type="string">
            <text:p>STRENGTH:0:0:0:0:0:0:0:0:0:0:0</text:p>
            <text:p>AGILITY:0:0:0:0:0:0:0:0:0:0:0</text:p>
          </table:table-cell>
          <table:table-cell table:number-columns-repeated="4"/>
          <table:table-cell office:value-type="string" calcext:value-type="string">
            <text:p>STRENGTH:0</text:p>
            <text:p>AGILITY:0</text:p>
          </table:table-cell>
          <table:table-cell table:number-columns-repeated="4"/>
          <table:table-cell office:value-type="string" calcext:value-type="string">
            <text:p>MIGHT_MELEE:2</text:p>
            <text:p>MIGHT_WEAPONS:1</text:p>
            <text:p>FINESSE_DEXTERITY:2</text:p>
            <text:p>FINESSE_GUILE: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PHYSICA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TRENGTH_AGILITY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GUILE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Ninjas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Tier 2+2 Mixed class</text:p>
          </table:table-cell>
          <table:table-cell office:value-type="float" office:value="100" calcext:value-type="float">
            <text:p>100</text:p>
          </table:table-cell>
          <table:table-cell table:style-name="ce23" office:value-type="string" calcext:value-type="string">
            <text:p>100:200:300:400:500:600:700:800:900:1000</text:p>
          </table:table-cell>
          <table:table-cell office:value-type="string" calcext:value-type="string">
            <text:p>PHYSICAL_MIGHT_STRENGTH_MELEE:10</text:p>
            <text:p>PHYSICAL_FINESSE_AGILITY_DEXTERITY:10</text:p>
          </table:table-cell>
          <table:table-cell/>
          <table:table-cell office:value-type="string" calcext:value-type="string">
            <text:p>STRENGTH:0</text:p>
            <text:p>AGILITY:0</text:p>
          </table:table-cell>
          <table:table-cell table:number-columns-repeated="2"/>
          <table:table-cell office:value-type="string" calcext:value-type="string">
            <text:p>STRENGTH:0:0:0:0:0:0:0:0:0:0:0</text:p>
            <text:p>AGILITY:0:0:0:0:0:0:0:0:0:0:0</text:p>
          </table:table-cell>
          <table:table-cell table:number-columns-repeated="4"/>
          <table:table-cell office:value-type="string" calcext:value-type="string">
            <text:p>STRENGTH:0</text:p>
            <text:p>AGILITY:0</text:p>
          </table:table-cell>
          <table:table-cell table:number-columns-repeated="4"/>
          <table:table-cell office:value-type="string" calcext:value-type="string">
            <text:p>MIGHT_MELEE:2</text:p>
            <text:p>MIGHT_WEAPONS:1</text:p>
            <text:p>FINESSE_DEXTERITY:1</text:p>
            <text:p>FINESSE_GUILE: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PHYSICA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TRENGTH_AGILITY</text:p>
          </table:table-cell>
          <table:table-cell office:value-type="string" calcext:value-type="string">
            <text:p>WEAPONS</text:p>
          </table:table-cell>
          <table:table-cell office:value-type="string" calcext:value-type="string">
            <text:p>DEXTERITY</text:p>
          </table:table-cell>
          <table:table-cell office:value-type="string" calcext:value-type="string">
            <text:p>ASSASSIN</text:p>
          </table:table-cell>
          <table:table-cell office:value-type="string" calcext:value-type="string">
            <text:p>Assassin</text:p>
          </table:table-cell>
          <table:table-cell office:value-type="string" calcext:value-type="string">
            <text:p>Assassins</text:p>
          </table:table-cell>
          <table:table-cell office:value-type="string" calcext:value-type="string">
            <text:p>Assassin</text:p>
          </table:table-cell>
          <table:table-cell office:value-type="string" calcext:value-type="string">
            <text:p>Tier 2+2 Mixed class</text:p>
          </table:table-cell>
          <table:table-cell office:value-type="float" office:value="100" calcext:value-type="float">
            <text:p>100</text:p>
          </table:table-cell>
          <table:table-cell table:style-name="ce23" office:value-type="string" calcext:value-type="string">
            <text:p>100:200:300:400:500:600:700:800:900:1000</text:p>
          </table:table-cell>
          <table:table-cell office:value-type="string" calcext:value-type="string">
            <text:p>PHYSICAL_MIGHT_STRENGTH_WEAPONS:10</text:p>
            <text:p>PHYSICAL_FINESSE_AGILITY_GUILE:10</text:p>
          </table:table-cell>
          <table:table-cell/>
          <table:table-cell office:value-type="string" calcext:value-type="string">
            <text:p>STRENGTH:0</text:p>
            <text:p>AGILITY:0</text:p>
          </table:table-cell>
          <table:table-cell table:number-columns-repeated="2"/>
          <table:table-cell office:value-type="string" calcext:value-type="string">
            <text:p>STRENGTH:0:0:0:0:0:0:0:0:0:0:0</text:p>
            <text:p>AGILITY:0:0:0:0:0:0:0:0:0:0:0</text:p>
          </table:table-cell>
          <table:table-cell table:number-columns-repeated="4"/>
          <table:table-cell office:value-type="string" calcext:value-type="string">
            <text:p>STRENGTH:0</text:p>
            <text:p>AGILITY:0</text:p>
          </table:table-cell>
          <table:table-cell table:number-columns-repeated="4"/>
          <table:table-cell office:value-type="string" calcext:value-type="string">
            <text:p>MIGHT_MELEE:1</text:p>
            <text:p>MIGHT_WEAPONS:2</text:p>
            <text:p>FINESSE_DEXTERITY:2</text:p>
            <text:p>FINESSE_GUILE: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PHYSICA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TRENGTH_AGILITY</text:p>
          </table:table-cell>
          <table:table-cell office:value-type="string" calcext:value-type="string">
            <text:p>WEAPONS</text:p>
          </table:table-cell>
          <table:table-cell office:value-type="string" calcext:value-type="string">
            <text:p>GUILE</text:p>
          </table:table-cell>
          <table:table-cell office:value-type="string" calcext:value-type="string">
            <text:p>PIRATE</text:p>
          </table:table-cell>
          <table:table-cell office:value-type="string" calcext:value-type="string">
            <text:p>Pirate</text:p>
          </table:table-cell>
          <table:table-cell office:value-type="string" calcext:value-type="string">
            <text:p>Pirates</text:p>
          </table:table-cell>
          <table:table-cell office:value-type="string" calcext:value-type="string">
            <text:p>Pirate</text:p>
          </table:table-cell>
          <table:table-cell office:value-type="string" calcext:value-type="string">
            <text:p>Tier 2+2 Mixed class</text:p>
          </table:table-cell>
          <table:table-cell office:value-type="float" office:value="100" calcext:value-type="float">
            <text:p>100</text:p>
          </table:table-cell>
          <table:table-cell table:style-name="ce23" office:value-type="string" calcext:value-type="string">
            <text:p>100:200:300:400:500:600:700:800:900:1000</text:p>
          </table:table-cell>
          <table:table-cell office:value-type="string" calcext:value-type="string">
            <text:p>PHYSICAL_MIGHT_STRENGTH_WEAPONS:10</text:p>
            <text:p>PHYSICAL_FINESSE_AGILITY_DEXTERITY:10</text:p>
          </table:table-cell>
          <table:table-cell/>
          <table:table-cell office:value-type="string" calcext:value-type="string">
            <text:p>STRENGTH:0</text:p>
            <text:p>AGILITY:0</text:p>
          </table:table-cell>
          <table:table-cell table:number-columns-repeated="2"/>
          <table:table-cell office:value-type="string" calcext:value-type="string">
            <text:p>STRENGTH:0:0:0:0:0:0:0:0:0:0:0</text:p>
            <text:p>AGILITY:0:0:0:0:0:0:0:0:0:0:0</text:p>
          </table:table-cell>
          <table:table-cell table:number-columns-repeated="4"/>
          <table:table-cell office:value-type="string" calcext:value-type="string">
            <text:p>STRENGTH:0</text:p>
            <text:p>AGILITY:0</text:p>
          </table:table-cell>
          <table:table-cell table:number-columns-repeated="4"/>
          <table:table-cell office:value-type="string" calcext:value-type="string">
            <text:p>MIGHT_MELEE:1</text:p>
            <text:p>MIGHT_WEAPONS:2</text:p>
            <text:p>FINESSE_DEXTERITY:1</text:p>
            <text:p>FINESSE_GUILE: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PHYSICA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TRENGTH_PERCEPTION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HAWK</text:p>
          </table:table-cell>
          <table:table-cell office:value-type="string" calcext:value-type="string">
            <text:p>Hawk</text:p>
          </table:table-cell>
          <table:table-cell office:value-type="string" calcext:value-type="string">
            <text:p>Hawks</text:p>
          </table:table-cell>
          <table:table-cell office:value-type="string" calcext:value-type="string">
            <text:p>Hawk</text:p>
          </table:table-cell>
          <table:table-cell office:value-type="string" calcext:value-type="string">
            <text:p>Tier 2+2 Mixed class</text:p>
          </table:table-cell>
          <table:table-cell office:value-type="float" office:value="100" calcext:value-type="float">
            <text:p>100</text:p>
          </table:table-cell>
          <table:table-cell table:style-name="ce23" office:value-type="string" calcext:value-type="string">
            <text:p>100:200:300:400:500:600:700:800:900:1000</text:p>
          </table:table-cell>
          <table:table-cell office:value-type="string" calcext:value-type="string">
            <text:p>PHYSICAL_MIGHT_STRENGTH_MELEE:10</text:p>
            <text:p>PHYSICAL_FINESSE_PERCEPTION_ACCURACY</text:p>
          </table:table-cell>
          <table:table-cell/>
          <table:table-cell office:value-type="string" calcext:value-type="string">
            <text:p>STRENGTH:0</text:p>
            <text:p>PERCEPTION:0</text:p>
          </table:table-cell>
          <table:table-cell table:number-columns-repeated="2"/>
          <table:table-cell office:value-type="string" calcext:value-type="string">
            <text:p>STRENGTH:0:0:0:0:0:0:0:0:0:0:0</text:p>
            <text:p>PERCEPTION:0:0:0:0:0:0:0:0:0:0:0</text:p>
          </table:table-cell>
          <table:table-cell table:number-columns-repeated="4"/>
          <table:table-cell office:value-type="string" calcext:value-type="string">
            <text:p>STRENGTH:0</text:p>
            <text:p>PERCEPTION:0</text:p>
          </table:table-cell>
          <table:table-cell table:number-columns-repeated="4"/>
          <table:table-cell office:value-type="string" calcext:value-type="string">
            <text:p>MIGHT_MELEE:2</text:p>
            <text:p>MIGHT_WEAPONS:1</text:p>
            <text:p>FINESSE_ACCURACY:2</text:p>
            <text:p>FINESSE_AWARENESS: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PHYSICA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TRENGTH_PERCEPTION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AWARENESS</text:p>
          </table:table-cell>
          <table:table-cell office:value-type="string" calcext:value-type="string">
            <text:p>TACTICIAN</text:p>
          </table:table-cell>
          <table:table-cell office:value-type="string" calcext:value-type="string">
            <text:p>Tactician</text:p>
          </table:table-cell>
          <table:table-cell office:value-type="string" calcext:value-type="string">
            <text:p>Tacticians</text:p>
          </table:table-cell>
          <table:table-cell office:value-type="string" calcext:value-type="string">
            <text:p>Tactician</text:p>
          </table:table-cell>
          <table:table-cell office:value-type="string" calcext:value-type="string">
            <text:p>Tier 2+2 Mixed class</text:p>
          </table:table-cell>
          <table:table-cell office:value-type="float" office:value="100" calcext:value-type="float">
            <text:p>100</text:p>
          </table:table-cell>
          <table:table-cell table:style-name="ce23" office:value-type="string" calcext:value-type="string">
            <text:p>100:200:300:400:500:600:700:800:900:1000</text:p>
          </table:table-cell>
          <table:table-cell office:value-type="string" calcext:value-type="string">
            <text:p>PHYSICAL_MIGHT_STRENGTH_MELEE:10</text:p>
            <text:p>PHYSICAL_FINESSE_PERCEPTION_AWARENESS:10</text:p>
          </table:table-cell>
          <table:table-cell/>
          <table:table-cell office:value-type="string" calcext:value-type="string">
            <text:p>STRENGTH:0</text:p>
            <text:p>PERCEPTION:0</text:p>
          </table:table-cell>
          <table:table-cell table:number-columns-repeated="2"/>
          <table:table-cell office:value-type="string" calcext:value-type="string">
            <text:p>STRENGTH:0:0:0:0:0:0:0:0:0:0:0</text:p>
            <text:p>PERCEPTION:0:0:0:0:0:0:0:0:0:0:0</text:p>
          </table:table-cell>
          <table:table-cell table:number-columns-repeated="4"/>
          <table:table-cell office:value-type="string" calcext:value-type="string">
            <text:p>STRENGTH:0</text:p>
            <text:p>PERCEPTION:0</text:p>
          </table:table-cell>
          <table:table-cell table:number-columns-repeated="4"/>
          <table:table-cell office:value-type="string" calcext:value-type="string">
            <text:p>MIGHT_MELEE:2</text:p>
            <text:p>MIGHT_WEAPONS:1</text:p>
            <text:p>FINESSE_ACCURACY:1</text:p>
            <text:p>FINESSE_AWARENESS: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PHYSICA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TRENGTH_PERCEPTION</text:p>
          </table:table-cell>
          <table:table-cell office:value-type="string" calcext:value-type="string">
            <text:p>WEAPONS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DEAD_EYE</text:p>
          </table:table-cell>
          <table:table-cell office:value-type="string" calcext:value-type="string">
            <text:p>Dead Eye</text:p>
          </table:table-cell>
          <table:table-cell office:value-type="string" calcext:value-type="string">
            <text:p>Dead Eyes</text:p>
          </table:table-cell>
          <table:table-cell office:value-type="string" calcext:value-type="string">
            <text:p>Dead Eye</text:p>
          </table:table-cell>
          <table:table-cell office:value-type="string" calcext:value-type="string">
            <text:p>Tier 2+2 Mixed class</text:p>
          </table:table-cell>
          <table:table-cell office:value-type="float" office:value="100" calcext:value-type="float">
            <text:p>100</text:p>
          </table:table-cell>
          <table:table-cell table:style-name="ce23" office:value-type="string" calcext:value-type="string">
            <text:p>100:200:300:400:500:600:700:800:900:1000</text:p>
          </table:table-cell>
          <table:table-cell office:value-type="string" calcext:value-type="string">
            <text:p>PHYSICAL_MIGHT_STRENGTH_WEAPONS:10</text:p>
            <text:p>PHYSICAL_FINESSE_PERCEPTION_ACCURACY:10</text:p>
          </table:table-cell>
          <table:table-cell/>
          <table:table-cell office:value-type="string" calcext:value-type="string">
            <text:p>STRENGTH:0</text:p>
            <text:p>PERCEPTION:0</text:p>
          </table:table-cell>
          <table:table-cell table:number-columns-repeated="2"/>
          <table:table-cell office:value-type="string" calcext:value-type="string">
            <text:p>STRENGTH:0:0:0:0:0:0:0:0:0:0:0</text:p>
            <text:p>PERCEPTION:0:0:0:0:0:0:0:0:0:0:0</text:p>
          </table:table-cell>
          <table:table-cell table:number-columns-repeated="4"/>
          <table:table-cell office:value-type="string" calcext:value-type="string">
            <text:p>STRENGTH:0</text:p>
            <text:p>PERCEPTION:0</text:p>
          </table:table-cell>
          <table:table-cell table:number-columns-repeated="4"/>
          <table:table-cell office:value-type="string" calcext:value-type="string">
            <text:p>MIGHT_MELEE:1</text:p>
            <text:p>MIGHT_WEAPONS:2</text:p>
            <text:p>FINESSE_ACCURACY:2</text:p>
            <text:p>FINESSE_AWARENESS: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PHYSICA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TRENGTH_PERCEPTION</text:p>
          </table:table-cell>
          <table:table-cell office:value-type="string" calcext:value-type="string">
            <text:p>WEAPONS</text:p>
          </table:table-cell>
          <table:table-cell office:value-type="string" calcext:value-type="string">
            <text:p>AWARENESS</text:p>
          </table:table-cell>
          <table:table-cell office:value-type="string" calcext:value-type="string">
            <text:p>WARDEN</text:p>
          </table:table-cell>
          <table:table-cell office:value-type="string" calcext:value-type="string">
            <text:p>Warden</text:p>
          </table:table-cell>
          <table:table-cell office:value-type="string" calcext:value-type="string">
            <text:p>Wardens</text:p>
          </table:table-cell>
          <table:table-cell office:value-type="string" calcext:value-type="string">
            <text:p>Warden</text:p>
          </table:table-cell>
          <table:table-cell office:value-type="string" calcext:value-type="string">
            <text:p>Tier 2+2 Mixed class</text:p>
          </table:table-cell>
          <table:table-cell office:value-type="float" office:value="100" calcext:value-type="float">
            <text:p>100</text:p>
          </table:table-cell>
          <table:table-cell table:style-name="ce23" office:value-type="string" calcext:value-type="string">
            <text:p>100:200:300:400:500:600:700:800:900:1000</text:p>
          </table:table-cell>
          <table:table-cell office:value-type="string" calcext:value-type="string">
            <text:p>PHYSICAL_MIGHT_STRENGTH_WEAPONS:10</text:p>
            <text:p>PHYSICAL_FINESSE_PERCEPTION_AWARENESS:10</text:p>
          </table:table-cell>
          <table:table-cell/>
          <table:table-cell office:value-type="string" calcext:value-type="string">
            <text:p>STRENGTH:0</text:p>
            <text:p>PERCEPTION:0</text:p>
          </table:table-cell>
          <table:table-cell table:number-columns-repeated="2"/>
          <table:table-cell office:value-type="string" calcext:value-type="string">
            <text:p>STRENGTH:0:0:0:0:0:0:0:0:0:0:0</text:p>
            <text:p>PERCEPTION:0:0:0:0:0:0:0:0:0:0:0</text:p>
          </table:table-cell>
          <table:table-cell table:number-columns-repeated="4"/>
          <table:table-cell office:value-type="string" calcext:value-type="string">
            <text:p>STRENGTH:0</text:p>
            <text:p>PERCEPTION:0</text:p>
          </table:table-cell>
          <table:table-cell table:number-columns-repeated="4"/>
          <table:table-cell office:value-type="string" calcext:value-type="string">
            <text:p>MIGHT_MELEE:1</text:p>
            <text:p>MIGHT_WEAPONS:2</text:p>
            <text:p>FINESSE_ACCURACY:1</text:p>
            <text:p>FINESSE_AWARENESS:2</text:p>
          </table:table-cell>
          <table:table-cell table:number-columns-repeated="995"/>
        </table:table-row>
        <table:table-row table:style-name="ro1" table:number-rows-repeated="104852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Magical" table:style-name="ta1">
        <office:forms form:automatic-focus="false" form:apply-design-mode="false"/>
        <table:table-column table:style-name="co31" table:default-cell-style-name="ce24"/>
        <table:table-column table:style-name="co25" table:default-cell-style-name="ce24"/>
        <table:table-column table:style-name="co42" table:default-cell-style-name="ce24"/>
        <table:table-column table:style-name="co35" table:default-cell-style-name="ce24"/>
        <table:table-column table:style-name="co43" table:default-cell-style-name="ce24"/>
        <table:table-column table:style-name="co41" table:default-cell-style-name="ce24"/>
        <table:table-column table:style-name="co44" table:default-cell-style-name="ce24"/>
        <table:table-column table:style-name="co6" table:default-cell-style-name="ce24"/>
        <table:table-column table:style-name="co24" table:default-cell-style-name="ce24"/>
        <table:table-column table:style-name="co45" table:default-cell-style-name="ce24"/>
        <table:table-column table:style-name="co28" table:default-cell-style-name="ce24"/>
        <table:table-column table:style-name="co29" table:default-cell-style-name="ce24"/>
        <table:table-column table:style-name="co46" table:default-cell-style-name="ce24"/>
        <table:table-column table:style-name="co31" table:default-cell-style-name="ce24"/>
        <table:table-column table:style-name="co10" table:default-cell-style-name="ce24"/>
        <table:table-column table:style-name="co15" table:default-cell-style-name="ce24"/>
        <table:table-column table:style-name="co33" table:default-cell-style-name="ce24"/>
        <table:table-column table:style-name="co47" table:default-cell-style-name="ce24"/>
        <table:table-column table:style-name="co35" table:default-cell-style-name="ce24"/>
        <table:table-column table:style-name="co1" table:default-cell-style-name="ce24"/>
        <table:table-column table:style-name="co33" table:number-columns-repeated="2" table:default-cell-style-name="ce24"/>
        <table:table-column table:style-name="co10" table:default-cell-style-name="ce24"/>
        <table:table-column table:style-name="co48" table:default-cell-style-name="ce24"/>
        <table:table-column table:style-name="co38" table:default-cell-style-name="ce24"/>
        <table:table-column table:style-name="co39" table:number-columns-repeated="2" table:default-cell-style-name="ce24"/>
        <table:table-column table:style-name="co49" table:default-cell-style-name="ce24"/>
        <table:table-column table:style-name="co41" table:number-columns-repeated="4" table:default-cell-style-name="ce24"/>
        <table:table-column table:style-name="co15" table:number-columns-repeated="4" table:default-cell-style-name="ce24"/>
        <table:table-column table:style-name="co50" table:default-cell-style-name="ce24"/>
        <table:table-column table:style-name="co1" table:number-columns-repeated="987" table:default-cell-style-name="ce24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Sphere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Discipline</text:p>
          </table:table-cell>
          <table:table-cell office:value-type="string" calcext:value-type="string">
            <text:p>Sub Discipline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ame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evels</text:p>
          </table:table-cell>
          <table:table-cell office:value-type="string" calcext:value-type="string">
            <text:p>Experience</text:p>
          </table:table-cell>
          <table:table-cell office:value-type="string" calcext:value-type="string">
            <text:p>R Classes</text:p>
          </table:table-cell>
          <table:table-cell office:value-type="string" calcext:value-type="string">
            <text:p>F Classes</text:p>
          </table:table-cell>
          <table:table-cell office:value-type="string" calcext:value-type="string">
            <text:p>R Attributes</text:p>
          </table:table-cell>
          <table:table-cell office:value-type="string" calcext:value-type="string">
            <text:p>R Skills</text:p>
          </table:table-cell>
          <table:table-cell office:value-type="string" calcext:value-type="string">
            <text:p>R Stats</text:p>
          </table:table-cell>
          <table:table-cell office:value-type="string" calcext:value-type="string">
            <text:p>B Attributes</text:p>
          </table:table-cell>
          <table:table-cell office:value-type="string" calcext:value-type="string">
            <text:p>B Resistances</text:p>
          </table:table-cell>
          <table:table-cell office:value-type="string" calcext:value-type="string">
            <text:p>B Skills</text:p>
          </table:table-cell>
          <table:table-cell office:value-type="string" calcext:value-type="string">
            <text:p>B Stats</text:p>
          </table:table-cell>
          <table:table-cell office:value-type="string" calcext:value-type="string">
            <text:p>B Traits</text:p>
          </table:table-cell>
          <table:table-cell office:value-type="string" calcext:value-type="string">
            <text:p>LB Attributes</text:p>
          </table:table-cell>
          <table:table-cell office:value-type="string" calcext:value-type="string">
            <text:p>LB Resistances</text:p>
          </table:table-cell>
          <table:table-cell office:value-type="string" calcext:value-type="string">
            <text:p>LB Skills</text:p>
          </table:table-cell>
          <table:table-cell office:value-type="string" calcext:value-type="string">
            <text:p>LB Stats</text:p>
          </table:table-cell>
          <table:table-cell office:value-type="string" calcext:value-type="string">
            <text:p>LB Traits</text:p>
          </table:table-cell>
          <table:table-cell office:value-type="string" calcext:value-type="string">
            <text:p>Spell Groups</text:p>
          </table:table-cell>
          <table:table-cell office:value-type="string" calcext:value-type="string">
            <text:p>Special Spells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BASE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OVATE</text:p>
          </table:table-cell>
          <table:table-cell office:value-type="string" calcext:value-type="string">
            <text:p>Ovate</text:p>
          </table:table-cell>
          <table:table-cell office:value-type="string" calcext:value-type="string">
            <text:p>Ovates</text:p>
          </table:table-cell>
          <table:table-cell office:value-type="string" calcext:value-type="string">
            <text:p>Ovate</text:p>
          </table:table-cell>
          <table:table-cell office:value-type="string" calcext:value-type="string">
            <text:p>Tier 0 Nature class</text:p>
          </table:table-cell>
          <table:table-cell office:value-type="float" office:value="100" calcext:value-type="float">
            <text:p>100</text:p>
          </table:table-cell>
          <table:table-cell table:style-name="ce23" office:value-type="string" calcext:value-type="string">
            <text:p>100:200:300:400:500:600:700:800:900:1000</text:p>
          </table:table-cell>
          <table:table-cell table:number-columns-repeated="2"/>
          <table:table-cell office:value-type="string" calcext:value-type="string">
            <text:p>WISDOM:0</text:p>
          </table:table-cell>
          <table:table-cell table:number-columns-repeated="2"/>
          <table:table-cell office:value-type="string" calcext:value-type="string">
            <text:p>WISDOM:0:0:0:0:0:0:0:0:0:0:0</text:p>
          </table:table-cell>
          <table:table-cell table:number-columns-repeated="4"/>
          <table:table-cell office:value-type="string" calcext:value-type="string">
            <text:p>WISDOM:0</text:p>
          </table:table-cell>
          <table:table-cell table:number-columns-repeated="6"/>
          <table:table-cell office:value-type="string" calcext:value-type="string">
            <text:p/>
            <text:p/>
            <text:p/>
            <text:p/>
          </table:table-cell>
          <table:table-cell table:number-columns-repeated="994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RUID</text:p>
          </table:table-cell>
          <table:table-cell office:value-type="string" calcext:value-type="string">
            <text:p>Druid</text:p>
          </table:table-cell>
          <table:table-cell office:value-type="string" calcext:value-type="string">
            <text:p>Druids</text:p>
          </table:table-cell>
          <table:table-cell office:value-type="string" calcext:value-type="string">
            <text:p>Druid</text:p>
          </table:table-cell>
          <table:table-cell office:value-type="string" calcext:value-type="string">
            <text:p>Tier 1 Nature class</text:p>
          </table:table-cell>
          <table:table-cell office:value-type="float" office:value="100" calcext:value-type="float">
            <text:p>100</text:p>
          </table:table-cell>
          <table:table-cell table:style-name="ce23" office:value-type="string" calcext:value-type="string">
            <text:p>100:200:300:400:500:600:700:800:900:1000</text:p>
          </table:table-cell>
          <table:table-cell office:value-type="string" calcext:value-type="string">
            <text:p>MAGICAL_NATURE_BASE:10</text:p>
          </table:table-cell>
          <table:table-cell/>
          <table:table-cell office:value-type="string" calcext:value-type="string">
            <text:p>WISDOM:0</text:p>
          </table:table-cell>
          <table:table-cell table:number-columns-repeated="2"/>
          <table:table-cell office:value-type="string" calcext:value-type="string">
            <text:p>WISDOM:0:0:0:0:0:0:0:0:0:0:0</text:p>
          </table:table-cell>
          <table:table-cell table:number-columns-repeated="4"/>
          <table:table-cell office:value-type="string" calcext:value-type="string">
            <text:p>WISDOM:0</text:p>
          </table:table-cell>
          <table:table-cell table:number-columns-repeated="6"/>
          <table:table-cell office:value-type="string" calcext:value-type="string">
            <text:p/>
            <text:p/>
            <text:p/>
            <text:p/>
          </table:table-cell>
          <table:table-cell table:number-columns-repeated="994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BEAST_MASTER</text:p>
          </table:table-cell>
          <table:table-cell office:value-type="string" calcext:value-type="string">
            <text:p>Beast Master</text:p>
          </table:table-cell>
          <table:table-cell office:value-type="string" calcext:value-type="string">
            <text:p>Beast Masters</text:p>
          </table:table-cell>
          <table:table-cell office:value-type="string" calcext:value-type="string">
            <text:p>Beast Master</text:p>
          </table:table-cell>
          <table:table-cell office:value-type="string" calcext:value-type="string">
            <text:p>Tier 2 Nature class</text:p>
          </table:table-cell>
          <table:table-cell office:value-type="float" office:value="100" calcext:value-type="float">
            <text:p>100</text:p>
          </table:table-cell>
          <table:table-cell table:style-name="ce23" office:value-type="string" calcext:value-type="string">
            <text:p>100:200:300:400:500:600:700:800:900:1000</text:p>
          </table:table-cell>
          <table:table-cell office:value-type="string" calcext:value-type="string">
            <text:p>MAGICAL_NATURE_LIVING_BASE:10</text:p>
          </table:table-cell>
          <table:table-cell/>
          <table:table-cell office:value-type="string" calcext:value-type="string">
            <text:p>WISDOM:0</text:p>
          </table:table-cell>
          <table:table-cell table:number-columns-repeated="2"/>
          <table:table-cell office:value-type="string" calcext:value-type="string">
            <text:p>WISDOM:0:0:0:0:0:0:0:0:0:0:0</text:p>
          </table:table-cell>
          <table:table-cell table:number-columns-repeated="4"/>
          <table:table-cell office:value-type="string" calcext:value-type="string">
            <text:p>WISDOM:0</text:p>
          </table:table-cell>
          <table:table-cell table:number-columns-repeated="6"/>
          <table:table-cell office:value-type="string" calcext:value-type="string">
            <text:p/>
            <text:p/>
            <text:p/>
            <text:p/>
          </table:table-cell>
          <table:table-cell table:number-columns-repeated="994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SUMMONER</text:p>
          </table:table-cell>
          <table:table-cell office:value-type="string" calcext:value-type="string">
            <text:p>BEAST_LORD</text:p>
          </table:table-cell>
          <table:table-cell office:value-type="string" calcext:value-type="string">
            <text:p>Beast Lord</text:p>
          </table:table-cell>
          <table:table-cell office:value-type="string" calcext:value-type="string">
            <text:p>Beast Lords</text:p>
          </table:table-cell>
          <table:table-cell office:value-type="string" calcext:value-type="string">
            <text:p>Beast Lord</text:p>
          </table:table-cell>
          <table:table-cell office:value-type="string" calcext:value-type="string">
            <text:p>Tier 3 Nature class</text:p>
          </table:table-cell>
          <table:table-cell office:value-type="float" office:value="100" calcext:value-type="float">
            <text:p>100</text:p>
          </table:table-cell>
          <table:table-cell table:style-name="ce23" office:value-type="string" calcext:value-type="string">
            <text:p>100:200:300:400:500:600:700:800:900:1000</text:p>
          </table:table-cell>
          <table:table-cell office:value-type="string" calcext:value-type="string">
            <text:p>MAGICAL_NATURE_LIVING_ANIMAL:10</text:p>
          </table:table-cell>
          <table:table-cell/>
          <table:table-cell office:value-type="string" calcext:value-type="string">
            <text:p>WISDOM:0</text:p>
          </table:table-cell>
          <table:table-cell table:number-columns-repeated="2"/>
          <table:table-cell office:value-type="string" calcext:value-type="string">
            <text:p>WISDOM:0:0:0:0:0:0:0:0:0:0:0</text:p>
          </table:table-cell>
          <table:table-cell table:number-columns-repeated="4"/>
          <table:table-cell office:value-type="string" calcext:value-type="string">
            <text:p>WISDOM:0</text:p>
          </table:table-cell>
          <table:table-cell table:number-columns-repeated="6"/>
          <table:table-cell office:value-type="string" calcext:value-type="string">
            <text:p/>
            <text:p/>
            <text:p/>
            <text:p/>
          </table:table-cell>
          <table:table-cell table:number-columns-repeated="994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MANCER</text:p>
          </table:table-cell>
          <table:table-cell office:value-type="string" calcext:value-type="string">
            <text:p>SHIFTER</text:p>
          </table:table-cell>
          <table:table-cell office:value-type="string" calcext:value-type="string">
            <text:p>Shifter</text:p>
          </table:table-cell>
          <table:table-cell office:value-type="string" calcext:value-type="string">
            <text:p>Shifters</text:p>
          </table:table-cell>
          <table:table-cell office:value-type="string" calcext:value-type="string">
            <text:p>Shifter</text:p>
          </table:table-cell>
          <table:table-cell office:value-type="string" calcext:value-type="string">
            <text:p>Tier 3 Nature class</text:p>
          </table:table-cell>
          <table:table-cell office:value-type="float" office:value="100" calcext:value-type="float">
            <text:p>100</text:p>
          </table:table-cell>
          <table:table-cell table:style-name="ce23" office:value-type="string" calcext:value-type="string">
            <text:p>100:200:300:400:500:600:700:800:900:1000</text:p>
          </table:table-cell>
          <table:table-cell office:value-type="string" calcext:value-type="string">
            <text:p>MAGICAL_NATURE_LIVING_ANIMAL:10</text:p>
          </table:table-cell>
          <table:table-cell/>
          <table:table-cell office:value-type="string" calcext:value-type="string">
            <text:p>WISDOM:0</text:p>
          </table:table-cell>
          <table:table-cell table:number-columns-repeated="2"/>
          <table:table-cell office:value-type="string" calcext:value-type="string">
            <text:p>WISDOM:0:0:0:0:0:0:0:0:0:0:0</text:p>
          </table:table-cell>
          <table:table-cell table:number-columns-repeated="4"/>
          <table:table-cell office:value-type="string" calcext:value-type="string">
            <text:p>WISDOM:0</text:p>
          </table:table-cell>
          <table:table-cell table:number-columns-repeated="6"/>
          <table:table-cell office:value-type="string" calcext:value-type="string">
            <text:p/>
            <text:p/>
            <text:p/>
            <text:p/>
          </table:table-cell>
          <table:table-cell table:number-columns-repeated="994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ANIMIST</text:p>
          </table:table-cell>
          <table:table-cell office:value-type="string" calcext:value-type="string">
            <text:p>Animist</text:p>
          </table:table-cell>
          <table:table-cell office:value-type="string" calcext:value-type="string">
            <text:p>Animists</text:p>
          </table:table-cell>
          <table:table-cell office:value-type="string" calcext:value-type="string">
            <text:p>Animist</text:p>
          </table:table-cell>
          <table:table-cell office:value-type="string" calcext:value-type="string">
            <text:p>Tier 2 Nature class</text:p>
          </table:table-cell>
          <table:table-cell office:value-type="float" office:value="100" calcext:value-type="float">
            <text:p>100</text:p>
          </table:table-cell>
          <table:table-cell table:style-name="ce23" office:value-type="string" calcext:value-type="string">
            <text:p>100:200:300:400:500:600:700:800:900:1000</text:p>
          </table:table-cell>
          <table:table-cell office:value-type="string" calcext:value-type="string">
            <text:p>MAGICAL_NATURE_LIVING_BASE:10</text:p>
          </table:table-cell>
          <table:table-cell/>
          <table:table-cell office:value-type="string" calcext:value-type="string">
            <text:p>WISDOM:0</text:p>
          </table:table-cell>
          <table:table-cell table:number-columns-repeated="2"/>
          <table:table-cell office:value-type="string" calcext:value-type="string">
            <text:p>WISDOM:0:0:0:0:0:0:0:0:0:0:0</text:p>
          </table:table-cell>
          <table:table-cell table:number-columns-repeated="4"/>
          <table:table-cell office:value-type="string" calcext:value-type="string">
            <text:p>WISDOM:0</text:p>
          </table:table-cell>
          <table:table-cell table:number-columns-repeated="6"/>
          <table:table-cell office:value-type="string" calcext:value-type="string">
            <text:p/>
            <text:p/>
            <text:p/>
            <text:p/>
          </table:table-cell>
          <table:table-cell table:number-columns-repeated="994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MANCER</text:p>
          </table:table-cell>
          <table:table-cell office:value-type="string" calcext:value-type="string">
            <text:p>ARBORIST</text:p>
          </table:table-cell>
          <table:table-cell office:value-type="string" calcext:value-type="string">
            <text:p>Arborist</text:p>
          </table:table-cell>
          <table:table-cell office:value-type="string" calcext:value-type="string">
            <text:p>Arborists</text:p>
          </table:table-cell>
          <table:table-cell office:value-type="string" calcext:value-type="string">
            <text:p>Arborist</text:p>
          </table:table-cell>
          <table:table-cell office:value-type="string" calcext:value-type="string">
            <text:p>Tier 3 Nature class</text:p>
          </table:table-cell>
          <table:table-cell office:value-type="float" office:value="100" calcext:value-type="float">
            <text:p>100</text:p>
          </table:table-cell>
          <table:table-cell table:style-name="ce23" office:value-type="string" calcext:value-type="string">
            <text:p>100:200:300:400:500:600:700:800:900:1000</text:p>
          </table:table-cell>
          <table:table-cell office:value-type="string" calcext:value-type="string">
            <text:p>MAGICAL_NATURE_LIVING_PLANT:10</text:p>
          </table:table-cell>
          <table:table-cell/>
          <table:table-cell office:value-type="string" calcext:value-type="string">
            <text:p>WISDOM:0</text:p>
          </table:table-cell>
          <table:table-cell table:number-columns-repeated="2"/>
          <table:table-cell office:value-type="string" calcext:value-type="string">
            <text:p>WISDOM:0:0:0:0:0:0:0:0:0:0:0</text:p>
          </table:table-cell>
          <table:table-cell table:number-columns-repeated="4"/>
          <table:table-cell office:value-type="string" calcext:value-type="string">
            <text:p>WISDOM:0</text:p>
          </table:table-cell>
          <table:table-cell table:number-columns-repeated="6"/>
          <table:table-cell office:value-type="string" calcext:value-type="string">
            <text:p/>
            <text:p/>
            <text:p/>
            <text:p/>
          </table:table-cell>
          <table:table-cell table:number-columns-repeated="994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SUMMONER</text:p>
          </table:table-cell>
          <table:table-cell office:value-type="string" calcext:value-type="string">
            <text:p>CULTIVATOR</text:p>
          </table:table-cell>
          <table:table-cell office:value-type="string" calcext:value-type="string">
            <text:p>Cultivator</text:p>
          </table:table-cell>
          <table:table-cell office:value-type="string" calcext:value-type="string">
            <text:p>Cultivators</text:p>
          </table:table-cell>
          <table:table-cell office:value-type="string" calcext:value-type="string">
            <text:p>Cultivator</text:p>
          </table:table-cell>
          <table:table-cell office:value-type="string" calcext:value-type="string">
            <text:p>Tier 3 Nature class</text:p>
          </table:table-cell>
          <table:table-cell office:value-type="float" office:value="100" calcext:value-type="float">
            <text:p>100</text:p>
          </table:table-cell>
          <table:table-cell table:style-name="ce23" office:value-type="string" calcext:value-type="string">
            <text:p>100:200:300:400:500:600:700:800:900:1000</text:p>
          </table:table-cell>
          <table:table-cell office:value-type="string" calcext:value-type="string">
            <text:p>MAGICAL_NATURE_LIVING_PLANT:10</text:p>
          </table:table-cell>
          <table:table-cell/>
          <table:table-cell office:value-type="string" calcext:value-type="string">
            <text:p>WISDOM:0</text:p>
          </table:table-cell>
          <table:table-cell table:number-columns-repeated="2"/>
          <table:table-cell office:value-type="string" calcext:value-type="string">
            <text:p>WISDOM:0:0:0:0:0:0:0:0:0:0:0</text:p>
          </table:table-cell>
          <table:table-cell table:number-columns-repeated="4"/>
          <table:table-cell office:value-type="string" calcext:value-type="string">
            <text:p>WISDOM:0</text:p>
          </table:table-cell>
          <table:table-cell table:number-columns-repeated="6"/>
          <table:table-cell office:value-type="string" calcext:value-type="string">
            <text:p/>
            <text:p/>
            <text:p/>
            <text:p/>
          </table:table-cell>
          <table:table-cell table:number-columns-repeated="994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AMAN</text:p>
          </table:table-cell>
          <table:table-cell office:value-type="string" calcext:value-type="string">
            <text:p>Shaman</text:p>
          </table:table-cell>
          <table:table-cell office:value-type="string" calcext:value-type="string">
            <text:p>Shamans</text:p>
          </table:table-cell>
          <table:table-cell office:value-type="string" calcext:value-type="string">
            <text:p>Shaman</text:p>
          </table:table-cell>
          <table:table-cell office:value-type="string" calcext:value-type="string">
            <text:p>Tier 1 Nature class</text:p>
          </table:table-cell>
          <table:table-cell office:value-type="float" office:value="100" calcext:value-type="float">
            <text:p>100</text:p>
          </table:table-cell>
          <table:table-cell table:style-name="ce23" office:value-type="string" calcext:value-type="string">
            <text:p>100:200:300:400:500:600:700:800:900:1000</text:p>
          </table:table-cell>
          <table:table-cell office:value-type="string" calcext:value-type="string">
            <text:p>MAGICAL_NATURE_BASE:10</text:p>
          </table:table-cell>
          <table:table-cell/>
          <table:table-cell office:value-type="string" calcext:value-type="string">
            <text:p>WISDOM:0</text:p>
          </table:table-cell>
          <table:table-cell table:number-columns-repeated="2"/>
          <table:table-cell office:value-type="string" calcext:value-type="string">
            <text:p>WISDOM:0:0:0:0:0:0:0:0:0:0:0</text:p>
          </table:table-cell>
          <table:table-cell table:number-columns-repeated="4"/>
          <table:table-cell office:value-type="string" calcext:value-type="string">
            <text:p>WISDOM:0</text:p>
          </table:table-cell>
          <table:table-cell table:number-columns-repeated="6"/>
          <table:table-cell office:value-type="string" calcext:value-type="string">
            <text:p/>
            <text:p/>
            <text:p/>
            <text:p/>
          </table:table-cell>
          <table:table-cell table:number-columns-repeated="994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EARTH_SHAPER</text:p>
          </table:table-cell>
          <table:table-cell office:value-type="string" calcext:value-type="string">
            <text:p>Earth Shaper</text:p>
          </table:table-cell>
          <table:table-cell office:value-type="string" calcext:value-type="string">
            <text:p>Earth Shapers</text:p>
          </table:table-cell>
          <table:table-cell office:value-type="string" calcext:value-type="string">
            <text:p>Earth Shaper</text:p>
          </table:table-cell>
          <table:table-cell office:value-type="string" calcext:value-type="string">
            <text:p>Tier 2 Nature class</text:p>
          </table:table-cell>
          <table:table-cell office:value-type="float" office:value="100" calcext:value-type="float">
            <text:p>100</text:p>
          </table:table-cell>
          <table:table-cell table:style-name="ce23" office:value-type="string" calcext:value-type="string">
            <text:p>100:200:300:400:500:600:700:800:900:1000</text:p>
          </table:table-cell>
          <table:table-cell office:value-type="string" calcext:value-type="string">
            <text:p>MAGICAL_NATURE_DEAD_BASE:10</text:p>
          </table:table-cell>
          <table:table-cell/>
          <table:table-cell office:value-type="string" calcext:value-type="string">
            <text:p>WISDOM:0</text:p>
          </table:table-cell>
          <table:table-cell table:number-columns-repeated="2"/>
          <table:table-cell office:value-type="string" calcext:value-type="string">
            <text:p>WISDOM:0:0:0:0:0:0:0:0:0:0:0</text:p>
          </table:table-cell>
          <table:table-cell table:number-columns-repeated="4"/>
          <table:table-cell office:value-type="string" calcext:value-type="string">
            <text:p>WISDOM:0</text:p>
          </table:table-cell>
          <table:table-cell table:number-columns-repeated="6"/>
          <table:table-cell office:value-type="string" calcext:value-type="string">
            <text:p/>
            <text:p/>
            <text:p/>
            <text:p/>
          </table:table-cell>
          <table:table-cell table:number-columns-repeated="994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MANCER</text:p>
          </table:table-cell>
          <table:table-cell office:value-type="string" calcext:value-type="string">
            <text:p>GEOMANCER</text:p>
          </table:table-cell>
          <table:table-cell office:value-type="string" calcext:value-type="string">
            <text:p>Geomancer</text:p>
          </table:table-cell>
          <table:table-cell office:value-type="string" calcext:value-type="string">
            <text:p>Geomancers</text:p>
          </table:table-cell>
          <table:table-cell office:value-type="string" calcext:value-type="string">
            <text:p>Geomancer</text:p>
          </table:table-cell>
          <table:table-cell office:value-type="string" calcext:value-type="string">
            <text:p>Tier 3 Nature class</text:p>
          </table:table-cell>
          <table:table-cell office:value-type="float" office:value="100" calcext:value-type="float">
            <text:p>100</text:p>
          </table:table-cell>
          <table:table-cell table:style-name="ce23" office:value-type="string" calcext:value-type="string">
            <text:p>100:200:300:400:500:600:700:800:900:1000</text:p>
          </table:table-cell>
          <table:table-cell office:value-type="string" calcext:value-type="string">
            <text:p>MAGICAL_NATURE_DEAD_EARTH:10</text:p>
          </table:table-cell>
          <table:table-cell/>
          <table:table-cell office:value-type="string" calcext:value-type="string">
            <text:p>WISDOM:0</text:p>
          </table:table-cell>
          <table:table-cell table:number-columns-repeated="2"/>
          <table:table-cell office:value-type="string" calcext:value-type="string">
            <text:p>WISDOM:0:0:0:0:0:0:0:0:0:0:0</text:p>
          </table:table-cell>
          <table:table-cell table:number-columns-repeated="4"/>
          <table:table-cell office:value-type="string" calcext:value-type="string">
            <text:p>WISDOM:0</text:p>
          </table:table-cell>
          <table:table-cell table:number-columns-repeated="6"/>
          <table:table-cell office:value-type="string" calcext:value-type="string">
            <text:p/>
            <text:p/>
            <text:p/>
            <text:p/>
          </table:table-cell>
          <table:table-cell table:number-columns-repeated="994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SUMMONER</text:p>
          </table:table-cell>
          <table:table-cell office:value-type="string" calcext:value-type="string">
            <text:p>EARTH_CALLER</text:p>
          </table:table-cell>
          <table:table-cell office:value-type="string" calcext:value-type="string">
            <text:p>Earth Caller</text:p>
          </table:table-cell>
          <table:table-cell office:value-type="string" calcext:value-type="string">
            <text:p>Earth Callers</text:p>
          </table:table-cell>
          <table:table-cell office:value-type="string" calcext:value-type="string">
            <text:p>Earth Caller</text:p>
          </table:table-cell>
          <table:table-cell office:value-type="string" calcext:value-type="string">
            <text:p>Tier 3 Nature class</text:p>
          </table:table-cell>
          <table:table-cell office:value-type="float" office:value="100" calcext:value-type="float">
            <text:p>100</text:p>
          </table:table-cell>
          <table:table-cell table:style-name="ce23" office:value-type="string" calcext:value-type="string">
            <text:p>100:200:300:400:500:600:700:800:900:1000</text:p>
          </table:table-cell>
          <table:table-cell office:value-type="string" calcext:value-type="string">
            <text:p>MAGICAL_NATURE_DEAD_EARTH:10</text:p>
          </table:table-cell>
          <table:table-cell/>
          <table:table-cell office:value-type="string" calcext:value-type="string">
            <text:p>WISDOM:0</text:p>
          </table:table-cell>
          <table:table-cell table:number-columns-repeated="2"/>
          <table:table-cell office:value-type="string" calcext:value-type="string">
            <text:p>WISDOM:0:0:0:0:0:0:0:0:0:0:0</text:p>
          </table:table-cell>
          <table:table-cell table:number-columns-repeated="4"/>
          <table:table-cell office:value-type="string" calcext:value-type="string">
            <text:p>WISDOM:0</text:p>
          </table:table-cell>
          <table:table-cell table:number-columns-repeated="6"/>
          <table:table-cell office:value-type="string" calcext:value-type="string">
            <text:p/>
            <text:p/>
            <text:p/>
            <text:p/>
          </table:table-cell>
          <table:table-cell table:number-columns-repeated="994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SAGE</text:p>
          </table:table-cell>
          <table:table-cell office:value-type="string" calcext:value-type="string">
            <text:p>Sage</text:p>
          </table:table-cell>
          <table:table-cell office:value-type="string" calcext:value-type="string">
            <text:p>Sages</text:p>
          </table:table-cell>
          <table:table-cell office:value-type="string" calcext:value-type="string">
            <text:p>Sage</text:p>
          </table:table-cell>
          <table:table-cell office:value-type="string" calcext:value-type="string">
            <text:p>Tier 2 Nature class</text:p>
          </table:table-cell>
          <table:table-cell office:value-type="float" office:value="100" calcext:value-type="float">
            <text:p>100</text:p>
          </table:table-cell>
          <table:table-cell table:style-name="ce23" office:value-type="string" calcext:value-type="string">
            <text:p>100:200:300:400:500:600:700:800:900:1000</text:p>
          </table:table-cell>
          <table:table-cell office:value-type="string" calcext:value-type="string">
            <text:p>MAGICAL_NATURE_DEAD_BASE:10</text:p>
          </table:table-cell>
          <table:table-cell/>
          <table:table-cell office:value-type="string" calcext:value-type="string">
            <text:p>WISDOM:0</text:p>
          </table:table-cell>
          <table:table-cell table:number-columns-repeated="2"/>
          <table:table-cell office:value-type="string" calcext:value-type="string">
            <text:p>WISDOM:0:0:0:0:0:0:0:0:0:0:0</text:p>
          </table:table-cell>
          <table:table-cell table:number-columns-repeated="4"/>
          <table:table-cell office:value-type="string" calcext:value-type="string">
            <text:p>WISDOM:0</text:p>
          </table:table-cell>
          <table:table-cell table:number-columns-repeated="6"/>
          <table:table-cell office:value-type="string" calcext:value-type="string">
            <text:p/>
            <text:p/>
            <text:p/>
            <text:p/>
          </table:table-cell>
          <table:table-cell table:number-columns-repeated="994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SUMMONER</text:p>
          </table:table-cell>
          <table:table-cell office:value-type="string" calcext:value-type="string">
            <text:p>TOTEMIST</text:p>
          </table:table-cell>
          <table:table-cell office:value-type="string" calcext:value-type="string">
            <text:p>Totemist</text:p>
          </table:table-cell>
          <table:table-cell office:value-type="string" calcext:value-type="string">
            <text:p>Totemists</text:p>
          </table:table-cell>
          <table:table-cell office:value-type="string" calcext:value-type="string">
            <text:p>Totemist</text:p>
          </table:table-cell>
          <table:table-cell office:value-type="string" calcext:value-type="string">
            <text:p>Tier 3 Nature class</text:p>
          </table:table-cell>
          <table:table-cell office:value-type="float" office:value="100" calcext:value-type="float">
            <text:p>100</text:p>
          </table:table-cell>
          <table:table-cell table:style-name="ce23" office:value-type="string" calcext:value-type="string">
            <text:p>100:200:300:400:500:600:700:800:900:1000</text:p>
          </table:table-cell>
          <table:table-cell office:value-type="string" calcext:value-type="string">
            <text:p>MAGICAL_NATURE_DEAD_SPIRIT:10</text:p>
          </table:table-cell>
          <table:table-cell/>
          <table:table-cell office:value-type="string" calcext:value-type="string">
            <text:p>WISDOM:0</text:p>
          </table:table-cell>
          <table:table-cell table:number-columns-repeated="2"/>
          <table:table-cell office:value-type="string" calcext:value-type="string">
            <text:p>WISDOM:0:0:0:0:0:0:0:0:0:0:0</text:p>
          </table:table-cell>
          <table:table-cell table:number-columns-repeated="4"/>
          <table:table-cell office:value-type="string" calcext:value-type="string">
            <text:p>WISDOM:0</text:p>
          </table:table-cell>
          <table:table-cell table:number-columns-repeated="6"/>
          <table:table-cell office:value-type="string" calcext:value-type="string">
            <text:p/>
            <text:p/>
            <text:p/>
            <text:p/>
          </table:table-cell>
          <table:table-cell table:number-columns-repeated="994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MANCER</text:p>
          </table:table-cell>
          <table:table-cell office:value-type="string" calcext:value-type="string">
            <text:p>THEURGIST</text:p>
          </table:table-cell>
          <table:table-cell office:value-type="string" calcext:value-type="string">
            <text:p>Theurgist</text:p>
          </table:table-cell>
          <table:table-cell office:value-type="string" calcext:value-type="string">
            <text:p>Theurgists</text:p>
          </table:table-cell>
          <table:table-cell office:value-type="string" calcext:value-type="string">
            <text:p>Theurgist</text:p>
          </table:table-cell>
          <table:table-cell office:value-type="string" calcext:value-type="string">
            <text:p>Tier 3 Nature class</text:p>
          </table:table-cell>
          <table:table-cell office:value-type="float" office:value="100" calcext:value-type="float">
            <text:p>100</text:p>
          </table:table-cell>
          <table:table-cell table:style-name="ce23" office:value-type="string" calcext:value-type="string">
            <text:p>100:200:300:400:500:600:700:800:900:1000</text:p>
          </table:table-cell>
          <table:table-cell office:value-type="string" calcext:value-type="string">
            <text:p>MAGICAL_NATURE_DEAD_SPIRIT:10</text:p>
          </table:table-cell>
          <table:table-cell/>
          <table:table-cell office:value-type="string" calcext:value-type="string">
            <text:p>WISDOM:0</text:p>
          </table:table-cell>
          <table:table-cell table:number-columns-repeated="2"/>
          <table:table-cell office:value-type="string" calcext:value-type="string">
            <text:p>WISDOM:0:0:0:0:0:0:0:0:0:0:0</text:p>
          </table:table-cell>
          <table:table-cell table:number-columns-repeated="4"/>
          <table:table-cell office:value-type="string" calcext:value-type="string">
            <text:p>WISDOM:0</text:p>
          </table:table-cell>
          <table:table-cell table:number-columns-repeated="6"/>
          <table:table-cell office:value-type="string" calcext:value-type="string">
            <text:p/>
            <text:p/>
            <text:p/>
            <text:p/>
          </table:table-cell>
          <table:table-cell table:number-columns-repeated="994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MYSTIC</text:p>
          </table:table-cell>
          <table:table-cell office:value-type="string" calcext:value-type="string">
            <text:p>Mystic</text:p>
          </table:table-cell>
          <table:table-cell office:value-type="string" calcext:value-type="string">
            <text:p>Mystics</text:p>
          </table:table-cell>
          <table:table-cell office:value-type="string" calcext:value-type="string">
            <text:p>Mystic</text:p>
          </table:table-cell>
          <table:table-cell office:value-type="string" calcext:value-type="string">
            <text:p>Tier 1+1 Nature class</text:p>
          </table:table-cell>
          <table:table-cell office:value-type="float" office:value="100" calcext:value-type="float">
            <text:p>100</text:p>
          </table:table-cell>
          <table:table-cell table:style-name="ce23" office:value-type="string" calcext:value-type="string">
            <text:p>100:200:300:400:500:600:700:800:900:1000</text:p>
          </table:table-cell>
          <table:table-cell office:value-type="string" calcext:value-type="string">
            <text:p>MAGICAL_NATURE_LIVING_BASE:10</text:p>
            <text:p>MAGICAL_NATURE_DEAD_BASE:10</text:p>
          </table:table-cell>
          <table:table-cell/>
          <table:table-cell office:value-type="string" calcext:value-type="string">
            <text:p>WISDOM:0</text:p>
          </table:table-cell>
          <table:table-cell table:number-columns-repeated="2"/>
          <table:table-cell office:value-type="string" calcext:value-type="string">
            <text:p>WISDOM:0:0:0:0:0:0:0:0:0:0:0</text:p>
          </table:table-cell>
          <table:table-cell table:number-columns-repeated="4"/>
          <table:table-cell office:value-type="string" calcext:value-type="string">
            <text:p>WISDOM:0</text:p>
          </table:table-cell>
          <table:table-cell table:number-columns-repeated="6"/>
          <table:table-cell office:value-type="string" calcext:value-type="string">
            <text:p/>
            <text:p/>
            <text:p/>
            <text:p/>
          </table:table-cell>
          <table:table-cell table:number-columns-repeated="994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BASE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RCANIST</text:p>
          </table:table-cell>
          <table:table-cell office:value-type="string" calcext:value-type="string">
            <text:p>Arcanist</text:p>
          </table:table-cell>
          <table:table-cell office:value-type="string" calcext:value-type="string">
            <text:p>Arcanists</text:p>
          </table:table-cell>
          <table:table-cell office:value-type="string" calcext:value-type="string">
            <text:p>Arcanist</text:p>
          </table:table-cell>
          <table:table-cell office:value-type="string" calcext:value-type="string">
            <text:p>Tier 0 Arcane class</text:p>
          </table:table-cell>
          <table:table-cell office:value-type="float" office:value="100" calcext:value-type="float">
            <text:p>100</text:p>
          </table:table-cell>
          <table:table-cell table:style-name="ce23" office:value-type="string" calcext:value-type="string">
            <text:p>100:200:300:400:500:600:700:800:900:1000</text:p>
          </table:table-cell>
          <table:table-cell table:number-columns-repeated="2"/>
          <table:table-cell office:value-type="string" calcext:value-type="string">
            <text:p>INTELLIGENCE:0</text:p>
          </table:table-cell>
          <table:table-cell table:number-columns-repeated="2"/>
          <table:table-cell office:value-type="string" calcext:value-type="string">
            <text:p>INTELLIGENCE:0:0:0:0:0:0:0:0:0:0:0</text:p>
          </table:table-cell>
          <table:table-cell table:number-columns-repeated="4"/>
          <table:table-cell office:value-type="string" calcext:value-type="string">
            <text:p>INTELLIGENCE:0</text:p>
          </table:table-cell>
          <table:table-cell table:number-columns-repeated="6"/>
          <table:table-cell office:value-type="string" calcext:value-type="string">
            <text:p/>
            <text:p/>
            <text:p/>
            <text:p/>
          </table:table-cell>
          <table:table-cell table:number-columns-repeated="994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DIMENSIO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IMENSIONAL_MAGE</text:p>
          </table:table-cell>
          <table:table-cell office:value-type="string" calcext:value-type="string">
            <text:p>Dimensional Mage</text:p>
          </table:table-cell>
          <table:table-cell office:value-type="string" calcext:value-type="string">
            <text:p>Dimensional Mages</text:p>
          </table:table-cell>
          <table:table-cell office:value-type="string" calcext:value-type="string">
            <text:p>Dimensional Mage</text:p>
          </table:table-cell>
          <table:table-cell office:value-type="string" calcext:value-type="string">
            <text:p>Tier 1 Arcane class</text:p>
          </table:table-cell>
          <table:table-cell office:value-type="float" office:value="100" calcext:value-type="float">
            <text:p>100</text:p>
          </table:table-cell>
          <table:table-cell table:style-name="ce23" office:value-type="string" calcext:value-type="string">
            <text:p>100:200:300:400:500:600:700:800:900:1000</text:p>
          </table:table-cell>
          <table:table-cell office:value-type="string" calcext:value-type="string">
            <text:p>MAGICAL_ARCANE_BASE:10</text:p>
          </table:table-cell>
          <table:table-cell/>
          <table:table-cell office:value-type="string" calcext:value-type="string">
            <text:p>INTELLIGENCE:0</text:p>
          </table:table-cell>
          <table:table-cell table:number-columns-repeated="2"/>
          <table:table-cell office:value-type="string" calcext:value-type="string">
            <text:p>INTELLIGENCE:0:0:0:0:0:0:0:0:0:0:0</text:p>
          </table:table-cell>
          <table:table-cell table:number-columns-repeated="4"/>
          <table:table-cell office:value-type="string" calcext:value-type="string">
            <text:p>INTELLIGENCE:0</text:p>
          </table:table-cell>
          <table:table-cell table:number-columns-repeated="6"/>
          <table:table-cell office:value-type="string" calcext:value-type="string">
            <text:p/>
            <text:p/>
            <text:p/>
            <text:p/>
          </table:table-cell>
          <table:table-cell table:number-columns-repeated="994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DIMENSIONA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TIME_MAGE</text:p>
          </table:table-cell>
          <table:table-cell office:value-type="string" calcext:value-type="string">
            <text:p>Time Mage</text:p>
          </table:table-cell>
          <table:table-cell office:value-type="string" calcext:value-type="string">
            <text:p>Time Mages</text:p>
          </table:table-cell>
          <table:table-cell office:value-type="string" calcext:value-type="string">
            <text:p>Time Mage</text:p>
          </table:table-cell>
          <table:table-cell office:value-type="string" calcext:value-type="string">
            <text:p>Tier 2 Arcane class</text:p>
          </table:table-cell>
          <table:table-cell office:value-type="float" office:value="100" calcext:value-type="float">
            <text:p>100</text:p>
          </table:table-cell>
          <table:table-cell table:style-name="ce23" office:value-type="string" calcext:value-type="string">
            <text:p>100:200:300:400:500:600:700:800:900:1000</text:p>
          </table:table-cell>
          <table:table-cell office:value-type="string" calcext:value-type="string">
            <text:p>MAGICAL_ARCANE_DIMENSIONAL_BASE:10</text:p>
          </table:table-cell>
          <table:table-cell/>
          <table:table-cell office:value-type="string" calcext:value-type="string">
            <text:p>INTELLIGENCE:0</text:p>
          </table:table-cell>
          <table:table-cell table:number-columns-repeated="2"/>
          <table:table-cell office:value-type="string" calcext:value-type="string">
            <text:p>INTELLIGENCE:0:0:0:0:0:0:0:0:0:0:0</text:p>
          </table:table-cell>
          <table:table-cell table:number-columns-repeated="4"/>
          <table:table-cell office:value-type="string" calcext:value-type="string">
            <text:p>INTELLIGENCE:0</text:p>
          </table:table-cell>
          <table:table-cell table:number-columns-repeated="6"/>
          <table:table-cell office:value-type="string" calcext:value-type="string">
            <text:p/>
            <text:p/>
            <text:p/>
            <text:p/>
          </table:table-cell>
          <table:table-cell table:number-columns-repeated="994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DIMENSIONA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ANCER</text:p>
          </table:table-cell>
          <table:table-cell office:value-type="string" calcext:value-type="string">
            <text:p>CHRONOMANCER</text:p>
          </table:table-cell>
          <table:table-cell office:value-type="string" calcext:value-type="string">
            <text:p>Chronomancer</text:p>
          </table:table-cell>
          <table:table-cell office:value-type="string" calcext:value-type="string">
            <text:p>Chronomancers</text:p>
          </table:table-cell>
          <table:table-cell office:value-type="string" calcext:value-type="string">
            <text:p>Chronomancer</text:p>
          </table:table-cell>
          <table:table-cell office:value-type="string" calcext:value-type="string">
            <text:p>Tier 3 Arcane class</text:p>
          </table:table-cell>
          <table:table-cell office:value-type="float" office:value="100" calcext:value-type="float">
            <text:p>100</text:p>
          </table:table-cell>
          <table:table-cell table:style-name="ce23" office:value-type="string" calcext:value-type="string">
            <text:p>100:200:300:400:500:600:700:800:900:1000</text:p>
          </table:table-cell>
          <table:table-cell office:value-type="string" calcext:value-type="string">
            <text:p>MAGICAL_ARCANE_DIMENSIONAL_TIME:10</text:p>
          </table:table-cell>
          <table:table-cell/>
          <table:table-cell office:value-type="string" calcext:value-type="string">
            <text:p>INTELLIGENCE:0</text:p>
          </table:table-cell>
          <table:table-cell table:number-columns-repeated="2"/>
          <table:table-cell office:value-type="string" calcext:value-type="string">
            <text:p>INTELLIGENCE:0:0:0:0:0:0:0:0:0:0:0</text:p>
          </table:table-cell>
          <table:table-cell table:number-columns-repeated="4"/>
          <table:table-cell office:value-type="string" calcext:value-type="string">
            <text:p>INTELLIGENCE:0</text:p>
          </table:table-cell>
          <table:table-cell table:number-columns-repeated="6"/>
          <table:table-cell office:value-type="string" calcext:value-type="string">
            <text:p/>
            <text:p/>
            <text:p/>
            <text:p/>
          </table:table-cell>
          <table:table-cell table:number-columns-repeated="994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DIMENSIONA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UMMONER</text:p>
          </table:table-cell>
          <table:table-cell office:value-type="string" calcext:value-type="string">
            <text:p>TIME_CALLER</text:p>
          </table:table-cell>
          <table:table-cell office:value-type="string" calcext:value-type="string">
            <text:p>Time Caller</text:p>
          </table:table-cell>
          <table:table-cell office:value-type="string" calcext:value-type="string">
            <text:p>Time Callers</text:p>
          </table:table-cell>
          <table:table-cell office:value-type="string" calcext:value-type="string">
            <text:p>Time Caller</text:p>
          </table:table-cell>
          <table:table-cell office:value-type="string" calcext:value-type="string">
            <text:p>Tier 3 Arcane class</text:p>
          </table:table-cell>
          <table:table-cell office:value-type="float" office:value="100" calcext:value-type="float">
            <text:p>100</text:p>
          </table:table-cell>
          <table:table-cell table:style-name="ce23" office:value-type="string" calcext:value-type="string">
            <text:p>100:200:300:400:500:600:700:800:900:1000</text:p>
          </table:table-cell>
          <table:table-cell office:value-type="string" calcext:value-type="string">
            <text:p>MAGICAL_ARCANE_DIMENSIONAL_TIME:10</text:p>
          </table:table-cell>
          <table:table-cell/>
          <table:table-cell office:value-type="string" calcext:value-type="string">
            <text:p>INTELLIGENCE:0</text:p>
          </table:table-cell>
          <table:table-cell table:number-columns-repeated="2"/>
          <table:table-cell office:value-type="string" calcext:value-type="string">
            <text:p>INTELLIGENCE:0:0:0:0:0:0:0:0:0:0:0</text:p>
          </table:table-cell>
          <table:table-cell table:number-columns-repeated="4"/>
          <table:table-cell office:value-type="string" calcext:value-type="string">
            <text:p>INTELLIGENCE:0</text:p>
          </table:table-cell>
          <table:table-cell table:number-columns-repeated="6"/>
          <table:table-cell office:value-type="string" calcext:value-type="string">
            <text:p/>
            <text:p/>
            <text:p/>
            <text:p/>
          </table:table-cell>
          <table:table-cell table:number-columns-repeated="994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DIMENSIONAL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SPACE_MAGE</text:p>
          </table:table-cell>
          <table:table-cell office:value-type="string" calcext:value-type="string">
            <text:p>Space Mage</text:p>
          </table:table-cell>
          <table:table-cell office:value-type="string" calcext:value-type="string">
            <text:p>Space Mages</text:p>
          </table:table-cell>
          <table:table-cell office:value-type="string" calcext:value-type="string">
            <text:p>Space Mage</text:p>
          </table:table-cell>
          <table:table-cell office:value-type="string" calcext:value-type="string">
            <text:p>Tier 2 Arcane class</text:p>
          </table:table-cell>
          <table:table-cell office:value-type="float" office:value="100" calcext:value-type="float">
            <text:p>100</text:p>
          </table:table-cell>
          <table:table-cell table:style-name="ce23" office:value-type="string" calcext:value-type="string">
            <text:p>100:200:300:400:500:600:700:800:900:1000</text:p>
          </table:table-cell>
          <table:table-cell office:value-type="string" calcext:value-type="string">
            <text:p>MAGICAL_ARCANE_DIMENSIONAL_BASE:10</text:p>
          </table:table-cell>
          <table:table-cell/>
          <table:table-cell office:value-type="string" calcext:value-type="string">
            <text:p>INTELLIGENCE:0</text:p>
          </table:table-cell>
          <table:table-cell table:number-columns-repeated="2"/>
          <table:table-cell office:value-type="string" calcext:value-type="string">
            <text:p>INTELLIGENCE:0:0:0:0:0:0:0:0:0:0:0</text:p>
          </table:table-cell>
          <table:table-cell table:number-columns-repeated="4"/>
          <table:table-cell office:value-type="string" calcext:value-type="string">
            <text:p>INTELLIGENCE:0</text:p>
          </table:table-cell>
          <table:table-cell table:number-columns-repeated="6"/>
          <table:table-cell office:value-type="string" calcext:value-type="string">
            <text:p/>
            <text:p/>
            <text:p/>
            <text:p/>
          </table:table-cell>
          <table:table-cell table:number-columns-repeated="994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DIMENSIONAL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MANCER</text:p>
          </table:table-cell>
          <table:table-cell office:value-type="string" calcext:value-type="string">
            <text:p>CHOROMANCER</text:p>
          </table:table-cell>
          <table:table-cell office:value-type="string" calcext:value-type="string">
            <text:p>Choromancer</text:p>
          </table:table-cell>
          <table:table-cell office:value-type="string" calcext:value-type="string">
            <text:p>Choromancers</text:p>
          </table:table-cell>
          <table:table-cell office:value-type="string" calcext:value-type="string">
            <text:p>Choromancer</text:p>
          </table:table-cell>
          <table:table-cell office:value-type="string" calcext:value-type="string">
            <text:p>Tier 3 Arcane class</text:p>
          </table:table-cell>
          <table:table-cell office:value-type="float" office:value="100" calcext:value-type="float">
            <text:p>100</text:p>
          </table:table-cell>
          <table:table-cell table:style-name="ce23" office:value-type="string" calcext:value-type="string">
            <text:p>100:200:300:400:500:600:700:800:900:1000</text:p>
          </table:table-cell>
          <table:table-cell office:value-type="string" calcext:value-type="string">
            <text:p>MAGICAL_ARCANE_DIMENSIONAL_SPACE:10</text:p>
          </table:table-cell>
          <table:table-cell/>
          <table:table-cell office:value-type="string" calcext:value-type="string">
            <text:p>INTELLIGENCE:0</text:p>
          </table:table-cell>
          <table:table-cell table:number-columns-repeated="2"/>
          <table:table-cell office:value-type="string" calcext:value-type="string">
            <text:p>INTELLIGENCE:0:0:0:0:0:0:0:0:0:0:0</text:p>
          </table:table-cell>
          <table:table-cell table:number-columns-repeated="4"/>
          <table:table-cell office:value-type="string" calcext:value-type="string">
            <text:p>INTELLIGENCE:0</text:p>
          </table:table-cell>
          <table:table-cell table:number-columns-repeated="6"/>
          <table:table-cell office:value-type="string" calcext:value-type="string">
            <text:p/>
            <text:p/>
            <text:p/>
            <text:p/>
          </table:table-cell>
          <table:table-cell table:number-columns-repeated="994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DIMENSIONAL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SUMMONER</text:p>
          </table:table-cell>
          <table:table-cell office:value-type="string" calcext:value-type="string">
            <text:p>DISPLACER</text:p>
          </table:table-cell>
          <table:table-cell office:value-type="string" calcext:value-type="string">
            <text:p>Displacer</text:p>
          </table:table-cell>
          <table:table-cell office:value-type="string" calcext:value-type="string">
            <text:p>Displacers</text:p>
          </table:table-cell>
          <table:table-cell office:value-type="string" calcext:value-type="string">
            <text:p>Displacer</text:p>
          </table:table-cell>
          <table:table-cell office:value-type="string" calcext:value-type="string">
            <text:p>Tier 3 Arcane class</text:p>
          </table:table-cell>
          <table:table-cell office:value-type="float" office:value="100" calcext:value-type="float">
            <text:p>100</text:p>
          </table:table-cell>
          <table:table-cell table:style-name="ce23" office:value-type="string" calcext:value-type="string">
            <text:p>100:200:300:400:500:600:700:800:900:1000</text:p>
          </table:table-cell>
          <table:table-cell office:value-type="string" calcext:value-type="string">
            <text:p>MAGICAL_ARCANE_DIMENSIONAL_SPACE:10</text:p>
          </table:table-cell>
          <table:table-cell/>
          <table:table-cell office:value-type="string" calcext:value-type="string">
            <text:p>INTELLIGENCE:0</text:p>
          </table:table-cell>
          <table:table-cell table:number-columns-repeated="2"/>
          <table:table-cell office:value-type="string" calcext:value-type="string">
            <text:p>INTELLIGENCE:0:0:0:0:0:0:0:0:0:0:0</text:p>
          </table:table-cell>
          <table:table-cell table:number-columns-repeated="4"/>
          <table:table-cell office:value-type="string" calcext:value-type="string">
            <text:p>INTELLIGENCE:0</text:p>
          </table:table-cell>
          <table:table-cell table:number-columns-repeated="6"/>
          <table:table-cell office:value-type="string" calcext:value-type="string">
            <text:p/>
            <text:p/>
            <text:p/>
            <text:p/>
          </table:table-cell>
          <table:table-cell table:number-columns-repeated="994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FIELDS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IELD_MAGE</text:p>
          </table:table-cell>
          <table:table-cell office:value-type="string" calcext:value-type="string">
            <text:p>Field Mage</text:p>
          </table:table-cell>
          <table:table-cell office:value-type="string" calcext:value-type="string">
            <text:p>Field Mages</text:p>
          </table:table-cell>
          <table:table-cell office:value-type="string" calcext:value-type="string">
            <text:p>Field Mage</text:p>
          </table:table-cell>
          <table:table-cell office:value-type="string" calcext:value-type="string">
            <text:p>Tier 1 Arcane class</text:p>
          </table:table-cell>
          <table:table-cell office:value-type="float" office:value="100" calcext:value-type="float">
            <text:p>100</text:p>
          </table:table-cell>
          <table:table-cell table:style-name="ce23" office:value-type="string" calcext:value-type="string">
            <text:p>100:200:300:400:500:600:700:800:900:1000</text:p>
          </table:table-cell>
          <table:table-cell office:value-type="string" calcext:value-type="string">
            <text:p>MAGICAL_ARCANE_BASE:10</text:p>
          </table:table-cell>
          <table:table-cell/>
          <table:table-cell office:value-type="string" calcext:value-type="string">
            <text:p>INTELLIGENCE:0</text:p>
          </table:table-cell>
          <table:table-cell table:number-columns-repeated="2"/>
          <table:table-cell office:value-type="string" calcext:value-type="string">
            <text:p>INTELLIGENCE:0:0:0:0:0:0:0:0:0:0:0</text:p>
          </table:table-cell>
          <table:table-cell table:number-columns-repeated="4"/>
          <table:table-cell office:value-type="string" calcext:value-type="string">
            <text:p>INTELLIGENCE:0</text:p>
          </table:table-cell>
          <table:table-cell table:number-columns-repeated="6"/>
          <table:table-cell office:value-type="string" calcext:value-type="string">
            <text:p/>
            <text:p/>
            <text:p/>
            <text:p/>
          </table:table-cell>
          <table:table-cell table:number-columns-repeated="994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FIELDS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FORCE_MAGE</text:p>
          </table:table-cell>
          <table:table-cell office:value-type="string" calcext:value-type="string">
            <text:p>Force Mage</text:p>
          </table:table-cell>
          <table:table-cell office:value-type="string" calcext:value-type="string">
            <text:p>Force Mages</text:p>
          </table:table-cell>
          <table:table-cell office:value-type="string" calcext:value-type="string">
            <text:p>Force Mage</text:p>
          </table:table-cell>
          <table:table-cell office:value-type="string" calcext:value-type="string">
            <text:p>Tier 2 Arcane class</text:p>
          </table:table-cell>
          <table:table-cell office:value-type="float" office:value="100" calcext:value-type="float">
            <text:p>100</text:p>
          </table:table-cell>
          <table:table-cell table:style-name="ce23" office:value-type="string" calcext:value-type="string">
            <text:p>100:200:300:400:500:600:700:800:900:1000</text:p>
          </table:table-cell>
          <table:table-cell office:value-type="string" calcext:value-type="string">
            <text:p>MAGICAL_ARCANE_FIELDS_BASE:10</text:p>
          </table:table-cell>
          <table:table-cell/>
          <table:table-cell office:value-type="string" calcext:value-type="string">
            <text:p>INTELLIGENCE:0</text:p>
          </table:table-cell>
          <table:table-cell table:number-columns-repeated="2"/>
          <table:table-cell office:value-type="string" calcext:value-type="string">
            <text:p>INTELLIGENCE:0:0:0:0:0:0:0:0:0:0:0</text:p>
          </table:table-cell>
          <table:table-cell table:number-columns-repeated="4"/>
          <table:table-cell office:value-type="string" calcext:value-type="string">
            <text:p>INTELLIGENCE:0</text:p>
          </table:table-cell>
          <table:table-cell table:number-columns-repeated="6"/>
          <table:table-cell office:value-type="string" calcext:value-type="string">
            <text:p/>
            <text:p/>
            <text:p/>
            <text:p/>
          </table:table-cell>
          <table:table-cell table:number-columns-repeated="994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FIELDS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MANCER</text:p>
          </table:table-cell>
          <table:table-cell office:value-type="string" calcext:value-type="string">
            <text:p>DYNAMIMANCER</text:p>
          </table:table-cell>
          <table:table-cell office:value-type="string" calcext:value-type="string">
            <text:p>Dynamimancer</text:p>
          </table:table-cell>
          <table:table-cell office:value-type="string" calcext:value-type="string">
            <text:p>Dynamimancers</text:p>
          </table:table-cell>
          <table:table-cell office:value-type="string" calcext:value-type="string">
            <text:p>Dynamimancer</text:p>
          </table:table-cell>
          <table:table-cell office:value-type="string" calcext:value-type="string">
            <text:p>Tier 3 Arcane class</text:p>
          </table:table-cell>
          <table:table-cell office:value-type="float" office:value="100" calcext:value-type="float">
            <text:p>100</text:p>
          </table:table-cell>
          <table:table-cell table:style-name="ce23" office:value-type="string" calcext:value-type="string">
            <text:p>100:200:300:400:500:600:700:800:900:1000</text:p>
          </table:table-cell>
          <table:table-cell office:value-type="string" calcext:value-type="string">
            <text:p>MAGICAL_ARCANE_FIELDS_FORCE:10</text:p>
          </table:table-cell>
          <table:table-cell/>
          <table:table-cell office:value-type="string" calcext:value-type="string">
            <text:p>INTELLIGENCE:0</text:p>
          </table:table-cell>
          <table:table-cell table:number-columns-repeated="2"/>
          <table:table-cell office:value-type="string" calcext:value-type="string">
            <text:p>INTELLIGENCE:0:0:0:0:0:0:0:0:0:0:0</text:p>
          </table:table-cell>
          <table:table-cell table:number-columns-repeated="4"/>
          <table:table-cell office:value-type="string" calcext:value-type="string">
            <text:p>INTELLIGENCE:0</text:p>
          </table:table-cell>
          <table:table-cell table:number-columns-repeated="6"/>
          <table:table-cell office:value-type="string" calcext:value-type="string">
            <text:p/>
            <text:p/>
            <text:p/>
            <text:p/>
          </table:table-cell>
          <table:table-cell table:number-columns-repeated="994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FIELDS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SUMMONER</text:p>
          </table:table-cell>
          <table:table-cell office:value-type="string" calcext:value-type="string">
            <text:p>FORCE_CALLER</text:p>
          </table:table-cell>
          <table:table-cell office:value-type="string" calcext:value-type="string">
            <text:p>Force Caller</text:p>
          </table:table-cell>
          <table:table-cell office:value-type="string" calcext:value-type="string">
            <text:p>Force Callers</text:p>
          </table:table-cell>
          <table:table-cell office:value-type="string" calcext:value-type="string">
            <text:p>Force Caller</text:p>
          </table:table-cell>
          <table:table-cell office:value-type="string" calcext:value-type="string">
            <text:p>Tier 3 Arcane class</text:p>
          </table:table-cell>
          <table:table-cell office:value-type="float" office:value="100" calcext:value-type="float">
            <text:p>100</text:p>
          </table:table-cell>
          <table:table-cell table:style-name="ce23" office:value-type="string" calcext:value-type="string">
            <text:p>100:200:300:400:500:600:700:800:900:1000</text:p>
          </table:table-cell>
          <table:table-cell office:value-type="string" calcext:value-type="string">
            <text:p>MAGICAL_ARCANE_FIELDS_FORCE:10</text:p>
          </table:table-cell>
          <table:table-cell/>
          <table:table-cell office:value-type="string" calcext:value-type="string">
            <text:p>INTELLIGENCE:0</text:p>
          </table:table-cell>
          <table:table-cell table:number-columns-repeated="2"/>
          <table:table-cell office:value-type="string" calcext:value-type="string">
            <text:p>INTELLIGENCE:0:0:0:0:0:0:0:0:0:0:0</text:p>
          </table:table-cell>
          <table:table-cell table:number-columns-repeated="4"/>
          <table:table-cell office:value-type="string" calcext:value-type="string">
            <text:p>INTELLIGENCE:0</text:p>
          </table:table-cell>
          <table:table-cell table:number-columns-repeated="6"/>
          <table:table-cell office:value-type="string" calcext:value-type="string">
            <text:p/>
            <text:p/>
            <text:p/>
            <text:p/>
          </table:table-cell>
          <table:table-cell table:number-columns-repeated="994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FIELDS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ENERGY_MAGE</text:p>
          </table:table-cell>
          <table:table-cell office:value-type="string" calcext:value-type="string">
            <text:p>Energy Mage</text:p>
          </table:table-cell>
          <table:table-cell office:value-type="string" calcext:value-type="string">
            <text:p>Energy Mages</text:p>
          </table:table-cell>
          <table:table-cell office:value-type="string" calcext:value-type="string">
            <text:p>Energy Mage</text:p>
          </table:table-cell>
          <table:table-cell office:value-type="string" calcext:value-type="string">
            <text:p>Tier 2 Arcane class</text:p>
          </table:table-cell>
          <table:table-cell office:value-type="float" office:value="100" calcext:value-type="float">
            <text:p>100</text:p>
          </table:table-cell>
          <table:table-cell table:style-name="ce23" office:value-type="string" calcext:value-type="string">
            <text:p>100:200:300:400:500:600:700:800:900:1000</text:p>
          </table:table-cell>
          <table:table-cell office:value-type="string" calcext:value-type="string">
            <text:p>MAGICAL_ARCANE_FIELDS_BASE:10</text:p>
          </table:table-cell>
          <table:table-cell/>
          <table:table-cell office:value-type="string" calcext:value-type="string">
            <text:p>INTELLIGENCE:0</text:p>
          </table:table-cell>
          <table:table-cell table:number-columns-repeated="2"/>
          <table:table-cell office:value-type="string" calcext:value-type="string">
            <text:p>INTELLIGENCE:0:0:0:0:0:0:0:0:0:0:0</text:p>
          </table:table-cell>
          <table:table-cell table:number-columns-repeated="4"/>
          <table:table-cell office:value-type="string" calcext:value-type="string">
            <text:p>INTELLIGENCE:0</text:p>
          </table:table-cell>
          <table:table-cell table:number-columns-repeated="6"/>
          <table:table-cell office:value-type="string" calcext:value-type="string">
            <text:p/>
            <text:p/>
            <text:p/>
            <text:p/>
          </table:table-cell>
          <table:table-cell table:number-columns-repeated="994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FIELDS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MANCER</text:p>
          </table:table-cell>
          <table:table-cell office:value-type="string" calcext:value-type="string">
            <text:p>ENERGIAMANCER</text:p>
          </table:table-cell>
          <table:table-cell office:value-type="string" calcext:value-type="string">
            <text:p>Energiamancer</text:p>
          </table:table-cell>
          <table:table-cell office:value-type="string" calcext:value-type="string">
            <text:p>Energiamancers</text:p>
          </table:table-cell>
          <table:table-cell office:value-type="string" calcext:value-type="string">
            <text:p>Energiamancer</text:p>
          </table:table-cell>
          <table:table-cell office:value-type="string" calcext:value-type="string">
            <text:p>Tier 3 Arcane class</text:p>
          </table:table-cell>
          <table:table-cell office:value-type="float" office:value="100" calcext:value-type="float">
            <text:p>100</text:p>
          </table:table-cell>
          <table:table-cell table:style-name="ce23" office:value-type="string" calcext:value-type="string">
            <text:p>100:200:300:400:500:600:700:800:900:1000</text:p>
          </table:table-cell>
          <table:table-cell office:value-type="string" calcext:value-type="string">
            <text:p>MAGICAL_ARCANE_FIELDS_ENERGY:10</text:p>
          </table:table-cell>
          <table:table-cell/>
          <table:table-cell office:value-type="string" calcext:value-type="string">
            <text:p>INTELLIGENCE:0</text:p>
          </table:table-cell>
          <table:table-cell table:number-columns-repeated="2"/>
          <table:table-cell office:value-type="string" calcext:value-type="string">
            <text:p>INTELLIGENCE:0:0:0:0:0:0:0:0:0:0:0</text:p>
          </table:table-cell>
          <table:table-cell table:number-columns-repeated="4"/>
          <table:table-cell office:value-type="string" calcext:value-type="string">
            <text:p>INTELLIGENCE:0</text:p>
          </table:table-cell>
          <table:table-cell table:number-columns-repeated="6"/>
          <table:table-cell office:value-type="string" calcext:value-type="string">
            <text:p/>
            <text:p/>
            <text:p/>
            <text:p/>
          </table:table-cell>
          <table:table-cell table:number-columns-repeated="994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FIELDS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SUMMONER</text:p>
          </table:table-cell>
          <table:table-cell office:value-type="string" calcext:value-type="string">
            <text:p>ENERGY_CALLER</text:p>
          </table:table-cell>
          <table:table-cell office:value-type="string" calcext:value-type="string">
            <text:p>Energy Caller</text:p>
          </table:table-cell>
          <table:table-cell office:value-type="string" calcext:value-type="string">
            <text:p>Energy Callers</text:p>
          </table:table-cell>
          <table:table-cell office:value-type="string" calcext:value-type="string">
            <text:p>Energy Caller</text:p>
          </table:table-cell>
          <table:table-cell office:value-type="string" calcext:value-type="string">
            <text:p>Tier 3 Arcane class</text:p>
          </table:table-cell>
          <table:table-cell office:value-type="float" office:value="100" calcext:value-type="float">
            <text:p>100</text:p>
          </table:table-cell>
          <table:table-cell table:style-name="ce23" office:value-type="string" calcext:value-type="string">
            <text:p>100:200:300:400:500:600:700:800:900:1000</text:p>
          </table:table-cell>
          <table:table-cell office:value-type="string" calcext:value-type="string">
            <text:p>MAGICAL_ARCANE_FIELDS_ENERGY:10</text:p>
          </table:table-cell>
          <table:table-cell/>
          <table:table-cell office:value-type="string" calcext:value-type="string">
            <text:p>INTELLIGENCE:0</text:p>
          </table:table-cell>
          <table:table-cell table:number-columns-repeated="2"/>
          <table:table-cell office:value-type="string" calcext:value-type="string">
            <text:p>INTELLIGENCE:0:0:0:0:0:0:0:0:0:0:0</text:p>
          </table:table-cell>
          <table:table-cell table:number-columns-repeated="4"/>
          <table:table-cell office:value-type="string" calcext:value-type="string">
            <text:p>INTELLIGENCE:0</text:p>
          </table:table-cell>
          <table:table-cell table:number-columns-repeated="6"/>
          <table:table-cell office:value-type="string" calcext:value-type="string">
            <text:p/>
            <text:p/>
            <text:p/>
            <text:p/>
          </table:table-cell>
          <table:table-cell table:number-columns-repeated="994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BASE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LERIC</text:p>
          </table:table-cell>
          <table:table-cell office:value-type="string" calcext:value-type="string">
            <text:p>Cleric</text:p>
          </table:table-cell>
          <table:table-cell office:value-type="string" calcext:value-type="string">
            <text:p>Clerics</text:p>
          </table:table-cell>
          <table:table-cell office:value-type="string" calcext:value-type="string">
            <text:p>Cleric</text:p>
          </table:table-cell>
          <table:table-cell office:value-type="string" calcext:value-type="string">
            <text:p>Tier 0 Divine class</text:p>
          </table:table-cell>
          <table:table-cell office:value-type="float" office:value="100" calcext:value-type="float">
            <text:p>100</text:p>
          </table:table-cell>
          <table:table-cell table:style-name="ce23" office:value-type="string" calcext:value-type="string">
            <text:p>100:200:300:400:500:600:700:800:900:1000</text:p>
          </table:table-cell>
          <table:table-cell table:number-columns-repeated="2"/>
          <table:table-cell office:value-type="string" calcext:value-type="string">
            <text:p>FAITH:0</text:p>
          </table:table-cell>
          <table:table-cell table:number-columns-repeated="2"/>
          <table:table-cell office:value-type="string" calcext:value-type="string">
            <text:p>FAITH:0:0:0:0:0:0:0:0:0:0:0</text:p>
          </table:table-cell>
          <table:table-cell table:number-columns-repeated="4"/>
          <table:table-cell office:value-type="string" calcext:value-type="string">
            <text:p>FAITH:0</text:p>
          </table:table-cell>
          <table:table-cell table:number-columns-repeated="6"/>
          <table:table-cell office:value-type="string" calcext:value-type="string">
            <text:p/>
            <text:p/>
            <text:p/>
            <text:p/>
          </table:table-cell>
          <table:table-cell table:number-columns-repeated="994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Priests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Tier 1 Divine class</text:p>
          </table:table-cell>
          <table:table-cell office:value-type="float" office:value="100" calcext:value-type="float">
            <text:p>100</text:p>
          </table:table-cell>
          <table:table-cell table:style-name="ce23" office:value-type="string" calcext:value-type="string">
            <text:p>100:200:300:400:500:600:700:800:900:1000</text:p>
          </table:table-cell>
          <table:table-cell office:value-type="string" calcext:value-type="string">
            <text:p>MAGICAL_DIVINE_BASE:10</text:p>
          </table:table-cell>
          <table:table-cell/>
          <table:table-cell office:value-type="string" calcext:value-type="string">
            <text:p>FAITH:0</text:p>
          </table:table-cell>
          <table:table-cell table:number-columns-repeated="2"/>
          <table:table-cell office:value-type="string" calcext:value-type="string">
            <text:p>FAITH:0:0:0:0:0:0:0:0:0:0:0</text:p>
          </table:table-cell>
          <table:table-cell table:number-columns-repeated="4"/>
          <table:table-cell office:value-type="string" calcext:value-type="string">
            <text:p>FAITH:0</text:p>
          </table:table-cell>
          <table:table-cell table:number-columns-repeated="6"/>
          <table:table-cell office:value-type="string" calcext:value-type="string">
            <text:p/>
            <text:p/>
            <text:p/>
            <text:p/>
          </table:table-cell>
          <table:table-cell table:number-columns-repeated="994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DIVINE</text:p>
          </table:table-cell>
          <table:table-cell table:number-columns-repeated="2" office:value-type="string" calcext:value-type="string">
            <text:p>LIGHT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Bishops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Tier 2 Divine class</text:p>
          </table:table-cell>
          <table:table-cell office:value-type="float" office:value="100" calcext:value-type="float">
            <text:p>100</text:p>
          </table:table-cell>
          <table:table-cell table:style-name="ce23" office:value-type="string" calcext:value-type="string">
            <text:p>100:200:300:400:500:600:700:800:900:1000</text:p>
          </table:table-cell>
          <table:table-cell office:value-type="string" calcext:value-type="string">
            <text:p>MAGICAL_DIVINE_LIGHT_BASE:10</text:p>
          </table:table-cell>
          <table:table-cell/>
          <table:table-cell office:value-type="string" calcext:value-type="string">
            <text:p>FAITH:0</text:p>
          </table:table-cell>
          <table:table-cell table:number-columns-repeated="2"/>
          <table:table-cell office:value-type="string" calcext:value-type="string">
            <text:p>FAITH:0:0:0:0:0:0:0:0:0:0:0</text:p>
          </table:table-cell>
          <table:table-cell table:number-columns-repeated="4"/>
          <table:table-cell office:value-type="string" calcext:value-type="string">
            <text:p>FAITH:0</text:p>
          </table:table-cell>
          <table:table-cell table:number-columns-repeated="6"/>
          <table:table-cell office:value-type="string" calcext:value-type="string">
            <text:p/>
            <text:p/>
            <text:p/>
            <text:p/>
          </table:table-cell>
          <table:table-cell table:number-columns-repeated="994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DIVINE</text:p>
          </table:table-cell>
          <table:table-cell table:number-columns-repeated="2" office:value-type="string" calcext:value-type="string">
            <text:p>LIGHT</text:p>
          </table:table-cell>
          <table:table-cell office:value-type="string" calcext:value-type="string">
            <text:p>SUMMONER</text:p>
          </table:table-cell>
          <table:table-cell office:value-type="string" calcext:value-type="string">
            <text:p>DIVINER</text:p>
          </table:table-cell>
          <table:table-cell office:value-type="string" calcext:value-type="string">
            <text:p>Diviner</text:p>
          </table:table-cell>
          <table:table-cell office:value-type="string" calcext:value-type="string">
            <text:p>Diviners</text:p>
          </table:table-cell>
          <table:table-cell office:value-type="string" calcext:value-type="string">
            <text:p>Diviner</text:p>
          </table:table-cell>
          <table:table-cell office:value-type="string" calcext:value-type="string">
            <text:p>Tier 3 Divine class</text:p>
          </table:table-cell>
          <table:table-cell office:value-type="float" office:value="100" calcext:value-type="float">
            <text:p>100</text:p>
          </table:table-cell>
          <table:table-cell table:style-name="ce23" office:value-type="string" calcext:value-type="string">
            <text:p>100:200:300:400:500:600:700:800:900:1000</text:p>
          </table:table-cell>
          <table:table-cell office:value-type="string" calcext:value-type="string">
            <text:p>MAGICAL_DIVINE_LIGHT_LIGHT:10</text:p>
          </table:table-cell>
          <table:table-cell/>
          <table:table-cell office:value-type="string" calcext:value-type="string">
            <text:p>FAITH:0</text:p>
          </table:table-cell>
          <table:table-cell table:number-columns-repeated="2"/>
          <table:table-cell office:value-type="string" calcext:value-type="string">
            <text:p>FAITH:0:0:0:0:0:0:0:0:0:0:0</text:p>
          </table:table-cell>
          <table:table-cell table:number-columns-repeated="4"/>
          <table:table-cell office:value-type="string" calcext:value-type="string">
            <text:p>FAITH:0</text:p>
          </table:table-cell>
          <table:table-cell table:number-columns-repeated="6"/>
          <table:table-cell office:value-type="string" calcext:value-type="string">
            <text:p/>
            <text:p/>
            <text:p/>
            <text:p/>
          </table:table-cell>
          <table:table-cell table:number-columns-repeated="994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DIVINE</text:p>
          </table:table-cell>
          <table:table-cell table:number-columns-repeated="2" office:value-type="string" calcext:value-type="string">
            <text:p>LIGHT</text:p>
          </table:table-cell>
          <table:table-cell office:value-type="string" calcext:value-type="string">
            <text:p>MANCER</text:p>
          </table:table-cell>
          <table:table-cell office:value-type="string" calcext:value-type="string">
            <text:p>BIOMANCER</text:p>
          </table:table-cell>
          <table:table-cell office:value-type="string" calcext:value-type="string">
            <text:p>Biomancer</text:p>
          </table:table-cell>
          <table:table-cell office:value-type="string" calcext:value-type="string">
            <text:p>Biomancers</text:p>
          </table:table-cell>
          <table:table-cell office:value-type="string" calcext:value-type="string">
            <text:p>Biomancer</text:p>
          </table:table-cell>
          <table:table-cell office:value-type="string" calcext:value-type="string">
            <text:p>Tier 3 Divine class</text:p>
          </table:table-cell>
          <table:table-cell office:value-type="float" office:value="100" calcext:value-type="float">
            <text:p>100</text:p>
          </table:table-cell>
          <table:table-cell table:style-name="ce23" office:value-type="string" calcext:value-type="string">
            <text:p>100:200:300:400:500:600:700:800:900:1000</text:p>
          </table:table-cell>
          <table:table-cell office:value-type="string" calcext:value-type="string">
            <text:p>MAGICAL_DIVINE_LIGHT_LIGHT:10</text:p>
          </table:table-cell>
          <table:table-cell/>
          <table:table-cell office:value-type="string" calcext:value-type="string">
            <text:p>FAITH:0</text:p>
          </table:table-cell>
          <table:table-cell table:number-columns-repeated="2"/>
          <table:table-cell office:value-type="string" calcext:value-type="string">
            <text:p>FAITH:0:0:0:0:0:0:0:0:0:0:0</text:p>
          </table:table-cell>
          <table:table-cell table:number-columns-repeated="4"/>
          <table:table-cell office:value-type="string" calcext:value-type="string">
            <text:p>FAITH:0</text:p>
          </table:table-cell>
          <table:table-cell table:number-columns-repeated="6"/>
          <table:table-cell office:value-type="string" calcext:value-type="string">
            <text:p/>
            <text:p/>
            <text:p/>
            <text:p/>
          </table:table-cell>
          <table:table-cell table:number-columns-repeated="994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CCULTIST</text:p>
          </table:table-cell>
          <table:table-cell office:value-type="string" calcext:value-type="string">
            <text:p>Occultist</text:p>
          </table:table-cell>
          <table:table-cell office:value-type="string" calcext:value-type="string">
            <text:p>Occultists</text:p>
          </table:table-cell>
          <table:table-cell office:value-type="string" calcext:value-type="string">
            <text:p>Occultist</text:p>
          </table:table-cell>
          <table:table-cell office:value-type="string" calcext:value-type="string">
            <text:p>Tier 1 Divine class</text:p>
          </table:table-cell>
          <table:table-cell office:value-type="float" office:value="100" calcext:value-type="float">
            <text:p>100</text:p>
          </table:table-cell>
          <table:table-cell table:style-name="ce23" office:value-type="string" calcext:value-type="string">
            <text:p>100:200:300:400:500:600:700:800:900:1000</text:p>
          </table:table-cell>
          <table:table-cell office:value-type="string" calcext:value-type="string">
            <text:p>MAGICAL_DIVINE_BASE:10</text:p>
          </table:table-cell>
          <table:table-cell/>
          <table:table-cell office:value-type="string" calcext:value-type="string">
            <text:p>FAITH:0</text:p>
          </table:table-cell>
          <table:table-cell table:number-columns-repeated="2"/>
          <table:table-cell office:value-type="string" calcext:value-type="string">
            <text:p>FAITH:0:0:0:0:0:0:0:0:0:0:0</text:p>
          </table:table-cell>
          <table:table-cell table:number-columns-repeated="4"/>
          <table:table-cell office:value-type="string" calcext:value-type="string">
            <text:p>FAITH:0</text:p>
          </table:table-cell>
          <table:table-cell table:number-columns-repeated="6"/>
          <table:table-cell office:value-type="string" calcext:value-type="string">
            <text:p/>
            <text:p/>
            <text:p/>
            <text:p/>
          </table:table-cell>
          <table:table-cell table:number-columns-repeated="994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DIVINE</text:p>
          </table:table-cell>
          <table:table-cell table:number-columns-repeated="2" office:value-type="string" calcext:value-type="string">
            <text:p>DARK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RELATE</text:p>
          </table:table-cell>
          <table:table-cell office:value-type="string" calcext:value-type="string">
            <text:p>Prelate</text:p>
          </table:table-cell>
          <table:table-cell office:value-type="string" calcext:value-type="string">
            <text:p>Prelates</text:p>
          </table:table-cell>
          <table:table-cell office:value-type="string" calcext:value-type="string">
            <text:p>Prelate</text:p>
          </table:table-cell>
          <table:table-cell office:value-type="string" calcext:value-type="string">
            <text:p>Tier 2 Divine class</text:p>
          </table:table-cell>
          <table:table-cell office:value-type="float" office:value="100" calcext:value-type="float">
            <text:p>100</text:p>
          </table:table-cell>
          <table:table-cell table:style-name="ce23" office:value-type="string" calcext:value-type="string">
            <text:p>100:200:300:400:500:600:700:800:900:1000</text:p>
          </table:table-cell>
          <table:table-cell office:value-type="string" calcext:value-type="string">
            <text:p>MAGICAL_DIVINE_DARK_BASE:10</text:p>
          </table:table-cell>
          <table:table-cell/>
          <table:table-cell office:value-type="string" calcext:value-type="string">
            <text:p>FAITH:0</text:p>
          </table:table-cell>
          <table:table-cell table:number-columns-repeated="2"/>
          <table:table-cell office:value-type="string" calcext:value-type="string">
            <text:p>FAITH:0:0:0:0:0:0:0:0:0:0:0</text:p>
          </table:table-cell>
          <table:table-cell table:number-columns-repeated="4"/>
          <table:table-cell office:value-type="string" calcext:value-type="string">
            <text:p>FAITH:0</text:p>
          </table:table-cell>
          <table:table-cell table:number-columns-repeated="6"/>
          <table:table-cell office:value-type="string" calcext:value-type="string">
            <text:p/>
            <text:p/>
            <text:p/>
            <text:p/>
          </table:table-cell>
          <table:table-cell table:number-columns-repeated="994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DIVINE</text:p>
          </table:table-cell>
          <table:table-cell table:number-columns-repeated="2" office:value-type="string" calcext:value-type="string">
            <text:p>DARK</text:p>
          </table:table-cell>
          <table:table-cell office:value-type="string" calcext:value-type="string">
            <text:p>SUMMONER</text:p>
          </table:table-cell>
          <table:table-cell office:value-type="string" calcext:value-type="string">
            <text:p>HARBRINGER</text:p>
          </table:table-cell>
          <table:table-cell office:value-type="string" calcext:value-type="string">
            <text:p>Harbringer</text:p>
          </table:table-cell>
          <table:table-cell office:value-type="string" calcext:value-type="string">
            <text:p>Harbringers</text:p>
          </table:table-cell>
          <table:table-cell office:value-type="string" calcext:value-type="string">
            <text:p>Harbringer</text:p>
          </table:table-cell>
          <table:table-cell office:value-type="string" calcext:value-type="string">
            <text:p>Tier 3 Divine class</text:p>
          </table:table-cell>
          <table:table-cell office:value-type="float" office:value="100" calcext:value-type="float">
            <text:p>100</text:p>
          </table:table-cell>
          <table:table-cell table:style-name="ce23" office:value-type="string" calcext:value-type="string">
            <text:p>100:200:300:400:500:600:700:800:900:1000</text:p>
          </table:table-cell>
          <table:table-cell office:value-type="string" calcext:value-type="string">
            <text:p>MAGICAL_DIVINE_DARK_DARK:10</text:p>
          </table:table-cell>
          <table:table-cell/>
          <table:table-cell office:value-type="string" calcext:value-type="string">
            <text:p>FAITH:0</text:p>
          </table:table-cell>
          <table:table-cell table:number-columns-repeated="2"/>
          <table:table-cell office:value-type="string" calcext:value-type="string">
            <text:p>FAITH:0:0:0:0:0:0:0:0:0:0:0</text:p>
          </table:table-cell>
          <table:table-cell table:number-columns-repeated="4"/>
          <table:table-cell office:value-type="string" calcext:value-type="string">
            <text:p>FAITH:0</text:p>
          </table:table-cell>
          <table:table-cell table:number-columns-repeated="6"/>
          <table:table-cell office:value-type="string" calcext:value-type="string">
            <text:p/>
            <text:p/>
            <text:p/>
            <text:p/>
          </table:table-cell>
          <table:table-cell table:number-columns-repeated="994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DIVINE</text:p>
          </table:table-cell>
          <table:table-cell table:number-columns-repeated="2" office:value-type="string" calcext:value-type="string">
            <text:p>DARK</text:p>
          </table:table-cell>
          <table:table-cell office:value-type="string" calcext:value-type="string">
            <text:p>MANCER</text:p>
          </table:table-cell>
          <table:table-cell office:value-type="string" calcext:value-type="string">
            <text:p>NECROMANCER</text:p>
          </table:table-cell>
          <table:table-cell office:value-type="string" calcext:value-type="string">
            <text:p>Necromancer</text:p>
          </table:table-cell>
          <table:table-cell office:value-type="string" calcext:value-type="string">
            <text:p>Necromancers</text:p>
          </table:table-cell>
          <table:table-cell office:value-type="string" calcext:value-type="string">
            <text:p>Necromancer</text:p>
          </table:table-cell>
          <table:table-cell office:value-type="string" calcext:value-type="string">
            <text:p>Tier 3 Divine class</text:p>
          </table:table-cell>
          <table:table-cell office:value-type="float" office:value="100" calcext:value-type="float">
            <text:p>100</text:p>
          </table:table-cell>
          <table:table-cell table:style-name="ce23" office:value-type="string" calcext:value-type="string">
            <text:p>100:200:300:400:500:600:700:800:900:1000</text:p>
          </table:table-cell>
          <table:table-cell office:value-type="string" calcext:value-type="string">
            <text:p>MAGICAL_DIVINE_DARK_DARK:10</text:p>
          </table:table-cell>
          <table:table-cell/>
          <table:table-cell office:value-type="string" calcext:value-type="string">
            <text:p>FAITH:0</text:p>
          </table:table-cell>
          <table:table-cell table:number-columns-repeated="2"/>
          <table:table-cell office:value-type="string" calcext:value-type="string">
            <text:p>FAITH:0:0:0:0:0:0:0:0:0:0:0</text:p>
          </table:table-cell>
          <table:table-cell table:number-columns-repeated="4"/>
          <table:table-cell office:value-type="string" calcext:value-type="string">
            <text:p>FAITH:0</text:p>
          </table:table-cell>
          <table:table-cell table:number-columns-repeated="6"/>
          <table:table-cell office:value-type="string" calcext:value-type="string">
            <text:p/>
            <text:p/>
            <text:p/>
            <text:p/>
          </table:table-cell>
          <table:table-cell table:number-columns-repeated="994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ITUALIST</text:p>
          </table:table-cell>
          <table:table-cell office:value-type="string" calcext:value-type="string">
            <text:p>Ritualist</text:p>
          </table:table-cell>
          <table:table-cell office:value-type="string" calcext:value-type="string">
            <text:p>Ritualists</text:p>
          </table:table-cell>
          <table:table-cell office:value-type="string" calcext:value-type="string">
            <text:p>Ritualist</text:p>
          </table:table-cell>
          <table:table-cell office:value-type="string" calcext:value-type="string">
            <text:p>Tier 1 Divine class</text:p>
          </table:table-cell>
          <table:table-cell office:value-type="float" office:value="100" calcext:value-type="float">
            <text:p>100</text:p>
          </table:table-cell>
          <table:table-cell table:style-name="ce23" office:value-type="string" calcext:value-type="string">
            <text:p>100:200:300:400:500:600:700:800:900:1000</text:p>
          </table:table-cell>
          <table:table-cell office:value-type="string" calcext:value-type="string">
            <text:p>MAGICAL_DIVINE_BASE:10</text:p>
          </table:table-cell>
          <table:table-cell/>
          <table:table-cell office:value-type="string" calcext:value-type="string">
            <text:p>FAITH:0</text:p>
          </table:table-cell>
          <table:table-cell table:number-columns-repeated="2"/>
          <table:table-cell office:value-type="string" calcext:value-type="string">
            <text:p>FAITH:0:0:0:0:0:0:0:0:0:0:0</text:p>
          </table:table-cell>
          <table:table-cell table:number-columns-repeated="4"/>
          <table:table-cell office:value-type="string" calcext:value-type="string">
            <text:p>FAITH:0</text:p>
          </table:table-cell>
          <table:table-cell table:number-columns-repeated="6"/>
          <table:table-cell office:value-type="string" calcext:value-type="string">
            <text:p/>
            <text:p/>
            <text:p/>
            <text:p/>
          </table:table-cell>
          <table:table-cell table:number-columns-repeated="994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DIVINE</text:p>
          </table:table-cell>
          <table:table-cell table:number-columns-repeated="2" office:value-type="string" calcext:value-type="string">
            <text:p>SHADOW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VICAR</text:p>
          </table:table-cell>
          <table:table-cell table:number-columns-repeated="3" office:value-type="string" calcext:value-type="string">
            <text:p>Vicar</text:p>
          </table:table-cell>
          <table:table-cell office:value-type="string" calcext:value-type="string">
            <text:p>Tier 2 Divine class</text:p>
          </table:table-cell>
          <table:table-cell office:value-type="float" office:value="100" calcext:value-type="float">
            <text:p>100</text:p>
          </table:table-cell>
          <table:table-cell table:style-name="ce23" office:value-type="string" calcext:value-type="string">
            <text:p>100:200:300:400:500:600:700:800:900:1000</text:p>
          </table:table-cell>
          <table:table-cell office:value-type="string" calcext:value-type="string">
            <text:p>MAGICAL_DIVINE_SHADOW_BASE:10</text:p>
          </table:table-cell>
          <table:table-cell/>
          <table:table-cell office:value-type="string" calcext:value-type="string">
            <text:p>FAITH:0</text:p>
          </table:table-cell>
          <table:table-cell table:number-columns-repeated="2"/>
          <table:table-cell office:value-type="string" calcext:value-type="string">
            <text:p>FAITH:0:0:0:0:0:0:0:0:0:0:0</text:p>
          </table:table-cell>
          <table:table-cell table:number-columns-repeated="4"/>
          <table:table-cell office:value-type="string" calcext:value-type="string">
            <text:p>FAITH:0</text:p>
          </table:table-cell>
          <table:table-cell table:number-columns-repeated="6"/>
          <table:table-cell office:value-type="string" calcext:value-type="string">
            <text:p/>
            <text:p/>
            <text:p/>
            <text:p/>
          </table:table-cell>
          <table:table-cell table:number-columns-repeated="994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DIVINE</text:p>
          </table:table-cell>
          <table:table-cell table:number-columns-repeated="2" office:value-type="string" calcext:value-type="string">
            <text:p>SHADOW</text:p>
          </table:table-cell>
          <table:table-cell office:value-type="string" calcext:value-type="string">
            <text:p>SUMMONER</text:p>
          </table:table-cell>
          <table:table-cell office:value-type="string" calcext:value-type="string">
            <text:p>SIMULACRUM</text:p>
          </table:table-cell>
          <table:table-cell table:number-columns-repeated="3" office:value-type="string" calcext:value-type="string">
            <text:p>Simulacrum</text:p>
          </table:table-cell>
          <table:table-cell office:value-type="string" calcext:value-type="string">
            <text:p>Tier 3 Divine class</text:p>
          </table:table-cell>
          <table:table-cell office:value-type="float" office:value="100" calcext:value-type="float">
            <text:p>100</text:p>
          </table:table-cell>
          <table:table-cell table:style-name="ce23" office:value-type="string" calcext:value-type="string">
            <text:p>100:200:300:400:500:600:700:800:900:1000</text:p>
          </table:table-cell>
          <table:table-cell office:value-type="string" calcext:value-type="string">
            <text:p>MAGICAL_DIVINE_SHADOW_SHADOW:10</text:p>
          </table:table-cell>
          <table:table-cell/>
          <table:table-cell office:value-type="string" calcext:value-type="string">
            <text:p>FAITH:0</text:p>
          </table:table-cell>
          <table:table-cell table:number-columns-repeated="2"/>
          <table:table-cell office:value-type="string" calcext:value-type="string">
            <text:p>FAITH:0:0:0:0:0:0:0:0:0:0:0</text:p>
          </table:table-cell>
          <table:table-cell table:number-columns-repeated="4"/>
          <table:table-cell office:value-type="string" calcext:value-type="string">
            <text:p>FAITH:0</text:p>
          </table:table-cell>
          <table:table-cell table:number-columns-repeated="6"/>
          <table:table-cell office:value-type="string" calcext:value-type="string">
            <text:p/>
            <text:p/>
            <text:p/>
            <text:p/>
          </table:table-cell>
          <table:table-cell table:number-columns-repeated="994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DIVINE</text:p>
          </table:table-cell>
          <table:table-cell table:number-columns-repeated="2" office:value-type="string" calcext:value-type="string">
            <text:p>SHADOW</text:p>
          </table:table-cell>
          <table:table-cell office:value-type="string" calcext:value-type="string">
            <text:p>MANCER</text:p>
          </table:table-cell>
          <table:table-cell office:value-type="string" calcext:value-type="string">
            <text:p>SHADOWMANCER</text:p>
          </table:table-cell>
          <table:table-cell office:value-type="string" calcext:value-type="string">
            <text:p>Shadowmancer</text:p>
          </table:table-cell>
          <table:table-cell office:value-type="string" calcext:value-type="string">
            <text:p>Shadowmancers</text:p>
          </table:table-cell>
          <table:table-cell office:value-type="string" calcext:value-type="string">
            <text:p>Shadowmancer</text:p>
          </table:table-cell>
          <table:table-cell office:value-type="string" calcext:value-type="string">
            <text:p>Tier 3 Divine class</text:p>
          </table:table-cell>
          <table:table-cell office:value-type="float" office:value="100" calcext:value-type="float">
            <text:p>100</text:p>
          </table:table-cell>
          <table:table-cell table:style-name="ce23" office:value-type="string" calcext:value-type="string">
            <text:p>100:200:300:400:500:600:700:800:900:1000</text:p>
          </table:table-cell>
          <table:table-cell office:value-type="string" calcext:value-type="string">
            <text:p>MAGICAL_DIVINE_SHADOW_SHADOW:10</text:p>
          </table:table-cell>
          <table:table-cell/>
          <table:table-cell office:value-type="string" calcext:value-type="string">
            <text:p>FAITH:0</text:p>
          </table:table-cell>
          <table:table-cell table:number-columns-repeated="2"/>
          <table:table-cell office:value-type="string" calcext:value-type="string">
            <text:p>FAITH:0:0:0:0:0:0:0:0:0:0:0</text:p>
          </table:table-cell>
          <table:table-cell table:number-columns-repeated="4"/>
          <table:table-cell office:value-type="string" calcext:value-type="string">
            <text:p>FAITH:0</text:p>
          </table:table-cell>
          <table:table-cell table:number-columns-repeated="6"/>
          <table:table-cell office:value-type="string" calcext:value-type="string">
            <text:p/>
            <text:p/>
            <text:p/>
            <text:p/>
          </table:table-cell>
          <table:table-cell table:number-columns-repeated="994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ORACLE</text:p>
          </table:table-cell>
          <table:table-cell office:value-type="string" calcext:value-type="string">
            <text:p>Oracle</text:p>
          </table:table-cell>
          <table:table-cell office:value-type="string" calcext:value-type="string">
            <text:p>Oracles</text:p>
          </table:table-cell>
          <table:table-cell office:value-type="string" calcext:value-type="string">
            <text:p>Oracle</text:p>
          </table:table-cell>
          <table:table-cell office:value-type="string" calcext:value-type="string">
            <text:p>Tier 1+1 Divine class</text:p>
          </table:table-cell>
          <table:table-cell office:value-type="float" office:value="100" calcext:value-type="float">
            <text:p>100</text:p>
          </table:table-cell>
          <table:table-cell table:style-name="ce23" office:value-type="string" calcext:value-type="string">
            <text:p>100:200:300:400:500:600:700:800:900:1000</text:p>
          </table:table-cell>
          <table:table-cell office:value-type="string" calcext:value-type="string">
            <text:p>MAGICAL_DIVINE_LIGHT_BASE:10</text:p>
            <text:p>MAGICAL_DIVINE_DARK_BASE:10</text:p>
          </table:table-cell>
          <table:table-cell/>
          <table:table-cell office:value-type="string" calcext:value-type="string">
            <text:p>FAITH:0</text:p>
          </table:table-cell>
          <table:table-cell table:number-columns-repeated="2"/>
          <table:table-cell office:value-type="string" calcext:value-type="string">
            <text:p>FAITH:0:0:0:0:0:0:0:0:0:0:0</text:p>
          </table:table-cell>
          <table:table-cell table:number-columns-repeated="4"/>
          <table:table-cell office:value-type="string" calcext:value-type="string">
            <text:p>FAITH:0</text:p>
          </table:table-cell>
          <table:table-cell table:number-columns-repeated="6"/>
          <table:table-cell office:value-type="string" calcext:value-type="string">
            <text:p/>
            <text:p/>
            <text:p/>
            <text:p/>
          </table:table-cell>
          <table:table-cell table:number-columns-repeated="994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BASE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ELEMENTALIST</text:p>
          </table:table-cell>
          <table:table-cell office:value-type="string" calcext:value-type="string">
            <text:p>Elementalist</text:p>
          </table:table-cell>
          <table:table-cell office:value-type="string" calcext:value-type="string">
            <text:p>Elementalists</text:p>
          </table:table-cell>
          <table:table-cell office:value-type="string" calcext:value-type="string">
            <text:p>Elementalist</text:p>
          </table:table-cell>
          <table:table-cell office:value-type="string" calcext:value-type="string">
            <text:p>Tier 0 Elemental class</text:p>
          </table:table-cell>
          <table:table-cell office:value-type="float" office:value="100" calcext:value-type="float">
            <text:p>100</text:p>
          </table:table-cell>
          <table:table-cell table:style-name="ce23" office:value-type="string" calcext:value-type="string">
            <text:p>100:200:300:400:500:600:700:800:900:1000</text:p>
          </table:table-cell>
          <table:table-cell table:number-columns-repeated="2"/>
          <table:table-cell office:value-type="string" calcext:value-type="string">
            <text:p>WILLPOWER:0</text:p>
          </table:table-cell>
          <table:table-cell table:number-columns-repeated="2"/>
          <table:table-cell office:value-type="string" calcext:value-type="string">
            <text:p>WILLPOWER:0:0:0:0:0:0:0:0:0:0:0</text:p>
          </table:table-cell>
          <table:table-cell table:number-columns-repeated="4"/>
          <table:table-cell office:value-type="string" calcext:value-type="string">
            <text:p>WILLPOWER:0</text:p>
          </table:table-cell>
          <table:table-cell table:number-columns-repeated="6"/>
          <table:table-cell office:value-type="string" calcext:value-type="string">
            <text:p/>
            <text:p/>
            <text:p/>
            <text:p/>
          </table:table-cell>
          <table:table-cell table:number-columns-repeated="994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FIRE_SHAPER</text:p>
          </table:table-cell>
          <table:table-cell office:value-type="string" calcext:value-type="string">
            <text:p>Fire Shaper</text:p>
          </table:table-cell>
          <table:table-cell office:value-type="string" calcext:value-type="string">
            <text:p>Fire Shapers</text:p>
          </table:table-cell>
          <table:table-cell office:value-type="string" calcext:value-type="string">
            <text:p>Fire Shaper</text:p>
          </table:table-cell>
          <table:table-cell office:value-type="string" calcext:value-type="string">
            <text:p>Tier 1 Elemental class</text:p>
          </table:table-cell>
          <table:table-cell office:value-type="float" office:value="100" calcext:value-type="float">
            <text:p>100</text:p>
          </table:table-cell>
          <table:table-cell table:style-name="ce23" office:value-type="string" calcext:value-type="string">
            <text:p>100:200:300:400:500:600:700:800:900:1000</text:p>
          </table:table-cell>
          <table:table-cell office:value-type="string" calcext:value-type="string">
            <text:p>MAGICAL_ELEMENTAL_BASE:10</text:p>
          </table:table-cell>
          <table:table-cell/>
          <table:table-cell office:value-type="string" calcext:value-type="string">
            <text:p>WILLPOWER:0</text:p>
          </table:table-cell>
          <table:table-cell table:number-columns-repeated="2"/>
          <table:table-cell office:value-type="string" calcext:value-type="string">
            <text:p>WILLPOWER:0:0:0:0:0:0:0:0:0:0:0</text:p>
          </table:table-cell>
          <table:table-cell table:number-columns-repeated="4"/>
          <table:table-cell office:value-type="string" calcext:value-type="string">
            <text:p>WILLPOWER:0</text:p>
          </table:table-cell>
          <table:table-cell table:number-columns-repeated="6"/>
          <table:table-cell office:value-type="string" calcext:value-type="string">
            <text:p/>
            <text:p/>
            <text:p/>
            <text:p/>
          </table:table-cell>
          <table:table-cell table:number-columns-repeated="994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MANCER</text:p>
          </table:table-cell>
          <table:table-cell office:value-type="string" calcext:value-type="string">
            <text:p>PYROMANCER</text:p>
          </table:table-cell>
          <table:table-cell office:value-type="string" calcext:value-type="string">
            <text:p>Pyromancer</text:p>
          </table:table-cell>
          <table:table-cell office:value-type="string" calcext:value-type="string">
            <text:p>Pyromancers</text:p>
          </table:table-cell>
          <table:table-cell office:value-type="string" calcext:value-type="string">
            <text:p>Pyromancer</text:p>
          </table:table-cell>
          <table:table-cell office:value-type="string" calcext:value-type="string">
            <text:p>Tier 2 Elemental class</text:p>
          </table:table-cell>
          <table:table-cell office:value-type="float" office:value="100" calcext:value-type="float">
            <text:p>100</text:p>
          </table:table-cell>
          <table:table-cell table:style-name="ce23" office:value-type="string" calcext:value-type="string">
            <text:p>100:200:300:400:500:600:700:800:900:1000</text:p>
          </table:table-cell>
          <table:table-cell office:value-type="string" calcext:value-type="string">
            <text:p>MAGICAL_ELEMENTAL_PURE_FIRE:10</text:p>
          </table:table-cell>
          <table:table-cell/>
          <table:table-cell office:value-type="string" calcext:value-type="string">
            <text:p>WILLPOWER:0</text:p>
          </table:table-cell>
          <table:table-cell table:number-columns-repeated="2"/>
          <table:table-cell office:value-type="string" calcext:value-type="string">
            <text:p>WILLPOWER:0:0:0:0:0:0:0:0:0:0:0</text:p>
          </table:table-cell>
          <table:table-cell table:number-columns-repeated="4"/>
          <table:table-cell office:value-type="string" calcext:value-type="string">
            <text:p>WILLPOWER:0</text:p>
          </table:table-cell>
          <table:table-cell table:number-columns-repeated="6"/>
          <table:table-cell office:value-type="string" calcext:value-type="string">
            <text:p/>
            <text:p/>
            <text:p/>
            <text:p/>
          </table:table-cell>
          <table:table-cell table:number-columns-repeated="994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UMMONER</text:p>
          </table:table-cell>
          <table:table-cell office:value-type="string" calcext:value-type="string">
            <text:p>FIRE_CALLER</text:p>
          </table:table-cell>
          <table:table-cell office:value-type="string" calcext:value-type="string">
            <text:p>Fire Caller</text:p>
          </table:table-cell>
          <table:table-cell office:value-type="string" calcext:value-type="string">
            <text:p>Fire Callers</text:p>
          </table:table-cell>
          <table:table-cell office:value-type="string" calcext:value-type="string">
            <text:p>Fire Caller</text:p>
          </table:table-cell>
          <table:table-cell office:value-type="string" calcext:value-type="string">
            <text:p>Tier 2 Elemental class</text:p>
          </table:table-cell>
          <table:table-cell office:value-type="float" office:value="100" calcext:value-type="float">
            <text:p>100</text:p>
          </table:table-cell>
          <table:table-cell table:style-name="ce23" office:value-type="string" calcext:value-type="string">
            <text:p>100:200:300:400:500:600:700:800:900:1000</text:p>
          </table:table-cell>
          <table:table-cell office:value-type="string" calcext:value-type="string">
            <text:p>MAGICAL_ELEMENTAL_PURE_FIRE:10</text:p>
          </table:table-cell>
          <table:table-cell/>
          <table:table-cell office:value-type="string" calcext:value-type="string">
            <text:p>WILLPOWER:0</text:p>
          </table:table-cell>
          <table:table-cell table:number-columns-repeated="2"/>
          <table:table-cell office:value-type="string" calcext:value-type="string">
            <text:p>WILLPOWER:0:0:0:0:0:0:0:0:0:0:0</text:p>
          </table:table-cell>
          <table:table-cell table:number-columns-repeated="4"/>
          <table:table-cell office:value-type="string" calcext:value-type="string">
            <text:p>WILLPOWER:0</text:p>
          </table:table-cell>
          <table:table-cell table:number-columns-repeated="6"/>
          <table:table-cell office:value-type="string" calcext:value-type="string">
            <text:p/>
            <text:p/>
            <text:p/>
            <text:p/>
          </table:table-cell>
          <table:table-cell table:number-columns-repeated="994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WATER_SHAPER</text:p>
          </table:table-cell>
          <table:table-cell office:value-type="string" calcext:value-type="string">
            <text:p>Water Shaper</text:p>
          </table:table-cell>
          <table:table-cell office:value-type="string" calcext:value-type="string">
            <text:p>Water Shapers</text:p>
          </table:table-cell>
          <table:table-cell office:value-type="string" calcext:value-type="string">
            <text:p>Water Shaper</text:p>
          </table:table-cell>
          <table:table-cell office:value-type="string" calcext:value-type="string">
            <text:p>Tier 1 Elemental class</text:p>
          </table:table-cell>
          <table:table-cell office:value-type="float" office:value="100" calcext:value-type="float">
            <text:p>100</text:p>
          </table:table-cell>
          <table:table-cell table:style-name="ce23" office:value-type="string" calcext:value-type="string">
            <text:p>100:200:300:400:500:600:700:800:900:1000</text:p>
          </table:table-cell>
          <table:table-cell office:value-type="string" calcext:value-type="string">
            <text:p>MAGICAL_ELEMENTAL_BASE:10</text:p>
          </table:table-cell>
          <table:table-cell/>
          <table:table-cell office:value-type="string" calcext:value-type="string">
            <text:p>WILLPOWER:0</text:p>
          </table:table-cell>
          <table:table-cell table:number-columns-repeated="2"/>
          <table:table-cell office:value-type="string" calcext:value-type="string">
            <text:p>WILLPOWER:0:0:0:0:0:0:0:0:0:0:0</text:p>
          </table:table-cell>
          <table:table-cell table:number-columns-repeated="4"/>
          <table:table-cell office:value-type="string" calcext:value-type="string">
            <text:p>WILLPOWER:0</text:p>
          </table:table-cell>
          <table:table-cell table:number-columns-repeated="6"/>
          <table:table-cell office:value-type="string" calcext:value-type="string">
            <text:p/>
            <text:p/>
            <text:p/>
            <text:p/>
          </table:table-cell>
          <table:table-cell table:number-columns-repeated="994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MANCER</text:p>
          </table:table-cell>
          <table:table-cell office:value-type="string" calcext:value-type="string">
            <text:p>HYDROMANCER</text:p>
          </table:table-cell>
          <table:table-cell office:value-type="string" calcext:value-type="string">
            <text:p>Hydromancer</text:p>
          </table:table-cell>
          <table:table-cell office:value-type="string" calcext:value-type="string">
            <text:p>Hydromancers</text:p>
          </table:table-cell>
          <table:table-cell office:value-type="string" calcext:value-type="string">
            <text:p>Hydromancer</text:p>
          </table:table-cell>
          <table:table-cell office:value-type="string" calcext:value-type="string">
            <text:p>Tier 2 Elemental class</text:p>
          </table:table-cell>
          <table:table-cell office:value-type="float" office:value="100" calcext:value-type="float">
            <text:p>100</text:p>
          </table:table-cell>
          <table:table-cell table:style-name="ce23" office:value-type="string" calcext:value-type="string">
            <text:p>100:200:300:400:500:600:700:800:900:1000</text:p>
          </table:table-cell>
          <table:table-cell office:value-type="string" calcext:value-type="string">
            <text:p>MAGICAL_ELEMENTAL_PURE_WATER:10</text:p>
          </table:table-cell>
          <table:table-cell/>
          <table:table-cell office:value-type="string" calcext:value-type="string">
            <text:p>WILLPOWER:0</text:p>
          </table:table-cell>
          <table:table-cell table:number-columns-repeated="2"/>
          <table:table-cell office:value-type="string" calcext:value-type="string">
            <text:p>WILLPOWER:0:0:0:0:0:0:0:0:0:0:0</text:p>
          </table:table-cell>
          <table:table-cell table:number-columns-repeated="4"/>
          <table:table-cell office:value-type="string" calcext:value-type="string">
            <text:p>WILLPOWER:0</text:p>
          </table:table-cell>
          <table:table-cell table:number-columns-repeated="6"/>
          <table:table-cell office:value-type="string" calcext:value-type="string">
            <text:p/>
            <text:p/>
            <text:p/>
            <text:p/>
          </table:table-cell>
          <table:table-cell table:number-columns-repeated="994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UMMONER</text:p>
          </table:table-cell>
          <table:table-cell office:value-type="string" calcext:value-type="string">
            <text:p>WATER_CALLER</text:p>
          </table:table-cell>
          <table:table-cell office:value-type="string" calcext:value-type="string">
            <text:p>Water Caller</text:p>
          </table:table-cell>
          <table:table-cell office:value-type="string" calcext:value-type="string">
            <text:p>Water Callers</text:p>
          </table:table-cell>
          <table:table-cell office:value-type="string" calcext:value-type="string">
            <text:p>Water Caller</text:p>
          </table:table-cell>
          <table:table-cell office:value-type="string" calcext:value-type="string">
            <text:p>Tier 2 Elemental class</text:p>
          </table:table-cell>
          <table:table-cell office:value-type="float" office:value="100" calcext:value-type="float">
            <text:p>100</text:p>
          </table:table-cell>
          <table:table-cell table:style-name="ce23" office:value-type="string" calcext:value-type="string">
            <text:p>100:200:300:400:500:600:700:800:900:1000</text:p>
          </table:table-cell>
          <table:table-cell office:value-type="string" calcext:value-type="string">
            <text:p>MAGICAL_ELEMENTAL_PURE_WATER:10</text:p>
          </table:table-cell>
          <table:table-cell/>
          <table:table-cell office:value-type="string" calcext:value-type="string">
            <text:p>WILLPOWER:0</text:p>
          </table:table-cell>
          <table:table-cell table:number-columns-repeated="2"/>
          <table:table-cell office:value-type="string" calcext:value-type="string">
            <text:p>WILLPOWER:0:0:0:0:0:0:0:0:0:0:0</text:p>
          </table:table-cell>
          <table:table-cell table:number-columns-repeated="4"/>
          <table:table-cell office:value-type="string" calcext:value-type="string">
            <text:p>WILLPOWER:0</text:p>
          </table:table-cell>
          <table:table-cell table:number-columns-repeated="6"/>
          <table:table-cell office:value-type="string" calcext:value-type="string">
            <text:p/>
            <text:p/>
            <text:p/>
            <text:p/>
          </table:table-cell>
          <table:table-cell table:number-columns-repeated="994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STONE_SHAPER</text:p>
          </table:table-cell>
          <table:table-cell office:value-type="string" calcext:value-type="string">
            <text:p>Stone Shaper</text:p>
          </table:table-cell>
          <table:table-cell office:value-type="string" calcext:value-type="string">
            <text:p>Stone Shapers</text:p>
          </table:table-cell>
          <table:table-cell office:value-type="string" calcext:value-type="string">
            <text:p>Stone Shaper</text:p>
          </table:table-cell>
          <table:table-cell office:value-type="string" calcext:value-type="string">
            <text:p>Tier 1 Elemental class</text:p>
          </table:table-cell>
          <table:table-cell office:value-type="float" office:value="100" calcext:value-type="float">
            <text:p>100</text:p>
          </table:table-cell>
          <table:table-cell table:style-name="ce23" office:value-type="string" calcext:value-type="string">
            <text:p>100:200:300:400:500:600:700:800:900:1000</text:p>
          </table:table-cell>
          <table:table-cell office:value-type="string" calcext:value-type="string">
            <text:p>MAGICAL_ELEMENTAL_BASE:10</text:p>
          </table:table-cell>
          <table:table-cell/>
          <table:table-cell office:value-type="string" calcext:value-type="string">
            <text:p>WILLPOWER:0</text:p>
          </table:table-cell>
          <table:table-cell table:number-columns-repeated="2"/>
          <table:table-cell office:value-type="string" calcext:value-type="string">
            <text:p>WILLPOWER:0:0:0:0:0:0:0:0:0:0:0</text:p>
          </table:table-cell>
          <table:table-cell table:number-columns-repeated="4"/>
          <table:table-cell office:value-type="string" calcext:value-type="string">
            <text:p>WILLPOWER:0</text:p>
          </table:table-cell>
          <table:table-cell table:number-columns-repeated="6"/>
          <table:table-cell office:value-type="string" calcext:value-type="string">
            <text:p/>
            <text:p/>
            <text:p/>
            <text:p/>
          </table:table-cell>
          <table:table-cell table:number-columns-repeated="994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MANCER</text:p>
          </table:table-cell>
          <table:table-cell office:value-type="string" calcext:value-type="string">
            <text:p>LITHOMANCER</text:p>
          </table:table-cell>
          <table:table-cell office:value-type="string" calcext:value-type="string">
            <text:p>Lithomancer</text:p>
          </table:table-cell>
          <table:table-cell office:value-type="string" calcext:value-type="string">
            <text:p>Lithomancers</text:p>
          </table:table-cell>
          <table:table-cell office:value-type="string" calcext:value-type="string">
            <text:p>Lithomancer</text:p>
          </table:table-cell>
          <table:table-cell office:value-type="string" calcext:value-type="string">
            <text:p>Tier 2 Elemental class</text:p>
          </table:table-cell>
          <table:table-cell office:value-type="float" office:value="100" calcext:value-type="float">
            <text:p>100</text:p>
          </table:table-cell>
          <table:table-cell table:style-name="ce23" office:value-type="string" calcext:value-type="string">
            <text:p>100:200:300:400:500:600:700:800:900:1000</text:p>
          </table:table-cell>
          <table:table-cell office:value-type="string" calcext:value-type="string">
            <text:p>MAGICAL_ELEMENTAL_PURE_STONE:10</text:p>
          </table:table-cell>
          <table:table-cell/>
          <table:table-cell office:value-type="string" calcext:value-type="string">
            <text:p>WILLPOWER:0</text:p>
          </table:table-cell>
          <table:table-cell table:number-columns-repeated="2"/>
          <table:table-cell office:value-type="string" calcext:value-type="string">
            <text:p>WILLPOWER:0:0:0:0:0:0:0:0:0:0:0</text:p>
          </table:table-cell>
          <table:table-cell table:number-columns-repeated="4"/>
          <table:table-cell office:value-type="string" calcext:value-type="string">
            <text:p>WILLPOWER:0</text:p>
          </table:table-cell>
          <table:table-cell table:number-columns-repeated="6"/>
          <table:table-cell office:value-type="string" calcext:value-type="string">
            <text:p/>
            <text:p/>
            <text:p/>
            <text:p/>
          </table:table-cell>
          <table:table-cell table:number-columns-repeated="994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SUMMONER</text:p>
          </table:table-cell>
          <table:table-cell office:value-type="string" calcext:value-type="string">
            <text:p>STONE_CALLER</text:p>
          </table:table-cell>
          <table:table-cell office:value-type="string" calcext:value-type="string">
            <text:p>Stone Caller</text:p>
          </table:table-cell>
          <table:table-cell office:value-type="string" calcext:value-type="string">
            <text:p>Stone Callers</text:p>
          </table:table-cell>
          <table:table-cell office:value-type="string" calcext:value-type="string">
            <text:p>Stone Caller</text:p>
          </table:table-cell>
          <table:table-cell office:value-type="string" calcext:value-type="string">
            <text:p>Tier 2 Elemental class</text:p>
          </table:table-cell>
          <table:table-cell office:value-type="float" office:value="100" calcext:value-type="float">
            <text:p>100</text:p>
          </table:table-cell>
          <table:table-cell table:style-name="ce23" office:value-type="string" calcext:value-type="string">
            <text:p>100:200:300:400:500:600:700:800:900:1000</text:p>
          </table:table-cell>
          <table:table-cell office:value-type="string" calcext:value-type="string">
            <text:p>MAGICAL_ELEMENTAL_PURE_STONE:10</text:p>
          </table:table-cell>
          <table:table-cell/>
          <table:table-cell office:value-type="string" calcext:value-type="string">
            <text:p>WILLPOWER:0</text:p>
          </table:table-cell>
          <table:table-cell table:number-columns-repeated="2"/>
          <table:table-cell office:value-type="string" calcext:value-type="string">
            <text:p>WILLPOWER:0:0:0:0:0:0:0:0:0:0:0</text:p>
          </table:table-cell>
          <table:table-cell table:number-columns-repeated="4"/>
          <table:table-cell office:value-type="string" calcext:value-type="string">
            <text:p>WILLPOWER:0</text:p>
          </table:table-cell>
          <table:table-cell table:number-columns-repeated="6"/>
          <table:table-cell office:value-type="string" calcext:value-type="string">
            <text:p/>
            <text:p/>
            <text:p/>
            <text:p/>
          </table:table-cell>
          <table:table-cell table:number-columns-repeated="994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AIR_SHAPER</text:p>
          </table:table-cell>
          <table:table-cell office:value-type="string" calcext:value-type="string">
            <text:p>Air Shaper</text:p>
          </table:table-cell>
          <table:table-cell office:value-type="string" calcext:value-type="string">
            <text:p>Air Shapers</text:p>
          </table:table-cell>
          <table:table-cell office:value-type="string" calcext:value-type="string">
            <text:p>Air Shaper</text:p>
          </table:table-cell>
          <table:table-cell office:value-type="string" calcext:value-type="string">
            <text:p>Tier 1 Elemental class</text:p>
          </table:table-cell>
          <table:table-cell office:value-type="float" office:value="100" calcext:value-type="float">
            <text:p>100</text:p>
          </table:table-cell>
          <table:table-cell table:style-name="ce23" office:value-type="string" calcext:value-type="string">
            <text:p>100:200:300:400:500:600:700:800:900:1000</text:p>
          </table:table-cell>
          <table:table-cell office:value-type="string" calcext:value-type="string">
            <text:p>MAGICAL_ELEMENTAL_BASE:10</text:p>
          </table:table-cell>
          <table:table-cell/>
          <table:table-cell office:value-type="string" calcext:value-type="string">
            <text:p>WILLPOWER:0</text:p>
          </table:table-cell>
          <table:table-cell table:number-columns-repeated="2"/>
          <table:table-cell office:value-type="string" calcext:value-type="string">
            <text:p>WILLPOWER:0:0:0:0:0:0:0:0:0:0:0</text:p>
          </table:table-cell>
          <table:table-cell table:number-columns-repeated="4"/>
          <table:table-cell office:value-type="string" calcext:value-type="string">
            <text:p>WILLPOWER:0</text:p>
          </table:table-cell>
          <table:table-cell table:number-columns-repeated="6"/>
          <table:table-cell office:value-type="string" calcext:value-type="string">
            <text:p/>
            <text:p/>
            <text:p/>
            <text:p/>
          </table:table-cell>
          <table:table-cell table:number-columns-repeated="994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MANCER</text:p>
          </table:table-cell>
          <table:table-cell office:value-type="string" calcext:value-type="string">
            <text:p>AEROMANCER</text:p>
          </table:table-cell>
          <table:table-cell office:value-type="string" calcext:value-type="string">
            <text:p>Aeromancer</text:p>
          </table:table-cell>
          <table:table-cell office:value-type="string" calcext:value-type="string">
            <text:p>Aeromancers</text:p>
          </table:table-cell>
          <table:table-cell office:value-type="string" calcext:value-type="string">
            <text:p>Aeromancer</text:p>
          </table:table-cell>
          <table:table-cell office:value-type="string" calcext:value-type="string">
            <text:p>Tier 2 Elemental class</text:p>
          </table:table-cell>
          <table:table-cell office:value-type="float" office:value="100" calcext:value-type="float">
            <text:p>100</text:p>
          </table:table-cell>
          <table:table-cell table:style-name="ce23" office:value-type="string" calcext:value-type="string">
            <text:p>100:200:300:400:500:600:700:800:900:1000</text:p>
          </table:table-cell>
          <table:table-cell office:value-type="string" calcext:value-type="string">
            <text:p>MAGICAL_ELEMENTAL_PURE_AIR:10</text:p>
          </table:table-cell>
          <table:table-cell/>
          <table:table-cell office:value-type="string" calcext:value-type="string">
            <text:p>WILLPOWER:0</text:p>
          </table:table-cell>
          <table:table-cell table:number-columns-repeated="2"/>
          <table:table-cell office:value-type="string" calcext:value-type="string">
            <text:p>WILLPOWER:0:0:0:0:0:0:0:0:0:0:0</text:p>
          </table:table-cell>
          <table:table-cell table:number-columns-repeated="4"/>
          <table:table-cell office:value-type="string" calcext:value-type="string">
            <text:p>WILLPOWER:0</text:p>
          </table:table-cell>
          <table:table-cell table:number-columns-repeated="6"/>
          <table:table-cell office:value-type="string" calcext:value-type="string">
            <text:p/>
            <text:p/>
            <text:p/>
            <text:p/>
          </table:table-cell>
          <table:table-cell table:number-columns-repeated="994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SUMMONER</text:p>
          </table:table-cell>
          <table:table-cell office:value-type="string" calcext:value-type="string">
            <text:p>AIR_CALLER</text:p>
          </table:table-cell>
          <table:table-cell office:value-type="string" calcext:value-type="string">
            <text:p>Air Caller</text:p>
          </table:table-cell>
          <table:table-cell office:value-type="string" calcext:value-type="string">
            <text:p>Air Callers</text:p>
          </table:table-cell>
          <table:table-cell office:value-type="string" calcext:value-type="string">
            <text:p>Air Caller</text:p>
          </table:table-cell>
          <table:table-cell office:value-type="string" calcext:value-type="string">
            <text:p>Tier 2 Elemental class</text:p>
          </table:table-cell>
          <table:table-cell office:value-type="float" office:value="100" calcext:value-type="float">
            <text:p>100</text:p>
          </table:table-cell>
          <table:table-cell table:style-name="ce23" office:value-type="string" calcext:value-type="string">
            <text:p>100:200:300:400:500:600:700:800:900:1000</text:p>
          </table:table-cell>
          <table:table-cell office:value-type="string" calcext:value-type="string">
            <text:p>MAGICAL_ELEMENTAL_PURE_AIR:10</text:p>
          </table:table-cell>
          <table:table-cell/>
          <table:table-cell office:value-type="string" calcext:value-type="string">
            <text:p>WILLPOWER:0</text:p>
          </table:table-cell>
          <table:table-cell table:number-columns-repeated="2"/>
          <table:table-cell office:value-type="string" calcext:value-type="string">
            <text:p>WILLPOWER:0:0:0:0:0:0:0:0:0:0:0</text:p>
          </table:table-cell>
          <table:table-cell table:number-columns-repeated="4"/>
          <table:table-cell office:value-type="string" calcext:value-type="string">
            <text:p>WILLPOWER:0</text:p>
          </table:table-cell>
          <table:table-cell table:number-columns-repeated="6"/>
          <table:table-cell office:value-type="string" calcext:value-type="string">
            <text:p/>
            <text:p/>
            <text:p/>
            <text:p/>
          </table:table-cell>
          <table:table-cell table:number-columns-repeated="994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METAL_SHAPER</text:p>
          </table:table-cell>
          <table:table-cell office:value-type="string" calcext:value-type="string">
            <text:p>Metal Shaper</text:p>
          </table:table-cell>
          <table:table-cell office:value-type="string" calcext:value-type="string">
            <text:p>Metal Shapers</text:p>
          </table:table-cell>
          <table:table-cell office:value-type="string" calcext:value-type="string">
            <text:p>Metal Shaper</text:p>
          </table:table-cell>
          <table:table-cell office:value-type="string" calcext:value-type="string">
            <text:p>Tier 1+1 Elemental class</text:p>
          </table:table-cell>
          <table:table-cell office:value-type="float" office:value="100" calcext:value-type="float">
            <text:p>100</text:p>
          </table:table-cell>
          <table:table-cell table:style-name="ce23" office:value-type="string" calcext:value-type="string">
            <text:p>100:200:300:400:500:600:700:800:900:1000</text:p>
          </table:table-cell>
          <table:table-cell office:value-type="string" calcext:value-type="string">
            <text:p>MAGICAL_ELEMENTAL_PURE_FIRE:10</text:p>
            <text:p>MAGICAL_ELEMENTAL_PURE_STONE:10</text:p>
          </table:table-cell>
          <table:table-cell/>
          <table:table-cell office:value-type="string" calcext:value-type="string">
            <text:p>WILLPOWER:0</text:p>
          </table:table-cell>
          <table:table-cell table:number-columns-repeated="2"/>
          <table:table-cell office:value-type="string" calcext:value-type="string">
            <text:p>WILLPOWER:0:0:0:0:0:0:0:0:0:0:0</text:p>
          </table:table-cell>
          <table:table-cell table:number-columns-repeated="4"/>
          <table:table-cell office:value-type="string" calcext:value-type="string">
            <text:p>WILLPOWER:0</text:p>
          </table:table-cell>
          <table:table-cell table:number-columns-repeated="6"/>
          <table:table-cell office:value-type="string" calcext:value-type="string">
            <text:p/>
            <text:p/>
            <text:p/>
            <text:p/>
          </table:table-cell>
          <table:table-cell table:number-columns-repeated="994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CRYSTAL_SHAPER</text:p>
          </table:table-cell>
          <table:table-cell office:value-type="string" calcext:value-type="string">
            <text:p>Crystal Shaper</text:p>
          </table:table-cell>
          <table:table-cell office:value-type="string" calcext:value-type="string">
            <text:p>Crystal Shapers</text:p>
          </table:table-cell>
          <table:table-cell office:value-type="string" calcext:value-type="string">
            <text:p>Crystal Shaper</text:p>
          </table:table-cell>
          <table:table-cell office:value-type="string" calcext:value-type="string">
            <text:p>Tier 1+1 Elemental class</text:p>
          </table:table-cell>
          <table:table-cell office:value-type="float" office:value="100" calcext:value-type="float">
            <text:p>100</text:p>
          </table:table-cell>
          <table:table-cell table:style-name="ce23" office:value-type="string" calcext:value-type="string">
            <text:p>100:200:300:400:500:600:700:800:900:1000</text:p>
          </table:table-cell>
          <table:table-cell office:value-type="string" calcext:value-type="string">
            <text:p>MAGICAL_ELEMENTAL_PURE_STONE:10</text:p>
            <text:p>MAGICAL_ELEMENTAL_PURE_WATER:10</text:p>
          </table:table-cell>
          <table:table-cell/>
          <table:table-cell office:value-type="string" calcext:value-type="string">
            <text:p>WILLPOWER:0</text:p>
          </table:table-cell>
          <table:table-cell table:number-columns-repeated="2"/>
          <table:table-cell office:value-type="string" calcext:value-type="string">
            <text:p>WILLPOWER:0:0:0:0:0:0:0:0:0:0:0</text:p>
          </table:table-cell>
          <table:table-cell table:number-columns-repeated="4"/>
          <table:table-cell office:value-type="string" calcext:value-type="string">
            <text:p>WILLPOWER:0</text:p>
          </table:table-cell>
          <table:table-cell table:number-columns-repeated="6"/>
          <table:table-cell office:value-type="string" calcext:value-type="string">
            <text:p/>
            <text:p/>
            <text:p/>
            <text:p/>
          </table:table-cell>
          <table:table-cell table:number-columns-repeated="994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TORM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STORM_SHAPER</text:p>
          </table:table-cell>
          <table:table-cell office:value-type="string" calcext:value-type="string">
            <text:p>Storm Shaper</text:p>
          </table:table-cell>
          <table:table-cell office:value-type="string" calcext:value-type="string">
            <text:p>Storm Shapers</text:p>
          </table:table-cell>
          <table:table-cell office:value-type="string" calcext:value-type="string">
            <text:p>Storm Shaper</text:p>
          </table:table-cell>
          <table:table-cell office:value-type="string" calcext:value-type="string">
            <text:p>Tier 1+1 Elemental class</text:p>
          </table:table-cell>
          <table:table-cell office:value-type="float" office:value="100" calcext:value-type="float">
            <text:p>100</text:p>
          </table:table-cell>
          <table:table-cell table:style-name="ce23" office:value-type="string" calcext:value-type="string">
            <text:p>100:200:300:400:500:600:700:800:900:1000</text:p>
          </table:table-cell>
          <table:table-cell office:value-type="string" calcext:value-type="string">
            <text:p>MAGICAL_ELEMENTAL_PURE_FIRE:10</text:p>
            <text:p>MAGICAL_ELEMENTAL_PURE_AIR:10</text:p>
          </table:table-cell>
          <table:table-cell/>
          <table:table-cell office:value-type="string" calcext:value-type="string">
            <text:p>WILLPOWER:0</text:p>
          </table:table-cell>
          <table:table-cell table:number-columns-repeated="2"/>
          <table:table-cell office:value-type="string" calcext:value-type="string">
            <text:p>WILLPOWER:0:0:0:0:0:0:0:0:0:0:0</text:p>
          </table:table-cell>
          <table:table-cell table:number-columns-repeated="4"/>
          <table:table-cell office:value-type="string" calcext:value-type="string">
            <text:p>WILLPOWER:0</text:p>
          </table:table-cell>
          <table:table-cell table:number-columns-repeated="6"/>
          <table:table-cell office:value-type="string" calcext:value-type="string">
            <text:p/>
            <text:p/>
            <text:p/>
            <text:p/>
          </table:table-cell>
          <table:table-cell table:number-columns-repeated="994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ICE_SHAPER</text:p>
          </table:table-cell>
          <table:table-cell office:value-type="string" calcext:value-type="string">
            <text:p>Ice Shaper</text:p>
          </table:table-cell>
          <table:table-cell office:value-type="string" calcext:value-type="string">
            <text:p>Ice Shapers</text:p>
          </table:table-cell>
          <table:table-cell office:value-type="string" calcext:value-type="string">
            <text:p>Ice Shaper</text:p>
          </table:table-cell>
          <table:table-cell office:value-type="string" calcext:value-type="string">
            <text:p>Tier 1+1 Elemental class</text:p>
          </table:table-cell>
          <table:table-cell office:value-type="float" office:value="100" calcext:value-type="float">
            <text:p>100</text:p>
          </table:table-cell>
          <table:table-cell table:style-name="ce23" office:value-type="string" calcext:value-type="string">
            <text:p>100:200:300:400:500:600:700:800:900:1000</text:p>
          </table:table-cell>
          <table:table-cell office:value-type="string" calcext:value-type="string">
            <text:p>MAGICAL_ELEMENTAL_PURE_AIR:10</text:p>
            <text:p>MAGICAL_ELEMENTAL_PURE_WATER:10</text:p>
          </table:table-cell>
          <table:table-cell/>
          <table:table-cell office:value-type="string" calcext:value-type="string">
            <text:p>WILLPOWER:0</text:p>
          </table:table-cell>
          <table:table-cell table:number-columns-repeated="2"/>
          <table:table-cell office:value-type="string" calcext:value-type="string">
            <text:p>WILLPOWER:0:0:0:0:0:0:0:0:0:0:0</text:p>
          </table:table-cell>
          <table:table-cell table:number-columns-repeated="4"/>
          <table:table-cell office:value-type="string" calcext:value-type="string">
            <text:p>WILLPOWER:0</text:p>
          </table:table-cell>
          <table:table-cell table:number-columns-repeated="6"/>
          <table:table-cell office:value-type="string" calcext:value-type="string">
            <text:p/>
            <text:p/>
            <text:p/>
            <text:p/>
          </table:table-cell>
          <table:table-cell table:number-columns-repeated="994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ELEMENTAL</text:p>
          </table:table-cell>
          <table:table-cell table:number-columns-repeated="2" office:value-type="string" calcext:value-type="string">
            <text:p>MIX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RCEROR</text:p>
          </table:table-cell>
          <table:table-cell office:value-type="string" calcext:value-type="string">
            <text:p>Sorceror</text:p>
          </table:table-cell>
          <table:table-cell office:value-type="string" calcext:value-type="string">
            <text:p>Sorcerors</text:p>
          </table:table-cell>
          <table:table-cell office:value-type="string" calcext:value-type="string">
            <text:p>Sorceror</text:p>
          </table:table-cell>
          <table:table-cell office:value-type="string" calcext:value-type="string">
            <text:p>Tier 3 Elemental class</text:p>
          </table:table-cell>
          <table:table-cell/>
          <table:table-cell table:style-name="ce23" office:value-type="string" calcext:value-type="string">
            <text:p>100:200:300:400:500:600:700:800:900:1000</text:p>
          </table:table-cell>
          <table:table-cell office:value-type="string" calcext:value-type="string">
            <text:p>MAGICAL_ELEMENTAL_MIXED_METAL:10</text:p>
            <text:p>MAGICAL_ELEMENTAL_MIXED_CRYSTAL:10</text:p>
            <text:p>MAGICAL_ELEMENTAL_MIXED_STORM:10</text:p>
            <text:p>MAGICAL_ELEMENTAL_MIXED_ICE:10</text:p>
          </table:table-cell>
          <table:table-cell table:number-columns-repeated="16"/>
          <table:table-cell office:value-type="string" calcext:value-type="string">
            <text:p/>
            <text:p/>
            <text:p/>
            <text:p/>
          </table:table-cell>
          <table:table-cell table:number-columns-repeated="994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BEING</text:p>
          </table:table-cell>
          <table:table-cell office:value-type="string" calcext:value-type="string">
            <text:p>BAS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4" office:value-type="string" calcext:value-type="string">
            <text:p>XXX</text:p>
          </table:table-cell>
          <table:table-cell office:value-type="string" calcext:value-type="string">
            <text:p>Tier 0 Being class</text:p>
          </table:table-cell>
          <table:table-cell/>
          <table:table-cell table:style-name="ce23" office:value-type="string" calcext:value-type="string">
            <text:p>100:200:300:400:500:600:700:800:900:1000</text:p>
          </table:table-cell>
          <table:table-cell table:number-columns-repeated="17"/>
          <table:table-cell office:value-type="string" calcext:value-type="string">
            <text:p/>
            <text:p/>
            <text:p/>
            <text:p/>
          </table:table-cell>
          <table:table-cell table:number-columns-repeated="994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BEING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ENTALIST</text:p>
          </table:table-cell>
          <table:table-cell office:value-type="string" calcext:value-type="string">
            <text:p>Mentalist</text:p>
          </table:table-cell>
          <table:table-cell office:value-type="string" calcext:value-type="string">
            <text:p>Mentalists</text:p>
          </table:table-cell>
          <table:table-cell office:value-type="string" calcext:value-type="string">
            <text:p>Mentalist</text:p>
          </table:table-cell>
          <table:table-cell office:value-type="string" calcext:value-type="string">
            <text:p>Tier 1 Being class</text:p>
          </table:table-cell>
          <table:table-cell/>
          <table:table-cell table:style-name="ce23" office:value-type="string" calcext:value-type="string">
            <text:p>100:200:300:400:500:600:700:800:900:1000</text:p>
          </table:table-cell>
          <table:table-cell table:number-columns-repeated="17"/>
          <table:table-cell office:value-type="string" calcext:value-type="string">
            <text:p/>
            <text:p/>
            <text:p/>
            <text:p/>
          </table:table-cell>
          <table:table-cell table:number-columns-repeated="994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BEING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PERCEPTION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ILLUSIONIST</text:p>
          </table:table-cell>
          <table:table-cell office:value-type="string" calcext:value-type="string">
            <text:p>Illusionist</text:p>
          </table:table-cell>
          <table:table-cell office:value-type="string" calcext:value-type="string">
            <text:p>Illusionists</text:p>
          </table:table-cell>
          <table:table-cell office:value-type="string" calcext:value-type="string">
            <text:p>Illusionist</text:p>
          </table:table-cell>
          <table:table-cell office:value-type="string" calcext:value-type="string">
            <text:p>Tier 2 Being class</text:p>
          </table:table-cell>
          <table:table-cell/>
          <table:table-cell table:style-name="ce23" office:value-type="string" calcext:value-type="string">
            <text:p>100:200:300:400:500:600:700:800:900:1000</text:p>
          </table:table-cell>
          <table:table-cell table:number-columns-repeated="17"/>
          <table:table-cell office:value-type="string" calcext:value-type="string">
            <text:p/>
            <text:p/>
            <text:p/>
            <text:p/>
          </table:table-cell>
          <table:table-cell table:number-columns-repeated="994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BEING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PERCEPTION</text:p>
          </table:table-cell>
          <table:table-cell office:value-type="string" calcext:value-type="string">
            <text:p>MANCER</text:p>
          </table:table-cell>
          <table:table-cell table:number-columns-repeated="4" office:value-type="string" calcext:value-type="string">
            <text:p>XXX</text:p>
          </table:table-cell>
          <table:table-cell office:value-type="string" calcext:value-type="string">
            <text:p>Tier 3 Being class</text:p>
          </table:table-cell>
          <table:table-cell/>
          <table:table-cell table:style-name="ce23" office:value-type="string" calcext:value-type="string">
            <text:p>100:200:300:400:500:600:700:800:900:1000</text:p>
          </table:table-cell>
          <table:table-cell table:number-columns-repeated="17"/>
          <table:table-cell office:value-type="string" calcext:value-type="string">
            <text:p/>
            <text:p/>
            <text:p/>
            <text:p/>
          </table:table-cell>
          <table:table-cell table:number-columns-repeated="994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BEING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PERCEPTION</text:p>
          </table:table-cell>
          <table:table-cell office:value-type="string" calcext:value-type="string">
            <text:p>SUMMONER</text:p>
          </table:table-cell>
          <table:table-cell table:number-columns-repeated="4" office:value-type="string" calcext:value-type="string">
            <text:p>XXX</text:p>
          </table:table-cell>
          <table:table-cell office:value-type="string" calcext:value-type="string">
            <text:p>Tier 3 Being class</text:p>
          </table:table-cell>
          <table:table-cell/>
          <table:table-cell table:style-name="ce23" office:value-type="string" calcext:value-type="string">
            <text:p>100:200:300:400:500:600:700:800:900:1000</text:p>
          </table:table-cell>
          <table:table-cell table:number-columns-repeated="17"/>
          <table:table-cell office:value-type="string" calcext:value-type="string">
            <text:p/>
            <text:p/>
            <text:p/>
            <text:p/>
          </table:table-cell>
          <table:table-cell table:number-columns-repeated="994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BEING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THOUGHT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SION</text:p>
          </table:table-cell>
          <table:table-cell office:value-type="string" calcext:value-type="string">
            <text:p>Psion</text:p>
          </table:table-cell>
          <table:table-cell office:value-type="string" calcext:value-type="string">
            <text:p>Psions</text:p>
          </table:table-cell>
          <table:table-cell office:value-type="string" calcext:value-type="string">
            <text:p>Psion</text:p>
          </table:table-cell>
          <table:table-cell office:value-type="string" calcext:value-type="string">
            <text:p>Tier 2 Being class</text:p>
          </table:table-cell>
          <table:table-cell/>
          <table:table-cell table:style-name="ce23" office:value-type="string" calcext:value-type="string">
            <text:p>100:200:300:400:500:600:700:800:900:1000</text:p>
          </table:table-cell>
          <table:table-cell table:number-columns-repeated="17"/>
          <table:table-cell office:value-type="string" calcext:value-type="string">
            <text:p/>
            <text:p/>
            <text:p/>
            <text:p/>
          </table:table-cell>
          <table:table-cell table:number-columns-repeated="994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BEING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THOUGHT</text:p>
          </table:table-cell>
          <table:table-cell office:value-type="string" calcext:value-type="string">
            <text:p>MANCER</text:p>
          </table:table-cell>
          <table:table-cell table:number-columns-repeated="4" office:value-type="string" calcext:value-type="string">
            <text:p>XXX</text:p>
          </table:table-cell>
          <table:table-cell office:value-type="string" calcext:value-type="string">
            <text:p>Tier 3 Being class</text:p>
          </table:table-cell>
          <table:table-cell/>
          <table:table-cell table:style-name="ce23" office:value-type="string" calcext:value-type="string">
            <text:p>100:200:300:400:500:600:700:800:900:1000</text:p>
          </table:table-cell>
          <table:table-cell table:number-columns-repeated="17"/>
          <table:table-cell office:value-type="string" calcext:value-type="string">
            <text:p/>
            <text:p/>
            <text:p/>
            <text:p/>
          </table:table-cell>
          <table:table-cell table:number-columns-repeated="994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BEING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THOUGHT</text:p>
          </table:table-cell>
          <table:table-cell office:value-type="string" calcext:value-type="string">
            <text:p>SUMMONER</text:p>
          </table:table-cell>
          <table:table-cell table:number-columns-repeated="4" office:value-type="string" calcext:value-type="string">
            <text:p>XXX</text:p>
          </table:table-cell>
          <table:table-cell office:value-type="string" calcext:value-type="string">
            <text:p>Tier 3 Being class</text:p>
          </table:table-cell>
          <table:table-cell/>
          <table:table-cell table:style-name="ce23" office:value-type="string" calcext:value-type="string">
            <text:p>100:200:300:400:500:600:700:800:900:1000</text:p>
          </table:table-cell>
          <table:table-cell table:number-columns-repeated="17"/>
          <table:table-cell office:value-type="string" calcext:value-type="string">
            <text:p/>
            <text:p/>
            <text:p/>
            <text:p/>
          </table:table-cell>
          <table:table-cell table:number-columns-repeated="994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BEING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ONE</text:p>
          </table:table-cell>
          <table:table-cell table:number-columns-repeated="4" office:value-type="string" calcext:value-type="string">
            <text:p>XXX</text:p>
          </table:table-cell>
          <table:table-cell office:value-type="string" calcext:value-type="string">
            <text:p>Tier 1 Being class</text:p>
          </table:table-cell>
          <table:table-cell/>
          <table:table-cell table:style-name="ce23" office:value-type="string" calcext:value-type="string">
            <text:p>100:200:300:400:500:600:700:800:900:1000</text:p>
          </table:table-cell>
          <table:table-cell table:number-columns-repeated="17"/>
          <table:table-cell office:value-type="string" calcext:value-type="string">
            <text:p/>
            <text:p/>
            <text:p/>
            <text:p/>
          </table:table-cell>
          <table:table-cell table:number-columns-repeated="994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BEING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BLOOD_SHAPER</text:p>
          </table:table-cell>
          <table:table-cell office:value-type="string" calcext:value-type="string">
            <text:p>Blood Shaper</text:p>
          </table:table-cell>
          <table:table-cell office:value-type="string" calcext:value-type="string">
            <text:p>Blood Shapers</text:p>
          </table:table-cell>
          <table:table-cell office:value-type="string" calcext:value-type="string">
            <text:p>Blood Shaper</text:p>
          </table:table-cell>
          <table:table-cell office:value-type="string" calcext:value-type="string">
            <text:p>Tier 2 Being class</text:p>
          </table:table-cell>
          <table:table-cell/>
          <table:table-cell table:style-name="ce23" office:value-type="string" calcext:value-type="string">
            <text:p>100:200:300:400:500:600:700:800:900:1000</text:p>
          </table:table-cell>
          <table:table-cell table:number-columns-repeated="17"/>
          <table:table-cell office:value-type="string" calcext:value-type="string">
            <text:p/>
            <text:p/>
            <text:p/>
            <text:p/>
          </table:table-cell>
          <table:table-cell table:number-columns-repeated="994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BEING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MANCER</text:p>
          </table:table-cell>
          <table:table-cell table:number-columns-repeated="4" office:value-type="string" calcext:value-type="string">
            <text:p>XXX</text:p>
          </table:table-cell>
          <table:table-cell office:value-type="string" calcext:value-type="string">
            <text:p>Tier 3 Being class</text:p>
          </table:table-cell>
          <table:table-cell office:value-type="float" office:value="100" calcext:value-type="float">
            <text:p>100</text:p>
          </table:table-cell>
          <table:table-cell table:style-name="ce23" office:value-type="string" calcext:value-type="string">
            <text:p>100:200:300:400:500:600:700:800:900:1000</text:p>
          </table:table-cell>
          <table:table-cell table:number-columns-repeated="17"/>
          <table:table-cell office:value-type="string" calcext:value-type="string">
            <text:p/>
            <text:p/>
            <text:p/>
            <text:p/>
          </table:table-cell>
          <table:table-cell table:number-columns-repeated="994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BEING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SUMMONER</text:p>
          </table:table-cell>
          <table:table-cell office:value-type="string" calcext:value-type="string">
            <text:p>BLOOD_CALLER</text:p>
          </table:table-cell>
          <table:table-cell office:value-type="string" calcext:value-type="string">
            <text:p>Blood Caller</text:p>
          </table:table-cell>
          <table:table-cell office:value-type="string" calcext:value-type="string">
            <text:p>Blood Callers</text:p>
          </table:table-cell>
          <table:table-cell office:value-type="string" calcext:value-type="string">
            <text:p>Blood Caller</text:p>
          </table:table-cell>
          <table:table-cell office:value-type="string" calcext:value-type="string">
            <text:p>Tier 3 Being class</text:p>
          </table:table-cell>
          <table:table-cell office:value-type="float" office:value="100" calcext:value-type="float">
            <text:p>100</text:p>
          </table:table-cell>
          <table:table-cell table:style-name="ce23" office:value-type="string" calcext:value-type="string">
            <text:p>100:200:300:400:500:600:700:800:900:1000</text:p>
          </table:table-cell>
          <table:table-cell table:number-columns-repeated="17"/>
          <table:table-cell office:value-type="string" calcext:value-type="string">
            <text:p/>
            <text:p/>
            <text:p/>
            <text:p/>
          </table:table-cell>
          <table:table-cell table:number-columns-repeated="994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BEING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BONE_SHAPER</text:p>
          </table:table-cell>
          <table:table-cell office:value-type="string" calcext:value-type="string">
            <text:p>Bone Shaper</text:p>
          </table:table-cell>
          <table:table-cell office:value-type="string" calcext:value-type="string">
            <text:p>Bone Shapers</text:p>
          </table:table-cell>
          <table:table-cell office:value-type="string" calcext:value-type="string">
            <text:p>Bone Shaper</text:p>
          </table:table-cell>
          <table:table-cell office:value-type="string" calcext:value-type="string">
            <text:p>Tier 2 Being class</text:p>
          </table:table-cell>
          <table:table-cell office:value-type="float" office:value="100" calcext:value-type="float">
            <text:p>100</text:p>
          </table:table-cell>
          <table:table-cell table:style-name="ce23" office:value-type="string" calcext:value-type="string">
            <text:p>100:200:300:400:500:600:700:800:900:1000</text:p>
          </table:table-cell>
          <table:table-cell table:number-columns-repeated="17"/>
          <table:table-cell office:value-type="string" calcext:value-type="string">
            <text:p/>
            <text:p/>
            <text:p/>
            <text:p/>
          </table:table-cell>
          <table:table-cell table:number-columns-repeated="994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BEING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MANCER</text:p>
          </table:table-cell>
          <table:table-cell table:number-columns-repeated="4" office:value-type="string" calcext:value-type="string">
            <text:p>XXX</text:p>
          </table:table-cell>
          <table:table-cell office:value-type="string" calcext:value-type="string">
            <text:p>Tier 3 Being class</text:p>
          </table:table-cell>
          <table:table-cell office:value-type="float" office:value="100" calcext:value-type="float">
            <text:p>100</text:p>
          </table:table-cell>
          <table:table-cell table:style-name="ce23" office:value-type="string" calcext:value-type="string">
            <text:p>100:200:300:400:500:600:700:800:900:1000</text:p>
          </table:table-cell>
          <table:table-cell table:number-columns-repeated="17"/>
          <table:table-cell office:value-type="string" calcext:value-type="string">
            <text:p/>
            <text:p/>
            <text:p/>
            <text:p/>
          </table:table-cell>
          <table:table-cell table:number-columns-repeated="994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BEING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SUMMONER</text:p>
          </table:table-cell>
          <table:table-cell office:value-type="string" calcext:value-type="string">
            <text:p>BONE_CALLER</text:p>
          </table:table-cell>
          <table:table-cell office:value-type="string" calcext:value-type="string">
            <text:p>Bone Caller</text:p>
          </table:table-cell>
          <table:table-cell office:value-type="string" calcext:value-type="string">
            <text:p>Bone Callers</text:p>
          </table:table-cell>
          <table:table-cell office:value-type="string" calcext:value-type="string">
            <text:p>Bone Caller</text:p>
          </table:table-cell>
          <table:table-cell office:value-type="string" calcext:value-type="string">
            <text:p>Tier 3 Being class</text:p>
          </table:table-cell>
          <table:table-cell office:value-type="float" office:value="100" calcext:value-type="float">
            <text:p>100</text:p>
          </table:table-cell>
          <table:table-cell table:style-name="ce23" office:value-type="string" calcext:value-type="string">
            <text:p>100:200:300:400:500:600:700:800:900:1000</text:p>
          </table:table-cell>
          <table:table-cell table:number-columns-repeated="17"/>
          <table:table-cell office:value-type="string" calcext:value-type="string">
            <text:p/>
            <text:p/>
            <text:p/>
            <text:p/>
          </table:table-cell>
          <table:table-cell table:number-columns-repeated="994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ARCANE_BEING</text:p>
          </table:table-cell>
          <table:table-cell table:number-columns-repeated="6" office:value-type="string" calcext:value-type="string">
            <text:p>XXX</text:p>
          </table:table-cell>
          <table:table-cell table:number-columns-repeated="2"/>
          <table:table-cell table:style-name="ce23" office:value-type="string" calcext:value-type="string">
            <text:p>100:200:300:400:500:600:700:800:900:1000</text:p>
          </table:table-cell>
          <table:table-cell table:number-columns-repeated="17"/>
          <table:table-cell office:value-type="string" calcext:value-type="string">
            <text:p/>
            <text:p/>
            <text:p/>
            <text:p/>
          </table:table-cell>
          <table:table-cell table:number-columns-repeated="994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ARCANE_DIVINE</text:p>
          </table:table-cell>
          <table:table-cell table:number-columns-repeated="6" office:value-type="string" calcext:value-type="string">
            <text:p>XXX</text:p>
          </table:table-cell>
          <table:table-cell table:number-columns-repeated="2"/>
          <table:table-cell table:style-name="ce23" office:value-type="string" calcext:value-type="string">
            <text:p>100:200:300:400:500:600:700:800:900:1000</text:p>
          </table:table-cell>
          <table:table-cell table:number-columns-repeated="17"/>
          <table:table-cell office:value-type="string" calcext:value-type="string">
            <text:p/>
            <text:p/>
            <text:p/>
            <text:p/>
          </table:table-cell>
          <table:table-cell table:number-columns-repeated="994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ARCANE_ELEMENTAL</text:p>
          </table:table-cell>
          <table:table-cell table:number-columns-repeated="6" office:value-type="string" calcext:value-type="string">
            <text:p>XXX</text:p>
          </table:table-cell>
          <table:table-cell table:number-columns-repeated="2"/>
          <table:table-cell table:style-name="ce23" office:value-type="string" calcext:value-type="string">
            <text:p>100:200:300:400:500:600:700:800:900:1000</text:p>
          </table:table-cell>
          <table:table-cell table:number-columns-repeated="17"/>
          <table:table-cell office:value-type="string" calcext:value-type="string">
            <text:p/>
            <text:p/>
            <text:p/>
            <text:p/>
          </table:table-cell>
          <table:table-cell table:number-columns-repeated="994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ARCANE_NATURE</text:p>
          </table:table-cell>
          <table:table-cell table:number-columns-repeated="6" office:value-type="string" calcext:value-type="string">
            <text:p>XXX</text:p>
          </table:table-cell>
          <table:table-cell table:number-columns-repeated="2"/>
          <table:table-cell table:style-name="ce23" office:value-type="string" calcext:value-type="string">
            <text:p>100:200:300:400:500:600:700:800:900:1000</text:p>
          </table:table-cell>
          <table:table-cell table:number-columns-repeated="17"/>
          <table:table-cell office:value-type="string" calcext:value-type="string">
            <text:p/>
            <text:p/>
            <text:p/>
            <text:p/>
          </table:table-cell>
          <table:table-cell table:number-columns-repeated="994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BEING_DIVINE</text:p>
          </table:table-cell>
          <table:table-cell table:number-columns-repeated="6" office:value-type="string" calcext:value-type="string">
            <text:p>XXX</text:p>
          </table:table-cell>
          <table:table-cell table:number-columns-repeated="2"/>
          <table:table-cell table:style-name="ce23" office:value-type="string" calcext:value-type="string">
            <text:p>100:200:300:400:500:600:700:800:900:1000</text:p>
          </table:table-cell>
          <table:table-cell table:number-columns-repeated="17"/>
          <table:table-cell office:value-type="string" calcext:value-type="string">
            <text:p/>
            <text:p/>
            <text:p/>
            <text:p/>
          </table:table-cell>
          <table:table-cell table:number-columns-repeated="994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BEING_ELEMENTAL</text:p>
          </table:table-cell>
          <table:table-cell table:number-columns-repeated="6" office:value-type="string" calcext:value-type="string">
            <text:p>XXX</text:p>
          </table:table-cell>
          <table:table-cell table:number-columns-repeated="2"/>
          <table:table-cell table:style-name="ce23" office:value-type="string" calcext:value-type="string">
            <text:p>100:200:300:400:500:600:700:800:900:1000</text:p>
          </table:table-cell>
          <table:table-cell table:number-columns-repeated="17"/>
          <table:table-cell office:value-type="string" calcext:value-type="string">
            <text:p/>
            <text:p/>
            <text:p/>
            <text:p/>
          </table:table-cell>
          <table:table-cell table:number-columns-repeated="994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BEING_NATURE</text:p>
          </table:table-cell>
          <table:table-cell table:number-columns-repeated="6" office:value-type="string" calcext:value-type="string">
            <text:p>XXX</text:p>
          </table:table-cell>
          <table:table-cell table:number-columns-repeated="2"/>
          <table:table-cell table:style-name="ce23" office:value-type="string" calcext:value-type="string">
            <text:p>100:200:300:400:500:600:700:800:900:1000</text:p>
          </table:table-cell>
          <table:table-cell table:number-columns-repeated="17"/>
          <table:table-cell office:value-type="string" calcext:value-type="string">
            <text:p/>
            <text:p/>
            <text:p/>
            <text:p/>
          </table:table-cell>
          <table:table-cell table:number-columns-repeated="994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DIVINE_ELEMENTAL</text:p>
          </table:table-cell>
          <table:table-cell table:number-columns-repeated="2" office:value-type="string" calcext:value-type="string">
            <text:p>XXX</text:p>
          </table:table-cell>
          <table:table-cell office:value-type="string" calcext:value-type="string">
            <text:p>HOLY_MAGE</text:p>
          </table:table-cell>
          <table:table-cell office:value-type="string" calcext:value-type="string">
            <text:p>Holy Mage</text:p>
          </table:table-cell>
          <table:table-cell office:value-type="string" calcext:value-type="string">
            <text:p>Holy Mages</text:p>
          </table:table-cell>
          <table:table-cell office:value-type="string" calcext:value-type="string">
            <text:p>Holy Mage</text:p>
          </table:table-cell>
          <table:table-cell table:number-columns-repeated="2"/>
          <table:table-cell table:style-name="ce23" office:value-type="string" calcext:value-type="string">
            <text:p>100:200:300:400:500:600:700:800:900:1000</text:p>
          </table:table-cell>
          <table:table-cell table:number-columns-repeated="17"/>
          <table:table-cell office:value-type="string" calcext:value-type="string">
            <text:p/>
            <text:p/>
            <text:p/>
            <text:p/>
          </table:table-cell>
          <table:table-cell table:number-columns-repeated="994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DIVINE_NATURE</text:p>
          </table:table-cell>
          <table:table-cell table:number-columns-repeated="6" office:value-type="string" calcext:value-type="string">
            <text:p>XXX</text:p>
          </table:table-cell>
          <table:table-cell table:number-columns-repeated="2"/>
          <table:table-cell table:style-name="ce23" office:value-type="string" calcext:value-type="string">
            <text:p>100:200:300:400:500:600:700:800:900:1000</text:p>
          </table:table-cell>
          <table:table-cell table:number-columns-repeated="17"/>
          <table:table-cell office:value-type="string" calcext:value-type="string">
            <text:p/>
            <text:p/>
            <text:p/>
            <text:p/>
          </table:table-cell>
          <table:table-cell table:number-columns-repeated="994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ELMENTAL_NATURE</text:p>
          </table:table-cell>
          <table:table-cell table:number-columns-repeated="2" office:value-type="string" calcext:value-type="string">
            <text:p>XXX</text:p>
          </table:table-cell>
          <table:table-cell office:value-type="string" calcext:value-type="string">
            <text:p>ARCHON</text:p>
          </table:table-cell>
          <table:table-cell office:value-type="string" calcext:value-type="string">
            <text:p>Archon</text:p>
          </table:table-cell>
          <table:table-cell office:value-type="string" calcext:value-type="string">
            <text:p>Archons</text:p>
          </table:table-cell>
          <table:table-cell office:value-type="string" calcext:value-type="string">
            <text:p>Archon</text:p>
          </table:table-cell>
          <table:table-cell table:number-columns-repeated="2"/>
          <table:table-cell table:style-name="ce23" office:value-type="string" calcext:value-type="string">
            <text:p>100:200:300:400:500:600:700:800:900:1000</text:p>
          </table:table-cell>
          <table:table-cell table:number-columns-repeated="17"/>
          <table:table-cell office:value-type="string" calcext:value-type="string">
            <text:p/>
            <text:p/>
            <text:p/>
            <text:p/>
          </table:table-cell>
          <table:table-cell table:number-columns-repeated="994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ARCANE_BEING_DIVINE</text:p>
          </table:table-cell>
          <table:table-cell table:number-columns-repeated="6" office:value-type="string" calcext:value-type="string">
            <text:p>XXX</text:p>
          </table:table-cell>
          <table:table-cell table:number-columns-repeated="2"/>
          <table:table-cell table:style-name="ce23" office:value-type="string" calcext:value-type="string">
            <text:p>100:200:300:400:500:600:700:800:900:1000</text:p>
          </table:table-cell>
          <table:table-cell table:number-columns-repeated="17"/>
          <table:table-cell office:value-type="string" calcext:value-type="string">
            <text:p/>
            <text:p/>
            <text:p/>
            <text:p/>
          </table:table-cell>
          <table:table-cell table:number-columns-repeated="994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ARCANE_BEING_ELEMENTAL</text:p>
          </table:table-cell>
          <table:table-cell table:number-columns-repeated="6" office:value-type="string" calcext:value-type="string">
            <text:p>XXX</text:p>
          </table:table-cell>
          <table:table-cell table:number-columns-repeated="2"/>
          <table:table-cell table:style-name="ce23" office:value-type="string" calcext:value-type="string">
            <text:p>100:200:300:400:500:600:700:800:900:1000</text:p>
          </table:table-cell>
          <table:table-cell table:number-columns-repeated="17"/>
          <table:table-cell office:value-type="string" calcext:value-type="string">
            <text:p/>
            <text:p/>
            <text:p/>
            <text:p/>
          </table:table-cell>
          <table:table-cell table:number-columns-repeated="994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ARCANE_BEING_NATURE</text:p>
          </table:table-cell>
          <table:table-cell table:number-columns-repeated="6" office:value-type="string" calcext:value-type="string">
            <text:p>XXX</text:p>
          </table:table-cell>
          <table:table-cell table:number-columns-repeated="2"/>
          <table:table-cell table:style-name="ce23" office:value-type="string" calcext:value-type="string">
            <text:p>100:200:300:400:500:600:700:800:900:1000</text:p>
          </table:table-cell>
          <table:table-cell table:number-columns-repeated="17"/>
          <table:table-cell office:value-type="string" calcext:value-type="string">
            <text:p/>
            <text:p/>
            <text:p/>
            <text:p/>
          </table:table-cell>
          <table:table-cell table:number-columns-repeated="994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ARCANE_DIVINE_ELEMENTAL</text:p>
          </table:table-cell>
          <table:table-cell table:number-columns-repeated="6" office:value-type="string" calcext:value-type="string">
            <text:p>XXX</text:p>
          </table:table-cell>
          <table:table-cell table:number-columns-repeated="2"/>
          <table:table-cell table:style-name="ce23" office:value-type="string" calcext:value-type="string">
            <text:p>100:200:300:400:500:600:700:800:900:1000</text:p>
          </table:table-cell>
          <table:table-cell table:number-columns-repeated="17"/>
          <table:table-cell office:value-type="string" calcext:value-type="string">
            <text:p/>
            <text:p/>
            <text:p/>
            <text:p/>
          </table:table-cell>
          <table:table-cell table:number-columns-repeated="994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ARCANE_DIVINE_NATURE</text:p>
          </table:table-cell>
          <table:table-cell table:number-columns-repeated="6" office:value-type="string" calcext:value-type="string">
            <text:p>XXX</text:p>
          </table:table-cell>
          <table:table-cell table:number-columns-repeated="2"/>
          <table:table-cell table:style-name="ce23" office:value-type="string" calcext:value-type="string">
            <text:p>100:200:300:400:500:600:700:800:900:1000</text:p>
          </table:table-cell>
          <table:table-cell table:number-columns-repeated="17"/>
          <table:table-cell office:value-type="string" calcext:value-type="string">
            <text:p/>
            <text:p/>
            <text:p/>
            <text:p/>
          </table:table-cell>
          <table:table-cell table:number-columns-repeated="994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ARCANE_ELEMENTAL_NATURE</text:p>
          </table:table-cell>
          <table:table-cell table:number-columns-repeated="6" office:value-type="string" calcext:value-type="string">
            <text:p>XXX</text:p>
          </table:table-cell>
          <table:table-cell table:number-columns-repeated="2"/>
          <table:table-cell table:style-name="ce23" office:value-type="string" calcext:value-type="string">
            <text:p>100:200:300:400:500:600:700:800:900:1000</text:p>
          </table:table-cell>
          <table:table-cell table:number-columns-repeated="17"/>
          <table:table-cell office:value-type="string" calcext:value-type="string">
            <text:p/>
            <text:p/>
            <text:p/>
            <text:p/>
          </table:table-cell>
          <table:table-cell table:number-columns-repeated="994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BEING_DIVINE_ELEMENTAL</text:p>
          </table:table-cell>
          <table:table-cell table:number-columns-repeated="6" office:value-type="string" calcext:value-type="string">
            <text:p>XXX</text:p>
          </table:table-cell>
          <table:table-cell table:number-columns-repeated="2"/>
          <table:table-cell table:style-name="ce23" office:value-type="string" calcext:value-type="string">
            <text:p>100:200:300:400:500:600:700:800:900:1000</text:p>
          </table:table-cell>
          <table:table-cell table:number-columns-repeated="17"/>
          <table:table-cell office:value-type="string" calcext:value-type="string">
            <text:p/>
            <text:p/>
            <text:p/>
            <text:p/>
          </table:table-cell>
          <table:table-cell table:number-columns-repeated="994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BEING_DIVINE_NATURE</text:p>
          </table:table-cell>
          <table:table-cell table:number-columns-repeated="6" office:value-type="string" calcext:value-type="string">
            <text:p>XXX</text:p>
          </table:table-cell>
          <table:table-cell table:number-columns-repeated="2"/>
          <table:table-cell table:style-name="ce23" office:value-type="string" calcext:value-type="string">
            <text:p>100:200:300:400:500:600:700:800:900:1000</text:p>
          </table:table-cell>
          <table:table-cell table:number-columns-repeated="17"/>
          <table:table-cell office:value-type="string" calcext:value-type="string">
            <text:p/>
            <text:p/>
            <text:p/>
            <text:p/>
          </table:table-cell>
          <table:table-cell table:number-columns-repeated="994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BEING_ELEMENTAL_NATURE</text:p>
          </table:table-cell>
          <table:table-cell table:number-columns-repeated="6" office:value-type="string" calcext:value-type="string">
            <text:p>XXX</text:p>
          </table:table-cell>
          <table:table-cell table:number-columns-repeated="2"/>
          <table:table-cell table:style-name="ce23" office:value-type="string" calcext:value-type="string">
            <text:p>100:200:300:400:500:600:700:800:900:1000</text:p>
          </table:table-cell>
          <table:table-cell table:number-columns-repeated="17"/>
          <table:table-cell office:value-type="string" calcext:value-type="string">
            <text:p/>
            <text:p/>
            <text:p/>
            <text:p/>
          </table:table-cell>
          <table:table-cell table:number-columns-repeated="994"/>
        </table:table-row>
        <table:table-row table:style-name="ro2">
          <table:table-cell office:value-type="string" calcext:value-type="string">
            <text:p>MAGICAL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DIVINE_ELEMENTAL_NATURE</text:p>
          </table:table-cell>
          <table:table-cell table:number-columns-repeated="6" office:value-type="string" calcext:value-type="string">
            <text:p>XXX</text:p>
          </table:table-cell>
          <table:table-cell table:number-columns-repeated="2"/>
          <table:table-cell table:style-name="ce23" office:value-type="string" calcext:value-type="string">
            <text:p>100:200:300:400:500:600:700:800:900:1000</text:p>
          </table:table-cell>
          <table:table-cell table:number-columns-repeated="17"/>
          <table:table-cell office:value-type="string" calcext:value-type="string">
            <text:p/>
            <text:p/>
            <text:p/>
            <text:p/>
          </table:table-cell>
          <table:table-cell table:number-columns-repeated="994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5">
          <table:table-cell table:number-columns-repeated="2"/>
          <table:table-cell table:style-name="ce25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25"/>
          <table:table-cell table:number-columns-repeated="1021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xed" table:style-name="ta1">
        <office:forms form:automatic-focus="false" form:apply-design-mode="false"/>
        <table:table-column table:style-name="co38" table:default-cell-style-name="ce1"/>
        <table:table-column table:style-name="co25" table:default-cell-style-name="ce1"/>
        <table:table-column table:style-name="co21" table:default-cell-style-name="ce1"/>
        <table:table-column table:style-name="co51" table:default-cell-style-name="ce1"/>
        <table:table-column table:style-name="co43" table:default-cell-style-name="ce1"/>
        <table:table-column table:style-name="co12" table:default-cell-style-name="ce1"/>
        <table:table-column table:style-name="co52" table:default-cell-style-name="ce1"/>
        <table:table-column table:style-name="co53" table:default-cell-style-name="ce1"/>
        <table:table-column table:style-name="co52" table:default-cell-style-name="ce1"/>
        <table:table-column table:style-name="co54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10" table:number-columns-repeated="2" table:default-cell-style-name="ce1"/>
        <table:table-column table:style-name="co15" table:default-cell-style-name="ce1"/>
        <table:table-column table:style-name="co33" table:default-cell-style-name="ce1"/>
        <table:table-column table:style-name="co47" table:default-cell-style-name="ce1"/>
        <table:table-column table:style-name="co35" table:default-cell-style-name="ce1"/>
        <table:table-column table:style-name="co36" table:default-cell-style-name="ce1"/>
        <table:table-column table:style-name="co33" table:number-columns-repeated="2" table:default-cell-style-name="ce1"/>
        <table:table-column table:style-name="co10" table:default-cell-style-name="ce1"/>
        <table:table-column table:style-name="co37" table:default-cell-style-name="ce1"/>
        <table:table-column table:style-name="co38" table:default-cell-style-name="ce1"/>
        <table:table-column table:style-name="co39" table:number-columns-repeated="2" table:default-cell-style-name="ce1"/>
        <table:table-column table:style-name="co41" table:number-columns-repeated="5" table:default-cell-style-name="ce1"/>
        <table:table-column table:style-name="co1" table:number-columns-repeated="992" table:default-cell-style-name="ce1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Sphere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Discipline</text:p>
          </table:table-cell>
          <table:table-cell office:value-type="string" calcext:value-type="string">
            <text:p>Sub Discipline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ame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evels</text:p>
          </table:table-cell>
          <table:table-cell office:value-type="string" calcext:value-type="string">
            <text:p>Experience</text:p>
          </table:table-cell>
          <table:table-cell office:value-type="string" calcext:value-type="string">
            <text:p>R Classes</text:p>
          </table:table-cell>
          <table:table-cell office:value-type="string" calcext:value-type="string">
            <text:p>F Classes</text:p>
          </table:table-cell>
          <table:table-cell office:value-type="string" calcext:value-type="string">
            <text:p>R Attributes</text:p>
          </table:table-cell>
          <table:table-cell office:value-type="string" calcext:value-type="string">
            <text:p>R Skills</text:p>
          </table:table-cell>
          <table:table-cell office:value-type="string" calcext:value-type="string">
            <text:p>R Stats</text:p>
          </table:table-cell>
          <table:table-cell office:value-type="string" calcext:value-type="string">
            <text:p>B Attributes</text:p>
          </table:table-cell>
          <table:table-cell office:value-type="string" calcext:value-type="string">
            <text:p>B Resistances</text:p>
          </table:table-cell>
          <table:table-cell office:value-type="string" calcext:value-type="string">
            <text:p>B Skills</text:p>
          </table:table-cell>
          <table:table-cell office:value-type="string" calcext:value-type="string">
            <text:p>B Stats</text:p>
          </table:table-cell>
          <table:table-cell office:value-type="string" calcext:value-type="string">
            <text:p>B Traits</text:p>
          </table:table-cell>
          <table:table-cell office:value-type="string" calcext:value-type="string">
            <text:p>LB Attributes</text:p>
          </table:table-cell>
          <table:table-cell office:value-type="string" calcext:value-type="string">
            <text:p>LB Resistances</text:p>
          </table:table-cell>
          <table:table-cell office:value-type="string" calcext:value-type="string">
            <text:p>LB Skills</text:p>
          </table:table-cell>
          <table:table-cell office:value-type="string" calcext:value-type="string">
            <text:p>LB Stats</text:p>
          </table:table-cell>
          <table:table-cell office:value-type="string" calcext:value-type="string">
            <text:p>LB Traits</text:p>
          </table:table-cell>
          <table:table-cell office:value-type="string" calcext:value-type="string">
            <text:p>Spell Groups</text:p>
          </table:table-cell>
          <table:table-cell office:value-type="string" calcext:value-type="string">
            <text:p>Special Spells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IXED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ELEMENTAL_ARCHER</text:p>
          </table:table-cell>
          <table:table-cell office:value-type="string" calcext:value-type="string">
            <text:p>Elemental Archer</text:p>
          </table:table-cell>
          <table:table-cell office:value-type="string" calcext:value-type="string">
            <text:p>Elemental Archers</text:p>
          </table:table-cell>
          <table:table-cell office:value-type="string" calcext:value-type="string">
            <text:p>Elemental Archer</text:p>
          </table:table-cell>
          <table:table-cell office:value-type="string" calcext:value-type="string">
            <text:p>Tier 1 Elemental + Tier 2 Finess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0:200:300:400:500:600:700:800:900:1000</text:p>
          </table:table-cell>
          <table:table-cell office:value-type="string" calcext:value-type="string">
            <text:p>MAGICAL_ELEMENTAL_WEST_BASE:10</text:p>
            <text:p>PHYSICAL_FINESSE_PERCEPTION_ACCURACY:10</text:p>
          </table:table-cell>
          <table:table-cell/>
          <table:table-cell office:value-type="string" calcext:value-type="string">
            <text:p>WILLPOWER:0</text:p>
            <text:p>PERCEPTION:0</text:p>
          </table:table-cell>
          <table:table-cell table:number-columns-repeated="2"/>
          <table:table-cell office:value-type="string" calcext:value-type="string">
            <text:p>WILLPOWER:0:0:0:0:0:0:0:0:0:0:0</text:p>
            <text:p>PERCEPTION:0:0:0:0:0:0:0:0:0:0:0</text:p>
          </table:table-cell>
          <table:table-cell table:number-columns-repeated="4"/>
          <table:table-cell office:value-type="string" calcext:value-type="string">
            <text:p>WILLPOWER:0</text:p>
            <text:p>PERCEPTION: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MIXED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AWARENESS</text:p>
          </table:table-cell>
          <table:table-cell office:value-type="string" calcext:value-type="string">
            <text:p>CORSAIR</text:p>
          </table:table-cell>
          <table:table-cell office:value-type="string" calcext:value-type="string">
            <text:p>Corsair</text:p>
          </table:table-cell>
          <table:table-cell office:value-type="string" calcext:value-type="string">
            <text:p>Corsairs</text:p>
          </table:table-cell>
          <table:table-cell office:value-type="string" calcext:value-type="string">
            <text:p>Corsair</text:p>
          </table:table-cell>
          <table:table-cell office:value-type="string" calcext:value-type="string">
            <text:p>Tier 1 Elemental + Tier 2 Finess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0:200:300:400:500:600:700:800:900:1000</text:p>
          </table:table-cell>
          <table:table-cell office:value-type="string" calcext:value-type="string">
            <text:p>MAGICAL_ELEMENTAL_SOUTH_BASE:10</text:p>
            <text:p>PHYSICAL_FINESSE_PERCEPTION_AWARENESS:10</text:p>
          </table:table-cell>
          <table:table-cell/>
          <table:table-cell office:value-type="string" calcext:value-type="string">
            <text:p>WILLPOWER:0</text:p>
            <text:p>PERCEPTION:0</text:p>
          </table:table-cell>
          <table:table-cell table:number-columns-repeated="2"/>
          <table:table-cell office:value-type="string" calcext:value-type="string">
            <text:p>WILLPOWER:0:0:0:0:0:0:0:0:0:0:0</text:p>
            <text:p>PERCEPTION:0:0:0:0:0:0:0:0:0:0:0</text:p>
          </table:table-cell>
          <table:table-cell table:number-columns-repeated="4"/>
          <table:table-cell office:value-type="string" calcext:value-type="string">
            <text:p>WILLPOWER:0</text:p>
            <text:p>PERCEPTION: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MIXED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GUILE</text:p>
          </table:table-cell>
          <table:table-cell office:value-type="string" calcext:value-type="string">
            <text:p>ELEMENTAL_TRICKSTER</text:p>
          </table:table-cell>
          <table:table-cell office:value-type="string" calcext:value-type="string">
            <text:p>Elemental Trickster</text:p>
          </table:table-cell>
          <table:table-cell office:value-type="string" calcext:value-type="string">
            <text:p>Elemental Tricksters</text:p>
          </table:table-cell>
          <table:table-cell office:value-type="string" calcext:value-type="string">
            <text:p>Elemental Trickster</text:p>
          </table:table-cell>
          <table:table-cell office:value-type="string" calcext:value-type="string">
            <text:p>Tier 1 Elemental + Tier 2 Finess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0:200:300:400:500:600:700:800:900:1000</text:p>
          </table:table-cell>
          <table:table-cell office:value-type="string" calcext:value-type="string">
            <text:p>MAGICAL_ELEMENTAL_NORTH_BASE:10</text:p>
            <text:p>PHYSICAL_FINESSE_AGILITY_GUILE:10</text:p>
          </table:table-cell>
          <table:table-cell/>
          <table:table-cell office:value-type="string" calcext:value-type="string">
            <text:p>WILLPOWER:0</text:p>
            <text:p>AGILITY:0</text:p>
          </table:table-cell>
          <table:table-cell table:number-columns-repeated="2"/>
          <table:table-cell office:value-type="string" calcext:value-type="string">
            <text:p>WILLPOWER:0:0:0:0:0:0:0:0:0:0:0</text:p>
            <text:p>AGILITY:0:0:0:0:0:0:0:0:0:0:0</text:p>
          </table:table-cell>
          <table:table-cell table:number-columns-repeated="4"/>
          <table:table-cell office:value-type="string" calcext:value-type="string">
            <text:p>WILLPOWER:0</text:p>
            <text:p>AGILITY: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MIXED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DEXTERITY</text:p>
          </table:table-cell>
          <table:table-cell office:value-type="string" calcext:value-type="string">
            <text:p>ELDRITCH_SHADOW</text:p>
          </table:table-cell>
          <table:table-cell office:value-type="string" calcext:value-type="string">
            <text:p>Eldritch Shadow</text:p>
          </table:table-cell>
          <table:table-cell office:value-type="string" calcext:value-type="string">
            <text:p>Eldritch Shadows</text:p>
          </table:table-cell>
          <table:table-cell office:value-type="string" calcext:value-type="string">
            <text:p>Eldritch Shadow</text:p>
          </table:table-cell>
          <table:table-cell office:value-type="string" calcext:value-type="string">
            <text:p>Tier 1 Elemental + Tier 2 Finess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0:200:300:400:500:600:700:800:900:1000</text:p>
          </table:table-cell>
          <table:table-cell office:value-type="string" calcext:value-type="string">
            <text:p>MAGICAL_ELEMENTAL_EAST_BASE:10</text:p>
            <text:p>PHYSICAL_FINESSE_AGILITY_DEXTERITY:10</text:p>
          </table:table-cell>
          <table:table-cell/>
          <table:table-cell office:value-type="string" calcext:value-type="string">
            <text:p>WILLPOWER:0</text:p>
            <text:p>AGILITY:0</text:p>
          </table:table-cell>
          <table:table-cell table:number-columns-repeated="2"/>
          <table:table-cell office:value-type="string" calcext:value-type="string">
            <text:p>WILLPOWER:0:0:0:0:0:0:0:0:0:0:0</text:p>
            <text:p>AGILITY:0:0:0:0:0:0:0:0:0:0:0</text:p>
          </table:table-cell>
          <table:table-cell table:number-columns-repeated="4"/>
          <table:table-cell office:value-type="string" calcext:value-type="string">
            <text:p>WILLPOWER:0</text:p>
            <text:p>AGILITY: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MIXED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ELDRITCH_KNIGHT</text:p>
          </table:table-cell>
          <table:table-cell office:value-type="string" calcext:value-type="string">
            <text:p>Eldritch Knight</text:p>
          </table:table-cell>
          <table:table-cell office:value-type="string" calcext:value-type="string">
            <text:p>Eldritch Knights</text:p>
          </table:table-cell>
          <table:table-cell office:value-type="string" calcext:value-type="string">
            <text:p>Eldritch Knight</text:p>
          </table:table-cell>
          <table:table-cell office:value-type="string" calcext:value-type="string">
            <text:p>Tier 1 Elemental + Tier 2 Migh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0:200:300:400:500:600:700:800:900:1000</text:p>
          </table:table-cell>
          <table:table-cell office:value-type="string" calcext:value-type="string">
            <text:p>MAGICAL_ELEMENTAL_NORTH_BASE:10</text:p>
            <text:p>PHYSICAL_MIGHT_TOUGHNESS_ARMOR:10</text:p>
          </table:table-cell>
          <table:table-cell/>
          <table:table-cell office:value-type="string" calcext:value-type="string">
            <text:p>WILLPOWER:0</text:p>
            <text:p>TOUGHNESS:0</text:p>
          </table:table-cell>
          <table:table-cell table:number-columns-repeated="2"/>
          <table:table-cell office:value-type="string" calcext:value-type="string">
            <text:p>WILLPOWER:0:0:0:0:0:0:0:0:0:0:0</text:p>
            <text:p>TOUGHNESS:0:0:0:0:0:0:0:0:0:0:0</text:p>
          </table:table-cell>
          <table:table-cell table:number-columns-repeated="4"/>
          <table:table-cell office:value-type="string" calcext:value-type="string">
            <text:p>WILLPOWER:0</text:p>
            <text:p>TOUGHNESS: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MIXED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ELDRITCH_SENTINEL</text:p>
          </table:table-cell>
          <table:table-cell office:value-type="string" calcext:value-type="string">
            <text:p>Eldritch Sentinel</text:p>
          </table:table-cell>
          <table:table-cell office:value-type="string" calcext:value-type="string">
            <text:p>Eldritch Sentinels</text:p>
          </table:table-cell>
          <table:table-cell office:value-type="string" calcext:value-type="string">
            <text:p>Eldritch Sentinel</text:p>
          </table:table-cell>
          <table:table-cell office:value-type="string" calcext:value-type="string">
            <text:p>Tier 1 Elemental + Tier 2 Migh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0:200:300:400:500:600:700:800:900:1000</text:p>
          </table:table-cell>
          <table:table-cell office:value-type="string" calcext:value-type="string">
            <text:p>MAGICAL_ELEMENTAL_SOUTH_BASE:10</text:p>
            <text:p>PHYSICAL_MIGHT_TOUGHNESS_DEFENSE:10</text:p>
          </table:table-cell>
          <table:table-cell/>
          <table:table-cell office:value-type="string" calcext:value-type="string">
            <text:p>WILLPOWER:0</text:p>
            <text:p>TOUGHNESS:0</text:p>
          </table:table-cell>
          <table:table-cell table:number-columns-repeated="2"/>
          <table:table-cell office:value-type="string" calcext:value-type="string">
            <text:p>WILLPOWER:0:0:0:0:0:0:0:0:0:0:0</text:p>
            <text:p>TOUGHNESS:0:0:0:0:0:0:0:0:0:0:0</text:p>
          </table:table-cell>
          <table:table-cell table:number-columns-repeated="4"/>
          <table:table-cell office:value-type="string" calcext:value-type="string">
            <text:p>WILLPOWER:0</text:p>
            <text:p>TOUGHNESS: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MIXED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ELEMENTAL_FIST</text:p>
          </table:table-cell>
          <table:table-cell office:value-type="string" calcext:value-type="string">
            <text:p>Elemental Fist</text:p>
          </table:table-cell>
          <table:table-cell office:value-type="string" calcext:value-type="string">
            <text:p>Elemental Fists</text:p>
          </table:table-cell>
          <table:table-cell office:value-type="string" calcext:value-type="string">
            <text:p>Elemental Fist</text:p>
          </table:table-cell>
          <table:table-cell office:value-type="string" calcext:value-type="string">
            <text:p>Tier 1 Elemental + Tier 2 Migh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0:200:300:400:500:600:700:800:900:1000</text:p>
          </table:table-cell>
          <table:table-cell office:value-type="string" calcext:value-type="string">
            <text:p>MAGICAL_ELEMENTAL_EAST_BASE:10</text:p>
            <text:p>PHYSICAL_MIGHT_STRENGTH_MELEE:10</text:p>
          </table:table-cell>
          <table:table-cell/>
          <table:table-cell office:value-type="string" calcext:value-type="string">
            <text:p>WILLPOWER:0</text:p>
            <text:p>STRENGTH:0</text:p>
          </table:table-cell>
          <table:table-cell table:number-columns-repeated="2"/>
          <table:table-cell office:value-type="string" calcext:value-type="string">
            <text:p>WILLPOWER:0:0:0:0:0:0:0:0:0:0:0</text:p>
            <text:p>STRENGTH:0:0:0:0:0:0:0:0:0:0:0</text:p>
          </table:table-cell>
          <table:table-cell table:number-columns-repeated="4"/>
          <table:table-cell office:value-type="string" calcext:value-type="string">
            <text:p>WILLPOWER:0</text:p>
            <text:p>STRENGTH: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MIXED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ELDRITCH_BLADE</text:p>
          </table:table-cell>
          <table:table-cell office:value-type="string" calcext:value-type="string">
            <text:p>Eldritch Blade</text:p>
          </table:table-cell>
          <table:table-cell office:value-type="string" calcext:value-type="string">
            <text:p>Eldritch Blades</text:p>
          </table:table-cell>
          <table:table-cell office:value-type="string" calcext:value-type="string">
            <text:p>Eldritch Blade</text:p>
          </table:table-cell>
          <table:table-cell office:value-type="string" calcext:value-type="string">
            <text:p>Tier 1 Elemental + Tier 2 Migh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0:200:300:400:500:600:700:800:900:1000</text:p>
          </table:table-cell>
          <table:table-cell office:value-type="string" calcext:value-type="string">
            <text:p>MAGICAL_ELEMENTAL_WEST_BASE:10</text:p>
            <text:p>PHYSICAL_MIGHT_STRENGTH_WEAPONS:10</text:p>
          </table:table-cell>
          <table:table-cell/>
          <table:table-cell office:value-type="string" calcext:value-type="string">
            <text:p>WILLPOWER:0</text:p>
            <text:p>STRENGTH:0</text:p>
          </table:table-cell>
          <table:table-cell table:number-columns-repeated="2"/>
          <table:table-cell office:value-type="string" calcext:value-type="string">
            <text:p>WILLPOWER:0:0:0:0:0:0:0:0:0:0:0</text:p>
            <text:p>STRENGTH:0:0:0:0:0:0:0:0:0:0:0</text:p>
          </table:table-cell>
          <table:table-cell table:number-columns-repeated="4"/>
          <table:table-cell office:value-type="string" calcext:value-type="string">
            <text:p>WILLPOWER:0</text:p>
            <text:p>STRENGTH: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MIXED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ARCANE_ARCHER</text:p>
          </table:table-cell>
          <table:table-cell office:value-type="string" calcext:value-type="string">
            <text:p>Arcane Archer</text:p>
          </table:table-cell>
          <table:table-cell office:value-type="string" calcext:value-type="string">
            <text:p>Arcane Archers</text:p>
          </table:table-cell>
          <table:table-cell office:value-type="string" calcext:value-type="string">
            <text:p>Arcane Archer</text:p>
          </table:table-cell>
          <table:table-cell office:value-type="string" calcext:value-type="string">
            <text:p>Tier 2 Arcane + Tier 2 Finess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0:200:300:400:500:600:700:800:900:1000</text:p>
          </table:table-cell>
          <table:table-cell office:value-type="string" calcext:value-type="string">
            <text:p>MAGICAL_ARCANE_FIELDS_FORCE:10</text:p>
            <text:p>PHYSICAL_FINESSE_PERCEPTION_ACCURACY:10</text:p>
          </table:table-cell>
          <table:table-cell/>
          <table:table-cell office:value-type="string" calcext:value-type="string">
            <text:p>INTELLIGENCE:0</text:p>
            <text:p>PERCEPTION:0</text:p>
          </table:table-cell>
          <table:table-cell table:number-columns-repeated="2"/>
          <table:table-cell office:value-type="string" calcext:value-type="string">
            <text:p>INTELLIGENCE:0:0:0:0:0:0:0:0:0:0:0</text:p>
            <text:p>PERCEPTION:0:0:0:0:0:0:0:0:0:0:0</text:p>
          </table:table-cell>
          <table:table-cell table:number-columns-repeated="4"/>
          <table:table-cell office:value-type="string" calcext:value-type="string">
            <text:p>INTELLIGENCE:0</text:p>
            <text:p>PERCEPTION: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MIXED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AWARENESS</text:p>
          </table:table-cell>
          <table:table-cell office:value-type="string" calcext:value-type="string">
            <text:p>ARCANE_SCOUT</text:p>
          </table:table-cell>
          <table:table-cell office:value-type="string" calcext:value-type="string">
            <text:p>Arcane Scout</text:p>
          </table:table-cell>
          <table:table-cell office:value-type="string" calcext:value-type="string">
            <text:p>Arcane Scouts</text:p>
          </table:table-cell>
          <table:table-cell office:value-type="string" calcext:value-type="string">
            <text:p>Arcane Scout</text:p>
          </table:table-cell>
          <table:table-cell office:value-type="string" calcext:value-type="string">
            <text:p>Tier 2 Arcane + Tier 2 Finess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0:200:300:400:500:600:700:800:900:1000</text:p>
          </table:table-cell>
          <table:table-cell office:value-type="string" calcext:value-type="string">
            <text:p>MAGICAL_ARCANE_DIMENSIONAL_SPACE:10</text:p>
            <text:p>PHYSICAL_FINESSE_PERCEPTION_AWARENESS:10</text:p>
          </table:table-cell>
          <table:table-cell/>
          <table:table-cell office:value-type="string" calcext:value-type="string">
            <text:p>INTELLIGENCE:0</text:p>
            <text:p>PERCEPTION:0</text:p>
          </table:table-cell>
          <table:table-cell table:number-columns-repeated="2"/>
          <table:table-cell office:value-type="string" calcext:value-type="string">
            <text:p>INTELLIGENCE:0:0:0:0:0:0:0:0:0:0:0</text:p>
            <text:p>PERCEPTION:0:0:0:0:0:0:0:0:0:0:0</text:p>
          </table:table-cell>
          <table:table-cell table:number-columns-repeated="4"/>
          <table:table-cell office:value-type="string" calcext:value-type="string">
            <text:p>INTELLIGENCE:0</text:p>
            <text:p>PERCEPTION: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MIXED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GUILE</text:p>
          </table:table-cell>
          <table:table-cell office:value-type="string" calcext:value-type="string">
            <text:p>HOODWINK</text:p>
          </table:table-cell>
          <table:table-cell office:value-type="string" calcext:value-type="string">
            <text:p>Hoodwink</text:p>
          </table:table-cell>
          <table:table-cell office:value-type="string" calcext:value-type="string">
            <text:p>Hoodwinks</text:p>
          </table:table-cell>
          <table:table-cell office:value-type="string" calcext:value-type="string">
            <text:p>Hoodwink</text:p>
          </table:table-cell>
          <table:table-cell office:value-type="string" calcext:value-type="string">
            <text:p>Tier 2 Arcane + Tier 2 Finess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0:200:300:400:500:600:700:800:900:1000</text:p>
          </table:table-cell>
          <table:table-cell office:value-type="string" calcext:value-type="string">
            <text:p>MAGICAL_ARCANE_DIMENSIONAL_TIME:10</text:p>
            <text:p>PHYSICAL_FINESSE_AGILITY_GUILE:10</text:p>
          </table:table-cell>
          <table:table-cell/>
          <table:table-cell office:value-type="string" calcext:value-type="string">
            <text:p>INTELLIGENCE:0</text:p>
            <text:p>AGILITY:0</text:p>
          </table:table-cell>
          <table:table-cell table:number-columns-repeated="2"/>
          <table:table-cell office:value-type="string" calcext:value-type="string">
            <text:p>INTELLIGENCE:0:0:0:0:0:0:0:0:0:0:0</text:p>
            <text:p>AGILITY:0:0:0:0:0:0:0:0:0:0:0</text:p>
          </table:table-cell>
          <table:table-cell table:number-columns-repeated="4"/>
          <table:table-cell office:value-type="string" calcext:value-type="string">
            <text:p>INTELLIGENCE:0</text:p>
            <text:p>AGILITY: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MIXED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DEXTERITY</text:p>
          </table:table-cell>
          <table:table-cell office:value-type="string" calcext:value-type="string">
            <text:p>SPELL_KILLER</text:p>
          </table:table-cell>
          <table:table-cell office:value-type="string" calcext:value-type="string">
            <text:p>Spell Killer</text:p>
          </table:table-cell>
          <table:table-cell office:value-type="string" calcext:value-type="string">
            <text:p>Spell Killers</text:p>
          </table:table-cell>
          <table:table-cell office:value-type="string" calcext:value-type="string">
            <text:p>Spell Killer</text:p>
          </table:table-cell>
          <table:table-cell office:value-type="string" calcext:value-type="string">
            <text:p>Tier 2 Arcane + Tier 2 Finess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0:200:300:400:500:600:700:800:900:1000</text:p>
          </table:table-cell>
          <table:table-cell office:value-type="string" calcext:value-type="string">
            <text:p>MAGICAL_ARCANE_FIELDS_ENERGY:10</text:p>
            <text:p>PHYSICAL_FINESSE_AGILITY_DEXTERITY:10</text:p>
          </table:table-cell>
          <table:table-cell/>
          <table:table-cell office:value-type="string" calcext:value-type="string">
            <text:p>INTELLIGENCE:0</text:p>
            <text:p>AGILITY:0</text:p>
          </table:table-cell>
          <table:table-cell table:number-columns-repeated="2"/>
          <table:table-cell office:value-type="string" calcext:value-type="string">
            <text:p>INTELLIGENCE:0:0:0:0:0:0:0:0:0:0:0</text:p>
            <text:p>AGILITY:0:0:0:0:0:0:0:0:0:0:0</text:p>
          </table:table-cell>
          <table:table-cell table:number-columns-repeated="4"/>
          <table:table-cell office:value-type="string" calcext:value-type="string">
            <text:p>INTELLIGENCE:0</text:p>
            <text:p>AGILITY: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MIXED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MAGIC_KNIGHT</text:p>
          </table:table-cell>
          <table:table-cell office:value-type="string" calcext:value-type="string">
            <text:p>Magic Knight</text:p>
          </table:table-cell>
          <table:table-cell office:value-type="string" calcext:value-type="string">
            <text:p>Magic Knights</text:p>
          </table:table-cell>
          <table:table-cell office:value-type="string" calcext:value-type="string">
            <text:p>Magic Knight</text:p>
          </table:table-cell>
          <table:table-cell office:value-type="string" calcext:value-type="string">
            <text:p>Tier 2 Arcane + Tier 2 Migh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0:200:300:400:500:600:700:800:900:1000</text:p>
          </table:table-cell>
          <table:table-cell office:value-type="string" calcext:value-type="string">
            <text:p>MAGICAL_ARCANE_FIELDS_ENERGY:10</text:p>
            <text:p>PHYSICAL_MIGHT_TOUGHNESS_ARMOR:10</text:p>
          </table:table-cell>
          <table:table-cell/>
          <table:table-cell office:value-type="string" calcext:value-type="string">
            <text:p>INTELLIGENCE:0</text:p>
            <text:p>TOUGHNESS:0</text:p>
          </table:table-cell>
          <table:table-cell table:number-columns-repeated="2"/>
          <table:table-cell office:value-type="string" calcext:value-type="string">
            <text:p>INTELLIGENCE:0:0:0:0:0:0:0:0:0:0:0</text:p>
            <text:p>TOUGHNESS:0:0:0:0:0:0:0:0:0:0:0</text:p>
          </table:table-cell>
          <table:table-cell table:number-columns-repeated="4"/>
          <table:table-cell office:value-type="string" calcext:value-type="string">
            <text:p>INTELLIGENCE:0</text:p>
            <text:p>TOUGHNESS: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MIXED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ARCANE_DEFENDER</text:p>
          </table:table-cell>
          <table:table-cell office:value-type="string" calcext:value-type="string">
            <text:p>Arcane Defender</text:p>
          </table:table-cell>
          <table:table-cell office:value-type="string" calcext:value-type="string">
            <text:p>Arcane Defenders</text:p>
          </table:table-cell>
          <table:table-cell office:value-type="string" calcext:value-type="string">
            <text:p>Arcane Defender</text:p>
          </table:table-cell>
          <table:table-cell office:value-type="string" calcext:value-type="string">
            <text:p>Tier 2 Arcane + Tier 2 Migh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0:200:300:400:500:600:700:800:900:1000</text:p>
          </table:table-cell>
          <table:table-cell office:value-type="string" calcext:value-type="string">
            <text:p>MAGICAL_ARCANE_FIELDS_FORCE:10</text:p>
            <text:p>PHYSICAL_MIGHT_TOUGHNESS_DEFENSE:10</text:p>
          </table:table-cell>
          <table:table-cell/>
          <table:table-cell office:value-type="string" calcext:value-type="string">
            <text:p>INTELLIGENCE:0</text:p>
            <text:p>TOUGHNESS:0</text:p>
          </table:table-cell>
          <table:table-cell table:number-columns-repeated="2"/>
          <table:table-cell office:value-type="string" calcext:value-type="string">
            <text:p>INTELLIGENCE:0:0:0:0:0:0:0:0:0:0:0</text:p>
            <text:p>TOUGHNESS:0:0:0:0:0:0:0:0:0:0:0</text:p>
          </table:table-cell>
          <table:table-cell table:number-columns-repeated="4"/>
          <table:table-cell office:value-type="string" calcext:value-type="string">
            <text:p>INTELLIGENCE:0</text:p>
            <text:p>TOUGHNESS: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MIXED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ARCANE_FIST</text:p>
          </table:table-cell>
          <table:table-cell office:value-type="string" calcext:value-type="string">
            <text:p>Arcane Fist</text:p>
          </table:table-cell>
          <table:table-cell office:value-type="string" calcext:value-type="string">
            <text:p>Arcane Fists</text:p>
          </table:table-cell>
          <table:table-cell office:value-type="string" calcext:value-type="string">
            <text:p>Arcane Fist</text:p>
          </table:table-cell>
          <table:table-cell office:value-type="string" calcext:value-type="string">
            <text:p>Tier 2 Arcane + Tier 2 Migh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0:200:300:400:500:600:700:800:900:1000</text:p>
          </table:table-cell>
          <table:table-cell office:value-type="string" calcext:value-type="string">
            <text:p>MAGICAL_ARCANE_DIMENSIONAL_SPACE:10</text:p>
            <text:p>PHYSICAL_MIGHT_STRENGTH_MELEE:10</text:p>
          </table:table-cell>
          <table:table-cell/>
          <table:table-cell office:value-type="string" calcext:value-type="string">
            <text:p>INTELLIGENCE:0</text:p>
            <text:p>STRENGTH:0</text:p>
          </table:table-cell>
          <table:table-cell table:number-columns-repeated="2"/>
          <table:table-cell office:value-type="string" calcext:value-type="string">
            <text:p>INTELLIGENCE:0:0:0:0:0:0:0:0:0:0:0</text:p>
            <text:p>STRENGTH:0:0:0:0:0:0:0:0:0:0:0</text:p>
          </table:table-cell>
          <table:table-cell table:number-columns-repeated="4"/>
          <table:table-cell office:value-type="string" calcext:value-type="string">
            <text:p>INTELLIGENCE:0</text:p>
            <text:p>STRENGTH: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MIXED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TIME_BLADE</text:p>
          </table:table-cell>
          <table:table-cell office:value-type="string" calcext:value-type="string">
            <text:p>Time Blade</text:p>
          </table:table-cell>
          <table:table-cell office:value-type="string" calcext:value-type="string">
            <text:p>Time Blades</text:p>
          </table:table-cell>
          <table:table-cell office:value-type="string" calcext:value-type="string">
            <text:p>Time Blade</text:p>
          </table:table-cell>
          <table:table-cell office:value-type="string" calcext:value-type="string">
            <text:p>Tier 2 Arcane + Tier 2 Migh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0:200:300:400:500:600:700:800:900:1000</text:p>
          </table:table-cell>
          <table:table-cell office:value-type="string" calcext:value-type="string">
            <text:p>MAGICAL_ARCANE_DIMENSIONAL_TIME:10</text:p>
            <text:p>PHYSICAL_MIGHT_STRENGTH_WEAPONS:10</text:p>
          </table:table-cell>
          <table:table-cell/>
          <table:table-cell office:value-type="string" calcext:value-type="string">
            <text:p>INTELLIGENCE:0</text:p>
            <text:p>STRENGTH:0</text:p>
          </table:table-cell>
          <table:table-cell table:number-columns-repeated="2"/>
          <table:table-cell office:value-type="string" calcext:value-type="string">
            <text:p>INTELLIGENCE:0:0:0:0:0:0:0:0:0:0:0</text:p>
            <text:p>STRENGTH:0:0:0:0:0:0:0:0:0:0:0</text:p>
          </table:table-cell>
          <table:table-cell table:number-columns-repeated="4"/>
          <table:table-cell office:value-type="string" calcext:value-type="string">
            <text:p>INTELLIGENCE:0</text:p>
            <text:p>STRENGTH: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MIXED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SHADOW_HUNTER</text:p>
          </table:table-cell>
          <table:table-cell office:value-type="string" calcext:value-type="string">
            <text:p>Shadow Hunter</text:p>
          </table:table-cell>
          <table:table-cell office:value-type="string" calcext:value-type="string">
            <text:p>Shadow Hunters</text:p>
          </table:table-cell>
          <table:table-cell office:value-type="string" calcext:value-type="string">
            <text:p>Shadow Hunter</text:p>
          </table:table-cell>
          <table:table-cell office:value-type="string" calcext:value-type="string">
            <text:p>Tier 1 Divine + Tier 2 Finess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0:200:300:400:500:600:700:800:900:1000</text:p>
          </table:table-cell>
          <table:table-cell office:value-type="string" calcext:value-type="string">
            <text:p>MAGICAL_DIVINE_SHADOW_BASE:10</text:p>
            <text:p>PHYSICAL_FINESSE_PERCEPTION_ACCURACY:10</text:p>
          </table:table-cell>
          <table:table-cell/>
          <table:table-cell office:value-type="string" calcext:value-type="string">
            <text:p>FAITH:0</text:p>
            <text:p>PERCEPTION:0</text:p>
          </table:table-cell>
          <table:table-cell table:number-columns-repeated="2"/>
          <table:table-cell office:value-type="string" calcext:value-type="string">
            <text:p>FAITH:0:0:0:0:0:0:0:0:0:0:0</text:p>
            <text:p>PERCEPTION:0:0:0:0:0:0:0:0:0:0:0</text:p>
          </table:table-cell>
          <table:table-cell table:number-columns-repeated="4"/>
          <table:table-cell office:value-type="string" calcext:value-type="string">
            <text:p>FAITH:0</text:p>
            <text:p>PERCEPTION: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MIXED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AWARENESS</text:p>
          </table:table-cell>
          <table:table-cell office:value-type="string" calcext:value-type="string">
            <text:p>DARK_RANGER</text:p>
          </table:table-cell>
          <table:table-cell office:value-type="string" calcext:value-type="string">
            <text:p>Dark Ranger</text:p>
          </table:table-cell>
          <table:table-cell office:value-type="string" calcext:value-type="string">
            <text:p>Dark Rangers</text:p>
          </table:table-cell>
          <table:table-cell office:value-type="string" calcext:value-type="string">
            <text:p>Dark Ranger</text:p>
          </table:table-cell>
          <table:table-cell office:value-type="string" calcext:value-type="string">
            <text:p>Tier 1 Divine + Tier 2 Finess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0:200:300:400:500:600:700:800:900:1000</text:p>
          </table:table-cell>
          <table:table-cell office:value-type="string" calcext:value-type="string">
            <text:p>MAGICAL_DIVINE_DARK_BASE_BASE:10</text:p>
            <text:p>PHYSICAL_FINESSE_PERCEPTION_AWARENESS:10</text:p>
          </table:table-cell>
          <table:table-cell/>
          <table:table-cell office:value-type="string" calcext:value-type="string">
            <text:p>FAITH:0</text:p>
            <text:p>PERCEPTION:0</text:p>
          </table:table-cell>
          <table:table-cell table:number-columns-repeated="2"/>
          <table:table-cell office:value-type="string" calcext:value-type="string">
            <text:p>FAITH:0:0:0:0:0:0:0:0:0:0:0</text:p>
            <text:p>PERCEPTION:0:0:0:0:0:0:0:0:0:0:0</text:p>
          </table:table-cell>
          <table:table-cell table:number-columns-repeated="4"/>
          <table:table-cell office:value-type="string" calcext:value-type="string">
            <text:p>FAITH:0</text:p>
            <text:p>PERCEPTION: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MIXED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GUILE</text:p>
          </table:table-cell>
          <table:table-cell office:value-type="string" calcext:value-type="string">
            <text:p>INQUISITOR</text:p>
          </table:table-cell>
          <table:table-cell office:value-type="string" calcext:value-type="string">
            <text:p>Inquisitor</text:p>
          </table:table-cell>
          <table:table-cell office:value-type="string" calcext:value-type="string">
            <text:p>Inquisitors</text:p>
          </table:table-cell>
          <table:table-cell office:value-type="string" calcext:value-type="string">
            <text:p>Inquisitor</text:p>
          </table:table-cell>
          <table:table-cell office:value-type="string" calcext:value-type="string">
            <text:p>Tier 1 Divine + Tier 2 Finess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0:200:300:400:500:600:700:800:900:1000</text:p>
          </table:table-cell>
          <table:table-cell office:value-type="string" calcext:value-type="string">
            <text:p>MAGICAL_DIVINE_LIGHT_BASE:10</text:p>
            <text:p>PHYSICAL_FINESSE_AGILITY_GUILE:10</text:p>
          </table:table-cell>
          <table:table-cell/>
          <table:table-cell office:value-type="string" calcext:value-type="string">
            <text:p>FAITH:0</text:p>
            <text:p>AGILITY:0</text:p>
          </table:table-cell>
          <table:table-cell table:number-columns-repeated="2"/>
          <table:table-cell office:value-type="string" calcext:value-type="string">
            <text:p>FAITH:0:0:0:0:0:0:0:0:0:0:0</text:p>
            <text:p>AGILITY:0:0:0:0:0:0:0:0:0:0:0</text:p>
          </table:table-cell>
          <table:table-cell table:number-columns-repeated="4"/>
          <table:table-cell office:value-type="string" calcext:value-type="string">
            <text:p>FAITH:0</text:p>
            <text:p>AGILITY: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MIXED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DEXTERITY</text:p>
          </table:table-cell>
          <table:table-cell office:value-type="string" calcext:value-type="string">
            <text:p>SHADE</text:p>
          </table:table-cell>
          <table:table-cell office:value-type="string" calcext:value-type="string">
            <text:p>Shade</text:p>
          </table:table-cell>
          <table:table-cell office:value-type="string" calcext:value-type="string">
            <text:p>Shades</text:p>
          </table:table-cell>
          <table:table-cell office:value-type="string" calcext:value-type="string">
            <text:p>Shade</text:p>
          </table:table-cell>
          <table:table-cell office:value-type="string" calcext:value-type="string">
            <text:p>Tier 1 Divine + Tier 2 Finess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0:200:300:400:500:600:700:800:900:1000</text:p>
          </table:table-cell>
          <table:table-cell office:value-type="string" calcext:value-type="string">
            <text:p>MAGICAL_DIVINE_DARK_BASE:10</text:p>
            <text:p>PHYSICAL_FINESSE_AGILITY_DEXTERITY:10</text:p>
          </table:table-cell>
          <table:table-cell/>
          <table:table-cell office:value-type="string" calcext:value-type="string">
            <text:p>FAITH:0</text:p>
            <text:p>AGILITY:0</text:p>
          </table:table-cell>
          <table:table-cell table:number-columns-repeated="2"/>
          <table:table-cell office:value-type="string" calcext:value-type="string">
            <text:p>FAITH:0:0:0:0:0:0:0:0:0:0:0</text:p>
            <text:p>AGILITY:0:0:0:0:0:0:0:0:0:0:0</text:p>
          </table:table-cell>
          <table:table-cell table:number-columns-repeated="4"/>
          <table:table-cell office:value-type="string" calcext:value-type="string">
            <text:p>FAITH:0</text:p>
            <text:p>AGILITY: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MIXED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DEATH_KNIGHT</text:p>
          </table:table-cell>
          <table:table-cell office:value-type="string" calcext:value-type="string">
            <text:p>Death Knight</text:p>
          </table:table-cell>
          <table:table-cell office:value-type="string" calcext:value-type="string">
            <text:p>Death Knights</text:p>
          </table:table-cell>
          <table:table-cell office:value-type="string" calcext:value-type="string">
            <text:p>Death Knight</text:p>
          </table:table-cell>
          <table:table-cell office:value-type="string" calcext:value-type="string">
            <text:p>Tier 1 Divine + Tier 2 Migh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0:200:300:400:500:600:700:800:900:1000</text:p>
          </table:table-cell>
          <table:table-cell office:value-type="string" calcext:value-type="string">
            <text:p>MAGICAL_DIVINE_DARK_BASE:10</text:p>
            <text:p>PHYSICAL_MIGHT_TOUGHNESS_ARMOR:10</text:p>
          </table:table-cell>
          <table:table-cell/>
          <table:table-cell office:value-type="string" calcext:value-type="string">
            <text:p>FAITH:0</text:p>
            <text:p>TOUGHNESS:0</text:p>
          </table:table-cell>
          <table:table-cell table:number-columns-repeated="2"/>
          <table:table-cell office:value-type="string" calcext:value-type="string">
            <text:p>FAITH:0:0:0:0:0:0:0:0:0:0:0</text:p>
            <text:p>TOUGHNESS:0:0:0:0:0:0:0:0:0:0:0</text:p>
          </table:table-cell>
          <table:table-cell table:number-columns-repeated="4"/>
          <table:table-cell office:value-type="string" calcext:value-type="string">
            <text:p>FAITH:0</text:p>
            <text:p>TOUGHNESS: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MIXED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PALADIN</text:p>
          </table:table-cell>
          <table:table-cell office:value-type="string" calcext:value-type="string">
            <text:p>Paladin</text:p>
          </table:table-cell>
          <table:table-cell office:value-type="string" calcext:value-type="string">
            <text:p>Paladins</text:p>
          </table:table-cell>
          <table:table-cell office:value-type="string" calcext:value-type="string">
            <text:p>Paladin</text:p>
          </table:table-cell>
          <table:table-cell office:value-type="string" calcext:value-type="string">
            <text:p>Tier 1 Divine + Tier 2 Migh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0:200:300:400:500:600:700:800:900:1000</text:p>
          </table:table-cell>
          <table:table-cell office:value-type="string" calcext:value-type="string">
            <text:p>MAGICAL_DIVINE_LIGHT_BASE:10</text:p>
            <text:p>PHYSICAL_MIGHT_TOUGHNESS_DEFENSE:10</text:p>
          </table:table-cell>
          <table:table-cell/>
          <table:table-cell office:value-type="string" calcext:value-type="string">
            <text:p>FAITH:0</text:p>
            <text:p>TOUGHNESS:0</text:p>
          </table:table-cell>
          <table:table-cell table:number-columns-repeated="2"/>
          <table:table-cell office:value-type="string" calcext:value-type="string">
            <text:p>FAITH:0:0:0:0:0:0:0:0:0:0:0</text:p>
            <text:p>TOUGHNESS:0:0:0:0:0:0:0:0:0:0:0</text:p>
          </table:table-cell>
          <table:table-cell table:number-columns-repeated="4"/>
          <table:table-cell office:value-type="string" calcext:value-type="string">
            <text:p>FAITH:0</text:p>
            <text:p>TOUGHNESS: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MIXED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SUN_WEAVER</text:p>
          </table:table-cell>
          <table:table-cell office:value-type="string" calcext:value-type="string">
            <text:p>Sun Weaver</text:p>
          </table:table-cell>
          <table:table-cell office:value-type="string" calcext:value-type="string">
            <text:p>Sun Weavers</text:p>
          </table:table-cell>
          <table:table-cell office:value-type="string" calcext:value-type="string">
            <text:p>Sun Weaver</text:p>
          </table:table-cell>
          <table:table-cell office:value-type="string" calcext:value-type="string">
            <text:p>Tier 1 Divine + Tier 2 Migh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0:200:300:400:500:600:700:800:900:1000</text:p>
          </table:table-cell>
          <table:table-cell office:value-type="string" calcext:value-type="string">
            <text:p>MAGICAL_DIVINE_LIGHT_BASE:10</text:p>
            <text:p>PHYSICAL_MIGHT_STRENGTH_MELEE:10</text:p>
          </table:table-cell>
          <table:table-cell/>
          <table:table-cell office:value-type="string" calcext:value-type="string">
            <text:p>FAITH:0</text:p>
            <text:p>STRENGTH:0</text:p>
          </table:table-cell>
          <table:table-cell table:number-columns-repeated="2"/>
          <table:table-cell office:value-type="string" calcext:value-type="string">
            <text:p>FAITH:0:0:0:0:0:0:0:0:0:0:0</text:p>
            <text:p>STRENGTH:0:0:0:0:0:0:0:0:0:0:0</text:p>
          </table:table-cell>
          <table:table-cell table:number-columns-repeated="4"/>
          <table:table-cell office:value-type="string" calcext:value-type="string">
            <text:p>FAITH:0</text:p>
            <text:p>STRENGTH: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MIXED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HADOW_BLADE</text:p>
          </table:table-cell>
          <table:table-cell office:value-type="string" calcext:value-type="string">
            <text:p>Shadow Blade</text:p>
          </table:table-cell>
          <table:table-cell office:value-type="string" calcext:value-type="string">
            <text:p>Shadow Blades</text:p>
          </table:table-cell>
          <table:table-cell office:value-type="string" calcext:value-type="string">
            <text:p>Shadow Blade</text:p>
          </table:table-cell>
          <table:table-cell office:value-type="string" calcext:value-type="string">
            <text:p>Tier 1 Divine + Tier 2 Migh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0:200:300:400:500:600:700:800:900:1000</text:p>
          </table:table-cell>
          <table:table-cell office:value-type="string" calcext:value-type="string">
            <text:p>MAGICAL_DIVINE_SHADOW_BASE:10</text:p>
            <text:p>PHYSICAL_MIGHT_STRENGTH_WEAPONS:10</text:p>
          </table:table-cell>
          <table:table-cell/>
          <table:table-cell office:value-type="string" calcext:value-type="string">
            <text:p>FAITH:0</text:p>
            <text:p>STRENGTH:0</text:p>
          </table:table-cell>
          <table:table-cell table:number-columns-repeated="2"/>
          <table:table-cell office:value-type="string" calcext:value-type="string">
            <text:p>FAITH:0:0:0:0:0:0:0:0:0:0:0</text:p>
            <text:p>STRENGTH:0:0:0:0:0:0:0:0:0:0:0</text:p>
          </table:table-cell>
          <table:table-cell table:number-columns-repeated="4"/>
          <table:table-cell office:value-type="string" calcext:value-type="string">
            <text:p>FAITH:0</text:p>
            <text:p>STRENGTH: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MIXED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ETHEREAL_HUNTER</text:p>
          </table:table-cell>
          <table:table-cell office:value-type="string" calcext:value-type="string">
            <text:p>Ethereal Hunter</text:p>
          </table:table-cell>
          <table:table-cell office:value-type="string" calcext:value-type="string">
            <text:p>Ethereal Hunters</text:p>
          </table:table-cell>
          <table:table-cell office:value-type="string" calcext:value-type="string">
            <text:p>Ethereal Hunter</text:p>
          </table:table-cell>
          <table:table-cell office:value-type="string" calcext:value-type="string">
            <text:p>Tier 2 Nature + Tier 2 Finess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0:200:300:400:500:600:700:800:900:1000</text:p>
          </table:table-cell>
          <table:table-cell office:value-type="string" calcext:value-type="string">
            <text:p>MAGICAL_NATURE_DEAD_SPIRIT:10</text:p>
            <text:p>PHYSICAL_FINESSE_PERCEPTION_ACCURACY:10</text:p>
          </table:table-cell>
          <table:table-cell/>
          <table:table-cell office:value-type="string" calcext:value-type="string">
            <text:p>WISDOM:0</text:p>
            <text:p>PERCEPTION:0</text:p>
          </table:table-cell>
          <table:table-cell table:number-columns-repeated="2"/>
          <table:table-cell office:value-type="string" calcext:value-type="string">
            <text:p>WISDOM:0:0:0:0:0:0:0:0:0:0:0</text:p>
            <text:p>PERCEPTION:0:0:0:0:0:0:0:0:0:0:0</text:p>
          </table:table-cell>
          <table:table-cell table:number-columns-repeated="4"/>
          <table:table-cell office:value-type="string" calcext:value-type="string">
            <text:p>WISDOM:0</text:p>
            <text:p>PERCEPTION: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MIXED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AWARENESS</text:p>
          </table:table-cell>
          <table:table-cell office:value-type="string" calcext:value-type="string">
            <text:p>STRIDER</text:p>
          </table:table-cell>
          <table:table-cell office:value-type="string" calcext:value-type="string">
            <text:p>Strider</text:p>
          </table:table-cell>
          <table:table-cell office:value-type="string" calcext:value-type="string">
            <text:p>Striders</text:p>
          </table:table-cell>
          <table:table-cell office:value-type="string" calcext:value-type="string">
            <text:p>Strider</text:p>
          </table:table-cell>
          <table:table-cell office:value-type="string" calcext:value-type="string">
            <text:p>Tier 2 Nature + Tier 2 Finess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0:200:300:400:500:600:700:800:900:1000</text:p>
          </table:table-cell>
          <table:table-cell office:value-type="string" calcext:value-type="string">
            <text:p>MAGICAL_NATURE_DEAD_EARTH:10</text:p>
            <text:p>PHYSICAL_FINESSE_PERCEPTION_AWARENESS:10</text:p>
          </table:table-cell>
          <table:table-cell/>
          <table:table-cell office:value-type="string" calcext:value-type="string">
            <text:p>WISDOM:0</text:p>
            <text:p>PERCEPTION:0</text:p>
          </table:table-cell>
          <table:table-cell table:number-columns-repeated="2"/>
          <table:table-cell office:value-type="string" calcext:value-type="string">
            <text:p>WISDOM:0:0:0:0:0:0:0:0:0:0:0</text:p>
            <text:p>PERCEPTION:0:0:0:0:0:0:0:0:0:0:0</text:p>
          </table:table-cell>
          <table:table-cell table:number-columns-repeated="4"/>
          <table:table-cell office:value-type="string" calcext:value-type="string">
            <text:p>WISDOM:0</text:p>
            <text:p>PERCEPTION: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MIXED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GUILE</text:p>
          </table:table-cell>
          <table:table-cell office:value-type="string" calcext:value-type="string">
            <text:p>BARD</text:p>
          </table:table-cell>
          <table:table-cell office:value-type="string" calcext:value-type="string">
            <text:p>Bard</text:p>
          </table:table-cell>
          <table:table-cell office:value-type="string" calcext:value-type="string">
            <text:p>Bards</text:p>
          </table:table-cell>
          <table:table-cell office:value-type="string" calcext:value-type="string">
            <text:p>Bard</text:p>
          </table:table-cell>
          <table:table-cell office:value-type="string" calcext:value-type="string">
            <text:p>Tier 2 Nature + Tier 2 Finess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0:200:300:400:500:600:700:800:900:1000</text:p>
          </table:table-cell>
          <table:table-cell office:value-type="string" calcext:value-type="string">
            <text:p>MAGICAL_NATURE_LIVING_PLANT:10</text:p>
            <text:p>PHYSICAL_FINESSE_AGILITY_GUILE:10</text:p>
          </table:table-cell>
          <table:table-cell/>
          <table:table-cell office:value-type="string" calcext:value-type="string">
            <text:p>WISDOM:0</text:p>
            <text:p>AGILITY:0</text:p>
          </table:table-cell>
          <table:table-cell table:number-columns-repeated="2"/>
          <table:table-cell office:value-type="string" calcext:value-type="string">
            <text:p>WISDOM:0:0:0:0:0:0:0:0:0:0:0</text:p>
            <text:p>AGILITY:0:0:0:0:0:0:0:0:0:0:0</text:p>
          </table:table-cell>
          <table:table-cell table:number-columns-repeated="4"/>
          <table:table-cell office:value-type="string" calcext:value-type="string">
            <text:p>WISDOM:0</text:p>
            <text:p>AGILITY: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MIXED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DEXTERITY</text:p>
          </table:table-cell>
          <table:table-cell office:value-type="string" calcext:value-type="string">
            <text:p>DERVISH</text:p>
          </table:table-cell>
          <table:table-cell office:value-type="string" calcext:value-type="string">
            <text:p>Dervish</text:p>
          </table:table-cell>
          <table:table-cell office:value-type="string" calcext:value-type="string">
            <text:p>Dervishes</text:p>
          </table:table-cell>
          <table:table-cell office:value-type="string" calcext:value-type="string">
            <text:p>Dervish</text:p>
          </table:table-cell>
          <table:table-cell office:value-type="string" calcext:value-type="string">
            <text:p>Tier 2 Nature + Tier 2 Finess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0:200:300:400:500:600:700:800:900:1000</text:p>
          </table:table-cell>
          <table:table-cell office:value-type="string" calcext:value-type="string">
            <text:p>MAGICAL_NATURE_LIVING_ANIMAL:10</text:p>
            <text:p>PHYSICAL_FINESSE_AGILITY_DEXTERITY:10</text:p>
          </table:table-cell>
          <table:table-cell/>
          <table:table-cell office:value-type="string" calcext:value-type="string">
            <text:p>WISDOM:0</text:p>
            <text:p>AGILITY:0</text:p>
          </table:table-cell>
          <table:table-cell table:number-columns-repeated="2"/>
          <table:table-cell office:value-type="string" calcext:value-type="string">
            <text:p>WISDOM:0:0:0:0:0:0:0:0:0:0:0</text:p>
            <text:p>AGILITY:0:0:0:0:0:0:0:0:0:0:0</text:p>
          </table:table-cell>
          <table:table-cell table:number-columns-repeated="4"/>
          <table:table-cell office:value-type="string" calcext:value-type="string">
            <text:p>WISDOM:0</text:p>
            <text:p>AGILITY: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MIXED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FEY_KNIGHT</text:p>
          </table:table-cell>
          <table:table-cell office:value-type="string" calcext:value-type="string">
            <text:p>Fey Knight</text:p>
          </table:table-cell>
          <table:table-cell office:value-type="string" calcext:value-type="string">
            <text:p>Fey Knights</text:p>
          </table:table-cell>
          <table:table-cell office:value-type="string" calcext:value-type="string">
            <text:p>Fey Knight</text:p>
          </table:table-cell>
          <table:table-cell office:value-type="string" calcext:value-type="string">
            <text:p>Tier 2 Nature + Tier 2 Migh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0:200:300:400:500:600:700:800:900:1000</text:p>
          </table:table-cell>
          <table:table-cell office:value-type="string" calcext:value-type="string">
            <text:p>MAGICAL_NATURE_DEAD_SPIRIT:10</text:p>
            <text:p>PHYSICAL_MIGHT_TOUGHNESS_ARMOR:10</text:p>
          </table:table-cell>
          <table:table-cell/>
          <table:table-cell office:value-type="string" calcext:value-type="string">
            <text:p>WISDOM:0</text:p>
            <text:p>TOUGHNESS:0</text:p>
          </table:table-cell>
          <table:table-cell table:number-columns-repeated="2"/>
          <table:table-cell office:value-type="string" calcext:value-type="string">
            <text:p>WISDOM:0:0:0:0:0:0:0:0:0:0:0</text:p>
            <text:p>TOUGHNESS:0:0:0:0:0:0:0:0:0:0:0</text:p>
          </table:table-cell>
          <table:table-cell table:number-columns-repeated="4"/>
          <table:table-cell office:value-type="string" calcext:value-type="string">
            <text:p>WISDOM:0</text:p>
            <text:p>TOUGHNESS: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MIXED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GLADE_GUARDIAN</text:p>
          </table:table-cell>
          <table:table-cell office:value-type="string" calcext:value-type="string">
            <text:p>Glade Guardian</text:p>
          </table:table-cell>
          <table:table-cell office:value-type="string" calcext:value-type="string">
            <text:p>Glade Guardians</text:p>
          </table:table-cell>
          <table:table-cell office:value-type="string" calcext:value-type="string">
            <text:p>Glade Guardian</text:p>
          </table:table-cell>
          <table:table-cell office:value-type="string" calcext:value-type="string">
            <text:p>Tier 2 Nature + Tier 2 Migh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0:200:300:400:500:600:700:800:900:1000</text:p>
          </table:table-cell>
          <table:table-cell office:value-type="string" calcext:value-type="string">
            <text:p>MAGICAL_NATURE_LIVING_PLANT:10</text:p>
            <text:p>PHYSICAL_MIGHT_TOUGHNESS_DEFENSE:10</text:p>
          </table:table-cell>
          <table:table-cell/>
          <table:table-cell office:value-type="string" calcext:value-type="string">
            <text:p>WISDOM:0</text:p>
            <text:p>TOUGHNESS:0</text:p>
          </table:table-cell>
          <table:table-cell table:number-columns-repeated="2"/>
          <table:table-cell office:value-type="string" calcext:value-type="string">
            <text:p>WISDOM:0:0:0:0:0:0:0:0:0:0:0</text:p>
            <text:p>TOUGHNESS:0:0:0:0:0:0:0:0:0:0:0</text:p>
          </table:table-cell>
          <table:table-cell table:number-columns-repeated="4"/>
          <table:table-cell office:value-type="string" calcext:value-type="string">
            <text:p>WISDOM:0</text:p>
            <text:p>TOUGHNESS: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MIXED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WAR_SHAPER</text:p>
          </table:table-cell>
          <table:table-cell office:value-type="string" calcext:value-type="string">
            <text:p>War Shaper</text:p>
          </table:table-cell>
          <table:table-cell office:value-type="string" calcext:value-type="string">
            <text:p>War Shapers</text:p>
          </table:table-cell>
          <table:table-cell office:value-type="string" calcext:value-type="string">
            <text:p>War Shaper</text:p>
          </table:table-cell>
          <table:table-cell office:value-type="string" calcext:value-type="string">
            <text:p>Tier 2 Nature + Tier 2 Migh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0:200:300:400:500:600:700:800:900:1000</text:p>
          </table:table-cell>
          <table:table-cell office:value-type="string" calcext:value-type="string">
            <text:p>MAGICAL_NATURE_DEAD_EARTH:10</text:p>
            <text:p>PHYSICAL_MIGHT_STRENGTH_MELEE:10</text:p>
          </table:table-cell>
          <table:table-cell/>
          <table:table-cell office:value-type="string" calcext:value-type="string">
            <text:p>WISDOM:0</text:p>
            <text:p>STRENGTH:0</text:p>
          </table:table-cell>
          <table:table-cell table:number-columns-repeated="2"/>
          <table:table-cell office:value-type="string" calcext:value-type="string">
            <text:p>WISDOM:0:0:0:0:0:0:0:0:0:0:0</text:p>
            <text:p>STRENGTH:0:0:0:0:0:0:0:0:0:0:0</text:p>
          </table:table-cell>
          <table:table-cell table:number-columns-repeated="4"/>
          <table:table-cell office:value-type="string" calcext:value-type="string">
            <text:p>WISDOM:0</text:p>
            <text:p>STRENGTH: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MIXED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AVENGER</text:p>
          </table:table-cell>
          <table:table-cell office:value-type="string" calcext:value-type="string">
            <text:p>Avenger</text:p>
          </table:table-cell>
          <table:table-cell office:value-type="string" calcext:value-type="string">
            <text:p>Avengers</text:p>
          </table:table-cell>
          <table:table-cell office:value-type="string" calcext:value-type="string">
            <text:p>Avenger</text:p>
          </table:table-cell>
          <table:table-cell office:value-type="string" calcext:value-type="string">
            <text:p>Tier 2 Nature + Tier 2 Migh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0:200:300:400:500:600:700:800:900:1000</text:p>
          </table:table-cell>
          <table:table-cell office:value-type="string" calcext:value-type="string">
            <text:p>MAGICAL_NATURE_LIVING_ANIMAL:10</text:p>
            <text:p>PHYSICAL_MIGHT_STRENGTH_WEAPONS:10</text:p>
          </table:table-cell>
          <table:table-cell/>
          <table:table-cell office:value-type="string" calcext:value-type="string">
            <text:p>WISDOM:0</text:p>
            <text:p>STRENGTH:0</text:p>
          </table:table-cell>
          <table:table-cell table:number-columns-repeated="2"/>
          <table:table-cell office:value-type="string" calcext:value-type="string">
            <text:p>WISDOM:0:0:0:0:0:0:0:0:0:0:0</text:p>
            <text:p>STRENGTH:0:0:0:0:0:0:0:0:0:0:0</text:p>
          </table:table-cell>
          <table:table-cell table:number-columns-repeated="4"/>
          <table:table-cell office:value-type="string" calcext:value-type="string">
            <text:p>WISDOM:0</text:p>
            <text:p>STRENGTH: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MIXED</text:p>
          </table:table-cell>
          <table:table-cell office:value-type="string" calcext:value-type="string">
            <text:p>BEING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DEXTERITY</text:p>
          </table:table-cell>
          <table:table-cell office:value-type="string" calcext:value-type="string">
            <text:p>BLOOD_STALKER</text:p>
          </table:table-cell>
          <table:table-cell office:value-type="string" calcext:value-type="string">
            <text:p>Blood Stalker</text:p>
          </table:table-cell>
          <table:table-cell office:value-type="string" calcext:value-type="string">
            <text:p>Blood Stalkers</text:p>
          </table:table-cell>
          <table:table-cell office:value-type="string" calcext:value-type="string">
            <text:p>Blood Stalker</text:p>
          </table:table-cell>
          <table:table-cell office:value-type="string" calcext:value-type="string">
            <text:p>Tier 2 Being + Tier 2 Finess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0:200:300:400:500:600:700:800:900:1000</text:p>
          </table:table-cell>
          <table:table-cell office:value-type="string" calcext:value-type="string">
            <text:p>MAGICAL_BODY_BLOOD_BASE:10</text:p>
            <text:p>PHYSICAL_FINESSE_AGILITY_DEXTERITY:10</text:p>
          </table:table-cell>
          <table:table-cell/>
          <table:table-cell office:value-type="string" calcext:value-type="string">
            <text:p>AGILITY:0</text:p>
          </table:table-cell>
          <table:table-cell table:number-columns-repeated="2"/>
          <table:table-cell office:value-type="string" calcext:value-type="string">
            <text:p>AGILITY:0:0:0:0:0:0:0:0:0:0:0</text:p>
          </table:table-cell>
          <table:table-cell table:number-columns-repeated="4"/>
          <table:table-cell office:value-type="string" calcext:value-type="string">
            <text:p>AGILITY: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MIXED</text:p>
          </table:table-cell>
          <table:table-cell office:value-type="string" calcext:value-type="string">
            <text:p>BEING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BONE_ARCHER</text:p>
          </table:table-cell>
          <table:table-cell office:value-type="string" calcext:value-type="string">
            <text:p>Bone Archer</text:p>
          </table:table-cell>
          <table:table-cell office:value-type="string" calcext:value-type="string">
            <text:p>Bone Archers</text:p>
          </table:table-cell>
          <table:table-cell office:value-type="string" calcext:value-type="string">
            <text:p>Bone Archer</text:p>
          </table:table-cell>
          <table:table-cell office:value-type="string" calcext:value-type="string">
            <text:p>Tier 2 Being + Tier 2 Finess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0:200:300:400:500:600:700:800:900:1000</text:p>
          </table:table-cell>
          <table:table-cell office:value-type="string" calcext:value-type="string">
            <text:p>MAGICAL_BODY_BONE_BASE:10</text:p>
            <text:p>PHYSICAL_FINESSE_PERCEPTION_ACCURACY:10</text:p>
          </table:table-cell>
          <table:table-cell/>
          <table:table-cell office:value-type="string" calcext:value-type="string">
            <text:p>PERCEPTION:0</text:p>
          </table:table-cell>
          <table:table-cell table:number-columns-repeated="2"/>
          <table:table-cell office:value-type="string" calcext:value-type="string">
            <text:p>PERCEPTION:0:0:0:0:0:0:0:0:0:0:0</text:p>
          </table:table-cell>
          <table:table-cell table:number-columns-repeated="4"/>
          <table:table-cell office:value-type="string" calcext:value-type="string">
            <text:p>PERCEPTION: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MIXED</text:p>
          </table:table-cell>
          <table:table-cell office:value-type="string" calcext:value-type="string">
            <text:p>BEING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ILLUSION</text:p>
          </table:table-cell>
          <table:table-cell office:value-type="string" calcext:value-type="string">
            <text:p>AWARENESS</text:p>
          </table:table-cell>
          <table:table-cell office:value-type="string" calcext:value-type="string">
            <text:p>ILLUSIONARY_PREDATOR</text:p>
          </table:table-cell>
          <table:table-cell office:value-type="string" calcext:value-type="string">
            <text:p>Illusionary Predator</text:p>
          </table:table-cell>
          <table:table-cell office:value-type="string" calcext:value-type="string">
            <text:p>Illusionary Predators</text:p>
          </table:table-cell>
          <table:table-cell office:value-type="string" calcext:value-type="string">
            <text:p>Illusionary Predator</text:p>
          </table:table-cell>
          <table:table-cell office:value-type="string" calcext:value-type="string">
            <text:p>Tier 2 Being + Tier 2 Finess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0:200:300:400:500:600:700:800:900:1000</text:p>
          </table:table-cell>
          <table:table-cell office:value-type="string" calcext:value-type="string">
            <text:p>MAGICAL_MENTAL_ILLUSION_BASE:10</text:p>
            <text:p>PHYSICAL_FINESSE_PERCEPTION_AWARENESS:10</text:p>
          </table:table-cell>
          <table:table-cell/>
          <table:table-cell office:value-type="string" calcext:value-type="string">
            <text:p>PERCEPTION:0</text:p>
          </table:table-cell>
          <table:table-cell table:number-columns-repeated="2"/>
          <table:table-cell office:value-type="string" calcext:value-type="string">
            <text:p>PERCEPTION:0:0:0:0:0:0:0:0:0:0:0</text:p>
          </table:table-cell>
          <table:table-cell table:number-columns-repeated="4"/>
          <table:table-cell office:value-type="string" calcext:value-type="string">
            <text:p>PERCEPTION: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MIXED</text:p>
          </table:table-cell>
          <table:table-cell office:value-type="string" calcext:value-type="string">
            <text:p>BEING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THOUGHT</text:p>
          </table:table-cell>
          <table:table-cell office:value-type="string" calcext:value-type="string">
            <text:p>GUILE</text:p>
          </table:table-cell>
          <table:table-cell office:value-type="string" calcext:value-type="string">
            <text:p>CHARMER</text:p>
          </table:table-cell>
          <table:table-cell office:value-type="string" calcext:value-type="string">
            <text:p>Charmer</text:p>
          </table:table-cell>
          <table:table-cell office:value-type="string" calcext:value-type="string">
            <text:p>Charmers</text:p>
          </table:table-cell>
          <table:table-cell office:value-type="string" calcext:value-type="string">
            <text:p>Charmer</text:p>
          </table:table-cell>
          <table:table-cell office:value-type="string" calcext:value-type="string">
            <text:p>Tier 2 Being + Tier 2 Finess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0:200:300:400:500:600:700:800:900:1000</text:p>
          </table:table-cell>
          <table:table-cell office:value-type="string" calcext:value-type="string">
            <text:p>MAGICAL_MENTAL_EMOTION_BASE:10</text:p>
            <text:p>PHYSICAL_FINESSE_AGILITY_GUILE:10</text:p>
          </table:table-cell>
          <table:table-cell/>
          <table:table-cell office:value-type="string" calcext:value-type="string">
            <text:p>AGILITY:0</text:p>
          </table:table-cell>
          <table:table-cell table:number-columns-repeated="2"/>
          <table:table-cell office:value-type="string" calcext:value-type="string">
            <text:p>AGILITY:0:0:0:0:0:0:0:0:0:0:0</text:p>
          </table:table-cell>
          <table:table-cell table:number-columns-repeated="4"/>
          <table:table-cell office:value-type="string" calcext:value-type="string">
            <text:p>AGILITY: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MIXED</text:p>
          </table:table-cell>
          <table:table-cell office:value-type="string" calcext:value-type="string">
            <text:p>BEING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BLOOD_KNIGHT</text:p>
          </table:table-cell>
          <table:table-cell office:value-type="string" calcext:value-type="string">
            <text:p>Blood Knight</text:p>
          </table:table-cell>
          <table:table-cell office:value-type="string" calcext:value-type="string">
            <text:p>Blood Knights</text:p>
          </table:table-cell>
          <table:table-cell office:value-type="string" calcext:value-type="string">
            <text:p>Blood Knight</text:p>
          </table:table-cell>
          <table:table-cell office:value-type="string" calcext:value-type="string">
            <text:p>Tier 2 Being + Tier 2 Migh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0:200:300:400:500:600:700:800:900:1000</text:p>
          </table:table-cell>
          <table:table-cell office:value-type="string" calcext:value-type="string">
            <text:p>MAGICAL_BODY_BLOOD_BASE:10</text:p>
            <text:p>PHYSICAL_MIGHT_TOUGHNESS_ARMOR:10</text:p>
          </table:table-cell>
          <table:table-cell/>
          <table:table-cell office:value-type="string" calcext:value-type="string">
            <text:p>TOUGHNESS:0</text:p>
          </table:table-cell>
          <table:table-cell table:number-columns-repeated="2"/>
          <table:table-cell office:value-type="string" calcext:value-type="string">
            <text:p>TOUGHNESS:0:0:0:0:0:0:0:0:0:0:0</text:p>
          </table:table-cell>
          <table:table-cell table:number-columns-repeated="4"/>
          <table:table-cell office:value-type="string" calcext:value-type="string">
            <text:p>TOUGHNESS: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MIXED</text:p>
          </table:table-cell>
          <table:table-cell office:value-type="string" calcext:value-type="string">
            <text:p>BEING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BONE_VANGUARD</text:p>
          </table:table-cell>
          <table:table-cell office:value-type="string" calcext:value-type="string">
            <text:p>Bone Vanguard</text:p>
          </table:table-cell>
          <table:table-cell office:value-type="string" calcext:value-type="string">
            <text:p>Bone Vanguards</text:p>
          </table:table-cell>
          <table:table-cell office:value-type="string" calcext:value-type="string">
            <text:p>Bone Vanguard</text:p>
          </table:table-cell>
          <table:table-cell office:value-type="string" calcext:value-type="string">
            <text:p>Tier 2 Being + Tier 2 Migh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0:200:300:400:500:600:700:800:900:1000</text:p>
          </table:table-cell>
          <table:table-cell office:value-type="string" calcext:value-type="string">
            <text:p>MAGICAL_BODY_BONE_BASE:10</text:p>
            <text:p>PHYSICAL_MIGHT_TOUGHNESS_DEFENSE:10</text:p>
          </table:table-cell>
          <table:table-cell/>
          <table:table-cell office:value-type="string" calcext:value-type="string">
            <text:p>TOUGHNESS:0</text:p>
          </table:table-cell>
          <table:table-cell table:number-columns-repeated="2"/>
          <table:table-cell office:value-type="string" calcext:value-type="string">
            <text:p>TOUGHNESS:0:0:0:0:0:0:0:0:0:0:0</text:p>
          </table:table-cell>
          <table:table-cell table:number-columns-repeated="4"/>
          <table:table-cell office:value-type="string" calcext:value-type="string">
            <text:p>TOUGHNESS: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MIXED</text:p>
          </table:table-cell>
          <table:table-cell office:value-type="string" calcext:value-type="string">
            <text:p>BEING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ILLUSIO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ILLUSORY_BLADE</text:p>
          </table:table-cell>
          <table:table-cell office:value-type="string" calcext:value-type="string">
            <text:p>Illusory Blade</text:p>
          </table:table-cell>
          <table:table-cell office:value-type="string" calcext:value-type="string">
            <text:p>Illusory Blades</text:p>
          </table:table-cell>
          <table:table-cell office:value-type="string" calcext:value-type="string">
            <text:p>Illusory Blade</text:p>
          </table:table-cell>
          <table:table-cell office:value-type="string" calcext:value-type="string">
            <text:p>Tier 2 Being + Tier 2 Migh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0:200:300:400:500:600:700:800:900:1000</text:p>
          </table:table-cell>
          <table:table-cell office:value-type="string" calcext:value-type="string">
            <text:p>MAGICAL_MENTAL_ILLUSION_BASE:10</text:p>
            <text:p>PHYSICAL_MIGHT_STRENGTH_WEAPONS:10</text:p>
          </table:table-cell>
          <table:table-cell/>
          <table:table-cell office:value-type="string" calcext:value-type="string">
            <text:p>STRENGTH:0</text:p>
          </table:table-cell>
          <table:table-cell table:number-columns-repeated="2"/>
          <table:table-cell office:value-type="string" calcext:value-type="string">
            <text:p>STRENGTH:0:0:0:0:0:0:0:0:0:0:0</text:p>
          </table:table-cell>
          <table:table-cell table:number-columns-repeated="4"/>
          <table:table-cell office:value-type="string" calcext:value-type="string">
            <text:p>STRENGTH: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MIXED</text:p>
          </table:table-cell>
          <table:table-cell office:value-type="string" calcext:value-type="string">
            <text:p>BEING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THOUGHT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BERSERKER</text:p>
          </table:table-cell>
          <table:table-cell office:value-type="string" calcext:value-type="string">
            <text:p>Berserker</text:p>
          </table:table-cell>
          <table:table-cell office:value-type="string" calcext:value-type="string">
            <text:p>Berserkers</text:p>
          </table:table-cell>
          <table:table-cell office:value-type="string" calcext:value-type="string">
            <text:p>Berserker</text:p>
          </table:table-cell>
          <table:table-cell office:value-type="string" calcext:value-type="string">
            <text:p>Tier 2 Being + Tier 2 Migh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0:200:300:400:500:600:700:800:900:1000</text:p>
          </table:table-cell>
          <table:table-cell office:value-type="string" calcext:value-type="string">
            <text:p>MAGICAL_MENTAL_EMOTION_BASE:10</text:p>
            <text:p>PHYSICAL_MIGHT_STRENGTH_MELEE:10</text:p>
          </table:table-cell>
          <table:table-cell/>
          <table:table-cell office:value-type="string" calcext:value-type="string">
            <text:p>STRENGTH:0</text:p>
          </table:table-cell>
          <table:table-cell table:number-columns-repeated="2"/>
          <table:table-cell office:value-type="string" calcext:value-type="string">
            <text:p>STRENGTH:0:0:0:0:0:0:0:0:0:0:0</text:p>
          </table:table-cell>
          <table:table-cell table:number-columns-repeated="4"/>
          <table:table-cell office:value-type="string" calcext:value-type="string">
            <text:p>STRENGTH:0</text:p>
          </table:table-cell>
          <table:table-cell table:number-columns-repeated="100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ce" table:style-name="ta1">
        <table:table-column table:style-name="co55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56" table:default-cell-style-name="Default"/>
        <table:table-column table:style-name="co43" table:default-cell-style-name="Default"/>
        <table:table-column table:style-name="co57" table:number-columns-repeated="2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28" table:default-cell-style-name="Default"/>
        <table:table-column table:style-name="co20" table:default-cell-style-name="Default"/>
        <table:table-column table:style-name="co61" table:number-columns-repeated="2" table:default-cell-style-name="Default"/>
        <table:table-column table:style-name="co43" table:default-cell-style-name="Default"/>
        <table:table-column table:style-name="co15" table:default-cell-style-name="Default"/>
        <table:table-column table:style-name="co33" table:default-cell-style-name="Default"/>
        <table:table-column table:style-name="co53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35" table:default-cell-style-name="Default"/>
        <table:table-column table:style-name="co63" table:default-cell-style-name="Default"/>
        <table:table-column table:style-name="co53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35" table:default-cell-style-name="Default"/>
        <table:table-column table:style-name="co63" table:default-cell-style-name="Default"/>
        <table:table-column table:style-name="co64" table:number-columns-repeated="5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Sphere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Discipline</text:p>
          </table:table-cell>
          <table:table-cell office:value-type="string" calcext:value-type="string">
            <text:p>Sub Discipline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ame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evels</text:p>
          </table:table-cell>
          <table:table-cell office:value-type="string" calcext:value-type="string">
            <text:p>Experience</text:p>
          </table:table-cell>
          <table:table-cell office:value-type="string" calcext:value-type="string">
            <text:p>R Classes</text:p>
          </table:table-cell>
          <table:table-cell office:value-type="string" calcext:value-type="string">
            <text:p>F Classes</text:p>
          </table:table-cell>
          <table:table-cell office:value-type="string" calcext:value-type="string">
            <text:p>R Attributes</text:p>
          </table:table-cell>
          <table:table-cell office:value-type="string" calcext:value-type="string">
            <text:p>R Skills</text:p>
          </table:table-cell>
          <table:table-cell office:value-type="string" calcext:value-type="string">
            <text:p>R Stats</text:p>
          </table:table-cell>
          <table:table-cell office:value-type="string" calcext:value-type="string">
            <text:p>B Attributes</text:p>
          </table:table-cell>
          <table:table-cell office:value-type="string" calcext:value-type="string">
            <text:p>B Resistances</text:p>
          </table:table-cell>
          <table:table-cell office:value-type="string" calcext:value-type="string">
            <text:p>B Skills</text:p>
          </table:table-cell>
          <table:table-cell office:value-type="string" calcext:value-type="string">
            <text:p>B Stats</text:p>
          </table:table-cell>
          <table:table-cell office:value-type="string" calcext:value-type="string">
            <text:p>B Traits</text:p>
          </table:table-cell>
          <table:table-cell office:value-type="string" calcext:value-type="string">
            <text:p>LB Attributes</text:p>
          </table:table-cell>
          <table:table-cell office:value-type="string" calcext:value-type="string">
            <text:p>LB Resistances</text:p>
          </table:table-cell>
          <table:table-cell office:value-type="string" calcext:value-type="string">
            <text:p>LB Skills</text:p>
          </table:table-cell>
          <table:table-cell office:value-type="string" calcext:value-type="string">
            <text:p>LB Stats</text:p>
          </table:table-cell>
          <table:table-cell office:value-type="string" calcext:value-type="string">
            <text:p>LB Traits</text:p>
          </table:table-cell>
          <table:table-cell office:value-type="string" calcext:value-type="string">
            <text:p>Spell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CE</text:p>
          </table:table-cell>
          <table:table-cell office:value-type="string" calcext:value-type="string">
            <text:p>ASHARI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ASHARI</text:p>
          </table:table-cell>
          <table:table-cell office:value-type="string" calcext:value-type="string">
            <text:p>Ashari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CE</text:p>
          </table:table-cell>
          <table:table-cell office:value-type="string" calcext:value-type="string">
            <text:p>COATL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COATL</text:p>
          </table:table-cell>
          <table:table-cell office:value-type="string" calcext:value-type="string">
            <text:p>Coatl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CE</text:p>
          </table:table-cell>
          <table:table-cell office:value-type="string" calcext:value-type="string">
            <text:p>HUMAN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Human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CE</text:p>
          </table:table-cell>
          <table:table-cell office:value-type="string" calcext:value-type="string">
            <text:p>DWARF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DWARF</text:p>
          </table:table-cell>
          <table:table-cell office:value-type="string" calcext:value-type="string">
            <text:p>Dwarf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CE</text:p>
          </table:table-cell>
          <table:table-cell office:value-type="string" calcext:value-type="string">
            <text:p>GNOME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Gnome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CE</text:p>
          </table:table-cell>
          <table:table-cell office:value-type="string" calcext:value-type="string">
            <text:p>GOBLIN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GOBLIN</text:p>
          </table:table-cell>
          <table:table-cell office:value-type="string" calcext:value-type="string">
            <text:p>Goblin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CE</text:p>
          </table:table-cell>
          <table:table-cell office:value-type="string" calcext:value-type="string">
            <text:p>ELF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CE</text:p>
          </table:table-cell>
          <table:table-cell office:value-type="string" calcext:value-type="string">
            <text:p>ORC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ORC</text:p>
          </table:table-cell>
          <table:table-cell office:value-type="string" calcext:value-type="string">
            <text:p>Orc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CE</text:p>
          </table:table-cell>
          <table:table-cell office:value-type="string" calcext:value-type="string">
            <text:p>DROW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DROW</text:p>
          </table:table-cell>
          <table:table-cell office:value-type="string" calcext:value-type="string">
            <text:p>Drow</text:p>
          </table:table-cell>
          <table:table-cell table:number-columns-repeated="25"/>
        </table:table-row>
      </table:table>
      <table:table table:name="Profession" table:style-name="ta1">
        <table:table-column table:style-name="co1" table:number-columns-repeated="4" table:default-cell-style-name="Default"/>
        <table:table-column table:style-name="co43" table:default-cell-style-name="Default"/>
        <table:table-column table:style-name="co1" table:number-columns-repeated="23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Sphere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Discipline</text:p>
          </table:table-cell>
          <table:table-cell office:value-type="string" calcext:value-type="string">
            <text:p>Sub Discipline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ame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evels</text:p>
          </table:table-cell>
          <table:table-cell office:value-type="string" calcext:value-type="string">
            <text:p>Experience</text:p>
          </table:table-cell>
          <table:table-cell office:value-type="string" calcext:value-type="string">
            <text:p>R Classes</text:p>
          </table:table-cell>
          <table:table-cell office:value-type="string" calcext:value-type="string">
            <text:p>F Classes</text:p>
          </table:table-cell>
          <table:table-cell office:value-type="string" calcext:value-type="string">
            <text:p>R Attributes</text:p>
          </table:table-cell>
          <table:table-cell office:value-type="string" calcext:value-type="string">
            <text:p>R Skills</text:p>
          </table:table-cell>
          <table:table-cell office:value-type="string" calcext:value-type="string">
            <text:p>R Stats</text:p>
          </table:table-cell>
          <table:table-cell office:value-type="string" calcext:value-type="string">
            <text:p>B Attributes</text:p>
          </table:table-cell>
          <table:table-cell office:value-type="string" calcext:value-type="string">
            <text:p>B Resistances</text:p>
          </table:table-cell>
          <table:table-cell office:value-type="string" calcext:value-type="string">
            <text:p>B Skills</text:p>
          </table:table-cell>
          <table:table-cell office:value-type="string" calcext:value-type="string">
            <text:p>B Stats</text:p>
          </table:table-cell>
          <table:table-cell office:value-type="string" calcext:value-type="string">
            <text:p>B Traits</text:p>
          </table:table-cell>
          <table:table-cell office:value-type="string" calcext:value-type="string">
            <text:p>LB Attributes</text:p>
          </table:table-cell>
          <table:table-cell office:value-type="string" calcext:value-type="string">
            <text:p>LB Resistances</text:p>
          </table:table-cell>
          <table:table-cell office:value-type="string" calcext:value-type="string">
            <text:p>LB Skills</text:p>
          </table:table-cell>
          <table:table-cell office:value-type="string" calcext:value-type="string">
            <text:p>LB Stats</text:p>
          </table:table-cell>
          <table:table-cell office:value-type="string" calcext:value-type="string">
            <text:p>LB Traits</text:p>
          </table:table-cell>
          <table:table-cell office:value-type="string" calcext:value-type="string">
            <text:p>Spell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LCHEMIST</text:p>
          </table:table-cell>
          <table:table-cell table:number-columns-repeated="22"/>
        </table:table-row>
        <table:table-row table:style-name="ro1">
          <table:table-cell table:number-columns-repeated="5"/>
          <table:table-cell office:value-type="string" calcext:value-type="string">
            <text:p>MECHANIST</text:p>
          </table:table-cell>
          <table:table-cell table:number-columns-repeated="22"/>
        </table:table-row>
        <table:table-row table:style-name="ro1">
          <table:table-cell table:number-columns-repeated="5"/>
          <table:table-cell office:value-type="string" calcext:value-type="string">
            <text:p>ENCHANTER</text:p>
          </table:table-cell>
          <table:table-cell table:number-columns-repeated="22"/>
        </table:table-row>
        <table:table-row table:style-name="ro1">
          <table:table-cell table:number-columns-repeated="5"/>
          <table:table-cell office:value-type="string" calcext:value-type="string">
            <text:p>RUNESMITH</text:p>
          </table:table-cell>
          <table:table-cell table:number-columns-repeated="22"/>
        </table:table-row>
        <table:table-row table:style-name="ro1">
          <table:table-cell table:number-columns-repeated="5"/>
          <table:table-cell office:value-type="string" calcext:value-type="string">
            <text:p>WEAPONSMITH</text:p>
          </table:table-cell>
          <table:table-cell table:number-columns-repeated="22"/>
        </table:table-row>
        <table:table-row table:style-name="ro1">
          <table:table-cell table:number-columns-repeated="5"/>
          <table:table-cell office:value-type="string" calcext:value-type="string">
            <text:p>ARMORSMITH</text:p>
          </table:table-cell>
          <table:table-cell table:number-columns-repeated="22"/>
        </table:table-row>
        <table:table-row table:style-name="ro1">
          <table:table-cell table:number-columns-repeated="5"/>
          <table:table-cell office:value-type="string" calcext:value-type="string">
            <text:p>ENGINEER</text:p>
          </table:table-cell>
          <table:table-cell table:number-columns-repeated="22"/>
        </table:table-row>
      </table:table>
      <table:named-expressions/>
      <table:database-ranges>
        <table:database-range table:name="__Anonymous_Sheet_DB__1" table:target-range-address="List.A33:List.A52">
          <table:sort>
            <table:sort-by table:field-number="0" table:data-type="automatic"/>
          </table:sort>
        </table:database-range>
        <table:database-range table:name="__Anonymous_Sheet_DB__3" table:target-range-address="Magical.C80:Magical.C94">
          <table:sort>
            <table:sort-by table:field-number="0" table:data-type="automatic"/>
          </table:sort>
        </table:database-range>
        <table:database-range table:name="__Anonymous_Sheet_DB__4" table:target-range-address="Mixed.A34:Mixed.AK41" table:contains-header="false">
          <table:sort>
            <table:sort-by table:field-number="2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2">00/00/0000</text:date>, <text:time style:data-style-name="N2" text:time-value="11:56:40.3111770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les Engel</meta:initial-creator>
    <meta:creation-date>2018-02-21T11:21:07.022248753</meta:creation-date>
    <dc:date>2018-05-22T12:46:07.129601819</dc:date>
    <dc:creator>Miles Engel</dc:creator>
    <meta:editing-duration>P18DT2H42M53S</meta:editing-duration>
    <meta:editing-cycles>66</meta:editing-cycles>
    <meta:generator>LibreOffice/4.3.7.2$Linux_X86_64 LibreOffice_project/430$Build-2</meta:generator>
    <meta:document-statistic meta:table-count="7" meta:cell-count="3860" meta:object-count="0"/>
  </office:meta>
</office:document-meta>
</file>